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87000000D07BFA5CAFD5020C36.png" manifest:media-type="image/png"/>
  <manifest:file-entry manifest:full-path="Pictures/10000201000002E0000001DC6D0117505EF0915E.png" manifest:media-type="image/png"/>
  <manifest:file-entry manifest:full-path="Pictures/10000000000001D90000014C15785F10395E2F0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Courier New" svg:font-family="'Courier New'" style:font-adornments="Обычный"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8.5cm" style:rel-column-width="32767*"/>
    </style:style>
    <style:style style:name="Таблица1.B" style:family="table-column">
      <style:table-column-properties style:column-width="8.5cm" style:rel-column-width="32768*"/>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2" style:family="table">
      <style:table-properties style:width="17cm" table:align="margins"/>
    </style:style>
    <style:style style:name="Таблица2.A" style:family="table-column">
      <style:table-column-properties style:column-width="4.249cm" style:rel-column-width="16383*"/>
    </style:style>
    <style:style style:name="Таблица2.D" style:family="table-column">
      <style:table-column-properties style:column-width="4.251cm" style:rel-column-width="16386*"/>
    </style:style>
    <style:style style:name="Таблица2.A1" style:family="table-cell">
      <style:table-cell-properties fo:padding="0.097cm" fo:border-left="0.05pt solid #000000" fo:border-right="none" fo:border-top="0.05pt solid #000000" fo:border-bottom="0.05pt solid #000000"/>
    </style:style>
    <style:style style:name="Таблица2.D1" style:family="table-cell">
      <style:table-cell-properties fo:padding="0.097cm" fo:border="0.05pt solid #000000"/>
    </style:style>
    <style:style style:name="Таблица3" style:family="table">
      <style:table-properties style:width="17cm" table:align="margins"/>
    </style:style>
    <style:style style:name="Таблица3.A" style:family="table-column">
      <style:table-column-properties style:column-width="4.249cm" style:rel-column-width="16383*"/>
    </style:style>
    <style:style style:name="Таблица3.D" style:family="table-column">
      <style:table-column-properties style:column-width="4.251cm" style:rel-column-width="16386*"/>
    </style:style>
    <style:style style:name="Таблица3.A1" style:family="table-cell">
      <style:table-cell-properties fo:padding="0.097cm" fo:border-left="0.05pt solid #000000" fo:border-right="none" fo:border-top="0.05pt solid #000000" fo:border-bottom="0.05pt solid #000000"/>
    </style:style>
    <style:style style:name="Таблица3.D1" style:family="table-cell">
      <style:table-cell-properties fo:padding="0.097cm" fo:border="0.05pt solid #000000"/>
    </style:style>
    <style:style style:name="Таблица4" style:family="table">
      <style:table-properties style:width="17cm" table:align="margins"/>
    </style:style>
    <style:style style:name="Таблица4.A" style:family="table-column">
      <style:table-column-properties style:column-width="2.399cm" style:rel-column-width="9247*"/>
    </style:style>
    <style:style style:name="Таблица4.B" style:family="table-column">
      <style:table-column-properties style:column-width="2.401cm" style:rel-column-width="9254*"/>
    </style:style>
    <style:style style:name="Таблица4.C" style:family="table-column">
      <style:table-column-properties style:column-width="3.699cm" style:rel-column-width="14258*"/>
    </style:style>
    <style:style style:name="Таблица4.D" style:family="table-column">
      <style:table-column-properties style:column-width="2.3cm" style:rel-column-width="8866*"/>
    </style:style>
    <style:style style:name="Таблица4.E" style:family="table-column">
      <style:table-column-properties style:column-width="3.367cm" style:rel-column-width="12980*"/>
    </style:style>
    <style:style style:name="Таблица4.F" style:family="table-column">
      <style:table-column-properties style:column-width="2.835cm" style:rel-column-width="10930*"/>
    </style:style>
    <style:style style:name="Таблица4.A1" style:family="table-cell">
      <style:table-cell-properties fo:padding="0.097cm" fo:border-left="0.05pt solid #000000" fo:border-right="none" fo:border-top="0.05pt solid #000000" fo:border-bottom="0.05pt solid #000000"/>
    </style:style>
    <style:style style:name="Таблица4.F1" style:family="table-cell">
      <style:table-cell-properties fo:padding="0.097cm" fo:border="0.05pt solid #000000"/>
    </style:style>
    <style:style style:name="P1" style:family="paragraph" style:parent-style-name="Text_20_body">
      <style:text-properties officeooo:rsid="00067638" officeooo:paragraph-rsid="00067638"/>
    </style:style>
    <style:style style:name="P2" style:family="paragraph" style:parent-style-name="Text_20_body">
      <style:text-properties officeooo:rsid="00081cd4" officeooo:paragraph-rsid="00081cd4"/>
    </style:style>
    <style:style style:name="P3" style:family="paragraph" style:parent-style-name="Text_20_body">
      <style:text-properties officeooo:rsid="00074f9c" officeooo:paragraph-rsid="00074f9c"/>
    </style:style>
    <style:style style:name="P4" style:family="paragraph" style:parent-style-name="Text_20_body">
      <style:text-properties officeooo:rsid="0009085c" officeooo:paragraph-rsid="0009085c"/>
    </style:style>
    <style:style style:name="P5" style:family="paragraph" style:parent-style-name="Text_20_body">
      <style:text-properties officeooo:rsid="000a6401" officeooo:paragraph-rsid="000a6401"/>
    </style:style>
    <style:style style:name="P6" style:family="paragraph" style:parent-style-name="Text_20_body">
      <style:text-properties officeooo:rsid="000b5457" officeooo:paragraph-rsid="000b5457"/>
    </style:style>
    <style:style style:name="P7" style:family="paragraph" style:parent-style-name="Text_20_body">
      <style:text-properties officeooo:rsid="000c9818" officeooo:paragraph-rsid="000c9818"/>
    </style:style>
    <style:style style:name="P8" style:family="paragraph" style:parent-style-name="Text_20_body">
      <style:text-properties officeooo:paragraph-rsid="000c9818"/>
    </style:style>
    <style:style style:name="P9" style:family="paragraph" style:parent-style-name="Text_20_body">
      <style:text-properties officeooo:rsid="000de1a5" officeooo:paragraph-rsid="000de1a5"/>
    </style:style>
    <style:style style:name="P10" style:family="paragraph" style:parent-style-name="Text_20_body">
      <style:text-properties officeooo:rsid="00109723" officeooo:paragraph-rsid="00109723"/>
    </style:style>
    <style:style style:name="P11" style:family="paragraph" style:parent-style-name="Text_20_body">
      <style:text-properties officeooo:rsid="0011d908" officeooo:paragraph-rsid="0011d908"/>
    </style:style>
    <style:style style:name="P12" style:family="paragraph" style:parent-style-name="Text_20_body">
      <style:text-properties officeooo:rsid="0013a7a4" officeooo:paragraph-rsid="0013a7a4"/>
    </style:style>
    <style:style style:name="P13" style:family="paragraph" style:parent-style-name="Text_20_body">
      <style:text-properties officeooo:rsid="0013a7a4" officeooo:paragraph-rsid="0014f394"/>
    </style:style>
    <style:style style:name="P14" style:family="paragraph" style:parent-style-name="Text_20_body">
      <style:text-properties officeooo:rsid="001ae59d" officeooo:paragraph-rsid="001ae59d"/>
    </style:style>
    <style:style style:name="P15" style:family="paragraph" style:parent-style-name="Text_20_body">
      <style:paragraph-properties fo:text-align="center" style:justify-single-word="false"/>
      <style:text-properties officeooo:rsid="001ae59d" officeooo:paragraph-rsid="001ae59d"/>
    </style:style>
    <style:style style:name="P16" style:family="paragraph" style:parent-style-name="Text_20_body">
      <style:text-properties officeooo:rsid="001ce7c0" officeooo:paragraph-rsid="001ce7c0"/>
    </style:style>
    <style:style style:name="P17" style:family="paragraph" style:parent-style-name="Text_20_body">
      <style:text-properties officeooo:paragraph-rsid="00151a0e"/>
    </style:style>
    <style:style style:name="P18" style:family="paragraph" style:parent-style-name="Text_20_body">
      <style:text-properties officeooo:rsid="001df2ed" officeooo:paragraph-rsid="001df2ed"/>
    </style:style>
    <style:style style:name="P19" style:family="paragraph" style:parent-style-name="Text_20_body">
      <style:text-properties officeooo:rsid="001e3fe1" officeooo:paragraph-rsid="001e3fe1"/>
    </style:style>
    <style:style style:name="P20" style:family="paragraph" style:parent-style-name="Text_20_body">
      <style:text-properties officeooo:rsid="001fdaa1" officeooo:paragraph-rsid="001fdaa1"/>
    </style:style>
    <style:style style:name="P21" style:family="paragraph" style:parent-style-name="Text_20_body">
      <style:text-properties officeooo:paragraph-rsid="00246c99"/>
    </style:style>
    <style:style style:name="P22" style:family="paragraph" style:parent-style-name="Text_20_body">
      <style:text-properties officeooo:rsid="00246c99" officeooo:paragraph-rsid="00246c99"/>
    </style:style>
    <style:style style:name="P23" style:family="paragraph" style:parent-style-name="Text_20_body">
      <style:text-properties officeooo:rsid="0025c595" officeooo:paragraph-rsid="0025c595"/>
    </style:style>
    <style:style style:name="P24" style:family="paragraph" style:parent-style-name="Text_20_body">
      <style:text-properties officeooo:rsid="002b4b90" officeooo:paragraph-rsid="002b4b90"/>
    </style:style>
    <style:style style:name="P25" style:family="paragraph" style:parent-style-name="Text_20_body">
      <style:text-properties officeooo:rsid="002d0c8d" officeooo:paragraph-rsid="002d0c8d"/>
    </style:style>
    <style:style style:name="P26" style:family="paragraph" style:parent-style-name="Text_20_body">
      <style:text-properties officeooo:rsid="002d0c8d" officeooo:paragraph-rsid="002f2393"/>
    </style:style>
    <style:style style:name="P27" style:family="paragraph" style:parent-style-name="Text_20_body">
      <style:text-properties officeooo:rsid="002de7c5" officeooo:paragraph-rsid="002de7c5"/>
    </style:style>
    <style:style style:name="P28" style:family="paragraph" style:parent-style-name="Text_20_body">
      <style:text-properties officeooo:rsid="002de7c5" officeooo:paragraph-rsid="002f2393"/>
    </style:style>
    <style:style style:name="P29" style:family="paragraph" style:parent-style-name="Text_20_body">
      <style:text-properties officeooo:rsid="002f2393" officeooo:paragraph-rsid="002f2393"/>
    </style:style>
    <style:style style:name="P30" style:family="paragraph" style:parent-style-name="Text_20_body">
      <style:text-properties officeooo:rsid="0030ded3" officeooo:paragraph-rsid="0030ded3"/>
    </style:style>
    <style:style style:name="P31" style:family="paragraph" style:parent-style-name="Text_20_body">
      <style:text-properties officeooo:rsid="0033c973" officeooo:paragraph-rsid="0033c973"/>
    </style:style>
    <style:style style:name="P32" style:family="paragraph" style:parent-style-name="Text_20_body">
      <style:text-properties officeooo:rsid="00349ee5" officeooo:paragraph-rsid="00349ee5"/>
    </style:style>
    <style:style style:name="P33" style:family="paragraph" style:parent-style-name="Text_20_body">
      <style:text-properties officeooo:rsid="00363961" officeooo:paragraph-rsid="00363961"/>
    </style:style>
    <style:style style:name="P34" style:family="paragraph" style:parent-style-name="Text_20_body">
      <style:text-properties officeooo:rsid="003653ce" officeooo:paragraph-rsid="003653ce"/>
    </style:style>
    <style:style style:name="P35" style:family="paragraph" style:parent-style-name="Text_20_body">
      <style:text-properties officeooo:rsid="00380e27" officeooo:paragraph-rsid="00380e27"/>
    </style:style>
    <style:style style:name="P36" style:family="paragraph" style:parent-style-name="Text_20_body">
      <style:text-properties officeooo:rsid="00380e27" officeooo:paragraph-rsid="0038e135"/>
    </style:style>
    <style:style style:name="P37" style:family="paragraph" style:parent-style-name="Text_20_body">
      <style:text-properties officeooo:rsid="00380e27" officeooo:paragraph-rsid="0039fe53"/>
    </style:style>
    <style:style style:name="P38" style:family="paragraph" style:parent-style-name="Text_20_body">
      <style:text-properties officeooo:rsid="00380e27" officeooo:paragraph-rsid="003c0cfe"/>
    </style:style>
    <style:style style:name="P39" style:family="paragraph" style:parent-style-name="Text_20_body">
      <style:text-properties officeooo:rsid="00380e27" officeooo:paragraph-rsid="003eb10a"/>
    </style:style>
    <style:style style:name="P40" style:family="paragraph" style:parent-style-name="Text_20_body">
      <style:text-properties officeooo:rsid="00380e27" officeooo:paragraph-rsid="003fc60a"/>
    </style:style>
    <style:style style:name="P41" style:family="paragraph" style:parent-style-name="Text_20_body">
      <style:text-properties officeooo:rsid="0038a5c5" officeooo:paragraph-rsid="0038a5c5"/>
    </style:style>
    <style:style style:name="P42" style:family="paragraph" style:parent-style-name="Text_20_body">
      <style:text-properties officeooo:rsid="00287341" officeooo:paragraph-rsid="0038e135"/>
    </style:style>
    <style:style style:name="P43" style:family="paragraph" style:parent-style-name="Text_20_body">
      <style:text-properties officeooo:rsid="0039fe53" officeooo:paragraph-rsid="0039fe53"/>
    </style:style>
    <style:style style:name="P44" style:family="paragraph" style:parent-style-name="Text_20_body">
      <style:text-properties officeooo:rsid="003b9021" officeooo:paragraph-rsid="003b9021"/>
    </style:style>
    <style:style style:name="P45" style:family="paragraph" style:parent-style-name="Text_20_body">
      <style:text-properties officeooo:rsid="003eb351" officeooo:paragraph-rsid="003eb351"/>
    </style:style>
    <style:style style:name="P46" style:family="paragraph" style:parent-style-name="Text_20_body">
      <style:text-properties officeooo:rsid="00404393" officeooo:paragraph-rsid="00404393"/>
    </style:style>
    <style:style style:name="P47" style:family="paragraph" style:parent-style-name="Text_20_body">
      <style:text-properties officeooo:rsid="00417672" officeooo:paragraph-rsid="00435201"/>
    </style:style>
    <style:style style:name="P48" style:family="paragraph" style:parent-style-name="Text_20_body">
      <style:text-properties officeooo:rsid="004b528d" officeooo:paragraph-rsid="004b528d"/>
    </style:style>
    <style:style style:name="P49" style:family="paragraph" style:parent-style-name="Text_20_body">
      <style:text-properties officeooo:rsid="004bf848" officeooo:paragraph-rsid="004bf848"/>
    </style:style>
    <style:style style:name="P50" style:family="paragraph" style:parent-style-name="Text_20_body">
      <style:text-properties officeooo:rsid="004d6e53" officeooo:paragraph-rsid="004d6e53"/>
    </style:style>
    <style:style style:name="P51" style:family="paragraph" style:parent-style-name="Text_20_body">
      <style:text-properties officeooo:rsid="004d7078" officeooo:paragraph-rsid="004d7078"/>
    </style:style>
    <style:style style:name="P52" style:family="paragraph" style:parent-style-name="Text_20_body">
      <style:text-properties officeooo:rsid="004dbbce" officeooo:paragraph-rsid="004dbbce"/>
    </style:style>
    <style:style style:name="P53" style:family="paragraph" style:parent-style-name="Text_20_body">
      <style:text-properties officeooo:rsid="004f6dc9" officeooo:paragraph-rsid="004f6dc9"/>
    </style:style>
    <style:style style:name="P54" style:family="paragraph" style:parent-style-name="Text_20_body">
      <style:text-properties officeooo:rsid="0050720b" officeooo:paragraph-rsid="0051e517"/>
    </style:style>
    <style:style style:name="P55" style:family="paragraph" style:parent-style-name="Text_20_body">
      <style:text-properties officeooo:rsid="0050720b" officeooo:paragraph-rsid="00524be4"/>
    </style:style>
    <style:style style:name="P56" style:family="paragraph" style:parent-style-name="Text_20_body">
      <style:text-properties officeooo:rsid="0053e5f9" officeooo:paragraph-rsid="0053e5f9"/>
    </style:style>
    <style:style style:name="P57" style:family="paragraph" style:parent-style-name="Text_20_body">
      <style:text-properties officeooo:rsid="0055b818" officeooo:paragraph-rsid="0055b818"/>
    </style:style>
    <style:style style:name="P58" style:family="paragraph" style:parent-style-name="Text_20_body">
      <style:text-properties officeooo:rsid="0057afd3" officeooo:paragraph-rsid="0057afd3"/>
    </style:style>
    <style:style style:name="P59" style:family="paragraph" style:parent-style-name="Text_20_body">
      <style:text-properties officeooo:rsid="00591933" officeooo:paragraph-rsid="00591933"/>
    </style:style>
    <style:style style:name="P60" style:family="paragraph" style:parent-style-name="Text_20_body">
      <style:text-properties officeooo:rsid="005a8f8d" officeooo:paragraph-rsid="005a8f8d"/>
    </style:style>
    <style:style style:name="P61" style:family="paragraph" style:parent-style-name="Text_20_body">
      <style:text-properties officeooo:rsid="005b4cc6" officeooo:paragraph-rsid="005b4cc6"/>
    </style:style>
    <style:style style:name="P62" style:family="paragraph" style:parent-style-name="Text_20_body">
      <style:text-properties officeooo:rsid="005bc91d" officeooo:paragraph-rsid="005bc91d"/>
    </style:style>
    <style:style style:name="P63" style:family="paragraph" style:parent-style-name="Text_20_body">
      <style:text-properties officeooo:rsid="005d1752" officeooo:paragraph-rsid="005d1752"/>
    </style:style>
    <style:style style:name="P64" style:family="paragraph" style:parent-style-name="Text_20_body">
      <style:text-properties officeooo:rsid="006082cc" officeooo:paragraph-rsid="006082cc"/>
    </style:style>
    <style:style style:name="P65" style:family="paragraph" style:parent-style-name="Text_20_body">
      <style:text-properties officeooo:rsid="00524be4" officeooo:paragraph-rsid="00524be4"/>
    </style:style>
    <style:style style:name="P66" style:family="paragraph" style:parent-style-name="Text_20_body">
      <style:text-properties officeooo:rsid="0060ecb5" officeooo:paragraph-rsid="0060ecb5"/>
    </style:style>
    <style:style style:name="P67" style:family="paragraph" style:parent-style-name="Text_20_body">
      <style:text-properties officeooo:paragraph-rsid="0053e5f9"/>
    </style:style>
    <style:style style:name="P68" style:family="paragraph" style:parent-style-name="Text_20_body">
      <style:text-properties officeooo:rsid="006128c2" officeooo:paragraph-rsid="006128c2"/>
    </style:style>
    <style:style style:name="P69" style:family="paragraph" style:parent-style-name="Text_20_body">
      <style:text-properties officeooo:paragraph-rsid="0062ce71"/>
    </style:style>
    <style:style style:name="P70" style:family="paragraph" style:parent-style-name="Text_20_body">
      <style:text-properties officeooo:rsid="0063fe4a" officeooo:paragraph-rsid="0063fe4a"/>
    </style:style>
    <style:style style:name="P71" style:family="paragraph" style:parent-style-name="Text_20_body">
      <style:text-properties officeooo:rsid="00680da6" officeooo:paragraph-rsid="00680da6"/>
    </style:style>
    <style:style style:name="P72" style:family="paragraph" style:parent-style-name="Text_20_body">
      <style:text-properties officeooo:rsid="006a05cb" officeooo:paragraph-rsid="006a05cb"/>
    </style:style>
    <style:style style:name="P73" style:family="paragraph" style:parent-style-name="Text_20_body">
      <style:text-properties officeooo:rsid="0044f440" officeooo:paragraph-rsid="0044f440"/>
    </style:style>
    <style:style style:name="P74" style:family="paragraph" style:parent-style-name="Text_20_body">
      <style:text-properties officeooo:rsid="006d80bb" officeooo:paragraph-rsid="006d80bb"/>
    </style:style>
    <style:style style:name="P75" style:family="paragraph" style:parent-style-name="Text_20_body">
      <style:text-properties officeooo:rsid="006f07c2" officeooo:paragraph-rsid="006f07c2"/>
    </style:style>
    <style:style style:name="P76" style:family="paragraph" style:parent-style-name="Text_20_body">
      <style:text-properties officeooo:rsid="006fdf45" officeooo:paragraph-rsid="006fdf45"/>
    </style:style>
    <style:style style:name="P77" style:family="paragraph" style:parent-style-name="Text_20_body">
      <style:text-properties officeooo:rsid="0070c310" officeooo:paragraph-rsid="0070c310"/>
    </style:style>
    <style:style style:name="P78" style:family="paragraph" style:parent-style-name="Text_20_body">
      <style:text-properties officeooo:rsid="007145eb" officeooo:paragraph-rsid="007145eb"/>
    </style:style>
    <style:style style:name="P79" style:family="paragraph" style:parent-style-name="Text_20_body">
      <style:text-properties officeooo:rsid="007297d7" officeooo:paragraph-rsid="007297d7"/>
    </style:style>
    <style:style style:name="P80" style:family="paragraph" style:parent-style-name="Text_20_body">
      <style:text-properties officeooo:rsid="00748fac" officeooo:paragraph-rsid="00748fac"/>
    </style:style>
    <style:style style:name="P81" style:family="paragraph" style:parent-style-name="Text_20_body">
      <style:text-properties officeooo:rsid="0075b793" officeooo:paragraph-rsid="0075b793"/>
    </style:style>
    <style:style style:name="P82" style:family="paragraph" style:parent-style-name="Text_20_body">
      <style:text-properties officeooo:rsid="00767e0d" officeooo:paragraph-rsid="00767e0d"/>
    </style:style>
    <style:style style:name="P83" style:family="paragraph" style:parent-style-name="Text_20_body">
      <style:text-properties officeooo:rsid="0076fac3" officeooo:paragraph-rsid="0076fac3"/>
    </style:style>
    <style:style style:name="P84" style:family="paragraph" style:parent-style-name="Text_20_body">
      <style:text-properties officeooo:rsid="00788108" officeooo:paragraph-rsid="00788108"/>
    </style:style>
    <style:style style:name="P85" style:family="paragraph" style:parent-style-name="Text_20_body">
      <style:text-properties officeooo:rsid="0079036b" officeooo:paragraph-rsid="0079036b"/>
    </style:style>
    <style:style style:name="P86" style:family="paragraph" style:parent-style-name="Text_20_body">
      <style:text-properties officeooo:rsid="0079b443" officeooo:paragraph-rsid="0079b443"/>
    </style:style>
    <style:style style:name="P87" style:family="paragraph" style:parent-style-name="Text_20_body">
      <style:text-properties officeooo:rsid="007aef50" officeooo:paragraph-rsid="007aef50"/>
    </style:style>
    <style:style style:name="P88" style:family="paragraph" style:parent-style-name="Text_20_body">
      <style:text-properties officeooo:rsid="007b653f" officeooo:paragraph-rsid="007b653f"/>
    </style:style>
    <style:style style:name="P89" style:family="paragraph" style:parent-style-name="Text_20_body">
      <style:text-properties officeooo:rsid="007e4cc5" officeooo:paragraph-rsid="007e4cc5"/>
    </style:style>
    <style:style style:name="P90" style:family="paragraph" style:parent-style-name="Text_20_body">
      <style:text-properties fo:font-weight="bold" officeooo:rsid="007e4cc5" officeooo:paragraph-rsid="007e4cc5" style:font-weight-asian="bold" style:font-weight-complex="bold"/>
    </style:style>
    <style:style style:name="P91" style:family="paragraph" style:parent-style-name="Text_20_body">
      <style:text-properties officeooo:rsid="007fffbd" officeooo:paragraph-rsid="007fffbd"/>
    </style:style>
    <style:style style:name="P92" style:family="paragraph" style:parent-style-name="Text_20_body">
      <style:text-properties officeooo:rsid="00822bb2" officeooo:paragraph-rsid="00822bb2"/>
    </style:style>
    <style:style style:name="P93" style:family="paragraph" style:parent-style-name="Text_20_body">
      <style:text-properties officeooo:rsid="00830030" officeooo:paragraph-rsid="00830030"/>
    </style:style>
    <style:style style:name="P94" style:family="paragraph" style:parent-style-name="Text_20_body">
      <style:text-properties officeooo:rsid="00843267" officeooo:paragraph-rsid="00843267"/>
    </style:style>
    <style:style style:name="P95" style:family="paragraph" style:parent-style-name="Text_20_body">
      <style:text-properties officeooo:rsid="0085efd8" officeooo:paragraph-rsid="0085efd8"/>
    </style:style>
    <style:style style:name="P96" style:family="paragraph" style:parent-style-name="Text_20_body">
      <style:text-properties officeooo:rsid="00872a87" officeooo:paragraph-rsid="00872a87"/>
    </style:style>
    <style:style style:name="P97" style:family="paragraph" style:parent-style-name="Text_20_body">
      <style:text-properties officeooo:rsid="008875c9" officeooo:paragraph-rsid="008875c9"/>
    </style:style>
    <style:style style:name="P98" style:family="paragraph" style:parent-style-name="Text_20_body">
      <style:text-properties officeooo:rsid="008a2a0f" officeooo:paragraph-rsid="008a2a0f"/>
    </style:style>
    <style:style style:name="P99" style:family="paragraph" style:parent-style-name="Text_20_body">
      <style:text-properties officeooo:rsid="008b0173" officeooo:paragraph-rsid="008b0173"/>
    </style:style>
    <style:style style:name="P100" style:family="paragraph" style:parent-style-name="Text_20_body">
      <style:text-properties officeooo:rsid="008d9607" officeooo:paragraph-rsid="008d9607"/>
    </style:style>
    <style:style style:name="P101" style:family="paragraph" style:parent-style-name="Text_20_body">
      <style:paragraph-properties fo:text-align="center" style:justify-single-word="false"/>
    </style:style>
    <style:style style:name="P102" style:family="paragraph" style:parent-style-name="Text_20_body">
      <style:text-properties officeooo:rsid="008e9fc0" officeooo:paragraph-rsid="008e9fc0"/>
    </style:style>
    <style:style style:name="P103" style:family="paragraph" style:parent-style-name="Text_20_body">
      <style:text-properties officeooo:rsid="0090372a" officeooo:paragraph-rsid="0090372a"/>
    </style:style>
    <style:style style:name="P104" style:family="paragraph" style:parent-style-name="Text_20_body">
      <style:text-properties officeooo:rsid="009099c0" officeooo:paragraph-rsid="009099c0"/>
    </style:style>
    <style:style style:name="P105" style:family="paragraph" style:parent-style-name="Text_20_body">
      <style:text-properties officeooo:rsid="0091f701" officeooo:paragraph-rsid="0091f701"/>
    </style:style>
    <style:style style:name="P106" style:family="paragraph" style:parent-style-name="Text_20_body">
      <style:text-properties officeooo:rsid="00934ce3" officeooo:paragraph-rsid="00934ce3"/>
    </style:style>
    <style:style style:name="P107" style:family="paragraph" style:parent-style-name="Text_20_body">
      <style:text-properties officeooo:rsid="00934ce3" officeooo:paragraph-rsid="00949dc1"/>
    </style:style>
    <style:style style:name="P108" style:family="paragraph" style:parent-style-name="Text_20_body">
      <style:text-properties officeooo:rsid="0094a2e4" officeooo:paragraph-rsid="0094a2e4"/>
    </style:style>
    <style:style style:name="P109" style:family="paragraph" style:parent-style-name="Text_20_body">
      <style:text-properties officeooo:rsid="009663dc" officeooo:paragraph-rsid="009663dc"/>
    </style:style>
    <style:style style:name="P110" style:family="paragraph" style:parent-style-name="Text_20_body">
      <style:text-properties officeooo:rsid="009663dc" officeooo:paragraph-rsid="00a687eb"/>
    </style:style>
    <style:style style:name="P111" style:family="paragraph" style:parent-style-name="Text_20_body">
      <style:text-properties officeooo:rsid="0096966f" officeooo:paragraph-rsid="0096966f"/>
    </style:style>
    <style:style style:name="P112" style:family="paragraph" style:parent-style-name="Text_20_body">
      <style:text-properties officeooo:rsid="009751ed" officeooo:paragraph-rsid="009751ed"/>
    </style:style>
    <style:style style:name="P113" style:family="paragraph" style:parent-style-name="Text_20_body">
      <style:text-properties officeooo:rsid="009a6851" officeooo:paragraph-rsid="009a6851"/>
    </style:style>
    <style:style style:name="P114" style:family="paragraph" style:parent-style-name="Text_20_body">
      <style:text-properties officeooo:rsid="009a7657" officeooo:paragraph-rsid="009a7657"/>
    </style:style>
    <style:style style:name="P115" style:family="paragraph" style:parent-style-name="Text_20_body">
      <style:text-properties officeooo:rsid="009db2fe" officeooo:paragraph-rsid="009db2fe"/>
    </style:style>
    <style:style style:name="P116" style:family="paragraph" style:parent-style-name="Text_20_body">
      <style:text-properties officeooo:rsid="009f2afd" officeooo:paragraph-rsid="009f2afd"/>
    </style:style>
    <style:style style:name="P117" style:family="paragraph" style:parent-style-name="Text_20_body">
      <style:text-properties officeooo:rsid="00a3d028" officeooo:paragraph-rsid="00a3d028"/>
    </style:style>
    <style:style style:name="P118" style:family="paragraph" style:parent-style-name="Text_20_body">
      <style:text-properties officeooo:paragraph-rsid="00a5bd25"/>
    </style:style>
    <style:style style:name="P119" style:family="paragraph" style:parent-style-name="Text_20_body">
      <style:text-properties officeooo:rsid="00a6dd69" officeooo:paragraph-rsid="00a6dd69"/>
    </style:style>
    <style:style style:name="P120" style:family="paragraph" style:parent-style-name="Text_20_body">
      <style:text-properties officeooo:rsid="00a8bcd1" officeooo:paragraph-rsid="00a8bcd1"/>
    </style:style>
    <style:style style:name="P121" style:family="paragraph" style:parent-style-name="Text_20_body">
      <style:text-properties officeooo:rsid="00ac298a" officeooo:paragraph-rsid="00ac298a"/>
    </style:style>
    <style:style style:name="P122" style:family="paragraph" style:parent-style-name="Text_20_body">
      <style:text-properties officeooo:rsid="00addb75" officeooo:paragraph-rsid="00addb75"/>
    </style:style>
    <style:style style:name="P123" style:family="paragraph" style:parent-style-name="Text_20_body">
      <style:text-properties officeooo:rsid="00ae7953" officeooo:paragraph-rsid="00ae7953"/>
    </style:style>
    <style:style style:name="P124" style:family="paragraph" style:parent-style-name="Text_20_body">
      <style:text-properties officeooo:rsid="00af7453" officeooo:paragraph-rsid="00af7453"/>
    </style:style>
    <style:style style:name="P125" style:family="paragraph" style:parent-style-name="Text_20_body">
      <style:text-properties officeooo:rsid="00b0a964" officeooo:paragraph-rsid="00b0a964"/>
    </style:style>
    <style:style style:name="P126" style:family="paragraph" style:parent-style-name="Text_20_body">
      <style:text-properties officeooo:paragraph-rsid="00b0a964"/>
    </style:style>
    <style:style style:name="P127" style:family="paragraph" style:parent-style-name="Text_20_body">
      <style:text-properties officeooo:rsid="00b0c26b" officeooo:paragraph-rsid="00b0c26b"/>
    </style:style>
    <style:style style:name="P128" style:family="paragraph" style:parent-style-name="Text_20_body">
      <style:text-properties officeooo:paragraph-rsid="00b2aac9"/>
    </style:style>
    <style:style style:name="P129" style:family="paragraph" style:parent-style-name="Text_20_body">
      <style:text-properties officeooo:rsid="00b41032" officeooo:paragraph-rsid="00b41032"/>
    </style:style>
    <style:style style:name="P130" style:family="paragraph" style:parent-style-name="Text_20_body">
      <style:text-properties officeooo:rsid="00b561ec" officeooo:paragraph-rsid="00b561ec"/>
    </style:style>
    <style:style style:name="P131" style:family="paragraph" style:parent-style-name="Text_20_body">
      <style:text-properties officeooo:rsid="00b6cff3" officeooo:paragraph-rsid="00b6cff3"/>
    </style:style>
    <style:style style:name="P132" style:family="paragraph" style:parent-style-name="Text_20_body">
      <style:text-properties officeooo:rsid="00b766e2" officeooo:paragraph-rsid="00b766e2"/>
    </style:style>
    <style:style style:name="P133" style:family="paragraph" style:parent-style-name="Text_20_body">
      <style:text-properties officeooo:rsid="00b766e2" officeooo:paragraph-rsid="00b988a1"/>
    </style:style>
    <style:style style:name="P134" style:family="paragraph" style:parent-style-name="Text_20_body">
      <style:text-properties officeooo:paragraph-rsid="00b766e2"/>
    </style:style>
    <style:style style:name="P135" style:family="paragraph" style:parent-style-name="Text_20_body">
      <style:text-properties officeooo:rsid="00b939f3" officeooo:paragraph-rsid="00b988a1"/>
    </style:style>
    <style:style style:name="P136" style:family="paragraph" style:parent-style-name="Text_20_body">
      <style:text-properties officeooo:rsid="00b988a1" officeooo:paragraph-rsid="00b988a1"/>
    </style:style>
    <style:style style:name="P137" style:family="paragraph" style:parent-style-name="Text_20_body">
      <style:text-properties officeooo:rsid="00ba74f0" officeooo:paragraph-rsid="00ba74f0"/>
    </style:style>
    <style:style style:name="P138" style:family="paragraph" style:parent-style-name="Text_20_body">
      <style:text-properties officeooo:rsid="00babe20" officeooo:paragraph-rsid="00babe20"/>
    </style:style>
    <style:style style:name="P139" style:family="paragraph" style:parent-style-name="Text_20_body">
      <style:text-properties officeooo:rsid="00bd94c7" officeooo:paragraph-rsid="00bd94c7"/>
    </style:style>
    <style:style style:name="P140" style:family="paragraph" style:parent-style-name="Text_20_body">
      <style:text-properties officeooo:rsid="00bd94c7" officeooo:paragraph-rsid="00c324ef"/>
    </style:style>
    <style:style style:name="P141" style:family="paragraph" style:parent-style-name="Text_20_body">
      <style:text-properties officeooo:rsid="00bd94c7" officeooo:paragraph-rsid="00cbf136"/>
    </style:style>
    <style:style style:name="P142" style:family="paragraph" style:parent-style-name="Text_20_body">
      <style:text-properties officeooo:rsid="00bf193d" officeooo:paragraph-rsid="00bf193d"/>
    </style:style>
    <style:style style:name="P143" style:family="paragraph" style:parent-style-name="Text_20_body">
      <style:text-properties officeooo:paragraph-rsid="00c324ef"/>
    </style:style>
    <style:style style:name="P144" style:family="paragraph" style:parent-style-name="Text_20_body">
      <style:text-properties officeooo:rsid="00c324ef" officeooo:paragraph-rsid="00c324ef"/>
    </style:style>
    <style:style style:name="P145" style:family="paragraph" style:parent-style-name="Text_20_body">
      <style:text-properties officeooo:rsid="00c324ef" officeooo:paragraph-rsid="00c403d7"/>
    </style:style>
    <style:style style:name="P146" style:family="paragraph" style:parent-style-name="Text_20_body">
      <style:text-properties officeooo:rsid="00c403d7" officeooo:paragraph-rsid="00c403d7"/>
    </style:style>
    <style:style style:name="P147" style:family="paragraph" style:parent-style-name="Text_20_body">
      <style:text-properties officeooo:rsid="00c95373" officeooo:paragraph-rsid="00c95373"/>
    </style:style>
    <style:style style:name="P148" style:family="paragraph" style:parent-style-name="Text_20_body">
      <style:text-properties officeooo:rsid="00c9f9c1" officeooo:paragraph-rsid="00c9f9c1"/>
    </style:style>
    <style:style style:name="P149" style:family="paragraph" style:parent-style-name="Text_20_body">
      <style:text-properties officeooo:paragraph-rsid="00cbf136"/>
    </style:style>
    <style:style style:name="P150" style:family="paragraph" style:parent-style-name="Text_20_body">
      <style:text-properties officeooo:rsid="00d03579" officeooo:paragraph-rsid="00d03579"/>
    </style:style>
    <style:style style:name="P151" style:family="paragraph" style:parent-style-name="Text_20_body">
      <style:text-properties officeooo:rsid="00d1e498" officeooo:paragraph-rsid="00d1e498"/>
    </style:style>
    <style:style style:name="P152" style:family="paragraph" style:parent-style-name="Text_20_body">
      <style:text-properties officeooo:rsid="00d1fa2d" officeooo:paragraph-rsid="00d1fa2d"/>
    </style:style>
    <style:style style:name="P153" style:family="paragraph" style:parent-style-name="Text_20_body">
      <style:text-properties officeooo:rsid="00d5c41b" officeooo:paragraph-rsid="00d5c41b"/>
    </style:style>
    <style:style style:name="P154" style:family="paragraph" style:parent-style-name="Text_20_body">
      <style:text-properties officeooo:rsid="00b2aac9" officeooo:paragraph-rsid="00d804c0"/>
    </style:style>
    <style:style style:name="P155" style:family="paragraph" style:parent-style-name="Text_20_body">
      <style:text-properties officeooo:rsid="00d944bd" officeooo:paragraph-rsid="00d944bd"/>
    </style:style>
    <style:style style:name="P156" style:family="paragraph" style:parent-style-name="Text_20_body">
      <style:text-properties officeooo:rsid="00d9dfa7" officeooo:paragraph-rsid="00d9dfa7"/>
    </style:style>
    <style:style style:name="P157" style:family="paragraph" style:parent-style-name="Text_20_body">
      <style:text-properties officeooo:paragraph-rsid="00d9dfa7"/>
    </style:style>
    <style:style style:name="P158" style:family="paragraph" style:parent-style-name="Text_20_body">
      <style:text-properties officeooo:paragraph-rsid="00dd4260"/>
    </style:style>
    <style:style style:name="P159" style:family="paragraph" style:parent-style-name="Text_20_body">
      <style:text-properties officeooo:rsid="00de1280" officeooo:paragraph-rsid="00de1280"/>
    </style:style>
    <style:style style:name="P160" style:family="paragraph" style:parent-style-name="Text_20_body">
      <style:text-properties officeooo:rsid="00df00d9" officeooo:paragraph-rsid="00df00d9"/>
    </style:style>
    <style:style style:name="P161" style:family="paragraph" style:parent-style-name="Preformatted_20_Text">
      <style:text-properties officeooo:rsid="000b5457" officeooo:paragraph-rsid="000b5457"/>
    </style:style>
    <style:style style:name="P162" style:family="paragraph" style:parent-style-name="Preformatted_20_Text">
      <style:text-properties officeooo:rsid="004d6e53" officeooo:paragraph-rsid="004d6e53"/>
    </style:style>
    <style:style style:name="P163" style:family="paragraph" style:parent-style-name="Preformatted_20_Text">
      <style:paragraph-properties fo:margin-left="0cm" fo:margin-right="0cm" fo:margin-top="0cm" fo:margin-bottom="0cm" style:contextual-spacing="false" fo:text-indent="0cm" style:auto-text-indent="false"/>
    </style:style>
    <style:style style:name="P164" style:family="paragraph" style:parent-style-name="КОД">
      <style:text-properties fo:color="#800080" loext:opacity="100%"/>
    </style:style>
    <style:style style:name="P165" style:family="paragraph" style:parent-style-name="КОД">
      <style:text-properties officeooo:paragraph-rsid="002bc303"/>
    </style:style>
    <style:style style:name="P166" style:family="paragraph" style:parent-style-name="КОД">
      <style:text-properties officeooo:paragraph-rsid="003184db"/>
    </style:style>
    <style:style style:name="P167" style:family="paragraph" style:parent-style-name="КОД">
      <style:text-properties officeooo:paragraph-rsid="00349ee5"/>
    </style:style>
    <style:style style:name="P168" style:family="paragraph" style:parent-style-name="КОД">
      <style:text-properties officeooo:paragraph-rsid="00363961"/>
    </style:style>
    <style:style style:name="P169" style:family="paragraph" style:parent-style-name="КОД">
      <style:text-properties officeooo:paragraph-rsid="00468d96"/>
    </style:style>
    <style:style style:name="P170" style:family="paragraph" style:parent-style-name="КОД">
      <style:text-properties officeooo:rsid="004d6e53" officeooo:paragraph-rsid="004d6e53"/>
    </style:style>
    <style:style style:name="P171" style:family="paragraph" style:parent-style-name="КОД">
      <style:text-properties officeooo:paragraph-rsid="00524be4"/>
    </style:style>
    <style:style style:name="P172" style:family="paragraph" style:parent-style-name="КОД">
      <style:text-properties officeooo:paragraph-rsid="00602b7b"/>
    </style:style>
    <style:style style:name="P173" style:family="paragraph" style:parent-style-name="КОД">
      <style:text-properties officeooo:rsid="00602b7b" officeooo:paragraph-rsid="00602b7b"/>
    </style:style>
    <style:style style:name="P174" style:family="paragraph" style:parent-style-name="КОД">
      <style:text-properties officeooo:rsid="00748fac" officeooo:paragraph-rsid="00748fac"/>
    </style:style>
    <style:style style:name="P175" style:family="paragraph" style:parent-style-name="КОД">
      <style:text-properties officeooo:rsid="00748fac" officeooo:paragraph-rsid="0075b793"/>
    </style:style>
    <style:style style:name="P176" style:family="paragraph" style:parent-style-name="КОД">
      <style:text-properties officeooo:paragraph-rsid="0075b793"/>
    </style:style>
    <style:style style:name="P177" style:family="paragraph" style:parent-style-name="КОД">
      <style:text-properties officeooo:rsid="0075b793" officeooo:paragraph-rsid="0075b793"/>
    </style:style>
    <style:style style:name="P178" style:family="paragraph" style:parent-style-name="КОД">
      <style:text-properties officeooo:rsid="0079b443" officeooo:paragraph-rsid="0079b443"/>
    </style:style>
    <style:style style:name="P179" style:family="paragraph" style:parent-style-name="КОД">
      <style:text-properties officeooo:rsid="007aef50" officeooo:paragraph-rsid="007aef50"/>
    </style:style>
    <style:style style:name="P180" style:family="paragraph" style:parent-style-name="КОД">
      <style:text-properties officeooo:paragraph-rsid="007aef50"/>
    </style:style>
    <style:style style:name="P181" style:family="paragraph" style:parent-style-name="КОД">
      <style:text-properties officeooo:paragraph-rsid="0094a2e4"/>
    </style:style>
    <style:style style:name="P182" style:family="paragraph" style:parent-style-name="КОД">
      <style:text-properties officeooo:paragraph-rsid="00a8bcd1"/>
    </style:style>
    <style:style style:name="P183" style:family="paragraph" style:parent-style-name="КОД">
      <style:text-properties officeooo:rsid="00cbf136" officeooo:paragraph-rsid="00ccb7b3"/>
    </style:style>
    <style:style style:name="P184" style:family="paragraph" style:parent-style-name="КОД">
      <style:text-properties officeooo:paragraph-rsid="00d3f3f4"/>
    </style:style>
    <style:style style:name="P185" style:family="paragraph" style:parent-style-name="ВЫВОД">
      <style:text-properties officeooo:rsid="0060ecb5" officeooo:paragraph-rsid="0060ecb5"/>
    </style:style>
    <style:style style:name="P186" style:family="paragraph" style:parent-style-name="ВЫВОД">
      <style:text-properties officeooo:paragraph-rsid="0060ecb5"/>
    </style:style>
    <style:style style:name="P187" style:family="paragraph" style:parent-style-name="Standard">
      <style:text-properties officeooo:rsid="00babe20" officeooo:paragraph-rsid="00babe20"/>
    </style:style>
    <style:style style:name="P188" style:family="paragraph" style:parent-style-name="Table_20_Contents">
      <style:text-properties officeooo:rsid="00ba74f0" officeooo:paragraph-rsid="00ba74f0"/>
    </style:style>
    <style:style style:name="P189" style:family="paragraph" style:parent-style-name="Table_20_Contents">
      <style:text-properties officeooo:rsid="00ba74f0" officeooo:paragraph-rsid="00babe20"/>
    </style:style>
    <style:style style:name="P190" style:family="paragraph" style:parent-style-name="Table_20_Contents">
      <style:paragraph-properties fo:text-align="center" style:justify-single-word="false"/>
      <style:text-properties fo:font-weight="bold" officeooo:rsid="00ba74f0" officeooo:paragraph-rsid="00ba74f0" style:font-weight-asian="bold" style:font-weight-complex="bold"/>
    </style:style>
    <style:style style:name="P191" style:family="paragraph" style:parent-style-name="Table_20_Contents">
      <style:text-properties officeooo:rsid="00babe20" officeooo:paragraph-rsid="00babe20"/>
    </style:style>
    <style:style style:name="P192" style:family="paragraph" style:parent-style-name="Heading_20_2">
      <style:text-properties officeooo:rsid="000b9d21" officeooo:paragraph-rsid="000b9d21"/>
    </style:style>
    <style:style style:name="P193" style:family="paragraph" style:parent-style-name="Heading_20_2">
      <style:text-properties officeooo:rsid="000b5457" officeooo:paragraph-rsid="000c9818"/>
    </style:style>
    <style:style style:name="P194" style:family="paragraph" style:parent-style-name="Heading_20_2">
      <style:text-properties officeooo:rsid="0013a7a4" officeooo:paragraph-rsid="0013a7a4"/>
    </style:style>
    <style:style style:name="P195" style:family="paragraph" style:parent-style-name="Heading_20_2">
      <style:text-properties officeooo:rsid="00cbf136" officeooo:paragraph-rsid="00cbf136"/>
    </style:style>
    <style:style style:name="P196" style:family="paragraph" style:parent-style-name="Heading_20_2">
      <style:text-properties officeooo:paragraph-rsid="00cbf136"/>
    </style:style>
    <style:style style:name="P197" style:family="paragraph" style:parent-style-name="Text_20_body" style:list-style-name="L1">
      <style:text-properties officeooo:rsid="000a6401" officeooo:paragraph-rsid="000a6401"/>
    </style:style>
    <style:style style:name="P198" style:family="paragraph" style:parent-style-name="Text_20_body" style:list-style-name="L2">
      <style:text-properties officeooo:paragraph-rsid="00246c99"/>
    </style:style>
    <style:style style:name="P199" style:family="paragraph" style:parent-style-name="Text_20_body" style:list-style-name="L3">
      <style:text-properties officeooo:rsid="009ab8ff" officeooo:paragraph-rsid="00a212fb"/>
    </style:style>
    <style:style style:name="P200" style:family="paragraph" style:parent-style-name="Text_20_body" style:list-style-name="L3">
      <style:text-properties officeooo:rsid="009ab8ff" officeooo:paragraph-rsid="009ab8ff"/>
    </style:style>
    <style:style style:name="P201" style:family="paragraph" style:parent-style-name="Text_20_body" style:list-style-name="L3">
      <style:text-properties officeooo:rsid="009c35b0" officeooo:paragraph-rsid="009c35b0"/>
    </style:style>
    <style:style style:name="P202" style:family="paragraph" style:parent-style-name="Text_20_body">
      <style:text-properties officeooo:rsid="00e1600a" officeooo:paragraph-rsid="00e1600a"/>
    </style:style>
    <style:style style:name="P203" style:family="paragraph" style:parent-style-name="Text_20_body">
      <style:text-properties officeooo:paragraph-rsid="00e2754e"/>
    </style:style>
    <style:style style:name="P204" style:family="paragraph" style:parent-style-name="Text_20_body">
      <style:text-properties officeooo:rsid="00e6729c" officeooo:paragraph-rsid="00e6729c"/>
    </style:style>
    <style:style style:name="P205" style:family="paragraph" style:parent-style-name="Text_20_body">
      <style:text-properties officeooo:rsid="00e7053d" officeooo:paragraph-rsid="00e7053d"/>
    </style:style>
    <style:style style:name="P206" style:family="paragraph" style:parent-style-name="Text_20_body">
      <style:text-properties officeooo:rsid="00e760e1" officeooo:paragraph-rsid="00e760e1"/>
    </style:style>
    <style:style style:name="P207" style:family="paragraph" style:parent-style-name="Text_20_body">
      <style:text-properties officeooo:rsid="00e85f0d" officeooo:paragraph-rsid="00e85f0d"/>
    </style:style>
    <style:style style:name="P208" style:family="paragraph" style:parent-style-name="Text_20_body">
      <style:text-properties officeooo:rsid="00e8a0cf" officeooo:paragraph-rsid="00e8a0cf"/>
    </style:style>
    <style:style style:name="P209" style:family="paragraph" style:parent-style-name="Text_20_body">
      <style:text-properties officeooo:rsid="00eb5de5" officeooo:paragraph-rsid="00eb5de5"/>
    </style:style>
    <style:style style:name="P210" style:family="paragraph" style:parent-style-name="Text_20_body">
      <style:text-properties officeooo:rsid="00ed2f66" officeooo:paragraph-rsid="00ed2f66"/>
    </style:style>
    <style:style style:name="P211" style:family="paragraph" style:parent-style-name="Text_20_body">
      <style:text-properties officeooo:rsid="00eebdd5" officeooo:paragraph-rsid="00eebdd5"/>
    </style:style>
    <style:style style:name="P212" style:family="paragraph" style:parent-style-name="Text_20_body">
      <style:text-properties officeooo:rsid="00f08890" officeooo:paragraph-rsid="00f08890"/>
    </style:style>
    <style:style style:name="P213" style:family="paragraph" style:parent-style-name="ВЫВОД">
      <style:text-properties officeooo:rsid="00eb5de5"/>
    </style:style>
    <style:style style:name="P214" style:family="paragraph" style:parent-style-name="КОД">
      <style:text-properties officeooo:paragraph-rsid="00e2a29d"/>
    </style:style>
    <style:style style:name="P215" style:family="paragraph" style:parent-style-name="КОД">
      <style:text-properties officeooo:paragraph-rsid="00e480f9"/>
    </style:style>
    <style:style style:name="T1" style:family="text">
      <style:text-properties officeooo:rsid="00081cd4"/>
    </style:style>
    <style:style style:name="T2" style:family="text">
      <style:text-properties fo:color="#800080" loext:opacity="100%"/>
    </style:style>
    <style:style style:name="T3" style:family="text">
      <style:text-properties fo:color="#800080" loext:opacity="100%" fo:font-weight="bold"/>
    </style:style>
    <style:style style:name="T4" style:family="text">
      <style:text-properties fo:color="#800080" loext:opacity="100%" style:font-name="Courier New" fo:font-size="10pt" fo:language="zxx" fo:country="none"/>
    </style:style>
    <style:style style:name="T5" style:family="text">
      <style:text-properties fo:color="#800080" loext:opacity="100%" officeooo:rsid="00a8bcd1"/>
    </style:style>
    <style:style style:name="T6" style:family="text">
      <style:text-properties fo:color="#800080" loext:opacity="100%" style:font-name="Liberation Mono" fo:font-size="10pt" officeooo:rsid="00b766e2" style:font-name-asian="Liberation Mono" style:font-size-asian="10pt" style:font-name-complex="Liberation Mono" style:font-size-complex="10pt"/>
    </style:style>
    <style:style style:name="T7" style:family="text">
      <style:text-properties fo:color="#c0c0c0" loext:opacity="100%"/>
    </style:style>
    <style:style style:name="T8" style:family="text">
      <style:text-properties fo:color="#c0c0c0" loext:opacity="100%" officeooo:rsid="003184db"/>
    </style:style>
    <style:style style:name="T9" style:family="text">
      <style:text-properties fo:color="#c0c0c0" loext:opacity="100%" officeooo:rsid="00363961"/>
    </style:style>
    <style:style style:name="T10" style:family="text">
      <style:text-properties fo:color="#c0c0c0" loext:opacity="100%" officeooo:rsid="00af7453"/>
    </style:style>
    <style:style style:name="T11" style:family="text">
      <style:text-properties fo:color="#c0c0c0" loext:opacity="100%" officeooo:rsid="00eebdd5"/>
    </style:style>
    <style:style style:name="T12" style:family="text">
      <style:text-properties fo:color="#092e64" loext:opacity="100%"/>
    </style:style>
    <style:style style:name="T13" style:family="text">
      <style:text-properties fo:color="#092e64" loext:opacity="100%" officeooo:rsid="0029e059"/>
    </style:style>
    <style:style style:name="T14" style:family="text">
      <style:text-properties fo:color="#092e64" loext:opacity="100%" fo:font-style="italic"/>
    </style:style>
    <style:style style:name="T15" style:family="text">
      <style:text-properties fo:color="#00677c" loext:opacity="100%"/>
    </style:style>
    <style:style style:name="T16" style:family="text">
      <style:text-properties fo:color="#00677c" loext:opacity="100%" fo:font-weight="bold"/>
    </style:style>
    <style:style style:name="T17" style:family="text">
      <style:text-properties fo:color="#00677c" loext:opacity="100%" fo:font-style="italic"/>
    </style:style>
    <style:style style:name="T18" style:family="text">
      <style:text-properties fo:color="#00677c" loext:opacity="100%" fo:font-style="italic" fo:font-weight="bold"/>
    </style:style>
    <style:style style:name="T19" style:family="text">
      <style:text-properties fo:color="#00677c" loext:opacity="100%" officeooo:rsid="00404393"/>
    </style:style>
    <style:style style:name="T20" style:family="text">
      <style:text-properties fo:color="#008000" loext:opacity="100%"/>
    </style:style>
    <style:style style:name="T21" style:family="text">
      <style:text-properties fo:color="#008000" loext:opacity="100%" officeooo:rsid="003184db"/>
    </style:style>
    <style:style style:name="T22" style:family="text">
      <style:text-properties fo:color="#008000" loext:opacity="100%" officeooo:rsid="00363961"/>
    </style:style>
    <style:style style:name="T23" style:family="text">
      <style:text-properties fo:color="#008000" loext:opacity="100%" officeooo:rsid="00524be4"/>
    </style:style>
    <style:style style:name="T24" style:family="text">
      <style:text-properties fo:color="#008000" loext:opacity="100%" officeooo:rsid="0063fe4a"/>
    </style:style>
    <style:style style:name="T25" style:family="text">
      <style:text-properties fo:color="#008000" loext:opacity="100%" style:font-name="Courier New" fo:font-size="10pt" fo:language="zxx" fo:country="none" officeooo:rsid="00eebdd5"/>
    </style:style>
    <style:style style:name="T26" style:family="text">
      <style:text-properties fo:color="#000080" loext:opacity="100%"/>
    </style:style>
    <style:style style:name="T27" style:family="text">
      <style:text-properties fo:color="#0000ff" loext:opacity="100%"/>
    </style:style>
    <style:style style:name="T28" style:family="text">
      <style:text-properties fo:color="#808000" loext:opacity="100%"/>
    </style:style>
    <style:style style:name="T29" style:family="text">
      <style:text-properties officeooo:rsid="000c9818"/>
    </style:style>
    <style:style style:name="T30" style:family="text">
      <style:text-properties fo:color="#ce5c00" loext:opacity="100%"/>
    </style:style>
    <style:style style:name="T31" style:family="text">
      <style:text-properties officeooo:rsid="000ee927"/>
    </style:style>
    <style:style style:name="T32" style:family="text">
      <style:text-properties officeooo:rsid="00109723"/>
    </style:style>
    <style:style style:name="T33" style:family="text">
      <style:text-properties officeooo:rsid="001149a8"/>
    </style:style>
    <style:style style:name="T34" style:family="text">
      <style:text-properties officeooo:rsid="0014f394"/>
    </style:style>
    <style:style style:name="T35" style:family="text">
      <style:text-properties officeooo:rsid="00151a0e"/>
    </style:style>
    <style:style style:name="T36" style:family="text">
      <style:text-properties officeooo:rsid="0015d602"/>
    </style:style>
    <style:style style:name="T37" style:family="text">
      <style:text-properties officeooo:rsid="0018f796"/>
    </style:style>
    <style:style style:name="T38" style:family="text">
      <style:text-properties officeooo:rsid="001ae59d"/>
    </style:style>
    <style:style style:name="T39" style:family="text">
      <style:text-properties officeooo:rsid="001be815"/>
    </style:style>
    <style:style style:name="T40" style:family="text">
      <style:text-properties officeooo:rsid="001d9604"/>
    </style:style>
    <style:style style:name="T41" style:family="text">
      <style:text-properties officeooo:rsid="001df2ed"/>
    </style:style>
    <style:style style:name="T42" style:family="text">
      <style:text-properties fo:color="#800000" loext:opacity="100%"/>
    </style:style>
    <style:style style:name="T43" style:family="text">
      <style:text-properties fo:color="#800000" loext:opacity="100%" fo:font-style="italic"/>
    </style:style>
    <style:style style:name="T44" style:family="text">
      <style:text-properties officeooo:rsid="0023aee1"/>
    </style:style>
    <style:style style:name="T45" style:family="text">
      <style:text-properties officeooo:rsid="00246c99"/>
    </style:style>
    <style:style style:name="T46" style:family="text">
      <style:text-properties officeooo:rsid="00290783"/>
    </style:style>
    <style:style style:name="T47" style:family="text">
      <style:text-properties officeooo:rsid="002af075"/>
    </style:style>
    <style:style style:name="T48" style:family="text">
      <style:text-properties officeooo:rsid="002d0c8d"/>
    </style:style>
    <style:style style:name="T49" style:family="text">
      <style:text-properties officeooo:rsid="00320635"/>
    </style:style>
    <style:style style:name="T50" style:family="text">
      <style:text-properties officeooo:rsid="00349ee5"/>
    </style:style>
    <style:style style:name="T51" style:family="text">
      <style:text-properties officeooo:rsid="0038e135"/>
    </style:style>
    <style:style style:name="T52" style:family="text">
      <style:text-properties officeooo:rsid="003c0cfe"/>
    </style:style>
    <style:style style:name="T53" style:family="text">
      <style:text-properties officeooo:rsid="003d6144"/>
    </style:style>
    <style:style style:name="T54" style:family="text">
      <style:text-properties officeooo:rsid="003dec22"/>
    </style:style>
    <style:style style:name="T55" style:family="text">
      <style:text-properties officeooo:rsid="003eb10a"/>
    </style:style>
    <style:style style:name="T56" style:family="text">
      <style:text-properties officeooo:rsid="0045f1cd"/>
    </style:style>
    <style:style style:name="T57" style:family="text">
      <style:text-properties officeooo:rsid="0046677c"/>
    </style:style>
    <style:style style:name="T58" style:family="text">
      <style:text-properties officeooo:rsid="0046f546"/>
    </style:style>
    <style:style style:name="T59" style:family="text">
      <style:text-properties officeooo:rsid="0048d24b"/>
    </style:style>
    <style:style style:name="T60" style:family="text">
      <style:text-properties officeooo:rsid="004a22a5"/>
    </style:style>
    <style:style style:name="T61" style:family="text">
      <style:text-properties officeooo:rsid="004bf848"/>
    </style:style>
    <style:style style:name="T62" style:family="text">
      <style:text-properties officeooo:rsid="004d7078"/>
    </style:style>
    <style:style style:name="T63" style:family="text">
      <style:text-properties officeooo:rsid="004dbbce"/>
    </style:style>
    <style:style style:name="T64" style:family="text">
      <style:text-properties officeooo:rsid="0050720b"/>
    </style:style>
    <style:style style:name="T65" style:family="text">
      <style:text-properties officeooo:rsid="0051e517"/>
    </style:style>
    <style:style style:name="T66" style:family="text">
      <style:text-properties officeooo:rsid="00524be4"/>
    </style:style>
    <style:style style:name="T67" style:family="text">
      <style:text-properties officeooo:rsid="00591933"/>
    </style:style>
    <style:style style:name="T68" style:family="text">
      <style:text-properties officeooo:rsid="005a3a07"/>
    </style:style>
    <style:style style:name="T69" style:family="text">
      <style:text-properties officeooo:rsid="005a8f8d"/>
    </style:style>
    <style:style style:name="T70" style:family="text">
      <style:text-properties officeooo:rsid="005d1752"/>
    </style:style>
    <style:style style:name="T71" style:family="text">
      <style:text-properties officeooo:rsid="005f0703"/>
    </style:style>
    <style:style style:name="T72" style:family="text">
      <style:text-properties officeooo:rsid="00602b7b"/>
    </style:style>
    <style:style style:name="T73" style:family="text">
      <style:text-properties officeooo:rsid="0060ecb5"/>
    </style:style>
    <style:style style:name="T74" style:family="text">
      <style:text-properties officeooo:rsid="0053e5f9"/>
    </style:style>
    <style:style style:name="T75" style:family="text">
      <style:text-properties officeooo:rsid="006157d2"/>
    </style:style>
    <style:style style:name="T76" style:family="text">
      <style:text-properties officeooo:rsid="0062ce71"/>
    </style:style>
    <style:style style:name="T77" style:family="text">
      <style:text-properties officeooo:rsid="0063fe4a"/>
    </style:style>
    <style:style style:name="T78" style:family="text">
      <style:text-properties officeooo:rsid="00674c5e"/>
    </style:style>
    <style:style style:name="T79" style:family="text">
      <style:text-properties officeooo:rsid="006a84af"/>
    </style:style>
    <style:style style:name="T80" style:family="text">
      <style:text-properties officeooo:rsid="006bb761"/>
    </style:style>
    <style:style style:name="T81" style:family="text">
      <style:text-properties officeooo:rsid="006fdf45"/>
    </style:style>
    <style:style style:name="T82" style:family="text">
      <style:text-properties officeooo:rsid="00722ec6"/>
    </style:style>
    <style:style style:name="T83" style:family="text">
      <style:text-properties officeooo:rsid="0077c0bd"/>
    </style:style>
    <style:style style:name="T84" style:family="text">
      <style:text-properties officeooo:rsid="007e4cc5"/>
    </style:style>
    <style:style style:name="T85" style:family="text">
      <style:text-properties officeooo:rsid="008070f5"/>
    </style:style>
    <style:style style:name="T86" style:family="text">
      <style:text-properties officeooo:rsid="0081e8af"/>
    </style:style>
    <style:style style:name="T87" style:family="text">
      <style:text-properties officeooo:rsid="00822bb2"/>
    </style:style>
    <style:style style:name="T88" style:family="text">
      <style:text-properties officeooo:rsid="00872a87"/>
    </style:style>
    <style:style style:name="T89" style:family="text">
      <style:text-properties officeooo:rsid="008aa6ca"/>
    </style:style>
    <style:style style:name="T90" style:family="text">
      <style:text-properties officeooo:rsid="008e9fc0"/>
    </style:style>
    <style:style style:name="T91" style:family="text">
      <style:text-properties officeooo:rsid="009099c0"/>
    </style:style>
    <style:style style:name="T92" style:family="text">
      <style:text-properties officeooo:rsid="0093da13"/>
    </style:style>
    <style:style style:name="T93" style:family="text">
      <style:text-properties officeooo:rsid="00949dc1"/>
    </style:style>
    <style:style style:name="T94" style:family="text">
      <style:text-properties officeooo:rsid="009751ed"/>
    </style:style>
    <style:style style:name="T95" style:family="text">
      <style:text-properties officeooo:rsid="009882e7"/>
    </style:style>
    <style:style style:name="T96" style:family="text">
      <style:text-properties officeooo:rsid="009ab8ff"/>
    </style:style>
    <style:style style:name="T97" style:family="text">
      <style:text-properties officeooo:rsid="00a0fe11"/>
    </style:style>
    <style:style style:name="T98" style:family="text">
      <style:text-properties officeooo:rsid="00a212fb"/>
    </style:style>
    <style:style style:name="T99" style:family="text">
      <style:text-properties officeooo:rsid="00a4fab5"/>
    </style:style>
    <style:style style:name="T100" style:family="text">
      <style:text-properties officeooo:rsid="00a5bd25"/>
    </style:style>
    <style:style style:name="T101" style:family="text">
      <style:text-properties officeooo:rsid="00a687eb"/>
    </style:style>
    <style:style style:name="T102" style:family="text">
      <style:text-properties officeooo:rsid="00a97bd4"/>
    </style:style>
    <style:style style:name="T103" style:family="text">
      <style:text-properties officeooo:rsid="00aadc5c"/>
    </style:style>
    <style:style style:name="T104" style:family="text">
      <style:text-properties officeooo:rsid="00ac298a"/>
    </style:style>
    <style:style style:name="T105" style:family="text">
      <style:text-properties officeooo:rsid="00addb75"/>
    </style:style>
    <style:style style:name="T106" style:family="text">
      <style:text-properties officeooo:rsid="00b0a964"/>
    </style:style>
    <style:style style:name="T107" style:family="text">
      <style:text-properties officeooo:rsid="00b2aac9"/>
    </style:style>
    <style:style style:name="T108" style:family="text">
      <style:text-properties officeooo:rsid="00b766e2"/>
    </style:style>
    <style:style style:name="T109" style:family="text">
      <style:text-properties officeooo:rsid="00b988a1"/>
    </style:style>
    <style:style style:name="T110" style:family="text">
      <style:text-properties officeooo:rsid="00ba74f0"/>
    </style:style>
    <style:style style:name="T111" style:family="text">
      <style:text-properties officeooo:rsid="00bd94c7"/>
    </style:style>
    <style:style style:name="T112" style:family="text">
      <style:text-properties officeooo:rsid="00c0a029"/>
    </style:style>
    <style:style style:name="T113" style:family="text">
      <style:text-properties officeooo:rsid="00c324ef"/>
    </style:style>
    <style:style style:name="T114" style:family="text">
      <style:text-properties officeooo:rsid="00c403d7"/>
    </style:style>
    <style:style style:name="T115" style:family="text">
      <style:text-properties officeooo:rsid="00c9f9c1"/>
    </style:style>
    <style:style style:name="T116" style:family="text">
      <style:text-properties officeooo:rsid="00cbf136"/>
    </style:style>
    <style:style style:name="T117" style:family="text">
      <style:text-properties officeooo:rsid="00cc1045"/>
    </style:style>
    <style:style style:name="T118" style:family="text">
      <style:text-properties officeooo:rsid="00d03579"/>
    </style:style>
    <style:style style:name="T119" style:family="text">
      <style:text-properties officeooo:rsid="00d1e498"/>
    </style:style>
    <style:style style:name="T120" style:family="text">
      <style:text-properties fo:font-style="italic"/>
    </style:style>
    <style:style style:name="T121" style:family="text">
      <style:text-properties officeooo:rsid="00d231c9"/>
    </style:style>
    <style:style style:name="T122" style:family="text">
      <style:text-properties officeooo:rsid="00d5c41b"/>
    </style:style>
    <style:style style:name="T123" style:family="text">
      <style:text-properties officeooo:rsid="00d65b87"/>
    </style:style>
    <style:style style:name="T124" style:family="text">
      <style:text-properties officeooo:rsid="00d7c239"/>
    </style:style>
    <style:style style:name="T125" style:family="text">
      <style:text-properties officeooo:rsid="00d804c0"/>
    </style:style>
    <style:style style:name="T126" style:family="text">
      <style:text-properties officeooo:rsid="00d842e3"/>
    </style:style>
    <style:style style:name="T127" style:family="text">
      <style:text-properties officeooo:rsid="00d944bd"/>
    </style:style>
    <style:style style:name="T128" style:family="text">
      <style:text-properties officeooo:rsid="00d9dfa7"/>
    </style:style>
    <style:style style:name="T129" style:family="text">
      <style:text-properties officeooo:rsid="00dd4260"/>
    </style:style>
    <style:style style:name="T130" style:family="text">
      <style:text-properties officeooo:rsid="00e2754e"/>
    </style:style>
    <style:style style:name="T131" style:family="text">
      <style:text-properties officeooo:rsid="00e56cf3"/>
    </style:style>
    <style:style style:name="T132" style:family="text">
      <style:text-properties officeooo:rsid="00eebdd5"/>
    </style:style>
    <style:style style:name="T133" style:family="text">
      <style:text-properties officeooo:rsid="00f08890"/>
    </style:style>
    <style:style style:name="T134" style:family="text">
      <style:text-properties officeooo:rsid="00f1e3eb"/>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28.07.2023</text:p>
      <text:h text:style-name="Heading_20_1" text:outline-level="1">ECMAScript Engine</text:h>
      <text:p text:style-name="P1">В современных приложениях достаточно давно стоит проблема автоматизации. Насколько бы хорошим не был продукт, всегда каких-то функций в нём пользователю будет не хватать. Стандартным решением является использование скриптовых языков, например, VB Script в Microsoft Office или Basic в LibreOffice.</text:p>
      <text:p text:style-name="P3">Здесь предпринята попытка создать встраиваемый скриптовый движок на подмножестве языка <text:span text:style-name="T1">ECMA </text:span>Script.</text:p>
      <text:p text:style-name="P4">В книге описывается процесс создания скриптового движка. Вы можете сделать более лучшую версию, а книгу использовать, например, в качестве пособия по созданию компилятора.</text:p>
      <text:h text:style-name="Heading_20_2" text:outline-level="2">Постановка задачи</text:h>
      <text:p text:style-name="P2">Создадим встраиваемый движок ECMA Script в виде библиотеки классов C++.</text:p>
      <text:p text:style-name="P2">Изначально скриптовый язык будет представлять собой минимальное подмножество языка ECMA Script.</text:p>
      <text:p text:style-name="P5">Для этого будут разработаны:</text:p>
      <text:list xml:id="list3052488802" text:style-name="L1">
        <text:list-item>
          <text:p text:style-name="P197">лексический анализатор</text:p>
        </text:list-item>
        <text:list-item>
          <text:p text:style-name="P197">синтаксический анализатор</text:p>
        </text:list-item>
        <text:list-item>
          <text:p text:style-name="P197">представление в виде трёхадресного кода</text:p>
        </text:list-item>
        <text:list-item>
          <text:p text:style-name="P197">виртуальная машина</text:p>
        </text:list-item>
        <text:list-item>
          <text:p text:style-name="P197">сборка мусора</text:p>
        </text:list-item>
      </text:list>
      <text:p text:style-name="P5">Затем по мере развития в язык и транслятор будут добавлены другие функции.</text:p>
      <text:p text:style-name="P6">Начнём с самого начала: чтения входного потока.</text:p>
      <text:h text:style-name="Heading_20_2" text:outline-level="2">Входной поток</text:h>
      <text:p text:style-name="P6">В приложениях входной поток может представлять собой либо строку кода непосредственно в программе, например, наподобие этого:</text:p>
      <text:p text:style-name="P161"><text:span text:style-name="T2"><text:s text:c="4"/>EScript</text:span><text:span text:style-name="T7"> </text:span><text:span text:style-name="T12">engine</text:span>;</text:p>
      <text:p text:style-name="P163"><text:span text:style-name="T7"><text:s text:c="4"/></text:span><text:span text:style-name="T12">engine</text:span>.<text:span text:style-name="T15">eval</text:span>(<text:span text:style-name="T20">"i = 1 + 2;"</text:span>);</text:p>
      <text:p text:style-name="P6">Кроме того, это может быть макрос в виде файла. Таким образом, движок должен принимать как строки, так и файлы.</text:p>
      <text:p text:style-name="P6">В современном C++ есть несколько видов строк: помимо традиционных string и wstring введён тип u32string. Поскольку современный Интернет немыслим без обилия всевозможных смайликов и прочих Unicode-символов 🔥, код которых превышает 0xFFFF, то мы будем использовать сразу u32string.</text:p>
      <text:p text:style-name="P6"><text:soft-page-break/>Если посчитаем нужным, можно будет создать отдельный класс, который будет работать с UTF8, но сейчас это не столь важно.</text:p>
      <text:p text:style-name="P6">Итак, условимся на данном этапе использовать только u32string. В C++ для этого <text:span text:style-name="T56">есть </text:span>такой строковый литерал:</text:p>
      <text:p text:style-name="P161"><text:span text:style-name="T2">std</text:span>::<text:span text:style-name="T2">u32string</text:span><text:span text:style-name="T7"> </text:span><text:span text:style-name="T12">code</text:span><text:span text:style-name="T7"> </text:span>=<text:span text:style-name="T7"> </text:span><text:span text:style-name="T20">U"i = 1 + 2;"</text:span>;</text:p>
      <text:p text:style-name="P6">Т.е. префикс U.</text:p>
      <text:p text:style-name="P6">Файлы пока трогать не будем, добавим их, когда наш язык достаточно разрастётся.</text:p>
      <text:h text:style-name="P192" text:outline-level="2">Создание проекта</text:h>
      <text:p text:style-name="P6">Пора создать проект.</text:p>
      <text:p text:style-name="P6">Откроем qtcreator. Пока он был доступен, мне удалось его скачать. Сейчас не дают его скачивать русским. Примерно, как раньше писали в Третьем Рейхе: «Nur für Arien. Juden unerwünscht», нынче заменили Juden на Russen. «<text:span text:style-name="T57">Installation from this IP is not allowed</text:span>», <text:span text:style-name="T57">но смысл тот же.</text:span></text:p>
      <text:p text:style-name="P6">Ну да и ладно. Вы можете использовать любую другую среду, например, VisualStudio, Eclipse, CodeBlocks или даже Mousepad+make. Я работаю в Linux, поэтому все действия ориентированы на эту ОС. C++ используется стандарта 2017, поэтому проблем не будет.</text:p>
      <text:p text:style-name="P6">Создайте проект следующей структуры:</text:p>
      <text:p text:style-name="P6">EScriptEngine — каталог решения</text:p>
      <text:p text:style-name="P6">EScriptEngine/EScript — каталог проекта движка.</text:p>
      <text:p text:style-name="P6">EScriptEngine/tests — каталог для тестовых проектов.</text:p>
      <text:p text:style-name="P6">В других IDE создайте похожую структуру.</text:p>
      <text:p text:style-name="P6">Проект <text:s/>EScript будет оформлен в виде shared library (или dll, если в терминологии Windows). Это как раз и будет библиотека с нашим движком.</text:p>
      <text:p text:style-name="P6">Visual Studio раньше создавала файлы stdafx.h и stdafx.cpp, добавим их тоже как предкомпилированный заголовок.</text:p>
      <text:p text:style-name="P6">Файлы проекта EScript:</text:p>
      <text:p text:style-name="КОД">/**</text:p>
      <text:p text:style-name="КОД"><text:span text:style-name="T7"><text:s/></text:span><text:span text:style-name="T26">*</text:span><text:span text:style-name="T7"> </text:span><text:span text:style-name="T27">@file</text:span><text:span text:style-name="T7"> </text:span><text:span text:style-name="T26">stdafx.h</text:span></text:p>
      <text:p text:style-name="КОД"><text:span text:style-name="T7"><text:s/></text:span><text:span text:style-name="T26">*</text:span><text:span text:style-name="T7"> </text:span><text:span text:style-name="T27">@brief</text:span><text:span text:style-name="T7"> </text:span><text:span text:style-name="T26">Precompiled</text:span><text:span text:style-name="T7"> </text:span><text:span text:style-name="T26">header</text:span></text:p>
      <text:p text:style-name="КОД"><text:span text:style-name="T7"><text:s/></text:span><text:span text:style-name="T26">*/</text:span></text:p>
      <text:p text:style-name="КОД">#<text:span text:style-name="T26">ifndef</text:span><text:span text:style-name="T7"> </text:span><text:span text:style-name="T26">STDAFX_H</text:span></text:p>
      <text:p text:style-name="КОД">#<text:span text:style-name="T26">define</text:span><text:span text:style-name="T7"> </text:span><text:span text:style-name="T26">STDAFX_H</text:span></text:p>
      <text:p text:style-name="КОД">#<text:span text:style-name="T26">include</text:span><text:span text:style-name="T7"> </text:span>&lt;<text:span text:style-name="T20">memory</text:span>&gt;</text:p>
      <text:p text:style-name="КОД">#<text:span text:style-name="T26">include</text:span><text:span text:style-name="T7"> </text:span>&lt;<text:span text:style-name="T20">string</text:span>&gt;</text:p>
      <text:p text:style-name="КОД">#<text:span text:style-name="T26">include</text:span><text:span text:style-name="T7"> </text:span>&lt;<text:span text:style-name="T20">iostream</text:span>&gt;</text:p>
      <text:p text:style-name="КОД">#<text:span text:style-name="T26">endif</text:span><text:span text:style-name="T7"> </text:span><text:span text:style-name="T20">//</text:span><text:span text:style-name="T7"> </text:span><text:span text:style-name="T20">STDAFX_H</text:span></text:p>
      <text:p text:style-name="Horizontal_20_Line"/>
      <text:p text:style-name="КОД">/**</text:p>
      <text:p text:style-name="КОД"><text:span text:style-name="T7"><text:s/></text:span><text:span text:style-name="T26">*</text:span><text:span text:style-name="T7"> </text:span><text:span text:style-name="T27">@file</text:span><text:span text:style-name="T7"> </text:span><text:span text:style-name="T26">stdafx.cpp</text:span></text:p>
      <text:p text:style-name="КОД"><text:span text:style-name="T7"><text:s/></text:span><text:span text:style-name="T26">*</text:span><text:span text:style-name="T7"> </text:span><text:span text:style-name="T27">@brief</text:span><text:span text:style-name="T7"> </text:span><text:span text:style-name="T26">Precompiled</text:span><text:span text:style-name="T7"> </text:span><text:span text:style-name="T26">header</text:span></text:p>
      <text:p text:style-name="КОД"><text:span text:style-name="T7"><text:s/></text:span><text:span text:style-name="T26">*/</text:span></text:p>
      <text:p text:style-name="КОД">#<text:span text:style-name="T26">include</text:span><text:span text:style-name="T7"> </text:span><text:span text:style-name="T20">"stdafx.h"</text:span></text:p>
      <text:p text:style-name="Horizontal_20_Line"><text:soft-page-break/></text:p>
      <text:p text:style-name="КОД">/**</text:p>
      <text:p text:style-name="КОД"><text:span text:style-name="T7"><text:s/></text:span><text:span text:style-name="T26">*</text:span><text:span text:style-name="T7"> </text:span><text:span text:style-name="T27">@file</text:span><text:span text:style-name="T7"> </text:span><text:span text:style-name="T26">escript_global.h</text:span></text:p>
      <text:p text:style-name="КОД"><text:span text:style-name="T7"><text:s/></text:span><text:span text:style-name="T26">*/</text:span></text:p>
      <text:p text:style-name="КОД"><text:span text:style-name="T26">#ifndef</text:span><text:span text:style-name="T7"> </text:span>ESCRIPT_GLOBAL_H</text:p>
      <text:p text:style-name="КОД">#<text:span text:style-name="T26">define</text:span><text:span text:style-name="T7"> </text:span><text:span text:style-name="T26">ESCRIPT_GLOBAL_H</text:span></text:p>
      <text:p text:style-name="КОД">#<text:span text:style-name="T26">if</text:span><text:span text:style-name="T7"> </text:span><text:span text:style-name="T26">defined</text:span>(<text:span text:style-name="T26">_MSC_VER</text:span>)<text:span text:style-name="T7"> </text:span>||<text:span text:style-name="T7"> </text:span><text:span text:style-name="T26">defined</text:span>(<text:span text:style-name="T26">WIN64</text:span>)<text:span text:style-name="T7"> </text:span>||<text:span text:style-name="T7"> </text:span><text:span text:style-name="T26">defined</text:span>(<text:span text:style-name="T26">_WIN64</text:span>)<text:span text:style-name="T7"> </text:span>||<text:span text:style-name="T7"> </text:span><text:span text:style-name="T26">defined</text:span>(<text:span text:style-name="T26">__WIN64__</text:span>)<text:span text:style-name="T7"> </text:span>||<text:span text:style-name="T7"> </text:span><text:span text:style-name="T26">defined</text:span>(<text:span text:style-name="T26">WIN32</text:span>)<text:span text:style-name="T7"> </text:span>||<text:span text:style-name="T7"> </text:span><text:span text:style-name="T26">defined</text:span>(<text:span text:style-name="T26">_WIN32</text:span>)<text:span text:style-name="T7"> </text:span>||<text:span text:style-name="T7"> </text:span><text:span text:style-name="T26">defined</text:span>(<text:span text:style-name="T26">__WIN32__</text:span>)<text:span text:style-name="T7"> </text:span>||<text:span text:style-name="T7"> </text:span><text:span text:style-name="T26">defined</text:span>(<text:span text:style-name="T26">__NT__</text:span>)</text:p>
      <text:p text:style-name="КОД">#<text:span text:style-name="T7"> <text:s/></text:span><text:span text:style-name="T26">define</text:span><text:span text:style-name="T7"> </text:span><text:span text:style-name="T26">Q_DECL_EXPORT</text:span><text:span text:style-name="T7"> </text:span><text:span text:style-name="T26">__declspec</text:span>(<text:span text:style-name="T26">dllexport</text:span>)</text:p>
      <text:p text:style-name="КОД">#<text:span text:style-name="T7"> <text:s/></text:span><text:span text:style-name="T26">define</text:span><text:span text:style-name="T7"> </text:span><text:span text:style-name="T26">Q_DECL_IMPORT</text:span><text:span text:style-name="T7"> </text:span><text:span text:style-name="T26">__declspec</text:span>(<text:span text:style-name="T26">dllimport</text:span>)</text:p>
      <text:p text:style-name="КОД">#<text:span text:style-name="T26">else</text:span></text:p>
      <text:p text:style-name="КОД">#<text:span text:style-name="T7"> <text:s/></text:span><text:span text:style-name="T26">define</text:span><text:span text:style-name="T7"> </text:span><text:span text:style-name="T26">Q_DECL_EXPORT</text:span><text:span text:style-name="T7"> <text:s text:c="4"/></text:span><text:span text:style-name="T28">__attribute__</text:span>((<text:span text:style-name="T26">visibility</text:span>(<text:span text:style-name="T20">"default"</text:span>)))</text:p>
      <text:p text:style-name="КОД">#<text:span text:style-name="T7"> <text:s/></text:span><text:span text:style-name="T26">define</text:span><text:span text:style-name="T7"> </text:span><text:span text:style-name="T26">Q_DECL_IMPORT</text:span><text:span text:style-name="T7"> <text:s text:c="4"/></text:span><text:span text:style-name="T28">__attribute__</text:span>((<text:span text:style-name="T26">visibility</text:span>(<text:span text:style-name="T20">"default"</text:span>)))</text:p>
      <text:p text:style-name="КОД">#<text:span text:style-name="T26">endif</text:span></text:p>
      <text:p text:style-name="КОД">#<text:span text:style-name="T26">if</text:span><text:span text:style-name="T7"> </text:span><text:span text:style-name="T26">defined</text:span>(<text:span text:style-name="T26">ESCRIPT_LIBRARY</text:span>)</text:p>
      <text:p text:style-name="КОД">#<text:span text:style-name="T7"> <text:s/></text:span><text:span text:style-name="T26">define</text:span><text:span text:style-name="T7"> </text:span><text:span text:style-name="T26">ESCRIPT_EXPORT</text:span><text:span text:style-name="T7"> </text:span><text:span text:style-name="T26">Q_DECL_EXPORT</text:span></text:p>
      <text:p text:style-name="КОД">#<text:span text:style-name="T26">else</text:span></text:p>
      <text:p text:style-name="КОД">#<text:span text:style-name="T7"> <text:s/></text:span><text:span text:style-name="T26">define</text:span><text:span text:style-name="T7"> </text:span><text:span text:style-name="T26">ESCRIPT_EXPORT</text:span><text:span text:style-name="T7"> </text:span><text:span text:style-name="T26">Q_DECL_IMPORT</text:span></text:p>
      <text:p text:style-name="КОД">#<text:span text:style-name="T26">endif</text:span></text:p>
      <text:p text:style-name="КОД">#<text:span text:style-name="T26">endif</text:span><text:span text:style-name="T7"> </text:span><text:span text:style-name="T20">//</text:span><text:span text:style-name="T7"> </text:span><text:span text:style-name="T20">ESCRIPT_GLOBAL_H</text:span></text:p>
      <text:p text:style-name="Horizontal_20_Line"/>
      <text:p text:style-name="КОД">/**</text:p>
      <text:p text:style-name="КОД"><text:span text:style-name="T7"><text:s/></text:span><text:span text:style-name="T26">*</text:span><text:span text:style-name="T7"> </text:span><text:span text:style-name="T27">@file</text:span><text:span text:style-name="T7"> </text:span><text:span text:style-name="T26">escript.h</text:span></text:p>
      <text:p text:style-name="КОД"><text:span text:style-name="T7"><text:s/></text:span><text:span text:style-name="T26">*</text:span><text:span text:style-name="T7"> </text:span><text:span text:style-name="T27">@brief</text:span><text:span text:style-name="T7"> </text:span><text:span text:style-name="T26">Определение</text:span><text:span text:style-name="T7"> </text:span><text:span text:style-name="T26">класса</text:span><text:span text:style-name="T7"> </text:span><text:span text:style-name="T26">скриптового</text:span><text:span text:style-name="T7"> </text:span><text:span text:style-name="T26">движка.</text:span></text:p>
      <text:p text:style-name="КОД"><text:span text:style-name="T7"><text:s/></text:span><text:span text:style-name="T26">*/</text:span></text:p>
      <text:p text:style-name="КОД">#<text:span text:style-name="T26">ifndef</text:span><text:span text:style-name="T7"> </text:span><text:span text:style-name="T26">ESCRIPT_H</text:span></text:p>
      <text:p text:style-name="КОД">#<text:span text:style-name="T26">define</text:span><text:span text:style-name="T7"> </text:span><text:span text:style-name="T26">ESCRIPT_H</text:span></text:p>
      <text:p text:style-name="КОД">#<text:span text:style-name="T26">include</text:span><text:span text:style-name="T7"> </text:span><text:span text:style-name="T20">"EScript_global.h"</text:span></text:p>
      <text:p text:style-name="КОД"><text:span text:style-name="T28">namespace</text:span><text:span text:style-name="T7"> </text:span><text:span text:style-name="T3">escript</text:span><text:span text:style-name="T7"> </text:span>{</text:p>
      <text:p text:style-name="КОД">/**</text:p>
      <text:p text:style-name="КОД"><text:span text:style-name="T7"><text:s/></text:span><text:span text:style-name="T26">*</text:span><text:span text:style-name="T7"> </text:span><text:span text:style-name="T27">@brief</text:span><text:span text:style-name="T7"> </text:span><text:span text:style-name="T26">Класс</text:span><text:span text:style-name="T7"> </text:span><text:span text:style-name="T26">движка.</text:span><text:span text:style-name="T7"> </text:span><text:span text:style-name="T26">Используйте</text:span><text:span text:style-name="T7"> </text:span><text:span text:style-name="T26">его</text:span><text:span text:style-name="T7"> </text:span><text:span text:style-name="T26">в</text:span><text:span text:style-name="T7"> </text:span><text:span text:style-name="T26">своей</text:span><text:span text:style-name="T7"> </text:span><text:span text:style-name="T26">программе</text:span><text:span text:style-name="T7"> </text:span><text:span text:style-name="T26">для</text:span><text:span text:style-name="T7"> </text:span><text:span text:style-name="T26">запуска</text:span><text:span text:style-name="T7"> </text:span><text:span text:style-name="T26">скриптов.</text:span></text:p>
      <text:p text:style-name="КОД"><text:span text:style-name="T7"><text:s/></text:span><text:span text:style-name="T26">*/</text:span></text:p>
      <text:p text:style-name="КОД"><text:span text:style-name="T28">class</text:span><text:span text:style-name="T7"> </text:span><text:span text:style-name="T26">ESCRIPT_EXPORT</text:span><text:span text:style-name="T7"> </text:span><text:span text:style-name="T3">EScript</text:span></text:p>
      <text:p text:style-name="КОД">{</text:p>
      <text:p text:style-name="КОД"><text:span text:style-name="T28">public</text:span>:</text:p>
      <text:p text:style-name="КОД"><text:span text:style-name="T7"><text:s text:c="4"/></text:span><text:span text:style-name="T26">/**</text:span></text:p>
      <text:p text:style-name="КОД"><text:span text:style-name="T7"><text:s text:c="5"/></text:span><text:span text:style-name="T26">*</text:span><text:span text:style-name="T7"> </text:span><text:span text:style-name="T27">@brief</text:span><text:span text:style-name="T7"> </text:span><text:span text:style-name="T26">Создаёт</text:span><text:span text:style-name="T7"> </text:span><text:span text:style-name="T26">новый</text:span><text:span text:style-name="T7"> </text:span><text:span text:style-name="T26">экземпляр</text:span><text:span text:style-name="T7"> </text:span><text:span text:style-name="T26">скриптового</text:span><text:span text:style-name="T7"> </text:span><text:span text:style-name="T26">движка</text:span></text:p>
      <text:p text:style-name="КОД"><text:span text:style-name="T7"><text:s text:c="5"/></text:span><text:span text:style-name="T26">*/</text:span></text:p>
      <text:p text:style-name="КОД"><text:span text:style-name="T7"><text:s text:c="4"/></text:span><text:span text:style-name="T16">EScript</text:span>();</text:p>
      <text:p text:style-name="КОД"><text:span text:style-name="T7"><text:s text:c="4"/></text:span><text:span text:style-name="T26">/**</text:span></text:p>
      <text:p text:style-name="КОД"><text:span text:style-name="T7"><text:s text:c="5"/></text:span><text:span text:style-name="T26">*</text:span><text:span text:style-name="T7"> </text:span><text:span text:style-name="T27">@brief</text:span><text:span text:style-name="T7"> </text:span><text:span text:style-name="T26">Удаляет</text:span><text:span text:style-name="T7"> </text:span><text:span text:style-name="T26">связанные</text:span><text:span text:style-name="T7"> </text:span><text:span text:style-name="T26">ресурсы</text:span></text:p>
      <text:p text:style-name="КОД"><text:span text:style-name="T7"><text:s text:c="5"/></text:span><text:span text:style-name="T26">*/</text:span></text:p>
      <text:p text:style-name="КОД"><text:span text:style-name="T7"><text:s text:c="4"/></text:span><text:span text:style-name="T28">virtual</text:span><text:span text:style-name="T7"> </text:span>~<text:span text:style-name="T18">EScript</text:span>();</text:p>
      <text:p text:style-name="КОД">};</text:p>
      <text:p text:style-name="КОД">}<text:span text:style-name="T7"> </text:span><text:span text:style-name="T20">//</text:span><text:span text:style-name="T7"> </text:span><text:span text:style-name="T20">namespace</text:span><text:span text:style-name="T7"> </text:span><text:span text:style-name="T20">escript</text:span></text:p>
      <text:p text:style-name="КОД"><text:span text:style-name="T26">#endif</text:span><text:span text:style-name="T7"> </text:span><text:span text:style-name="T20">//</text:span><text:span text:style-name="T7"> </text:span><text:span text:style-name="T20">ESCRIPT_H</text:span></text:p>
      <text:p text:style-name="Horizontal_20_Line"/>
      <text:p text:style-name="КОД">/**</text:p>
      <text:p text:style-name="КОД"><text:span text:style-name="T7"><text:s/></text:span><text:span text:style-name="T26">*</text:span><text:span text:style-name="T7"> </text:span><text:span text:style-name="T27">@file</text:span><text:span text:style-name="T7"> </text:span><text:span text:style-name="T26">escript.cpp</text:span></text:p>
      <text:p text:style-name="КОД"><text:span text:style-name="T7"><text:s/></text:span><text:span text:style-name="T26">*</text:span><text:span text:style-name="T7"> </text:span><text:span text:style-name="T27">@brief</text:span><text:span text:style-name="T7"> </text:span><text:span text:style-name="T26">Реализация</text:span><text:span text:style-name="T7"> </text:span><text:span text:style-name="T26">класса</text:span><text:span text:style-name="T7"> </text:span><text:span text:style-name="T26">скриптового</text:span><text:span text:style-name="T7"> </text:span><text:span text:style-name="T26">движка.</text:span></text:p>
      <text:p text:style-name="КОД"><text:span text:style-name="T7"><text:s/></text:span><text:span text:style-name="T26">*/</text:span></text:p>
      <text:p text:style-name="КОД">#<text:span text:style-name="T26">include</text:span><text:span text:style-name="T7"> </text:span><text:span text:style-name="T20">"stdafx.h"</text:span></text:p>
      <text:p text:style-name="КОД">#<text:span text:style-name="T26">include</text:span><text:span text:style-name="T7"> </text:span><text:span text:style-name="T20">"escript.h"</text:span></text:p>
      <text:p text:style-name="КОД"><text:span text:style-name="T28">namespace</text:span><text:span text:style-name="T7"> </text:span><text:span text:style-name="T3">escript</text:span><text:span text:style-name="T7"> </text:span>{</text:p>
      <text:p text:style-name="КОД"><text:span text:style-name="T2">EScript</text:span>::<text:span text:style-name="T16">EScript</text:span>()</text:p>
      <text:p text:style-name="КОД">{</text:p>
      <text:p text:style-name="КОД">}</text:p>
      <text:p text:style-name="КОД"><text:span text:style-name="T2">EScript</text:span>::~<text:span text:style-name="T18">EScript</text:span>()</text:p>
      <text:p text:style-name="КОД">{</text:p>
      <text:p text:style-name="КОД">}</text:p>
      <text:p text:style-name="КОД">}<text:span text:style-name="T7"> </text:span><text:span text:style-name="T20">//</text:span><text:span text:style-name="T7"> </text:span><text:span text:style-name="T20">namespace</text:span><text:span text:style-name="T7"> </text:span><text:span text:style-name="T20">escript</text:span></text:p>
      <text:p text:style-name="Horizontal_20_Line"><text:soft-page-break/></text:p>
      <text:p text:style-name="P7">Убедитесь, что всё компилируется. Должна получиться разделяемая библиотека.</text:p>
      <text:p text:style-name="P7">Теперь создайте тестовое приложение <text:span text:style-name="T57">с именем </text:span>«<text:span text:style-name="T57">simple</text:span>» по шаблону «Консольное приложение». В нём будет один файл примерно такого содержания:</text:p>
      <text:p text:style-name="КОД">#<text:span text:style-name="T26">include</text:span><text:span text:style-name="T7"> </text:span>&lt;<text:span text:style-name="T20">iostream</text:span>&gt;</text:p>
      <text:p text:style-name="КОД">#<text:span text:style-name="T26">include</text:span><text:span text:style-name="T7"> </text:span><text:span text:style-name="T20">"escript.h"</text:span></text:p>
      <text:p text:style-name="КОД"><text:span text:style-name="T28">using</text:span><text:span text:style-name="T7"> </text:span><text:span text:style-name="T28">namespace</text:span><text:span text:style-name="T7"> </text:span><text:span text:style-name="T2">std</text:span>;</text:p>
      <text:p text:style-name="КОД"><text:span text:style-name="T28">using</text:span><text:span text:style-name="T7"> </text:span><text:span text:style-name="T28">namespace</text:span><text:span text:style-name="T7"> </text:span><text:span text:style-name="T2">escript</text:span>;</text:p>
      <text:p text:style-name="КОД"/>
      <text:p text:style-name="КОД"><text:span text:style-name="T28">int</text:span><text:span text:style-name="T7"> </text:span><text:span text:style-name="T16">main</text:span>()</text:p>
      <text:p text:style-name="КОД">{</text:p>
      <text:p text:style-name="КОД"><text:span text:style-name="T7"><text:s text:c="4"/></text:span><text:span text:style-name="T2">EScript</text:span><text:span text:style-name="T7"> </text:span><text:span text:style-name="T12">engine</text:span>;</text:p>
      <text:p text:style-name="КОД"><text:span text:style-name="T7"><text:s text:c="4"/></text:span><text:span text:style-name="T30">cout</text:span><text:span text:style-name="T7"> </text:span><text:span text:style-name="T15">&lt;&lt;</text:span><text:span text:style-name="T7"> </text:span><text:span text:style-name="T20">"Hello World!"</text:span><text:span text:style-name="T7"> </text:span><text:span text:style-name="T15">&lt;&lt;</text:span><text:span text:style-name="T7"> </text:span><text:span text:style-name="T15">endl</text:span>;</text:p>
      <text:p text:style-name="КОД"><text:span text:style-name="T7"><text:s text:c="4"/></text:span><text:span text:style-name="T28">return</text:span><text:span text:style-name="T7"> </text:span><text:span text:style-name="T26">0</text:span>;</text:p>
      <text:p text:style-name="КОД">}</text:p>
      <text:p text:style-name="Horizontal_20_Line"/>
      <text:p text:style-name="P7">Добавьте в этот проект ссылку на библиотеку EScript. Всё должно скомпилироваться.</text:p>
      <text:h text:style-name="P193" text:outline-level="2">Определение интерфейса движка</text:h>
      <text:p text:style-name="P8"><text:span text:style-name="T29">Теперь откроем файл </text:span>«escript.h». <text:span text:style-name="T29">Это файл декларации класса движка. Единственны</text:span><text:span text:style-name="T57">е</text:span><text:span text:style-name="T29"> метод</text:span><text:span text:style-name="T57">ы</text:span><text:span text:style-name="T29">, которы</text:span><text:span text:style-name="T57">е</text:span><text:span text:style-name="T29"> пока буд</text:span><text:span text:style-name="T57">у</text:span><text:span text:style-name="T29">т доступн</text:span><text:span text:style-name="T57">ы</text:span><text:span text:style-name="T29"> снаружи, это его конструктор и метод выполнения кода. Добавьте в него сигнатуру метода eval:</text:span></text:p>
      <text:p text:style-name="КОД"><text:span text:style-name="T7"><text:s text:c="4"/></text:span><text:span text:style-name="T26">/**</text:span></text:p>
      <text:p text:style-name="КОД"><text:span text:style-name="T7"><text:s text:c="5"/></text:span><text:span text:style-name="T26">*</text:span><text:span text:style-name="T7"> </text:span><text:span text:style-name="T27">@brief</text:span><text:span text:style-name="T7"> </text:span><text:span text:style-name="T26">Выполняет</text:span><text:span text:style-name="T7"> </text:span><text:span text:style-name="T26">указанную</text:span><text:span text:style-name="T7"> </text:span><text:span text:style-name="T26">строку</text:span><text:span text:style-name="T7"> </text:span><text:span text:style-name="T26">кода</text:span></text:p>
      <text:p text:style-name="КОД"><text:span text:style-name="T7"><text:s text:c="5"/></text:span><text:span text:style-name="T26">*</text:span><text:span text:style-name="T7"> </text:span><text:span text:style-name="T27">@param</text:span><text:span text:style-name="T7"> </text:span><text:span text:style-name="T26">strCode</text:span><text:span text:style-name="T7"> </text:span><text:span text:style-name="T26">строка</text:span><text:span text:style-name="T7"> </text:span><text:span text:style-name="T26">кода</text:span></text:p>
      <text:p text:style-name="КОД"><text:span text:style-name="T7"><text:s text:c="5"/></text:span><text:span text:style-name="T26">*/</text:span></text:p>
      <text:p text:style-name="КОД"><text:span text:style-name="T7"><text:s text:c="4"/></text:span><text:span text:style-name="T28">void</text:span><text:span text:style-name="T7"> </text:span><text:span text:style-name="T16">eval</text:span>(<text:span text:style-name="T28">const</text:span><text:span text:style-name="T7"> </text:span><text:span text:style-name="T2">std</text:span>::<text:span text:style-name="T2">u32string</text:span><text:span text:style-name="T7"> </text:span>&amp;<text:span text:style-name="T12">strCode</text:span>);</text:p>
      <text:p text:style-name="Horizontal_20_Line"/>
      <text:p text:style-name="P7">И реализацию в файл «escript.cpp»:</text:p>
      <text:p text:style-name="КОД"><text:span text:style-name="T28">void</text:span><text:span text:style-name="T7"> </text:span><text:span text:style-name="T2">EScript</text:span>::<text:span text:style-name="T16">eval</text:span>(<text:span text:style-name="T28">const</text:span><text:span text:style-name="T7"> </text:span><text:span text:style-name="T2">std</text:span>::<text:span text:style-name="T2">u32string</text:span><text:span text:style-name="T7"> </text:span>&amp;<text:span text:style-name="T12">strCode</text:span>)</text:p>
      <text:p text:style-name="КОД">{</text:p>
      <text:p text:style-name="КОД"><text:s text:c="4"/></text:p>
      <text:p text:style-name="КОД">}</text:p>
      <text:p text:style-name="Horizontal_20_Line"/>
      <text:p text:style-name="P9">Этот метод должен будет выполнить код на нашем скриптовом языке. Заметим, что он ничего не возвращает. Условимся, что в случае ошибки все методы будут выбрасывать исключение. Добраться до результата мы сможем через другие методы. Например, если мы пожелаем выполнить такой код:</text:p>
      <text:p text:style-name="КОД"><text:span text:style-name="T2"><text:s text:c="4"/>EScript</text:span><text:span text:style-name="T7"> </text:span><text:span text:style-name="T12">engine</text:span>;</text:p>
      <text:p text:style-name="КОД"><text:span text:style-name="T7"><text:s text:c="4"/></text:span><text:span text:style-name="T2">std</text:span>::<text:span text:style-name="T2">u32string</text:span><text:span text:style-name="T7"> </text:span><text:span text:style-name="T12">code</text:span><text:span text:style-name="T7"> </text:span>=<text:span text:style-name="T7"> </text:span><text:span text:style-name="T20">U"i</text:span><text:span text:style-name="T7"> </text:span><text:span text:style-name="T20">=</text:span><text:span text:style-name="T7"> </text:span><text:span text:style-name="T20">1</text:span><text:span text:style-name="T7"> </text:span><text:span text:style-name="T20">+</text:span><text:span text:style-name="T7"> </text:span><text:span text:style-name="T20">2;"</text:span>;</text:p>
      <text:p text:style-name="КОД"><text:span text:style-name="T7"><text:s text:c="4"/></text:span><text:span text:style-name="T12">engine</text:span>.<text:span text:style-name="T15">eval</text:span>(<text:span text:style-name="T12">code</text:span>);</text:p>
      <text:p text:style-name="Horizontal_20_Line"/>
      <text:p text:style-name="P9">то мы должны будем найти в таблице символов переменную «i», иначе попросту возвращаемых значений не напасёшься.</text:p>
      <text:p text:style-name="P9">Предвосхищая вопрос: «А если мы захотим как в QtQuick присваивать куски кода чему-то?», отметим, что создаваемый там кусок кода — это блок, тот, что в фигурных скобках, либо функция, либо даже массив. <text:span text:style-name="T31">Э</text:span>то какая-то синтаксическая единица, так или иначе <text:soft-page-break/>транслируемая <text:span text:style-name="T31">в промежуточное представление, но не сразу же выполняемая, а по мере необходимости</text:span>. <text:span text:style-name="T31">Для этого нам придётся ввести другой метод, который создаст эту единицу, где-то сохранит, а когда понадобится — эта единица будет выполнена. Мы добавим </text:span><text:span text:style-name="T32">его</text:span><text:span text:style-name="T31"> позже.</text:span></text:p>
      <text:p text:style-name="P10">А пока что <text:span text:style-name="T33">у нас будет </text:span>единственный метод eval(), <text:span text:style-name="T33">на котором мы всё обкатаем</text:span>.</text:p>
      <text:p text:style-name="P11">В методе main проекта «simple» напишите такие строки:</text:p>
      <text:p text:style-name="КОД"><text:span text:style-name="T28">int</text:span><text:span text:style-name="T7"> </text:span><text:span text:style-name="T16">main</text:span>()</text:p>
      <text:p text:style-name="КОД">{</text:p>
      <text:p text:style-name="КОД"><text:span text:style-name="T7"><text:s text:c="4"/></text:span><text:span text:style-name="T2">EScript</text:span><text:span text:style-name="T7"> </text:span><text:span text:style-name="T12">engine</text:span>;</text:p>
      <text:p text:style-name="КОД"><text:span text:style-name="T7"><text:s text:c="4"/></text:span><text:span text:style-name="T2">std</text:span>::<text:span text:style-name="T2">u32string</text:span><text:span text:style-name="T7"> </text:span><text:span text:style-name="T12">code</text:span><text:span text:style-name="T7"> </text:span>=<text:span text:style-name="T7"> </text:span><text:span text:style-name="T20">U"i</text:span><text:span text:style-name="T7"> </text:span><text:span text:style-name="T20">=</text:span><text:span text:style-name="T7"> </text:span><text:span text:style-name="T20">1</text:span><text:span text:style-name="T7"> </text:span><text:span text:style-name="T20">+</text:span><text:span text:style-name="T7"> </text:span><text:span text:style-name="T20">2;"</text:span>;</text:p>
      <text:p text:style-name="КОД"><text:span text:style-name="T7"><text:s text:c="4"/></text:span><text:span text:style-name="T12">engine</text:span>.<text:span text:style-name="T15">eval</text:span>(<text:span text:style-name="T12">code</text:span>);</text:p>
      <text:p text:style-name="КОД"><text:span text:style-name="T7"><text:s text:c="4"/></text:span><text:span text:style-name="T28">return</text:span><text:span text:style-name="T7"> </text:span><text:span text:style-name="T26">0</text:span>;</text:p>
      <text:p text:style-name="КОД">}</text:p>
      <text:p text:style-name="Horizontal_20_Line"/>
      <text:p text:style-name="P11">Убедитесь, что всё собирается без ошибок. С этим мы будем работать дальше.</text:p>
      <text:h text:style-name="P194" text:outline-level="2">Схема транслятора</text:h>
      <text:p text:style-name="P12">Типичный транслятор работает примерно по такой схеме:</text:p>
      <text:p text:style-name="P12">Лексический анализатор → Синтаксический анализатор → Промежуточное представление</text:p>
      <text:p text:style-name="P12">На этом заканчивается front-end. Далее начинается back-end:</text:p>
      <text:p text:style-name="P12">→ Генератор целевого кода → <text:span text:style-name="T34">О</text:span>птимизатор <text:span text:style-name="T34">кода</text:span> → объектный код/исполняемый файл.</text:p>
      <text:p text:style-name="P12">Лексический анализатор читает входной поток, разбивает его на токены и передаёт токены синтаксическому анализатору. </text:p>
      <text:p text:style-name="P12">Синтаксический анализатор изолирован от входного потока. Его задача — проверить правильность синтаксиса и выстроить промежуточное представление.</text:p>
      <text:p text:style-name="P12">Промежуточное представление бывает: в виде дерева разбора, в виде префиксной записи, в виде трёхадресного кода.</text:p>
      <text:p text:style-name="P13">В нашем случае промежуточное представление лучше взять в виде трехадресного кода, <text:span text:style-name="T34">который также будет являться и целевым кодом нашей абстрактной машины</text:span>. Это проще, и мы сразу получим код, который можно выполнить.</text:p>
      <text:p text:style-name="P17"><text:span text:style-name="T35">Исходя из этого давайте добавим </text:span><text:span text:style-name="T36">в проект «EScript» </text:span><text:span text:style-name="T35">класс</text:span><text:span text:style-name="T37">ы лексического и синтаксического анализаторов. </text:span><text:span text:style-name="T38">На диаграмме классов это выглядит следующим образом:</text:span></text:p>
      <text:p text:style-name="P15"><text:soft-page-break/><draw:frame draw:style-name="fr1" draw:name="Изображение1" text:anchor-type="as-char" svg:width="12.515cm" svg:height="8.784cm" draw:z-index="0"><draw:image xlink:href="Pictures/10000000000001D90000014C15785F10395E2F0E.png" xlink:type="simple" xlink:show="embed" xlink:actuate="onLoad" draw:mime-type="image/png"/></draw:frame></text:p>
      <text:p text:style-name="P14">Экземпляр EScript получает строку кода. Эта строка передаётся в метод parse() синтаксического анализатора. Парсер отдаёт эту строку в лексический анализатор и использует последний для извлечения из этой строки токенов. Токен — это перечисление, например, токеном будет конкретно взятое ключевое слово, строковый литерал, число или точка с запятой. <text:span text:style-name="T39">Parser вызывает функцию Lexer::next() до тех пор, пока она не вернёт E</text:span><text:span text:style-name="T41">of</text:span><text:span text:style-name="T39">, т. е. не будет достигнут конец строки.</text:span></text:p>
      <text:p text:style-name="P16">Сразу отметим, что синтаксическому анализатору понадобится последний разобранный токен как в виде значения (перечисление Token), так и в виде строки (например, имя переменной или функции). <text:span text:style-name="T40">Поэтому добавим несколько членов в класс Lexer: ссылку на саму строку, позицию в строке, последний токен.</text:span></text:p>
      <text:p text:style-name="P18">Приведём полный текст текущей версии классов:</text:p>
      <text:p text:style-name="КОД">/**</text:p>
      <text:p text:style-name="КОД"><text:span text:style-name="T7"><text:s/></text:span><text:span text:style-name="T26">*</text:span><text:span text:style-name="T7"> </text:span><text:span text:style-name="T27">@file</text:span><text:span text:style-name="T7"> </text:span><text:span text:style-name="T26">lexer.h</text:span></text:p>
      <text:p text:style-name="КОД"><text:span text:style-name="T7"><text:s/></text:span><text:span text:style-name="T26">*</text:span><text:span text:style-name="T7"> </text:span><text:span text:style-name="T27">@brief</text:span><text:span text:style-name="T7"> </text:span><text:span text:style-name="T26">Лексический</text:span><text:span text:style-name="T7"> </text:span><text:span text:style-name="T26">анализатор</text:span><text:span text:style-name="T7"> </text:span><text:span text:style-name="T26">-</text:span><text:span text:style-name="T7"> </text:span><text:span text:style-name="T26">объявление</text:span></text:p>
      <text:p text:style-name="КОД"><text:span text:style-name="T7"><text:s/></text:span><text:span text:style-name="T26">*/</text:span></text:p>
      <text:p text:style-name="КОД">#<text:span text:style-name="T26">ifndef</text:span><text:span text:style-name="T7"> </text:span><text:span text:style-name="T26">LEXER_H</text:span></text:p>
      <text:p text:style-name="КОД">#<text:span text:style-name="T26">define</text:span><text:span text:style-name="T7"> </text:span><text:span text:style-name="T26">LEXER_H</text:span></text:p>
      <text:p text:style-name="КОД">#<text:span text:style-name="T26">include</text:span><text:span text:style-name="T7"> </text:span><text:span text:style-name="T20">"EScript_global.h"</text:span></text:p>
      <text:p text:style-name="КОД">#<text:span text:style-name="T26">include</text:span><text:span text:style-name="T7"> </text:span><text:span text:style-name="T20">"token.h"</text:span></text:p>
      <text:p text:style-name="КОД"><text:span text:style-name="T28">namespace</text:span><text:span text:style-name="T7"> </text:span><text:span text:style-name="T3">escript</text:span><text:span text:style-name="T7"> </text:span>{</text:p>
      <text:p text:style-name="КОД">/**</text:p>
      <text:p text:style-name="КОД"><text:span text:style-name="T7"><text:s/></text:span><text:span text:style-name="T26">*</text:span><text:span text:style-name="T7"> </text:span><text:span text:style-name="T27">@brief</text:span><text:span text:style-name="T7"> </text:span><text:span text:style-name="T26">Лексический</text:span><text:span text:style-name="T7"> </text:span><text:span text:style-name="T26">анализатор</text:span></text:p>
      <text:p text:style-name="КОД"><text:span text:style-name="T7"><text:s/></text:span><text:span text:style-name="T26">*/</text:span></text:p>
      <text:p text:style-name="КОД"><text:span text:style-name="T28">class</text:span><text:span text:style-name="T7"> </text:span><text:span text:style-name="T26">ESCRIPT_EXPORT</text:span><text:span text:style-name="T7"> </text:span><text:span text:style-name="T3">Lexer</text:span></text:p>
      <text:p text:style-name="КОД">{</text:p>
      <text:p text:style-name="КОД"><text:span text:style-name="T28">private</text:span>:</text:p>
      <text:p text:style-name="КОД"><text:span text:style-name="T7"><text:s text:c="4"/></text:span><text:span text:style-name="T20">//</text:span><text:span text:style-name="T7"> </text:span><text:span text:style-name="T20">разбираемый</text:span><text:span text:style-name="T7"> </text:span><text:span text:style-name="T20">текст</text:span></text:p>
      <text:p text:style-name="КОД"><text:span text:style-name="T7"><text:s text:c="4"/></text:span><text:span text:style-name="T28">const</text:span><text:span text:style-name="T7"> </text:span><text:span text:style-name="T2">std</text:span>::<text:span text:style-name="T2">u32string</text:span><text:span text:style-name="T7"> </text:span>&amp;<text:span text:style-name="T42">_text</text:span>;</text:p>
      <text:p text:style-name="КОД"><text:span text:style-name="T7"><text:s text:c="4"/></text:span><text:span text:style-name="T20">//</text:span><text:span text:style-name="T7"> </text:span><text:span text:style-name="T20">текущая</text:span><text:span text:style-name="T7"> </text:span><text:span text:style-name="T20">позиция</text:span><text:span text:style-name="T7"> </text:span><text:span text:style-name="T20">в</text:span><text:span text:style-name="T7"> </text:span><text:span text:style-name="T20">строке</text:span></text:p>
      <text:p text:style-name="КОД"><text:span text:style-name="T7"><text:s text:c="4"/></text:span><text:span text:style-name="T28">int</text:span><text:span text:style-name="T7"> </text:span><text:span text:style-name="T42">_pos</text:span><text:span text:style-name="T7"> </text:span>{<text:span text:style-name="T7"> </text:span><text:span text:style-name="T26">0</text:span><text:span text:style-name="T7"> </text:span>};</text:p>
      <text:p text:style-name="КОД"><text:span text:style-name="T7"><text:s text:c="4"/></text:span><text:span text:style-name="T20">//</text:span><text:span text:style-name="T7"> </text:span><text:span text:style-name="T20">последний</text:span><text:span text:style-name="T7"> </text:span><text:span text:style-name="T20">разобранный</text:span><text:span text:style-name="T7"> </text:span><text:span text:style-name="T20">токен</text:span></text:p>
      <text:p text:style-name="КОД"><text:span text:style-name="T7"><text:s text:c="4"/></text:span><text:span text:style-name="T2">Token</text:span><text:span text:style-name="T7"> </text:span><text:span text:style-name="T42">_token</text:span><text:span text:style-name="T7"> </text:span>=<text:span text:style-name="T7"> </text:span><text:span text:style-name="T2">Token</text:span>::<text:span text:style-name="T2">Eof</text:span>;</text:p>
      <text:p text:style-name="КОД"><text:span text:style-name="T7"><text:s text:c="4"/></text:span><text:span text:style-name="T20">//</text:span><text:span text:style-name="T7"> </text:span><text:span text:style-name="T20">строковое</text:span><text:span text:style-name="T7"> </text:span><text:span text:style-name="T20">представление</text:span><text:span text:style-name="T7"> </text:span><text:span text:style-name="T20">последнего</text:span><text:span text:style-name="T7"> </text:span><text:span text:style-name="T20">разобранного</text:span><text:span text:style-name="T7"> </text:span><text:span text:style-name="T20">токена</text:span></text:p>
      <text:p text:style-name="КОД"><text:span text:style-name="T7"><text:s text:c="4"/></text:span><text:span text:style-name="T2">std</text:span>::<text:span text:style-name="T2">u32string</text:span><text:span text:style-name="T7"> </text:span><text:span text:style-name="T42">_tokenText</text:span>;</text:p>
      <text:p text:style-name="КОД"><text:span text:style-name="T28">public</text:span>:</text:p>
      <text:p text:style-name="КОД"><text:soft-page-break/><text:span text:style-name="T7"><text:s text:c="4"/></text:span><text:span text:style-name="T26">/**</text:span></text:p>
      <text:p text:style-name="КОД"><text:span text:style-name="T7"><text:s text:c="5"/></text:span><text:span text:style-name="T26">*</text:span><text:span text:style-name="T7"> </text:span><text:span text:style-name="T27">@brief</text:span><text:span text:style-name="T7"> </text:span><text:span text:style-name="T26">Создаёт</text:span><text:span text:style-name="T7"> </text:span><text:span text:style-name="T26">новый</text:span><text:span text:style-name="T7"> </text:span><text:span text:style-name="T26">экземпляр</text:span><text:span text:style-name="T7"> </text:span><text:span text:style-name="T26">класса</text:span><text:span text:style-name="T7"> </text:span><text:span text:style-name="T26">Lexer</text:span></text:p>
      <text:p text:style-name="КОД"><text:span text:style-name="T7"><text:s text:c="5"/></text:span><text:span text:style-name="T26">*/</text:span></text:p>
      <text:p text:style-name="КОД"><text:span text:style-name="T7"><text:s text:c="4"/></text:span><text:span text:style-name="T16">Lexer</text:span>(<text:span text:style-name="T28">const</text:span><text:span text:style-name="T7"> </text:span><text:span text:style-name="T2">std</text:span>::<text:span text:style-name="T2">u32string</text:span><text:span text:style-name="T7"> </text:span>&amp;<text:span text:style-name="T12">strCode</text:span>);</text:p>
      <text:p text:style-name="КОД"><text:span text:style-name="T7"><text:s text:c="4"/></text:span><text:span text:style-name="T26">/**</text:span></text:p>
      <text:p text:style-name="КОД"><text:span text:style-name="T7"><text:s text:c="5"/></text:span><text:span text:style-name="T26">*</text:span><text:span text:style-name="T7"> </text:span><text:span text:style-name="T27">@brief</text:span><text:span text:style-name="T7"> </text:span><text:span text:style-name="T26">Освобождает</text:span><text:span text:style-name="T7"> </text:span><text:span text:style-name="T26">связанные</text:span><text:span text:style-name="T7"> </text:span><text:span text:style-name="T26">с</text:span><text:span text:style-name="T7"> </text:span><text:span text:style-name="T26">этим</text:span><text:span text:style-name="T7"> </text:span><text:span text:style-name="T26">экземпляром</text:span><text:span text:style-name="T7"> </text:span><text:span text:style-name="T26">ресурсы</text:span></text:p>
      <text:p text:style-name="КОД"><text:span text:style-name="T7"><text:s text:c="5"/></text:span><text:span text:style-name="T26">*/</text:span></text:p>
      <text:p text:style-name="КОД"><text:span text:style-name="T7"><text:s text:c="4"/></text:span><text:span text:style-name="T28">virtual</text:span><text:span text:style-name="T7"> </text:span>~<text:span text:style-name="T18">Lexer</text:span>();</text:p>
      <text:p text:style-name="КОД"><text:span text:style-name="T7"><text:s text:c="4"/></text:span><text:span text:style-name="T26">/**</text:span></text:p>
      <text:p text:style-name="КОД"><text:span text:style-name="T7"><text:s text:c="5"/></text:span><text:span text:style-name="T26">*</text:span><text:span text:style-name="T7"> </text:span><text:span text:style-name="T27">@brief</text:span><text:span text:style-name="T7"> </text:span><text:span text:style-name="T26">Возвращает</text:span><text:span text:style-name="T7"> </text:span><text:span text:style-name="T26">следующий</text:span><text:span text:style-name="T7"> </text:span><text:span text:style-name="T26">токен</text:span><text:span text:style-name="T7"> </text:span><text:span text:style-name="T26">из</text:span><text:span text:style-name="T7"> </text:span><text:span text:style-name="T26">входного</text:span><text:span text:style-name="T7"> </text:span><text:span text:style-name="T26">потока</text:span></text:p>
      <text:p text:style-name="КОД"><text:span text:style-name="T7"><text:s text:c="5"/></text:span><text:span text:style-name="T26">*</text:span><text:span text:style-name="T7"> </text:span><text:span text:style-name="T27">@return</text:span><text:span text:style-name="T7"> </text:span><text:span text:style-name="T26">Token::Eof</text:span><text:span text:style-name="T7"> </text:span><text:span text:style-name="T26">в</text:span><text:span text:style-name="T7"> </text:span><text:span text:style-name="T26">случе</text:span><text:span text:style-name="T7"> </text:span><text:span text:style-name="T26">достижения</text:span><text:span text:style-name="T7"> </text:span><text:span text:style-name="T26">конца</text:span><text:span text:style-name="T7"> </text:span><text:span text:style-name="T26">потока</text:span></text:p>
      <text:p text:style-name="КОД"><text:span text:style-name="T7"><text:s text:c="5"/></text:span><text:span text:style-name="T26">*/</text:span></text:p>
      <text:p text:style-name="КОД"><text:span text:style-name="T7"><text:s text:c="4"/></text:span><text:span text:style-name="T2">Token</text:span><text:span text:style-name="T7"> </text:span><text:span text:style-name="T16">next</text:span>();</text:p>
      <text:p text:style-name="КОД"><text:span text:style-name="T7"><text:s text:c="4"/></text:span><text:span text:style-name="T26">/**</text:span></text:p>
      <text:p text:style-name="КОД"><text:span text:style-name="T7"><text:s text:c="5"/></text:span><text:span text:style-name="T26">*</text:span><text:span text:style-name="T7"> </text:span><text:span text:style-name="T27">@brief</text:span><text:span text:style-name="T7"> </text:span><text:span text:style-name="T26">Возвращает</text:span><text:span text:style-name="T7"> </text:span><text:span text:style-name="T26">последний</text:span><text:span text:style-name="T7"> </text:span><text:span text:style-name="T26">разобранный</text:span><text:span text:style-name="T7"> </text:span><text:span text:style-name="T26">токен</text:span></text:p>
      <text:p text:style-name="КОД"><text:span text:style-name="T7"><text:s text:c="5"/></text:span><text:span text:style-name="T26">*</text:span><text:span text:style-name="T7"> </text:span><text:span text:style-name="T27">@return</text:span></text:p>
      <text:p text:style-name="КОД"><text:span text:style-name="T7"><text:s text:c="5"/></text:span><text:span text:style-name="T26">*/</text:span></text:p>
      <text:p text:style-name="P165"><text:span text:style-name="T7"><text:s text:c="4"/></text:span><text:span text:style-name="T2">Token</text:span><text:span text:style-name="T7"> </text:span><text:span text:style-name="T16">currentToken</text:span>()<text:span text:style-name="T7"> </text:span><text:span text:style-name="T28">const</text:span>;</text:p>
      <text:p text:style-name="КОД"><text:span text:style-name="T7"><text:s text:c="4"/></text:span><text:span text:style-name="T26">/**</text:span></text:p>
      <text:p text:style-name="КОД"><text:span text:style-name="T7"><text:s text:c="5"/></text:span><text:span text:style-name="T26">*</text:span><text:span text:style-name="T7"> </text:span><text:span text:style-name="T27">@brief</text:span><text:span text:style-name="T7"> </text:span><text:span text:style-name="T26">Возвращает</text:span><text:span text:style-name="T7"> </text:span><text:span text:style-name="T26">строковое</text:span><text:span text:style-name="T7"> </text:span><text:span text:style-name="T26">представление</text:span><text:span text:style-name="T7"> </text:span><text:span text:style-name="T26">последнего</text:span><text:span text:style-name="T7"> </text:span><text:span text:style-name="T26">разобранного</text:span><text:span text:style-name="T7"> </text:span><text:span text:style-name="T26">токена</text:span></text:p>
      <text:p text:style-name="КОД"><text:span text:style-name="T7"><text:s text:c="5"/></text:span><text:span text:style-name="T26">*</text:span><text:span text:style-name="T7"> </text:span><text:span text:style-name="T27">@return</text:span></text:p>
      <text:p text:style-name="КОД"><text:span text:style-name="T7"><text:s text:c="5"/></text:span><text:span text:style-name="T26">*/</text:span></text:p>
      <text:p text:style-name="КОД"><text:span text:style-name="T7"><text:s text:c="4"/></text:span><text:span text:style-name="T28">const</text:span><text:span text:style-name="T7"> </text:span><text:span text:style-name="T2">std</text:span>::<text:span text:style-name="T2">u32string</text:span><text:span text:style-name="T7"> </text:span>&amp;<text:span text:style-name="T16">tokenText</text:span>()<text:span text:style-name="T7"> </text:span><text:span text:style-name="T28">const</text:span>;</text:p>
      <text:p text:style-name="КОД">};</text:p>
      <text:p text:style-name="КОД">}<text:span text:style-name="T7"> </text:span><text:span text:style-name="T20">//</text:span><text:span text:style-name="T7"> </text:span><text:span text:style-name="T20">namespace</text:span><text:span text:style-name="T7"> </text:span><text:span text:style-name="T20">escript</text:span></text:p>
      <text:p text:style-name="КОД"><text:span text:style-name="T26">#endif</text:span><text:span text:style-name="T7"> </text:span><text:span text:style-name="T20">//</text:span><text:span text:style-name="T7"> </text:span><text:span text:style-name="T20">LEXER_H</text:span></text:p>
      <text:p text:style-name="Horizontal_20_Line"/>
      <text:p text:style-name="КОД">/**</text:p>
      <text:p text:style-name="КОД"><text:span text:style-name="T7"><text:s/></text:span><text:span text:style-name="T26">*</text:span><text:span text:style-name="T7"> </text:span><text:span text:style-name="T27">@file</text:span><text:span text:style-name="T7"> </text:span><text:span text:style-name="T26">lexer.cpp</text:span></text:p>
      <text:p text:style-name="КОД"><text:span text:style-name="T7"><text:s/></text:span><text:span text:style-name="T26">*</text:span><text:span text:style-name="T7"> </text:span><text:span text:style-name="T27">@brief</text:span><text:span text:style-name="T7"> </text:span><text:span text:style-name="T26">Лексический</text:span><text:span text:style-name="T7"> </text:span><text:span text:style-name="T26">анализатор</text:span><text:span text:style-name="T7"> </text:span><text:span text:style-name="T26">-</text:span><text:span text:style-name="T7"> </text:span><text:span text:style-name="T26">реализация</text:span></text:p>
      <text:p text:style-name="КОД"><text:span text:style-name="T7"><text:s/></text:span><text:span text:style-name="T26">*/</text:span></text:p>
      <text:p text:style-name="КОД">#<text:span text:style-name="T26">include</text:span><text:span text:style-name="T7"> </text:span><text:span text:style-name="T20">"stdafx.h"</text:span></text:p>
      <text:p text:style-name="КОД"><text:span text:style-name="T26">#include</text:span><text:span text:style-name="T7"> </text:span><text:span text:style-name="T20">"lexer.h"</text:span></text:p>
      <text:p text:style-name="КОД"><text:span text:style-name="T28">namespace</text:span><text:span text:style-name="T7"> </text:span><text:span text:style-name="T3">escript</text:span><text:span text:style-name="T7"> </text:span>{</text:p>
      <text:p text:style-name="КОД"><text:span text:style-name="T2">Lexer</text:span>::<text:span text:style-name="T16">Lexer</text:span>(<text:span text:style-name="T28">const</text:span><text:span text:style-name="T7"> </text:span><text:span text:style-name="T2">std</text:span>::<text:span text:style-name="T2">u32string</text:span><text:span text:style-name="T7"> </text:span>&amp;<text:span text:style-name="T12">strCode</text:span>)</text:p>
      <text:p text:style-name="КОД"><text:span text:style-name="T7"><text:s text:c="4"/></text:span>:<text:span text:style-name="T7"> </text:span><text:span text:style-name="T42">_text</text:span>(<text:span text:style-name="T12">strCode</text:span>)</text:p>
      <text:p text:style-name="КОД">{</text:p>
      <text:p text:style-name="КОД">}</text:p>
      <text:p text:style-name="КОД"><text:span text:style-name="T2">Lexer</text:span>::~<text:span text:style-name="T18">Lexer</text:span>()</text:p>
      <text:p text:style-name="КОД">{</text:p>
      <text:p text:style-name="КОД">}</text:p>
      <text:p text:style-name="КОД"><text:span text:style-name="T2">Token</text:span><text:span text:style-name="T7"> </text:span><text:span text:style-name="T2">Lexer</text:span>::<text:span text:style-name="T16">next</text:span>()</text:p>
      <text:p text:style-name="КОД">{</text:p>
      <text:p text:style-name="КОД"><text:span text:style-name="T7"><text:s text:c="4"/></text:span><text:span text:style-name="T28">return</text:span><text:span text:style-name="T7"> </text:span><text:span text:style-name="T2">Token</text:span>::<text:span text:style-name="T2">Eof</text:span>;</text:p>
      <text:p text:style-name="КОД">}</text:p>
      <text:p text:style-name="P165"><text:span text:style-name="T2">Token</text:span><text:span text:style-name="T7"> </text:span><text:span text:style-name="T2">Lexer</text:span>::<text:span text:style-name="T16">currentToken</text:span>()<text:span text:style-name="T7"> </text:span><text:span text:style-name="T28">const</text:span></text:p>
      <text:p text:style-name="КОД">{</text:p>
      <text:p text:style-name="КОД"><text:span text:style-name="T7"><text:s text:c="4"/></text:span><text:span text:style-name="T28">return</text:span><text:span text:style-name="T7"> </text:span><text:span text:style-name="T42">_token</text:span>;</text:p>
      <text:p text:style-name="КОД">}</text:p>
      <text:p text:style-name="КОД"><text:span text:style-name="T28">const</text:span><text:span text:style-name="T7"> </text:span><text:span text:style-name="T2">std</text:span>::<text:span text:style-name="T2">u32string</text:span><text:span text:style-name="T7"> </text:span>&amp;<text:span text:style-name="T2">Lexer</text:span>::<text:span text:style-name="T16">tokenText</text:span>()<text:span text:style-name="T7"> </text:span><text:span text:style-name="T28">const</text:span></text:p>
      <text:p text:style-name="КОД">{</text:p>
      <text:p text:style-name="КОД"><text:span text:style-name="T7"><text:s text:c="4"/></text:span><text:span text:style-name="T28">return</text:span><text:span text:style-name="T7"> </text:span><text:span text:style-name="T42">_tokenText</text:span>;</text:p>
      <text:p text:style-name="КОД">}</text:p>
      <text:p text:style-name="КОД">}<text:span text:style-name="T7"> </text:span><text:span text:style-name="T20">//</text:span><text:span text:style-name="T7"> </text:span><text:span text:style-name="T20">namespace</text:span><text:span text:style-name="T7"> </text:span><text:span text:style-name="T20">escript</text:span></text:p>
      <text:p text:style-name="Horizontal_20_Line"/>
      <text:p text:style-name="КОД">/**</text:p>
      <text:p text:style-name="КОД"><text:span text:style-name="T7"><text:s/></text:span><text:span text:style-name="T26">*</text:span><text:span text:style-name="T7"> </text:span><text:span text:style-name="T27">@file</text:span><text:span text:style-name="T7"> </text:span><text:span text:style-name="T26">token.h</text:span></text:p>
      <text:p text:style-name="КОД"><text:span text:style-name="T7"><text:s/></text:span><text:span text:style-name="T26">*</text:span><text:span text:style-name="T7"> </text:span><text:span text:style-name="T27">@brief</text:span><text:span text:style-name="T7"> </text:span><text:span text:style-name="T26">Определение</text:span><text:span text:style-name="T7"> </text:span><text:span text:style-name="T26">токенов</text:span></text:p>
      <text:p text:style-name="КОД"><text:span text:style-name="T7"><text:s/></text:span><text:span text:style-name="T26">*/</text:span></text:p>
      <text:p text:style-name="КОД">#<text:span text:style-name="T26">ifndef</text:span><text:span text:style-name="T7"> </text:span><text:span text:style-name="T26">TOKEN_H</text:span></text:p>
      <text:p text:style-name="КОД">#<text:span text:style-name="T26">define</text:span><text:span text:style-name="T7"> </text:span><text:span text:style-name="T26">TOKEN_H</text:span></text:p>
      <text:p text:style-name="КОД"><text:span text:style-name="T28">namespace</text:span><text:span text:style-name="T7"> </text:span><text:span text:style-name="T3">escript</text:span><text:span text:style-name="T7"> </text:span>{</text:p>
      <text:p text:style-name="КОД"><text:soft-page-break/>/**</text:p>
      <text:p text:style-name="КОД"><text:span text:style-name="T7"><text:s/></text:span><text:span text:style-name="T26">*</text:span><text:span text:style-name="T7"> </text:span><text:span text:style-name="T27">@brief</text:span><text:span text:style-name="T7"> </text:span><text:span text:style-name="T26">Токен</text:span></text:p>
      <text:p text:style-name="КОД"><text:span text:style-name="T7"><text:s/></text:span><text:span text:style-name="T26">*/</text:span></text:p>
      <text:p text:style-name="КОД"><text:span text:style-name="T28">enum</text:span><text:span text:style-name="T7"> </text:span><text:span text:style-name="T28">class</text:span><text:span text:style-name="T7"> </text:span><text:span text:style-name="T3">Token</text:span></text:p>
      <text:p text:style-name="КОД">{</text:p>
      <text:p text:style-name="КОД"><text:span text:style-name="T7"><text:s text:c="4"/></text:span><text:span text:style-name="T2">Eof</text:span><text:span text:style-name="T7"> </text:span>=<text:span text:style-name="T7"> </text:span><text:span text:style-name="T26">0</text:span>,<text:span text:style-name="T7"> </text:span><text:span text:style-name="T20">//</text:span><text:span text:style-name="T7"> </text:span><text:span text:style-name="T20">Конец</text:span><text:span text:style-name="T7"> </text:span><text:span text:style-name="T20">потока</text:span></text:p>
      <text:p text:style-name="КОД">};</text:p>
      <text:p text:style-name="КОД">}<text:span text:style-name="T7"> </text:span><text:span text:style-name="T20">//</text:span><text:span text:style-name="T7"> </text:span><text:span text:style-name="T20">namespace</text:span><text:span text:style-name="T7"> </text:span><text:span text:style-name="T20">escript</text:span></text:p>
      <text:p text:style-name="КОД"><text:span text:style-name="T26">#endif</text:span><text:span text:style-name="T7"> </text:span><text:span text:style-name="T20">//</text:span><text:span text:style-name="T7"> </text:span><text:span text:style-name="T20">TOKEN_H</text:span></text:p>
      <text:p text:style-name="Horizontal_20_Line"/>
      <text:p text:style-name="КОД">/**</text:p>
      <text:p text:style-name="КОД"><text:span text:style-name="T7"><text:s/></text:span><text:span text:style-name="T26">*</text:span><text:span text:style-name="T7"> </text:span><text:span text:style-name="T27">@file</text:span><text:span text:style-name="T7"> </text:span><text:span text:style-name="T26">parser.h</text:span></text:p>
      <text:p text:style-name="КОД"><text:span text:style-name="T7"><text:s/></text:span><text:span text:style-name="T26">*</text:span><text:span text:style-name="T7"> </text:span><text:span text:style-name="T27">@brief</text:span><text:span text:style-name="T7"> </text:span><text:span text:style-name="T26">Синтаксический</text:span><text:span text:style-name="T7"> </text:span><text:span text:style-name="T26">анализатор</text:span><text:span text:style-name="T7"> </text:span><text:span text:style-name="T26">-</text:span><text:span text:style-name="T7"> </text:span><text:span text:style-name="T26">объявление</text:span></text:p>
      <text:p text:style-name="КОД"><text:span text:style-name="T7"><text:s/></text:span><text:span text:style-name="T26">*/</text:span></text:p>
      <text:p text:style-name="КОД">#<text:span text:style-name="T26">ifndef</text:span><text:span text:style-name="T7"> </text:span><text:span text:style-name="T26">PARSER_H</text:span></text:p>
      <text:p text:style-name="КОД">#<text:span text:style-name="T26">define</text:span><text:span text:style-name="T7"> </text:span><text:span text:style-name="T26">PARSER_H</text:span></text:p>
      <text:p text:style-name="КОД">#<text:span text:style-name="T26">include</text:span><text:span text:style-name="T7"> </text:span><text:span text:style-name="T20">"lexer.h"</text:span></text:p>
      <text:p text:style-name="КОД"><text:span text:style-name="T28">namespace</text:span><text:span text:style-name="T7"> </text:span><text:span text:style-name="T3">escript</text:span><text:span text:style-name="T7"> </text:span>{</text:p>
      <text:p text:style-name="КОД">#<text:span text:style-name="T26">include</text:span><text:span text:style-name="T7"> </text:span><text:span text:style-name="T20">"EScript_global.h"</text:span></text:p>
      <text:p text:style-name="КОД"><text:span text:style-name="T28">class</text:span><text:span text:style-name="T7"> </text:span><text:span text:style-name="T26">ESCRIPT_EXPORT</text:span><text:span text:style-name="T7"> </text:span><text:span text:style-name="T3">Parser</text:span></text:p>
      <text:p text:style-name="КОД">{</text:p>
      <text:p text:style-name="КОД"><text:span text:style-name="T28">private</text:span>:</text:p>
      <text:p text:style-name="КОД"><text:span text:style-name="T7"><text:s text:c="4"/></text:span><text:span text:style-name="T2">std</text:span>::<text:span text:style-name="T2">unique_ptr</text:span>&lt;<text:span text:style-name="T2">Lexer</text:span>&gt;<text:span text:style-name="T7"> </text:span><text:span text:style-name="T42">_lexer</text:span>;</text:p>
      <text:p text:style-name="КОД"><text:span text:style-name="T28">public</text:span>:</text:p>
      <text:p text:style-name="КОД"><text:span text:style-name="T7"><text:s text:c="4"/></text:span><text:span text:style-name="T26">/**</text:span></text:p>
      <text:p text:style-name="КОД"><text:span text:style-name="T7"><text:s text:c="5"/></text:span><text:span text:style-name="T26">*</text:span><text:span text:style-name="T7"> </text:span><text:span text:style-name="T27">@brief</text:span><text:span text:style-name="T7"> </text:span><text:span text:style-name="T26">Создаёт</text:span><text:span text:style-name="T7"> </text:span><text:span text:style-name="T26">новый</text:span><text:span text:style-name="T7"> </text:span><text:span text:style-name="T26">экземпляр</text:span><text:span text:style-name="T7"> </text:span><text:span text:style-name="T26">класса</text:span><text:span text:style-name="T7"> </text:span><text:span text:style-name="T26">Parser</text:span></text:p>
      <text:p text:style-name="КОД"><text:span text:style-name="T7"><text:s text:c="5"/></text:span><text:span text:style-name="T26">*/</text:span></text:p>
      <text:p text:style-name="КОД"><text:span text:style-name="T7"><text:s text:c="4"/></text:span><text:span text:style-name="T16">Parser</text:span>();</text:p>
      <text:p text:style-name="КОД"><text:span text:style-name="T7"><text:s text:c="4"/></text:span><text:span text:style-name="T26">/**</text:span></text:p>
      <text:p text:style-name="КОД"><text:span text:style-name="T7"><text:s text:c="5"/></text:span><text:span text:style-name="T26">*</text:span><text:span text:style-name="T7"> </text:span><text:span text:style-name="T27">@brief</text:span><text:span text:style-name="T7"> </text:span><text:span text:style-name="T26">Освобождает</text:span><text:span text:style-name="T7"> </text:span><text:span text:style-name="T26">связанные</text:span><text:span text:style-name="T7"> </text:span><text:span text:style-name="T26">с</text:span><text:span text:style-name="T7"> </text:span><text:span text:style-name="T26">этим</text:span><text:span text:style-name="T7"> </text:span><text:span text:style-name="T26">экземпляром</text:span><text:span text:style-name="T7"> </text:span><text:span text:style-name="T26">ресурсы</text:span></text:p>
      <text:p text:style-name="КОД"><text:span text:style-name="T7"><text:s text:c="5"/></text:span><text:span text:style-name="T26">*/</text:span></text:p>
      <text:p text:style-name="КОД"><text:span text:style-name="T7"><text:s text:c="4"/></text:span><text:span text:style-name="T28">virtual</text:span><text:span text:style-name="T7"> </text:span>~<text:span text:style-name="T18">Parser</text:span>();</text:p>
      <text:p text:style-name="КОД"><text:span text:style-name="T7"><text:s text:c="4"/></text:span><text:span text:style-name="T26">/**</text:span></text:p>
      <text:p text:style-name="КОД"><text:span text:style-name="T7"><text:s text:c="5"/></text:span><text:span text:style-name="T26">*</text:span><text:span text:style-name="T7"> </text:span><text:span text:style-name="T27">@brief</text:span><text:span text:style-name="T7"> </text:span><text:span text:style-name="T26">производит</text:span><text:span text:style-name="T7"> </text:span><text:span text:style-name="T26">синтаксический</text:span><text:span text:style-name="T7"> </text:span><text:span text:style-name="T26">разбор</text:span><text:span text:style-name="T7"> </text:span><text:span text:style-name="T26">строки</text:span><text:span text:style-name="T7"> </text:span><text:span text:style-name="T26">кода</text:span></text:p>
      <text:p text:style-name="КОД"><text:span text:style-name="T7"><text:s text:c="5"/></text:span><text:span text:style-name="T26">*</text:span><text:span text:style-name="T7"> </text:span><text:span text:style-name="T27">@param</text:span><text:span text:style-name="T7"> </text:span><text:span text:style-name="T26">strCode</text:span><text:span text:style-name="T7"> </text:span><text:span text:style-name="T26">строка</text:span><text:span text:style-name="T7"> </text:span><text:span text:style-name="T26">кода</text:span></text:p>
      <text:p text:style-name="КОД"><text:span text:style-name="T7"><text:s text:c="5"/></text:span><text:span text:style-name="T26">*/</text:span></text:p>
      <text:p text:style-name="КОД"><text:span text:style-name="T7"><text:s text:c="4"/></text:span><text:span text:style-name="T28">void</text:span><text:span text:style-name="T7"> </text:span><text:span text:style-name="T16">parse</text:span>(<text:span text:style-name="T28">const</text:span><text:span text:style-name="T7"> </text:span><text:span text:style-name="T2">std</text:span>::<text:span text:style-name="T2">u32string</text:span><text:span text:style-name="T7"> </text:span>&amp;<text:span text:style-name="T12">strCode</text:span>);</text:p>
      <text:p text:style-name="КОД">};</text:p>
      <text:p text:style-name="КОД">}<text:span text:style-name="T7"> </text:span><text:span text:style-name="T20">//</text:span><text:span text:style-name="T7"> </text:span><text:span text:style-name="T20">namespace</text:span><text:span text:style-name="T7"> </text:span><text:span text:style-name="T20">escript</text:span></text:p>
      <text:p text:style-name="КОД">#<text:span text:style-name="T26">endif</text:span><text:span text:style-name="T7"> </text:span><text:span text:style-name="T20">//</text:span><text:span text:style-name="T7"> </text:span><text:span text:style-name="T20">PARSER_H</text:span></text:p>
      <text:p text:style-name="Horizontal_20_Line"/>
      <text:p text:style-name="КОД">/**</text:p>
      <text:p text:style-name="КОД"><text:span text:style-name="T7"><text:s/></text:span><text:span text:style-name="T26">*</text:span><text:span text:style-name="T7"> </text:span><text:span text:style-name="T27">@file</text:span><text:span text:style-name="T7"> </text:span><text:span text:style-name="T26">parser.cpp</text:span></text:p>
      <text:p text:style-name="КОД"><text:span text:style-name="T7"><text:s/></text:span><text:span text:style-name="T26">*</text:span><text:span text:style-name="T7"> </text:span><text:span text:style-name="T27">@brief</text:span><text:span text:style-name="T7"> </text:span><text:span text:style-name="T26">Синтаксический</text:span><text:span text:style-name="T7"> </text:span><text:span text:style-name="T26">анализатор</text:span><text:span text:style-name="T7"> </text:span><text:span text:style-name="T26">-</text:span><text:span text:style-name="T7"> </text:span><text:span text:style-name="T26">реализация</text:span></text:p>
      <text:p text:style-name="КОД"><text:span text:style-name="T7"><text:s/></text:span><text:span text:style-name="T26">*/</text:span></text:p>
      <text:p text:style-name="КОД">#<text:span text:style-name="T26">include</text:span><text:span text:style-name="T7"> </text:span><text:span text:style-name="T20">"stdafx.h"</text:span></text:p>
      <text:p text:style-name="КОД">#<text:span text:style-name="T26">include</text:span><text:span text:style-name="T7"> </text:span><text:span text:style-name="T20">"parser.h"</text:span></text:p>
      <text:p text:style-name="КОД"><text:span text:style-name="T28">namespace</text:span><text:span text:style-name="T7"> </text:span><text:span text:style-name="T3">escript</text:span><text:span text:style-name="T7"> </text:span>{</text:p>
      <text:p text:style-name="КОД"><text:span text:style-name="T2">Parser</text:span>::<text:span text:style-name="T16">Parser</text:span>()</text:p>
      <text:p text:style-name="КОД">{</text:p>
      <text:p text:style-name="КОД">}</text:p>
      <text:p text:style-name="КОД"><text:span text:style-name="T2">Parser</text:span>::~<text:span text:style-name="T18">Parser</text:span>()</text:p>
      <text:p text:style-name="КОД">{</text:p>
      <text:p text:style-name="КОД">}</text:p>
      <text:p text:style-name="КОД"><text:span text:style-name="T28">void</text:span><text:span text:style-name="T7"> </text:span><text:span text:style-name="T2">Parser</text:span>::<text:span text:style-name="T16">parse</text:span>(<text:span text:style-name="T28">const</text:span><text:span text:style-name="T7"> </text:span><text:span text:style-name="T2">std</text:span>::<text:span text:style-name="T2">u32string</text:span><text:span text:style-name="T7"> </text:span>&amp;<text:span text:style-name="T12">strCode</text:span>)</text:p>
      <text:p text:style-name="КОД">{</text:p>
      <text:p text:style-name="КОД"><text:span text:style-name="T7"><text:s text:c="4"/></text:span><text:span text:style-name="T42">_lexer</text:span><text:span text:style-name="T7"> </text:span><text:span text:style-name="T15">=</text:span><text:span text:style-name="T7"> </text:span><text:span text:style-name="T2">std</text:span>::<text:span text:style-name="T15">make_unique</text:span>&lt;<text:span text:style-name="T2">Lexer</text:span>&gt;(<text:span text:style-name="T12">strCode</text:span>);</text:p>
      <text:p text:style-name="КОД"><text:span text:style-name="T7"><text:s text:c="4"/></text:span><text:span text:style-name="T28">while</text:span><text:span text:style-name="T7"> </text:span>(<text:span text:style-name="T42">_lexer</text:span><text:span text:style-name="T15">-&gt;next</text:span>()<text:span text:style-name="T7"> </text:span>!=<text:span text:style-name="T7"> </text:span><text:span text:style-name="T2">Token</text:span>::<text:span text:style-name="T2">Eof</text:span>)<text:span text:style-name="T7"> </text:span>{</text:p>
      <text:p text:style-name="КОД"><text:span text:style-name="T7"><text:s text:c="4"/></text:span>}</text:p>
      <text:p text:style-name="КОД">}</text:p>
      <text:p text:style-name="КОД">}<text:span text:style-name="T7"> </text:span><text:span text:style-name="T20">//</text:span><text:span text:style-name="T7"> </text:span><text:span text:style-name="T20">namespace</text:span><text:span text:style-name="T7"> </text:span><text:span text:style-name="T20">escript</text:span></text:p>
      <text:p text:style-name="Horizontal_20_Line"/>
      <text:p text:style-name="P18"><text:soft-page-break/>Осталось немного изменить файл «escript.cpp»:</text:p>
      <text:p text:style-name="КОД">#<text:span text:style-name="T26">include</text:span><text:span text:style-name="T7"> </text:span><text:span text:style-name="T20">"parser.h"</text:span></text:p>
      <text:p text:style-name="КОД">..................</text:p>
      <text:p text:style-name="КОД"><text:span text:style-name="T28">void</text:span><text:span text:style-name="T7"> </text:span><text:span text:style-name="T2">EScript</text:span>::<text:span text:style-name="T16">eval</text:span>(<text:span text:style-name="T28">const</text:span><text:span text:style-name="T7"> </text:span><text:span text:style-name="T2">std</text:span>::<text:span text:style-name="T2">u32string</text:span><text:span text:style-name="T7"> </text:span>&amp;<text:span text:style-name="T12">strCode</text:span>)</text:p>
      <text:p text:style-name="КОД">{</text:p>
      <text:p text:style-name="КОД"><text:span text:style-name="T7"><text:s text:c="4"/></text:span><text:span text:style-name="T2">Parser</text:span><text:span text:style-name="T7"> </text:span><text:span text:style-name="T12">parser</text:span>;</text:p>
      <text:p text:style-name="КОД"><text:span text:style-name="T7"><text:s text:c="4"/></text:span><text:span text:style-name="T12">parser</text:span>.<text:span text:style-name="T15">parse</text:span>(<text:span text:style-name="T12">strCode</text:span>);</text:p>
      <text:p text:style-name="КОД">}</text:p>
      <text:p text:style-name="Horizontal_20_Line"/>
      <text:p text:style-name="P18">Заглушка транслятора готова. Скомпилируйте, убедитесь, что нет ошибок.</text:p>
      <text:p text:style-name="P19">Теперь наконец-то можно приступить к реализации каждой части транслятора.</text:p>
      <text:h text:style-name="Heading_20_2" text:outline-level="2">Токены/<text:span text:style-name="T47">лексемы</text:span></text:h>
      <text:p text:style-name="P20">Прежде чем создать лексический анализатор, мы должны определить множество определяемых им токенов.</text:p>
      <text:p text:style-name="Text_20_body">Во-первых, это, конечно же, ключевые и зарезервированные слова. Не будем долго думать и возьмём все, что есть, даже которые сейчас не используются.</text:p>
      <text:p text:style-name="P22">Ключевые слова:</text:p>
      <text:p text:style-name="КОД">break <text:s text:c="3"/>do <text:s text:c="6"/>instanceof typeof</text:p>
      <text:p text:style-name="КОД">case <text:s text:c="4"/>else <text:s text:c="4"/>new <text:s text:c="7"/>var</text:p>
      <text:p text:style-name="КОД">catch <text:s text:c="3"/>finally <text:s/>return <text:s text:c="4"/>void</text:p>
      <text:p text:style-name="КОД">continue for <text:s text:c="5"/>switch <text:s text:c="4"/>while</text:p>
      <text:p text:style-name="КОД">debugger function this <text:s text:c="6"/>with</text:p>
      <text:p text:style-name="КОД">default <text:s/>if <text:s text:c="6"/>throw</text:p>
      <text:p text:style-name="КОД">delete <text:s text:c="2"/>in <text:s text:c="6"/>try</text:p>
      <text:p text:style-name="P22">Зарезервированные слова:</text:p>
      <text:p text:style-name="КОД">class enum <text:s text:c="2"/>extends super</text:p>
      <text:p text:style-name="КОД">const export import</text:p>
      <text:p text:style-name="КОД">implements let <text:s text:c="4"/>private <text:s text:c="2"/>public yield</text:p>
      <text:p text:style-name="КОД">interface <text:s/>package protected static</text:p>
      <text:p text:style-name="P21">Во-вторых, <text:span text:style-name="T44">это операции: </text:span></text:p>
      <text:list xml:id="list1210175485" text:style-name="L2">
        <text:list-item>
          <text:p text:style-name="P198">. (доступ к свойству),[] (доступ к свойству),() (вызов функции), new (создание нового объекта),</text:p>
        </text:list-item>
        <text:list-item>
          <text:p text:style-name="P198">++ (инкремент), -- (декремент), - (унарный минус), + (унарный плюс), ^ (поразрядное дополнение), ! (логическое дополнение), delete (удаление свойства), typeof (определение примитивного типа данных), void (возврат неопределённого значения),</text:p>
        </text:list-item>
        <text:list-item>
          <text:p text:style-name="P198">* (умножение), / (деление), % (остаток от деления),</text:p>
        </text:list-item>
        <text:list-item>
          <text:p text:style-name="P198">+ (сложение), - (вычитание), + (конкатенация строк),</text:p>
        </text:list-item>
        <text:list-item>
          <text:p text:style-name="P198">&lt;&lt; (сдвиг влево), &gt;&gt; (сдвиг вправо с расширением знакового разряда), &gt;&gt;&gt; (сдвиг вправо с дополнением нулями),</text:p>
        </text:list-item>
        <text:list-item>
          <text:p text:style-name="P198">&lt; (меньше), &lt;= (меньше или равно), &gt; (больше), &gt;= (больше или равно), instanceof (проверка типа объекта), in (проверка наличия свойства),</text:p>
        </text:list-item>
        <text:list-item>
          <text:p text:style-name="P198">== (проверка на равенство), != (проверка на неравенство), === (проверка на идентичность), !== (проверка на неидентичность),</text:p>
        </text:list-item>
        <text:list-item>
          <text:p text:style-name="P198"><text:soft-page-break/>&amp; (поразрядная конъюнкция),</text:p>
        </text:list-item>
        <text:list-item>
          <text:p text:style-name="P198">^ (поразрядное сложение по модулю 2),</text:p>
        </text:list-item>
        <text:list-item>
          <text:p text:style-name="P198">| (поразрядная дизъюнкция),</text:p>
        </text:list-item>
        <text:list-item>
          <text:p text:style-name="P198">&amp;&amp; (конъюнкция),</text:p>
        </text:list-item>
        <text:list-item>
          <text:p text:style-name="P198">|| (дизъюнкция),</text:p>
        </text:list-item>
        <text:list-item>
          <text:p text:style-name="P198">?: (тернарная условная операция),</text:p>
        </text:list-item>
        <text:list-item>
          <text:p text:style-name="P198">= (присваивание), *=, /=, +=, -=, &lt;&lt;=, &gt;&gt;=, &gt;&gt;&gt;=, &amp;=, ^=, |= (присваивание с операцией),</text:p>
        </text:list-item>
        <text:list-item>
          <text:p text:style-name="P198">, (множественное вычисление)</text:p>
        </text:list-item>
      </text:list>
      <text:p text:style-name="P22">Кроме того, это <text:span text:style-name="T44">числа, строки, регулярные выражения.</text:span></text:p>
      <text:p text:style-name="P21"><text:span text:style-name="T44">Комментарии </text:span><text:span text:style-name="T45">и пробелы</text:span><text:span text:style-name="T44"> мы будем отбрасывать на этапе лексического анализа. </text:span><text:span text:style-name="T46">Лексемам дадим читаемые имена.</text:span></text:p>
      <text:p text:style-name="КОД">/**</text:p>
      <text:p text:style-name="КОД"><text:span text:style-name="T7"><text:s/></text:span><text:span text:style-name="T26">*</text:span><text:span text:style-name="T7"> </text:span><text:span text:style-name="T27">@file</text:span><text:span text:style-name="T7"> </text:span><text:span text:style-name="T26">token.h</text:span></text:p>
      <text:p text:style-name="КОД"><text:span text:style-name="T7"><text:s/></text:span><text:span text:style-name="T26">*</text:span><text:span text:style-name="T7"> </text:span><text:span text:style-name="T27">@brief</text:span><text:span text:style-name="T7"> </text:span><text:span text:style-name="T26">Определение</text:span><text:span text:style-name="T7"> </text:span><text:span text:style-name="T26">токенов</text:span></text:p>
      <text:p text:style-name="КОД"><text:span text:style-name="T7"><text:s/></text:span><text:span text:style-name="T26">*/</text:span></text:p>
      <text:p text:style-name="КОД">#<text:span text:style-name="T26">ifndef</text:span><text:span text:style-name="T7"> </text:span><text:span text:style-name="T26">TOKEN_H</text:span></text:p>
      <text:p text:style-name="КОД">#<text:span text:style-name="T26">define</text:span><text:span text:style-name="T7"> </text:span><text:span text:style-name="T26">TOKEN_H</text:span></text:p>
      <text:p text:style-name="КОД"><text:span text:style-name="T28">namespace</text:span><text:span text:style-name="T7"> </text:span><text:span text:style-name="T3">escript</text:span><text:span text:style-name="T7"> </text:span>{</text:p>
      <text:p text:style-name="КОД">/**</text:p>
      <text:p text:style-name="КОД"><text:span text:style-name="T7"><text:s/></text:span><text:span text:style-name="T26">*</text:span><text:span text:style-name="T7"> </text:span><text:span text:style-name="T27">@brief</text:span><text:span text:style-name="T7"> </text:span><text:span text:style-name="T26">Токен/лексема</text:span></text:p>
      <text:p text:style-name="КОД"><text:span text:style-name="T7"><text:s/></text:span><text:span text:style-name="T26">*/</text:span></text:p>
      <text:p text:style-name="КОД"><text:span text:style-name="T28">enum</text:span><text:span text:style-name="T7"> </text:span><text:span text:style-name="T28">class</text:span><text:span text:style-name="T7"> </text:span><text:span text:style-name="T3">Token</text:span></text:p>
      <text:p text:style-name="КОД">{</text:p>
      <text:p text:style-name="КОД"><text:span text:style-name="T7"><text:s text:c="4"/></text:span><text:span text:style-name="T2">Eof</text:span><text:span text:style-name="T7"> </text:span>=<text:span text:style-name="T7"> </text:span><text:span text:style-name="T26">0</text:span>,<text:span text:style-name="T7"> <text:s text:c="11"/></text:span><text:span text:style-name="T20">//</text:span><text:span text:style-name="T7"> </text:span><text:span text:style-name="T20">Конец</text:span><text:span text:style-name="T7"> </text:span><text:span text:style-name="T20">потока</text:span></text:p>
      <text:p text:style-name="КОД"><text:span text:style-name="T7"><text:s text:c="4"/></text:span><text:span text:style-name="T2">Break</text:span>,<text:span text:style-name="T7"> <text:s text:c="13"/></text:span><text:span text:style-name="T20">//</text:span><text:span text:style-name="T7"> </text:span><text:span text:style-name="T20">break</text:span></text:p>
      <text:p text:style-name="КОД"><text:span text:style-name="T7"><text:s text:c="4"/></text:span><text:span text:style-name="T2">Case</text:span>,<text:span text:style-name="T7"> <text:s text:c="14"/></text:span><text:span text:style-name="T20">//</text:span><text:span text:style-name="T7"> </text:span><text:span text:style-name="T20">case</text:span></text:p>
      <text:p text:style-name="КОД"><text:span text:style-name="T7"><text:s text:c="4"/></text:span><text:span text:style-name="T2">Catch</text:span>,<text:span text:style-name="T7"> <text:s text:c="13"/></text:span><text:span text:style-name="T20">//</text:span><text:span text:style-name="T7"> </text:span><text:span text:style-name="T20">catch</text:span></text:p>
      <text:p text:style-name="КОД"><text:span text:style-name="T7"><text:s text:c="4"/></text:span><text:span text:style-name="T2">Class</text:span>,<text:span text:style-name="T7"> <text:s text:c="13"/></text:span><text:span text:style-name="T20">//</text:span><text:span text:style-name="T7"> </text:span><text:span text:style-name="T20">class</text:span></text:p>
      <text:p text:style-name="КОД"><text:span text:style-name="T7"><text:s text:c="4"/></text:span><text:span text:style-name="T2">Const</text:span>,<text:span text:style-name="T7"> <text:s text:c="13"/></text:span><text:span text:style-name="T20">//</text:span><text:span text:style-name="T7"> </text:span><text:span text:style-name="T20">const</text:span></text:p>
      <text:p text:style-name="КОД"><text:span text:style-name="T7"><text:s text:c="4"/></text:span><text:span text:style-name="T2">Continue</text:span>,<text:span text:style-name="T7"> <text:s text:c="10"/></text:span><text:span text:style-name="T20">//</text:span><text:span text:style-name="T7"> </text:span><text:span text:style-name="T20">continue</text:span></text:p>
      <text:p text:style-name="КОД"><text:span text:style-name="T7"><text:s text:c="4"/></text:span><text:span text:style-name="T2">Debugger</text:span>,<text:span text:style-name="T7"> <text:s text:c="10"/></text:span><text:span text:style-name="T20">//</text:span><text:span text:style-name="T7"> </text:span><text:span text:style-name="T20">debugger</text:span></text:p>
      <text:p text:style-name="КОД"><text:span text:style-name="T7"><text:s text:c="4"/></text:span><text:span text:style-name="T2">Default</text:span>,<text:span text:style-name="T7"> <text:s text:c="11"/></text:span><text:span text:style-name="T20">//</text:span><text:span text:style-name="T7"> </text:span><text:span text:style-name="T20">default</text:span></text:p>
      <text:p text:style-name="КОД"><text:span text:style-name="T7"><text:s text:c="4"/></text:span><text:span text:style-name="T2">Delete</text:span>,<text:span text:style-name="T7"> <text:s text:c="12"/></text:span><text:span text:style-name="T20">//</text:span><text:span text:style-name="T7"> </text:span><text:span text:style-name="T20">delete</text:span></text:p>
      <text:p text:style-name="КОД"><text:span text:style-name="T7"><text:s text:c="4"/></text:span><text:span text:style-name="T2">Do</text:span>,<text:span text:style-name="T7"> <text:s text:c="16"/></text:span><text:span text:style-name="T20">//</text:span><text:span text:style-name="T7"> </text:span><text:span text:style-name="T20">do</text:span></text:p>
      <text:p text:style-name="КОД"><text:span text:style-name="T7"><text:s text:c="4"/></text:span><text:span text:style-name="T2">Else</text:span>,<text:span text:style-name="T7"> <text:s text:c="14"/></text:span><text:span text:style-name="T20">//</text:span><text:span text:style-name="T7"> </text:span><text:span text:style-name="T20">else</text:span></text:p>
      <text:p text:style-name="КОД"><text:span text:style-name="T7"><text:s text:c="4"/></text:span><text:span text:style-name="T2">Enum</text:span>,<text:span text:style-name="T7"> <text:s text:c="14"/></text:span><text:span text:style-name="T20">//</text:span><text:span text:style-name="T7"> </text:span><text:span text:style-name="T20">enum</text:span></text:p>
      <text:p text:style-name="КОД"><text:span text:style-name="T7"><text:s text:c="4"/></text:span><text:span text:style-name="T2">Export</text:span>,<text:span text:style-name="T7"> <text:s text:c="12"/></text:span><text:span text:style-name="T20">//</text:span><text:span text:style-name="T7"> </text:span><text:span text:style-name="T20">export</text:span></text:p>
      <text:p text:style-name="КОД"><text:span text:style-name="T7"><text:s text:c="4"/></text:span><text:span text:style-name="T2">Extends</text:span>,<text:span text:style-name="T7"> <text:s text:c="11"/></text:span><text:span text:style-name="T20">//</text:span><text:span text:style-name="T7"> </text:span><text:span text:style-name="T20">extends</text:span></text:p>
      <text:p text:style-name="КОД"><text:span text:style-name="T7"><text:s text:c="4"/></text:span><text:span text:style-name="T2">Finally</text:span>,<text:span text:style-name="T7"> <text:s text:c="11"/></text:span><text:span text:style-name="T20">//</text:span><text:span text:style-name="T7"> </text:span><text:span text:style-name="T20">finally</text:span></text:p>
      <text:p text:style-name="КОД"><text:span text:style-name="T7"><text:s text:c="4"/></text:span><text:span text:style-name="T2">For</text:span>,<text:span text:style-name="T7"> <text:s text:c="15"/></text:span><text:span text:style-name="T20">//</text:span><text:span text:style-name="T7"> </text:span><text:span text:style-name="T20">for</text:span></text:p>
      <text:p text:style-name="КОД"><text:span text:style-name="T7"><text:s text:c="4"/></text:span><text:span text:style-name="T2">Function</text:span>,<text:span text:style-name="T7"> <text:s text:c="10"/></text:span><text:span text:style-name="T20">//</text:span><text:span text:style-name="T7"> </text:span><text:span text:style-name="T20">function</text:span></text:p>
      <text:p text:style-name="КОД"><text:span text:style-name="T7"><text:s text:c="4"/></text:span><text:span text:style-name="T2">If</text:span>,<text:span text:style-name="T7"> <text:s text:c="16"/></text:span><text:span text:style-name="T20">//</text:span><text:span text:style-name="T7"> </text:span><text:span text:style-name="T20">if</text:span></text:p>
      <text:p text:style-name="КОД"><text:span text:style-name="T7"><text:s text:c="4"/></text:span><text:span text:style-name="T2">Implements</text:span>,<text:span text:style-name="T7"> <text:s text:c="8"/></text:span><text:span text:style-name="T20">//</text:span><text:span text:style-name="T7"> </text:span><text:span text:style-name="T20">implements</text:span></text:p>
      <text:p text:style-name="КОД"><text:span text:style-name="T7"><text:s text:c="4"/></text:span><text:span text:style-name="T2">Import</text:span>,<text:span text:style-name="T7"> <text:s text:c="12"/></text:span><text:span text:style-name="T20">//</text:span><text:span text:style-name="T7"> </text:span><text:span text:style-name="T20">import</text:span></text:p>
      <text:p text:style-name="КОД"><text:span text:style-name="T7"><text:s text:c="4"/></text:span><text:span text:style-name="T2">In</text:span>,<text:span text:style-name="T7"> <text:s text:c="16"/></text:span><text:span text:style-name="T20">//</text:span><text:span text:style-name="T7"> </text:span><text:span text:style-name="T20">in</text:span></text:p>
      <text:p text:style-name="КОД"><text:span text:style-name="T7"><text:s text:c="4"/></text:span><text:span text:style-name="T2">Instanceof</text:span>,<text:span text:style-name="T7"> <text:s text:c="8"/></text:span><text:span text:style-name="T20">//</text:span><text:span text:style-name="T7"> </text:span><text:span text:style-name="T20">instanceof</text:span></text:p>
      <text:p text:style-name="КОД"><text:span text:style-name="T7"><text:s text:c="4"/></text:span><text:span text:style-name="T2">Interface</text:span>,<text:span text:style-name="T7"> <text:s text:c="9"/></text:span><text:span text:style-name="T20">//</text:span><text:span text:style-name="T7"> </text:span><text:span text:style-name="T20">interface</text:span></text:p>
      <text:p text:style-name="КОД"><text:span text:style-name="T7"><text:s text:c="4"/></text:span><text:span text:style-name="T2">Let</text:span>,<text:span text:style-name="T7"> <text:s text:c="15"/></text:span><text:span text:style-name="T20">//</text:span><text:span text:style-name="T7"> </text:span><text:span text:style-name="T20">let</text:span></text:p>
      <text:p text:style-name="КОД"><text:span text:style-name="T7"><text:s text:c="4"/></text:span><text:span text:style-name="T2">New</text:span>,<text:span text:style-name="T7"> <text:s text:c="15"/></text:span><text:span text:style-name="T20">//</text:span><text:span text:style-name="T7"> </text:span><text:span text:style-name="T20">new</text:span></text:p>
      <text:p text:style-name="КОД"><text:span text:style-name="T7"><text:s text:c="4"/></text:span><text:span text:style-name="T2">Package</text:span>,<text:span text:style-name="T7"> <text:s text:c="11"/></text:span><text:span text:style-name="T20">//</text:span><text:span text:style-name="T7"> </text:span><text:span text:style-name="T20">package</text:span></text:p>
      <text:p text:style-name="КОД"><text:span text:style-name="T7"><text:s text:c="4"/></text:span><text:span text:style-name="T2">Private</text:span>,<text:span text:style-name="T7"> <text:s text:c="11"/></text:span><text:span text:style-name="T20">//</text:span><text:span text:style-name="T7"> </text:span><text:span text:style-name="T20">private</text:span></text:p>
      <text:p text:style-name="КОД"><text:span text:style-name="T7"><text:s text:c="4"/></text:span><text:span text:style-name="T2">Protected</text:span>,<text:span text:style-name="T7"> <text:s text:c="9"/></text:span><text:span text:style-name="T20">//</text:span><text:span text:style-name="T7"> </text:span><text:span text:style-name="T20">protected</text:span></text:p>
      <text:p text:style-name="КОД"><text:soft-page-break/><text:span text:style-name="T7"><text:s text:c="4"/></text:span><text:span text:style-name="T2">Public</text:span>,<text:span text:style-name="T7"> <text:s text:c="12"/></text:span><text:span text:style-name="T20">//</text:span><text:span text:style-name="T7"> </text:span><text:span text:style-name="T20">public</text:span></text:p>
      <text:p text:style-name="КОД"><text:span text:style-name="T7"><text:s text:c="4"/></text:span><text:span text:style-name="T2">Return</text:span>,<text:span text:style-name="T7"> <text:s text:c="12"/></text:span><text:span text:style-name="T20">//</text:span><text:span text:style-name="T7"> </text:span><text:span text:style-name="T20">return</text:span></text:p>
      <text:p text:style-name="КОД"><text:span text:style-name="T7"><text:s text:c="4"/></text:span><text:span text:style-name="T2">Static</text:span>,<text:span text:style-name="T7"> <text:s text:c="12"/></text:span><text:span text:style-name="T20">//</text:span><text:span text:style-name="T7"> </text:span><text:span text:style-name="T20">static</text:span></text:p>
      <text:p text:style-name="КОД"><text:span text:style-name="T7"><text:s text:c="4"/></text:span><text:span text:style-name="T2">Super</text:span>,<text:span text:style-name="T7"> <text:s text:c="13"/></text:span><text:span text:style-name="T20">//</text:span><text:span text:style-name="T7"> </text:span><text:span text:style-name="T20">super</text:span></text:p>
      <text:p text:style-name="КОД"><text:span text:style-name="T7"><text:s text:c="4"/></text:span><text:span text:style-name="T2">Switch</text:span>,<text:span text:style-name="T7"> <text:s text:c="12"/></text:span><text:span text:style-name="T20">//</text:span><text:span text:style-name="T7"> </text:span><text:span text:style-name="T20">switch</text:span></text:p>
      <text:p text:style-name="КОД"><text:span text:style-name="T7"><text:s text:c="4"/></text:span><text:span text:style-name="T2">This</text:span>,<text:span text:style-name="T7"> <text:s text:c="14"/></text:span><text:span text:style-name="T20">//</text:span><text:span text:style-name="T7"> </text:span><text:span text:style-name="T20">this</text:span></text:p>
      <text:p text:style-name="КОД"><text:span text:style-name="T7"><text:s text:c="4"/></text:span><text:span text:style-name="T2">Throw</text:span>,<text:span text:style-name="T7"> <text:s text:c="13"/></text:span><text:span text:style-name="T20">//</text:span><text:span text:style-name="T7"> </text:span><text:span text:style-name="T20">throw</text:span></text:p>
      <text:p text:style-name="КОД"><text:span text:style-name="T7"><text:s text:c="4"/></text:span><text:span text:style-name="T2">Try</text:span>,<text:span text:style-name="T7"> <text:s text:c="15"/></text:span><text:span text:style-name="T20">//</text:span><text:span text:style-name="T7"> </text:span><text:span text:style-name="T20">try</text:span></text:p>
      <text:p text:style-name="КОД"><text:span text:style-name="T7"><text:s text:c="4"/></text:span><text:span text:style-name="T2">Typeof</text:span>,<text:span text:style-name="T7"> <text:s text:c="12"/></text:span><text:span text:style-name="T20">//</text:span><text:span text:style-name="T7"> </text:span><text:span text:style-name="T20">typeof</text:span></text:p>
      <text:p text:style-name="КОД"><text:span text:style-name="T7"><text:s text:c="4"/></text:span><text:span text:style-name="T2">Var</text:span>,<text:span text:style-name="T7"> <text:s text:c="15"/></text:span><text:span text:style-name="T20">//</text:span><text:span text:style-name="T7"> </text:span><text:span text:style-name="T20">var</text:span></text:p>
      <text:p text:style-name="КОД"><text:span text:style-name="T7"><text:s text:c="4"/></text:span><text:span text:style-name="T2">Void</text:span>,<text:span text:style-name="T7"> <text:s text:c="14"/></text:span><text:span text:style-name="T20">//</text:span><text:span text:style-name="T7"> </text:span><text:span text:style-name="T20">void</text:span></text:p>
      <text:p text:style-name="КОД"><text:span text:style-name="T7"><text:s text:c="4"/></text:span><text:span text:style-name="T2">While</text:span>,<text:span text:style-name="T7"> <text:s text:c="13"/></text:span><text:span text:style-name="T20">//</text:span><text:span text:style-name="T7"> </text:span><text:span text:style-name="T20">while</text:span></text:p>
      <text:p text:style-name="КОД"><text:span text:style-name="T7"><text:s text:c="4"/></text:span><text:span text:style-name="T2">With</text:span>,<text:span text:style-name="T7"> <text:s text:c="14"/></text:span><text:span text:style-name="T20">//</text:span><text:span text:style-name="T7"> </text:span><text:span text:style-name="T20">with</text:span></text:p>
      <text:p text:style-name="КОД"><text:span text:style-name="T7"><text:s text:c="4"/></text:span><text:span text:style-name="T2">Yield</text:span>,<text:span text:style-name="T7"> <text:s text:c="13"/></text:span><text:span text:style-name="T20">//</text:span><text:span text:style-name="T7"> </text:span><text:span text:style-name="T20">yield</text:span></text:p>
      <text:p text:style-name="КОД"><text:span text:style-name="T7"><text:s text:c="4"/></text:span><text:span text:style-name="T2">Dot</text:span>,<text:span text:style-name="T7"> <text:s text:c="15"/></text:span><text:span text:style-name="T20">//</text:span><text:span text:style-name="T7"> </text:span><text:span text:style-name="T20">.</text:span></text:p>
      <text:p text:style-name="КОД"><text:span text:style-name="T7"><text:s text:c="4"/></text:span><text:span text:style-name="T2">LeftParenth</text:span>,<text:span text:style-name="T7"> <text:s text:c="7"/></text:span><text:span text:style-name="T20">//</text:span><text:span text:style-name="T7"> </text:span><text:span text:style-name="T20">(</text:span></text:p>
      <text:p text:style-name="КОД"><text:span text:style-name="T7"><text:s text:c="4"/></text:span><text:span text:style-name="T2">LeftBrace</text:span>,<text:span text:style-name="T7"> <text:s text:c="9"/></text:span><text:span text:style-name="T20">//</text:span><text:span text:style-name="T7"> </text:span><text:span text:style-name="T20">{</text:span></text:p>
      <text:p text:style-name="КОД"><text:span text:style-name="T7"><text:s text:c="4"/></text:span><text:span text:style-name="T2">LeftBracket</text:span>,<text:span text:style-name="T7"> <text:s text:c="7"/></text:span><text:span text:style-name="T20">//</text:span><text:span text:style-name="T7"> </text:span><text:span text:style-name="T20">[</text:span></text:p>
      <text:p text:style-name="КОД"><text:span text:style-name="T7"><text:s text:c="4"/></text:span><text:span text:style-name="T2">RightParenth</text:span>,<text:span text:style-name="T7"> <text:s text:c="6"/></text:span><text:span text:style-name="T20">//</text:span><text:span text:style-name="T7"> </text:span><text:span text:style-name="T20">)</text:span></text:p>
      <text:p text:style-name="КОД"><text:span text:style-name="T7"><text:s text:c="4"/></text:span><text:span text:style-name="T2">RightBrace</text:span>,<text:span text:style-name="T7"> <text:s text:c="8"/></text:span><text:span text:style-name="T20">//</text:span><text:span text:style-name="T7"> </text:span><text:span text:style-name="T20">}</text:span></text:p>
      <text:p text:style-name="КОД"><text:span text:style-name="T7"><text:s text:c="4"/></text:span><text:span text:style-name="T2">RightBracket</text:span>,<text:span text:style-name="T7"> <text:s text:c="6"/></text:span><text:span text:style-name="T20">//</text:span><text:span text:style-name="T7"> </text:span><text:span text:style-name="T20">]</text:span></text:p>
      <text:p text:style-name="КОД"><text:span text:style-name="T7"><text:s text:c="4"/></text:span><text:span text:style-name="T2">Plus</text:span>,<text:span text:style-name="T7"> <text:s text:c="14"/></text:span><text:span text:style-name="T20">//</text:span><text:span text:style-name="T7"> </text:span><text:span text:style-name="T20">+</text:span></text:p>
      <text:p text:style-name="КОД"><text:span text:style-name="T7"><text:s text:c="4"/></text:span><text:span text:style-name="T2">Minus</text:span>,<text:span text:style-name="T7"> <text:s text:c="13"/></text:span><text:span text:style-name="T20">//</text:span><text:span text:style-name="T7"> </text:span><text:span text:style-name="T20">-</text:span></text:p>
      <text:p text:style-name="КОД"><text:span text:style-name="T7"><text:s text:c="4"/></text:span><text:span text:style-name="T2">PlusPlus</text:span>,<text:span text:style-name="T7"> <text:s text:c="10"/></text:span><text:span text:style-name="T20">//</text:span><text:span text:style-name="T7"> </text:span><text:span text:style-name="T20">++</text:span></text:p>
      <text:p text:style-name="КОД"><text:span text:style-name="T7"><text:s text:c="4"/></text:span><text:span text:style-name="T2">MinusMinus</text:span>,<text:span text:style-name="T7"> <text:s text:c="8"/></text:span><text:span text:style-name="T20">//</text:span><text:span text:style-name="T7"> </text:span><text:span text:style-name="T20">--</text:span></text:p>
      <text:p text:style-name="КОД"><text:span text:style-name="T7"><text:s text:c="4"/></text:span><text:span text:style-name="T2">Caret</text:span>,<text:span text:style-name="T7"> <text:s text:c="13"/></text:span><text:span text:style-name="T20">//</text:span><text:span text:style-name="T7"> </text:span><text:span text:style-name="T20">^</text:span></text:p>
      <text:p text:style-name="КОД"><text:span text:style-name="T7"><text:s text:c="4"/></text:span><text:span text:style-name="T2">Exclamation</text:span>,<text:span text:style-name="T7"> <text:s text:c="7"/></text:span><text:span text:style-name="T20">//</text:span><text:span text:style-name="T7"> </text:span><text:span text:style-name="T20">!</text:span></text:p>
      <text:p text:style-name="КОД"><text:span text:style-name="T7"><text:s text:c="4"/></text:span><text:span text:style-name="T2">Asterisk</text:span>,<text:span text:style-name="T7"> <text:s text:c="10"/></text:span><text:span text:style-name="T20">//</text:span><text:span text:style-name="T7"> </text:span><text:span text:style-name="T20">*</text:span></text:p>
      <text:p text:style-name="КОД"><text:span text:style-name="T7"><text:s text:c="4"/></text:span><text:span text:style-name="T2">Slash</text:span>,<text:span text:style-name="T7"> <text:s text:c="13"/></text:span><text:span text:style-name="T20">//</text:span><text:span text:style-name="T7"> </text:span><text:span text:style-name="T20">/</text:span></text:p>
      <text:p text:style-name="КОД"><text:span text:style-name="T7"><text:s text:c="4"/></text:span><text:span text:style-name="T2">Percent</text:span>,<text:span text:style-name="T7"> <text:s text:c="11"/></text:span><text:span text:style-name="T20">//</text:span><text:span text:style-name="T7"> </text:span><text:span text:style-name="T20">%</text:span></text:p>
      <text:p text:style-name="КОД"><text:span text:style-name="T7"><text:s text:c="4"/></text:span><text:span text:style-name="T2">LShift</text:span>,<text:span text:style-name="T7"> <text:s text:c="12"/></text:span><text:span text:style-name="T20">//</text:span><text:span text:style-name="T7"> </text:span><text:span text:style-name="T20">&lt;&lt;</text:span></text:p>
      <text:p text:style-name="КОД"><text:span text:style-name="T7"><text:s text:c="4"/></text:span><text:span text:style-name="T2">RShift</text:span>,<text:span text:style-name="T7"> <text:s text:c="12"/></text:span><text:span text:style-name="T20">//</text:span><text:span text:style-name="T7"> </text:span><text:span text:style-name="T20">&gt;&gt;</text:span></text:p>
      <text:p text:style-name="КОД"><text:span text:style-name="T7"><text:s text:c="4"/></text:span><text:span text:style-name="T2">RShiftZero</text:span>,<text:span text:style-name="T7"> <text:s text:c="8"/></text:span><text:span text:style-name="T20">//</text:span><text:span text:style-name="T7"> </text:span><text:span text:style-name="T20">&gt;&gt;&gt;</text:span></text:p>
      <text:p text:style-name="КОД"><text:span text:style-name="T7"><text:s text:c="4"/></text:span><text:span text:style-name="T2">Less</text:span>,<text:span text:style-name="T7"> <text:s text:c="14"/></text:span><text:span text:style-name="T20">//</text:span><text:span text:style-name="T7"> </text:span><text:span text:style-name="T20">&lt;</text:span></text:p>
      <text:p text:style-name="КОД"><text:span text:style-name="T7"><text:s text:c="4"/></text:span><text:span text:style-name="T2">LessEqual</text:span>,<text:span text:style-name="T7"> <text:s text:c="9"/></text:span><text:span text:style-name="T20">//</text:span><text:span text:style-name="T7"> </text:span><text:span text:style-name="T20">&lt;=</text:span></text:p>
      <text:p text:style-name="КОД"><text:span text:style-name="T7"><text:s text:c="4"/></text:span><text:span text:style-name="T2">Greater</text:span>,<text:span text:style-name="T7"> <text:s text:c="11"/></text:span><text:span text:style-name="T20">//</text:span><text:span text:style-name="T7"> </text:span><text:span text:style-name="T20">&gt;</text:span></text:p>
      <text:p text:style-name="КОД"><text:span text:style-name="T7"><text:s text:c="4"/></text:span><text:span text:style-name="T2">GreaterEqual</text:span>,<text:span text:style-name="T7"> <text:s text:c="6"/></text:span><text:span text:style-name="T20">//</text:span><text:span text:style-name="T7"> </text:span><text:span text:style-name="T20">&gt;=</text:span></text:p>
      <text:p text:style-name="КОД"><text:span text:style-name="T7"><text:s text:c="4"/></text:span><text:span text:style-name="T2">Equal</text:span>,<text:span text:style-name="T7"> <text:s text:c="13"/></text:span><text:span text:style-name="T20">//</text:span><text:span text:style-name="T7"> </text:span><text:span text:style-name="T20">==</text:span></text:p>
      <text:p text:style-name="КОД"><text:span text:style-name="T7"><text:s text:c="4"/></text:span><text:span text:style-name="T2">NotEqual</text:span>,<text:span text:style-name="T7"> <text:s text:c="10"/></text:span><text:span text:style-name="T20">//</text:span><text:span text:style-name="T7"> </text:span><text:span text:style-name="T20">!=</text:span></text:p>
      <text:p text:style-name="КОД"><text:span text:style-name="T7"><text:s text:c="4"/></text:span><text:span text:style-name="T2">Identity</text:span>,<text:span text:style-name="T7"> <text:s text:c="10"/></text:span><text:span text:style-name="T20">//</text:span><text:span text:style-name="T7"> </text:span><text:span text:style-name="T20">===</text:span></text:p>
      <text:p text:style-name="КОД"><text:span text:style-name="T7"><text:s text:c="4"/></text:span><text:span text:style-name="T2">NotIdentity</text:span>,<text:span text:style-name="T7"> <text:s text:c="7"/></text:span><text:span text:style-name="T20">//</text:span><text:span text:style-name="T7"> </text:span><text:span text:style-name="T20">!==</text:span></text:p>
      <text:p text:style-name="КОД"><text:span text:style-name="T7"><text:s text:c="4"/></text:span><text:span text:style-name="T2">Ampersand</text:span>,<text:span text:style-name="T7"> <text:s text:c="9"/></text:span><text:span text:style-name="T20">//</text:span><text:span text:style-name="T7"> </text:span><text:span text:style-name="T20">&amp;</text:span></text:p>
      <text:p text:style-name="КОД"><text:span text:style-name="T7"><text:s text:c="4"/></text:span><text:span text:style-name="T2">Vertical</text:span>,<text:span text:style-name="T7"> <text:s text:c="10"/></text:span><text:span text:style-name="T20">//</text:span><text:span text:style-name="T7"> </text:span><text:span text:style-name="T20">|</text:span></text:p>
      <text:p text:style-name="КОД"><text:span text:style-name="T7"><text:s text:c="4"/></text:span><text:span text:style-name="T2">LogicalAnd</text:span>,<text:span text:style-name="T7"> <text:s text:c="8"/></text:span><text:span text:style-name="T20">//</text:span><text:span text:style-name="T7"> </text:span><text:span text:style-name="T20">&amp;&amp;</text:span></text:p>
      <text:p text:style-name="КОД"><text:span text:style-name="T7"><text:s text:c="4"/></text:span><text:span text:style-name="T2">LogicalOr</text:span>,<text:span text:style-name="T7"> <text:s text:c="9"/></text:span><text:span text:style-name="T20">//</text:span><text:span text:style-name="T7"> </text:span><text:span text:style-name="T20">||</text:span></text:p>
      <text:p text:style-name="КОД"><text:span text:style-name="T7"><text:s text:c="4"/></text:span><text:span text:style-name="T2">Question</text:span>,<text:span text:style-name="T7"> <text:s text:c="10"/></text:span><text:span text:style-name="T20">//</text:span><text:span text:style-name="T7"> </text:span><text:span text:style-name="T20">?</text:span></text:p>
      <text:p text:style-name="КОД"><text:span text:style-name="T7"><text:s text:c="4"/></text:span><text:span text:style-name="T2">Colon</text:span>,<text:span text:style-name="T7"> <text:s text:c="13"/></text:span><text:span text:style-name="T20">//</text:span><text:span text:style-name="T7"> </text:span><text:span text:style-name="T20">:</text:span></text:p>
      <text:p text:style-name="КОД"><text:span text:style-name="T7"><text:s text:c="4"/></text:span><text:span text:style-name="T2">Assign</text:span>,<text:span text:style-name="T7"> <text:s text:c="12"/></text:span><text:span text:style-name="T20">//</text:span><text:span text:style-name="T7"> </text:span><text:span text:style-name="T20">=</text:span></text:p>
      <text:p text:style-name="КОД"><text:span text:style-name="T7"><text:s text:c="4"/></text:span><text:span text:style-name="T2">MulAssign</text:span>,<text:span text:style-name="T7"> <text:s text:c="9"/></text:span><text:span text:style-name="T20">//</text:span><text:span text:style-name="T7"> </text:span><text:span text:style-name="T20">*=</text:span></text:p>
      <text:p text:style-name="КОД"><text:span text:style-name="T7"><text:s text:c="4"/></text:span><text:span text:style-name="T2">SlashAssign</text:span>,<text:span text:style-name="T7"> <text:s text:c="7"/></text:span><text:span text:style-name="T20">//</text:span><text:span text:style-name="T7"> </text:span><text:span text:style-name="T20">/=</text:span></text:p>
      <text:p text:style-name="КОД"><text:span text:style-name="T7"><text:s text:c="4"/></text:span><text:span text:style-name="T2">PlusAssign</text:span>,<text:span text:style-name="T7"> <text:s text:c="8"/></text:span><text:span text:style-name="T20">//</text:span><text:span text:style-name="T7"> </text:span><text:span text:style-name="T20">+=</text:span></text:p>
      <text:p text:style-name="КОД"><text:span text:style-name="T7"><text:s text:c="4"/></text:span><text:span text:style-name="T2">MinusAssign</text:span>,<text:span text:style-name="T7"> <text:s text:c="7"/></text:span><text:span text:style-name="T20">//</text:span><text:span text:style-name="T7"> </text:span><text:span text:style-name="T20">-=</text:span></text:p>
      <text:p text:style-name="КОД"><text:span text:style-name="T7"><text:s text:c="4"/></text:span><text:span text:style-name="T2">LShiftAssign</text:span>,<text:span text:style-name="T7"> <text:s text:c="6"/></text:span><text:span text:style-name="T20">//</text:span><text:span text:style-name="T7"> </text:span><text:span text:style-name="T20">&lt;&lt;=</text:span></text:p>
      <text:p text:style-name="КОД"><text:span text:style-name="T7"><text:s text:c="4"/></text:span><text:span text:style-name="T2">RShiftAssign</text:span>,<text:span text:style-name="T7"> <text:s text:c="6"/></text:span><text:span text:style-name="T20">//</text:span><text:span text:style-name="T7"> </text:span><text:span text:style-name="T20">&gt;&gt;=</text:span></text:p>
      <text:p text:style-name="КОД"><text:span text:style-name="T7"><text:s text:c="4"/></text:span><text:span text:style-name="T2">RShiftZeroAssign</text:span>,<text:span text:style-name="T7"> <text:s text:c="2"/></text:span><text:span text:style-name="T20">//</text:span><text:span text:style-name="T7"> </text:span><text:span text:style-name="T20">&gt;&gt;&gt;=</text:span></text:p>
      <text:p text:style-name="КОД"><text:span text:style-name="T7"><text:s text:c="4"/></text:span><text:span text:style-name="T2">BitAndAssign</text:span>,<text:span text:style-name="T7"> <text:s text:c="6"/></text:span><text:span text:style-name="T20">//</text:span><text:span text:style-name="T7"> </text:span><text:span text:style-name="T20">&amp;=</text:span></text:p>
      <text:p text:style-name="КОД"><text:span text:style-name="T7"><text:s text:c="4"/></text:span><text:span text:style-name="T2">XorAssign</text:span>,<text:span text:style-name="T7"> <text:s text:c="9"/></text:span><text:span text:style-name="T20">//</text:span><text:span text:style-name="T7"> </text:span><text:span text:style-name="T20">^=</text:span></text:p>
      <text:p text:style-name="КОД"><text:span text:style-name="T7"><text:s text:c="4"/></text:span><text:span text:style-name="T2">BitOrAssign</text:span>,<text:span text:style-name="T7"> <text:s text:c="7"/></text:span><text:span text:style-name="T20">//</text:span><text:span text:style-name="T7"> </text:span><text:span text:style-name="T20">|=</text:span></text:p>
      <text:p text:style-name="КОД"><text:span text:style-name="T7"><text:s text:c="4"/></text:span><text:span text:style-name="T2">Comma</text:span>,<text:span text:style-name="T7"> <text:s text:c="13"/></text:span><text:span text:style-name="T20">//</text:span><text:span text:style-name="T7"> </text:span><text:span text:style-name="T20">,</text:span></text:p>
      <text:p text:style-name="КОД"><text:span text:style-name="T7"><text:s text:c="4"/></text:span><text:span text:style-name="T2">Semicolon</text:span>,<text:span text:style-name="T7"> <text:s text:c="9"/></text:span><text:span text:style-name="T20">//</text:span><text:span text:style-name="T7"> </text:span><text:span text:style-name="T20">;</text:span></text:p>
      <text:p text:style-name="КОД"><text:span text:style-name="T7"><text:s text:c="4"/></text:span><text:span text:style-name="T2">RealNumber</text:span>,<text:span text:style-name="T7"> <text:s text:c="8"/></text:span><text:span text:style-name="T20">//</text:span><text:span text:style-name="T7"> </text:span><text:span text:style-name="T20">действительное</text:span><text:span text:style-name="T7"> </text:span><text:span text:style-name="T20">число</text:span></text:p>
      <text:p text:style-name="КОД"><text:span text:style-name="T7"><text:s text:c="4"/></text:span><text:span text:style-name="T2">IntegerNumber</text:span>,<text:span text:style-name="T7"> <text:s text:c="5"/></text:span><text:span text:style-name="T20">//</text:span><text:span text:style-name="T7"> </text:span><text:span text:style-name="T20">целое</text:span><text:span text:style-name="T7"> </text:span><text:span text:style-name="T20">число</text:span></text:p>
      <text:p text:style-name="P169"><text:span text:style-name="T7"><text:s text:c="4"/></text:span><text:span text:style-name="T4">QuotedString</text:span>,<text:span text:style-name="T7"> <text:s text:c="6"/></text:span><text:span text:style-name="T20">//</text:span><text:span text:style-name="T7"> </text:span><text:span text:style-name="T20">строка</text:span><text:span text:style-name="T7"> </text:span><text:span text:style-name="T20">в</text:span><text:span text:style-name="T7"> </text:span><text:span text:style-name="T20">кавычках</text:span></text:p>
      <text:p text:style-name="КОД"><text:s text:c="4"/><text:span text:style-name="T4">Identifier</text:span>,<text:span text:style-name="T7"> <text:s text:c="8"/></text:span><text:span text:style-name="T20">//</text:span><text:span text:style-name="T7"> </text:span><text:span text:style-name="T20">идентификатор</text:span></text:p>
      <text:p text:style-name="КОД"><text:soft-page-break/></text:p>
      <text:p text:style-name="КОД">};</text:p>
      <text:p text:style-name="КОД">}<text:span text:style-name="T7"> </text:span><text:span text:style-name="T20">//</text:span><text:span text:style-name="T7"> </text:span><text:span text:style-name="T20">namespace</text:span><text:span text:style-name="T7"> </text:span><text:span text:style-name="T20">escript</text:span></text:p>
      <text:p text:style-name="КОД"><text:span text:style-name="T26">#endif</text:span><text:span text:style-name="T7"> </text:span><text:span text:style-name="T20">//</text:span><text:span text:style-name="T7"> </text:span><text:span text:style-name="T20">TOKEN_H</text:span></text:p>
      <text:p text:style-name="Horizontal_20_Line"/>
      <text:p text:style-name="P23">Для определения, является ли данная лексема ключевым словом, создадим небольшой класс:</text:p>
      <text:p text:style-name="КОД">/**</text:p>
      <text:p text:style-name="КОД"><text:span text:style-name="T7"><text:s/></text:span><text:span text:style-name="T26">*</text:span><text:span text:style-name="T7"> </text:span><text:span text:style-name="T27">@file</text:span><text:span text:style-name="T7"> </text:span><text:span text:style-name="T26">keyword.h</text:span></text:p>
      <text:p text:style-name="КОД"><text:span text:style-name="T7"><text:s/></text:span><text:span text:style-name="T26">*</text:span><text:span text:style-name="T7"> </text:span><text:span text:style-name="T27">@brief</text:span><text:span text:style-name="T7"> </text:span><text:span text:style-name="T26">Объявление</text:span><text:span text:style-name="T7"> </text:span><text:span text:style-name="T26">класса</text:span><text:span text:style-name="T7"> </text:span><text:span text:style-name="T26">KeyWord</text:span></text:p>
      <text:p text:style-name="КОД"><text:span text:style-name="T7"><text:s/></text:span><text:span text:style-name="T26">*/</text:span></text:p>
      <text:p text:style-name="КОД">#<text:span text:style-name="T26">ifndef</text:span><text:span text:style-name="T7"> </text:span><text:span text:style-name="T26">KEYWORD_H</text:span></text:p>
      <text:p text:style-name="КОД">#<text:span text:style-name="T26">define</text:span><text:span text:style-name="T7"> </text:span><text:span text:style-name="T26">KEYWORD_H</text:span></text:p>
      <text:p text:style-name="КОД">#<text:span text:style-name="T26">include</text:span><text:span text:style-name="T7"> </text:span><text:span text:style-name="T20">"token.h"</text:span></text:p>
      <text:p text:style-name="КОД"><text:span text:style-name="T28">namespace</text:span><text:span text:style-name="T7"> </text:span><text:span text:style-name="T3">escript</text:span><text:span text:style-name="T7"> </text:span>{</text:p>
      <text:p text:style-name="КОД">/**</text:p>
      <text:p text:style-name="КОД"><text:span text:style-name="T7"><text:s/></text:span><text:span text:style-name="T26">*</text:span><text:span text:style-name="T7"> </text:span><text:span text:style-name="T27">@brief</text:span><text:span text:style-name="T7"> </text:span><text:span text:style-name="T26">Класс</text:span><text:span text:style-name="T7"> </text:span><text:span text:style-name="T26">для</text:span><text:span text:style-name="T7"> </text:span><text:span text:style-name="T26">определения</text:span><text:span text:style-name="T7"> </text:span><text:span text:style-name="T26">ключевых</text:span><text:span text:style-name="T7"> </text:span><text:span text:style-name="T26">слов</text:span></text:p>
      <text:p text:style-name="КОД"><text:span text:style-name="T7"><text:s/></text:span><text:span text:style-name="T26">*/</text:span></text:p>
      <text:p text:style-name="КОД"><text:span text:style-name="T28">class</text:span><text:span text:style-name="T7"> </text:span><text:span text:style-name="T3">KeyWord</text:span></text:p>
      <text:p text:style-name="КОД">{</text:p>
      <text:p text:style-name="КОД"><text:span text:style-name="T28">public</text:span>:</text:p>
      <text:p text:style-name="КОД"><text:span text:style-name="T7"><text:s text:c="4"/></text:span><text:span text:style-name="T26">/**</text:span></text:p>
      <text:p text:style-name="КОД"><text:span text:style-name="T7"><text:s text:c="5"/></text:span><text:span text:style-name="T26">*</text:span><text:span text:style-name="T7"> </text:span><text:span text:style-name="T27">@brief</text:span><text:span text:style-name="T7"> </text:span><text:span text:style-name="T26">Определяет,</text:span><text:span text:style-name="T7"> </text:span><text:span text:style-name="T26">является</text:span><text:span text:style-name="T7"> </text:span><text:span text:style-name="T26">ли</text:span><text:span text:style-name="T7"> </text:span><text:span text:style-name="T26">данная</text:span><text:span text:style-name="T7"> </text:span><text:span text:style-name="T26">строка</text:span><text:span text:style-name="T7"> </text:span><text:span text:style-name="T26">ключевым</text:span><text:span text:style-name="T7"> </text:span><text:span text:style-name="T26">словом</text:span></text:p>
      <text:p text:style-name="КОД"><text:span text:style-name="T7"><text:s text:c="5"/></text:span><text:span text:style-name="T26">*</text:span><text:span text:style-name="T7"> </text:span><text:span text:style-name="T27">@param</text:span><text:span text:style-name="T7"> </text:span><text:span text:style-name="T26">str</text:span><text:span text:style-name="T7"> </text:span><text:span text:style-name="T26">определяемое</text:span><text:span text:style-name="T7"> </text:span><text:span text:style-name="T26">строковое</text:span><text:span text:style-name="T7"> </text:span><text:span text:style-name="T26">представление</text:span><text:span text:style-name="T7"> </text:span><text:span text:style-name="T26">токена</text:span></text:p>
      <text:p text:style-name="КОД"><text:span text:style-name="T7"><text:s text:c="5"/></text:span><text:span text:style-name="T26">*</text:span><text:span text:style-name="T7"> </text:span><text:span text:style-name="T27">@return</text:span><text:span text:style-name="T7"> </text:span><text:span text:style-name="T26">Token::Eof,</text:span><text:span text:style-name="T7"> </text:span><text:span text:style-name="T26">если</text:span><text:span text:style-name="T7"> </text:span><text:span text:style-name="T26">это</text:span><text:span text:style-name="T7"> </text:span><text:span text:style-name="T26">не</text:span><text:span text:style-name="T7"> </text:span><text:span text:style-name="T26">ключевое</text:span><text:span text:style-name="T7"> </text:span><text:span text:style-name="T26">слово,</text:span><text:span text:style-name="T7"> </text:span><text:span text:style-name="T26">иначе</text:span><text:span text:style-name="T7"> </text:span><text:span text:style-name="T26">-</text:span></text:p>
      <text:p text:style-name="КОД"><text:span text:style-name="T7"><text:s text:c="5"/></text:span><text:span text:style-name="T26">*</text:span><text:span text:style-name="T7"> <text:s text:c="8"/></text:span><text:span text:style-name="T26">соответствующий</text:span><text:span text:style-name="T7"> </text:span><text:span text:style-name="T26">токен.</text:span></text:p>
      <text:p text:style-name="КОД"><text:span text:style-name="T7"><text:s text:c="5"/></text:span><text:span text:style-name="T26">*/</text:span></text:p>
      <text:p text:style-name="КОД"><text:span text:style-name="T7"><text:s text:c="4"/></text:span><text:span text:style-name="T28">static</text:span><text:span text:style-name="T7"> </text:span><text:span text:style-name="T2">Token</text:span><text:span text:style-name="T7"> </text:span><text:span text:style-name="T16">checkKeyWord</text:span>(<text:span text:style-name="T28">const</text:span><text:span text:style-name="T7"> </text:span><text:span text:style-name="T2">std</text:span>::<text:span text:style-name="T2">u32string</text:span><text:span text:style-name="T7"> </text:span>&amp;<text:span text:style-name="T12">str</text:span>);</text:p>
      <text:p text:style-name="КОД">};</text:p>
      <text:p text:style-name="КОД">}<text:span text:style-name="T7"> </text:span><text:span text:style-name="T20">//</text:span><text:span text:style-name="T7"> </text:span><text:span text:style-name="T20">namespace</text:span><text:span text:style-name="T7"> </text:span><text:span text:style-name="T20">escript</text:span></text:p>
      <text:p text:style-name="КОД">#<text:span text:style-name="T26">endif</text:span><text:span text:style-name="T7"> </text:span><text:span text:style-name="T20">//</text:span><text:span text:style-name="T7"> </text:span><text:span text:style-name="T20">KEYWORD_H</text:span></text:p>
      <text:p text:style-name="Horizontal_20_Line"/>
      <text:p text:style-name="P23">А в файл «keyword.cpp» внесём два массива с ключевыми словами и соответствующими токенами. Эти массивы отсортированы и проверены на соответствие и равенство числа элементов:</text:p>
      <text:p text:style-name="КОД">/**</text:p>
      <text:p text:style-name="КОД"><text:span text:style-name="T7"><text:s/></text:span><text:span text:style-name="T26">*</text:span><text:span text:style-name="T7"> </text:span><text:span text:style-name="T27">@file</text:span><text:span text:style-name="T7"> </text:span><text:span text:style-name="T26">keyword.cpp</text:span></text:p>
      <text:p text:style-name="КОД"><text:span text:style-name="T7"><text:s/></text:span><text:span text:style-name="T26">*</text:span><text:span text:style-name="T7"> </text:span><text:span text:style-name="T27">@brief</text:span><text:span text:style-name="T7"> </text:span><text:span text:style-name="T26">Реализация</text:span><text:span text:style-name="T7"> </text:span><text:span text:style-name="T26">класса</text:span><text:span text:style-name="T7"> </text:span><text:span text:style-name="T26">KeyWord</text:span></text:p>
      <text:p text:style-name="КОД"><text:span text:style-name="T7"><text:s/></text:span><text:span text:style-name="T26">*/</text:span></text:p>
      <text:p text:style-name="КОД">#<text:span text:style-name="T26">include</text:span><text:span text:style-name="T7"> </text:span><text:span text:style-name="T20">"stdafx.h"</text:span></text:p>
      <text:p text:style-name="КОД">#<text:span text:style-name="T26">include</text:span><text:span text:style-name="T7"> </text:span><text:span text:style-name="T20">"keyword.h"</text:span></text:p>
      <text:p text:style-name="КОД"><text:span text:style-name="T28">namespace</text:span><text:span text:style-name="T7"> </text:span><text:span text:style-name="T3">escript</text:span><text:span text:style-name="T7"> </text:span>{</text:p>
      <text:p text:style-name="КОД"/>
      <text:p text:style-name="КОД">/**</text:p>
      <text:p text:style-name="КОД"><text:span text:style-name="T7"><text:s/></text:span><text:span text:style-name="T26">*</text:span><text:span text:style-name="T7"> </text:span><text:span text:style-name="T26">Ключевые</text:span><text:span text:style-name="T7"> </text:span><text:span text:style-name="T26">слова</text:span></text:p>
      <text:p text:style-name="КОД"><text:span text:style-name="T7"><text:s/></text:span><text:span text:style-name="T26">*/</text:span></text:p>
      <text:p text:style-name="КОД"><text:span text:style-name="T28">static</text:span><text:span text:style-name="T7"> </text:span><text:span text:style-name="T28">const</text:span><text:span text:style-name="T7"> </text:span><text:span text:style-name="T28">constexpr</text:span><text:span text:style-name="T7"> </text:span><text:span text:style-name="T28">char32_t</text:span><text:span text:style-name="T7"> </text:span>*<text:span text:style-name="T30">keyWords</text:span>[]<text:span text:style-name="T7"> </text:span>=<text:span text:style-name="T7"> </text:span>{</text:p>
      <text:p text:style-name="КОД"><text:span text:style-name="T7"><text:s text:c="4"/></text:span><text:span text:style-name="T20">U"break"</text:span>,<text:span text:style-name="T7"> <text:s text:c="3"/></text:span><text:span text:style-name="T20">U"case"</text:span>,<text:span text:style-name="T7"> <text:s text:c="6"/></text:span><text:span text:style-name="T20">U"catch"</text:span>,<text:span text:style-name="T7"> <text:s text:c="4"/></text:span><text:span text:style-name="T20">U"class"</text:span>,<text:span text:style-name="T7"> <text:s text:c="6"/></text:span><text:span text:style-name="T20">U"const"</text:span>,</text:p>
      <text:p text:style-name="КОД"><text:span text:style-name="T7"><text:s text:c="4"/></text:span><text:span text:style-name="T20">U"continue"</text:span>,<text:span text:style-name="T7"> </text:span><text:span text:style-name="T20">U"debugger"</text:span>, <text:s/><text:span text:style-name="T7"><text:s/></text:span><text:span text:style-name="T20">U"default"</text:span>,<text:span text:style-name="T7"> <text:s text:c="2"/></text:span><text:span text:style-name="T20">U"delete"</text:span>,<text:span text:style-name="T7"> <text:s text:c="5"/></text:span><text:span text:style-name="T20">U"do"</text:span>,</text:p>
      <text:p text:style-name="КОД"><text:span text:style-name="T7"><text:s text:c="4"/></text:span><text:span text:style-name="T20">U"else"</text:span>,<text:span text:style-name="T7"> <text:s text:c="4"/></text:span><text:span text:style-name="T20">U"enum"</text:span>,<text:span text:style-name="T7"> <text:s text:c="6"/></text:span><text:span text:style-name="T20">U"export"</text:span>,<text:span text:style-name="T7"> <text:s text:c="3"/></text:span><text:span text:style-name="T20">U"extends"</text:span>,<text:span text:style-name="T7"> <text:s text:c="4"/></text:span><text:span text:style-name="T20">U"finally"</text:span>,</text:p>
      <text:p text:style-name="КОД"><text:span text:style-name="T7"><text:s text:c="4"/></text:span><text:span text:style-name="T20">U"for"</text:span>,<text:span text:style-name="T7"> <text:s text:c="5"/></text:span><text:span text:style-name="T20">U"function"</text:span>,<text:span text:style-name="T7"> <text:s text:c="2"/></text:span><text:span text:style-name="T20">U"if"</text:span>, <text:s text:c="3"/><text:span text:style-name="T7"><text:s text:c="4"/></text:span><text:span text:style-name="T20">U"implements"</text:span>,<text:span text:style-name="T7"> <text:s/></text:span><text:span text:style-name="T20">U"import"</text:span>,</text:p>
      <text:p text:style-name="КОД"><text:span text:style-name="T7"><text:s text:c="4"/></text:span><text:span text:style-name="T20">U"in"</text:span>,<text:span text:style-name="T7"> <text:s text:c="6"/></text:span><text:span text:style-name="T20">U"instanceof"</text:span>,<text:span text:style-name="T7"> </text:span><text:span text:style-name="T20">U"interface"</text:span>,<text:span text:style-name="T7"> </text:span><text:span text:style-name="T20">U"let"</text:span>,<text:span text:style-name="T7"> <text:s text:c="8"/></text:span><text:span text:style-name="T20">U"new"</text:span>,</text:p>
      <text:p text:style-name="КОД"><text:span text:style-name="T7"><text:s text:c="4"/></text:span><text:span text:style-name="T20">U"package"</text:span>,<text:span text:style-name="T7"> <text:s/></text:span><text:span text:style-name="T20">U"private"</text:span>,<text:span text:style-name="T7"> <text:s text:c="3"/></text:span><text:span text:style-name="T20">U"protected"</text:span>,<text:span text:style-name="T7"> </text:span><text:span text:style-name="T20">U"public"</text:span>,<text:span text:style-name="T7"> <text:s text:c="5"/></text:span><text:span text:style-name="T20">U"return"</text:span>,</text:p>
      <text:p text:style-name="КОД"><text:span text:style-name="T7"><text:s text:c="4"/></text:span><text:span text:style-name="T20">U"static"</text:span>,<text:span text:style-name="T7"> <text:s text:c="2"/></text:span><text:span text:style-name="T20">U"super"</text:span>,<text:span text:style-name="T7"> <text:s text:c="5"/></text:span><text:span text:style-name="T20">U"switch"</text:span>,<text:span text:style-name="T7"> <text:s text:c="3"/></text:span><text:span text:style-name="T20">U"this"</text:span>,<text:span text:style-name="T7"> <text:s text:c="7"/></text:span><text:span text:style-name="T20">U"throw"</text:span>,</text:p>
      <text:p text:style-name="КОД"><text:span text:style-name="T7"><text:s text:c="4"/></text:span><text:span text:style-name="T20">U"try"</text:span>,<text:span text:style-name="T7"> <text:s text:c="5"/></text:span><text:span text:style-name="T20">U"typeof"</text:span>,<text:span text:style-name="T7"> <text:s text:c="4"/></text:span><text:span text:style-name="T20">U"var"</text:span>,<text:span text:style-name="T7"> <text:s text:c="6"/></text:span><text:span text:style-name="T20">U"void"</text:span>,<text:span text:style-name="T7"> <text:s text:c="7"/></text:span><text:span text:style-name="T20">U"while"</text:span>,</text:p>
      <text:p text:style-name="КОД"><text:span text:style-name="T7"><text:s text:c="4"/></text:span><text:span text:style-name="T20">U"with"</text:span>,<text:span text:style-name="T7"> <text:s text:c="4"/></text:span><text:span text:style-name="T20">U"yield"</text:span>,</text:p>
      <text:p text:style-name="КОД">};</text:p>
      <text:p text:style-name="КОД"/>
      <text:p text:style-name="КОД">/**</text:p>
      <text:p text:style-name="КОД"><text:span text:style-name="T7"><text:s/></text:span><text:span text:style-name="T26">*</text:span><text:span text:style-name="T7"> </text:span><text:span text:style-name="T26">Токены,</text:span><text:span text:style-name="T7"> </text:span><text:span text:style-name="T26">соответствующие</text:span><text:span text:style-name="T7"> </text:span><text:span text:style-name="T26">ключевым</text:span><text:span text:style-name="T7"> </text:span><text:span text:style-name="T26">словам</text:span></text:p>
      <text:p text:style-name="КОД"><text:soft-page-break/><text:span text:style-name="T7"><text:s/></text:span><text:span text:style-name="T26">*/</text:span></text:p>
      <text:p text:style-name="КОД"><text:span text:style-name="T28">static</text:span><text:span text:style-name="T7"> </text:span><text:span text:style-name="T28">const</text:span><text:span text:style-name="T7"> </text:span><text:span text:style-name="T28">constexpr</text:span><text:span text:style-name="T7"> </text:span><text:span text:style-name="T2">Token</text:span><text:span text:style-name="T7"> </text:span><text:span text:style-name="T30">tokenKeywords</text:span>[]<text:span text:style-name="T7"> </text:span>{</text:p>
      <text:p text:style-name="КОД"><text:span text:style-name="T7"><text:s text:c="4"/></text:span><text:span text:style-name="T2">Token</text:span>::<text:span text:style-name="T2">Break</text:span>,<text:span text:style-name="T7"> <text:s text:c="4"/></text:span><text:span text:style-name="T2">Token</text:span>::<text:span text:style-name="T2">Case</text:span>,<text:span text:style-name="T7"> <text:s text:c="6"/></text:span><text:span text:style-name="T2">Token</text:span>::<text:span text:style-name="T2">Catch</text:span>,<text:span text:style-name="T7"> <text:s text:c="5"/></text:span><text:span text:style-name="T2">Token</text:span>::<text:span text:style-name="T2">Class</text:span>,</text:p>
      <text:p text:style-name="КОД"><text:span text:style-name="T7"><text:s text:c="4"/></text:span><text:span text:style-name="T2">Token</text:span>::<text:span text:style-name="T2">Const</text:span>,<text:span text:style-name="T7"> <text:s text:c="4"/></text:span><text:span text:style-name="T2">Token</text:span>::<text:span text:style-name="T2">Continue</text:span>,<text:span text:style-name="T7"> <text:s text:c="2"/></text:span><text:span text:style-name="T2">Token</text:span>::<text:span text:style-name="T2">Debugger</text:span>,<text:span text:style-name="T7"> <text:s text:c="2"/></text:span><text:span text:style-name="T2">Token</text:span>::<text:span text:style-name="T2">Default</text:span>,</text:p>
      <text:p text:style-name="КОД"><text:span text:style-name="T7"><text:s text:c="4"/></text:span><text:span text:style-name="T2">Token</text:span>::<text:span text:style-name="T2">Delete</text:span>,<text:span text:style-name="T7"> <text:s text:c="3"/></text:span><text:span text:style-name="T2">Token</text:span>::<text:span text:style-name="T2">Do</text:span>,<text:span text:style-name="T7"> <text:s text:c="8"/></text:span><text:span text:style-name="T2">Token</text:span>::<text:span text:style-name="T2">Else</text:span>,<text:span text:style-name="T7"> <text:s text:c="6"/></text:span><text:span text:style-name="T2">Token</text:span>::<text:span text:style-name="T2">Enum</text:span>,</text:p>
      <text:p text:style-name="КОД"><text:span text:style-name="T7"><text:s text:c="4"/></text:span><text:span text:style-name="T2">Token</text:span>::<text:span text:style-name="T2">Export</text:span>,<text:span text:style-name="T7"> <text:s text:c="3"/></text:span><text:span text:style-name="T2">Token</text:span>::<text:span text:style-name="T2">Extends</text:span>,<text:span text:style-name="T7"> <text:s text:c="3"/></text:span><text:span text:style-name="T2">Token</text:span>::<text:span text:style-name="T2">Finally</text:span>,<text:span text:style-name="T7"> <text:s text:c="3"/></text:span><text:span text:style-name="T2">Token</text:span>::<text:span text:style-name="T2">For</text:span>,</text:p>
      <text:p text:style-name="КОД"><text:span text:style-name="T7"><text:s text:c="4"/></text:span><text:span text:style-name="T2">Token</text:span>::<text:span text:style-name="T2">Function</text:span>,<text:span text:style-name="T7"> <text:s/></text:span><text:span text:style-name="T2">Token</text:span>::<text:span text:style-name="T2">If</text:span>,<text:span text:style-name="T7"> <text:s text:c="8"/></text:span><text:span text:style-name="T2">Token</text:span>::<text:span text:style-name="T2">Implements</text:span>,<text:span text:style-name="T7"> </text:span><text:span text:style-name="T2">Token</text:span>::<text:span text:style-name="T2">Import</text:span>,</text:p>
      <text:p text:style-name="КОД"><text:span text:style-name="T7"><text:s text:c="4"/></text:span><text:span text:style-name="T2">Token</text:span>::<text:span text:style-name="T2">In</text:span>,<text:span text:style-name="T7"> <text:s text:c="7"/></text:span><text:span text:style-name="T2">Token</text:span>::<text:span text:style-name="T2">Instanceof</text:span>,<text:span text:style-name="T7"> </text:span><text:span text:style-name="T2">Token</text:span>::<text:span text:style-name="T2">Interface</text:span>,<text:span text:style-name="T7"> <text:s/></text:span><text:span text:style-name="T2">Token</text:span>::<text:span text:style-name="T2">Let</text:span>,</text:p>
      <text:p text:style-name="КОД"><text:span text:style-name="T7"><text:s text:c="4"/></text:span><text:span text:style-name="T2">Token</text:span>::<text:span text:style-name="T2">New</text:span>,<text:span text:style-name="T7"> <text:s text:c="6"/></text:span><text:span text:style-name="T2">Token</text:span>::<text:span text:style-name="T2">Package</text:span>,<text:span text:style-name="T7"> <text:s text:c="3"/></text:span><text:span text:style-name="T2">Token</text:span>::<text:span text:style-name="T2">Private</text:span>,<text:span text:style-name="T7"> <text:s text:c="3"/></text:span><text:span text:style-name="T2">Token</text:span>::<text:span text:style-name="T2">Protected</text:span>,</text:p>
      <text:p text:style-name="КОД"><text:span text:style-name="T7"><text:s text:c="4"/></text:span><text:span text:style-name="T2">Token</text:span>::<text:span text:style-name="T2">Public</text:span>,<text:span text:style-name="T7"> <text:s text:c="3"/></text:span><text:span text:style-name="T2">Token</text:span>::<text:span text:style-name="T2">Return</text:span>,<text:span text:style-name="T7"> <text:s text:c="4"/></text:span><text:span text:style-name="T2">Token</text:span>::<text:span text:style-name="T2">Static</text:span>,<text:span text:style-name="T7"> <text:s text:c="4"/></text:span><text:span text:style-name="T2">Token</text:span>::<text:span text:style-name="T2">Super</text:span>,</text:p>
      <text:p text:style-name="КОД"><text:span text:style-name="T7"><text:s text:c="4"/></text:span><text:span text:style-name="T2">Token</text:span>::<text:span text:style-name="T2">Switch</text:span>,<text:span text:style-name="T7"> <text:s text:c="3"/></text:span><text:span text:style-name="T2">Token</text:span>::<text:span text:style-name="T2">This</text:span>,<text:span text:style-name="T7"> <text:s text:c="6"/></text:span><text:span text:style-name="T2">Token</text:span>::<text:span text:style-name="T2">Throw</text:span>,<text:span text:style-name="T7"> <text:s text:c="5"/></text:span><text:span text:style-name="T2">Token</text:span>::<text:span text:style-name="T2">Try</text:span>,</text:p>
      <text:p text:style-name="КОД"><text:span text:style-name="T7"><text:s text:c="4"/></text:span><text:span text:style-name="T2">Token</text:span>::<text:span text:style-name="T2">Typeof</text:span>,<text:span text:style-name="T7"> <text:s text:c="3"/></text:span><text:span text:style-name="T2">Token</text:span>::<text:span text:style-name="T2">Var</text:span>,<text:span text:style-name="T7"> <text:s text:c="7"/></text:span><text:span text:style-name="T2">Token</text:span>::<text:span text:style-name="T2">Void</text:span>,<text:span text:style-name="T7"> <text:s text:c="6"/></text:span><text:span text:style-name="T2">Token</text:span>::<text:span text:style-name="T2">While</text:span>,</text:p>
      <text:p text:style-name="КОД"><text:span text:style-name="T7"><text:s text:c="4"/></text:span><text:span text:style-name="T2">Token</text:span>::<text:span text:style-name="T2">With</text:span>,<text:span text:style-name="T7"> <text:s text:c="5"/></text:span><text:span text:style-name="T2">Token</text:span>::<text:span text:style-name="T2">Yield</text:span>,</text:p>
      <text:p text:style-name="КОД">};</text:p>
      <text:p text:style-name="P164"/>
      <text:p text:style-name="КОД"><text:span text:style-name="T2">Token</text:span><text:span text:style-name="T7"> </text:span><text:span text:style-name="T2">KeyWord</text:span>::<text:span text:style-name="T16">checkKeyWord</text:span>(<text:span text:style-name="T28">const</text:span><text:span text:style-name="T7"> </text:span><text:span text:style-name="T2">std</text:span>::<text:span text:style-name="T2">u32string</text:span><text:span text:style-name="T7"> </text:span>&amp;<text:span text:style-name="T12">str</text:span>)</text:p>
      <text:p text:style-name="КОД">{</text:p>
      <text:p text:style-name="КОД"><text:span text:style-name="T7"><text:s text:c="4"/></text:span><text:span text:style-name="T28">static</text:span><text:span text:style-name="T7"> </text:span><text:span text:style-name="T2">std</text:span>::<text:span text:style-name="T2">map</text:span>&lt;<text:span text:style-name="T2">std</text:span>::<text:span text:style-name="T2">u32string</text:span>,<text:span text:style-name="T7"> </text:span><text:span text:style-name="T2">Token</text:span>&gt;<text:span text:style-name="T7"> </text:span><text:span text:style-name="T12">keyWordsHash</text:span>;</text:p>
      <text:p text:style-name="КОД"><text:span text:style-name="T7"><text:s text:c="4"/></text:span><text:span text:style-name="T28">if</text:span><text:span text:style-name="T7"> </text:span>(<text:span text:style-name="T12">keyWordsHash</text:span>.<text:span text:style-name="T15">empty</text:span>())<text:span text:style-name="T7"> </text:span>{</text:p>
      <text:p text:style-name="КОД"><text:span text:style-name="T7"><text:s text:c="8"/></text:span><text:span text:style-name="T28">int</text:span><text:span text:style-name="T7"> </text:span><text:span text:style-name="T12">i</text:span><text:span text:style-name="T7"> </text:span>=<text:span text:style-name="T7"> </text:span><text:span text:style-name="T26">0</text:span>;</text:p>
      <text:p text:style-name="КОД"><text:span text:style-name="T7"><text:s text:c="8"/></text:span><text:span text:style-name="T28">for</text:span><text:span text:style-name="T7"> </text:span>(<text:span text:style-name="T28">auto</text:span><text:span text:style-name="T7"> </text:span>&amp;<text:span text:style-name="T12">t</text:span><text:span text:style-name="T7"> </text:span>:<text:span text:style-name="T7"> </text:span><text:span text:style-name="T30">tokenKeywords</text:span>)<text:span text:style-name="T7"> </text:span>{</text:p>
      <text:p text:style-name="КОД"><text:span text:style-name="T7"><text:s text:c="12"/></text:span><text:span text:style-name="T20">//</text:span><text:span text:style-name="T7"> </text:span><text:span text:style-name="T20">мы</text:span><text:span text:style-name="T7"> </text:span><text:span text:style-name="T20">гарантируем,</text:span><text:span text:style-name="T7"> </text:span><text:span text:style-name="T20">что</text:span><text:span text:style-name="T7"> </text:span><text:span text:style-name="T20">размер</text:span><text:span text:style-name="T7"> </text:span><text:span text:style-name="T20">обоих</text:span><text:span text:style-name="T7"> </text:span><text:span text:style-name="T20">массивов</text:span><text:span text:style-name="T7"> </text:span><text:span text:style-name="T20">одинаковый</text:span></text:p>
      <text:p text:style-name="КОД"><text:span text:style-name="T7"><text:s text:c="12"/></text:span><text:span text:style-name="T12">keyWordsHash</text:span><text:span text:style-name="T15">[</text:span><text:span text:style-name="T30">keyWords</text:span>[<text:span text:style-name="T12">i</text:span><text:span text:style-name="T13">++</text:span>]<text:span text:style-name="T15">]</text:span><text:span text:style-name="T7"> </text:span>=<text:span text:style-name="T7"> </text:span><text:span text:style-name="T12">t</text:span>;</text:p>
      <text:p text:style-name="КОД"><text:span text:style-name="T7"><text:s text:c="8"/></text:span>}</text:p>
      <text:p text:style-name="КОД"><text:span text:style-name="T7"><text:s text:c="4"/></text:span>}</text:p>
      <text:p text:style-name="КОД"><text:span text:style-name="T7"><text:s text:c="4"/></text:span><text:span text:style-name="T28">auto</text:span><text:span text:style-name="T7"> </text:span><text:span text:style-name="T12">it</text:span><text:span text:style-name="T7"> </text:span>=<text:span text:style-name="T7"> </text:span><text:span text:style-name="T12">keyWordsHash</text:span>.<text:span text:style-name="T15">find</text:span>(<text:span text:style-name="T12">str</text:span>);</text:p>
      <text:p text:style-name="КОД"><text:span text:style-name="T7"><text:s text:c="4"/></text:span><text:span text:style-name="T28">if</text:span><text:span text:style-name="T7"> </text:span>(<text:span text:style-name="T12">it</text:span><text:span text:style-name="T7"> </text:span><text:span text:style-name="T15">==</text:span><text:span text:style-name="T7"> </text:span><text:span text:style-name="T12">keyWordsHash</text:span>.<text:span text:style-name="T15">end</text:span>())</text:p>
      <text:p text:style-name="КОД"><text:span text:style-name="T7"><text:s text:c="8"/></text:span><text:span text:style-name="T28">return</text:span><text:span text:style-name="T7"> </text:span><text:span text:style-name="T2">Token</text:span>::<text:span text:style-name="T2">Eof</text:span>;</text:p>
      <text:p text:style-name="КОД"><text:span text:style-name="T7"><text:s text:c="4"/></text:span><text:span text:style-name="T28">return</text:span><text:span text:style-name="T7"> </text:span><text:span text:style-name="T12">it</text:span><text:span text:style-name="T15">-&gt;</text:span><text:span text:style-name="T42">second</text:span>;</text:p>
      <text:p text:style-name="КОД">}</text:p>
      <text:p text:style-name="КОД">}<text:span text:style-name="T7"> </text:span><text:span text:style-name="T20">//</text:span><text:span text:style-name="T7"> </text:span><text:span text:style-name="T20">namespace</text:span><text:span text:style-name="T7"> </text:span><text:span text:style-name="T20">escript</text:span></text:p>
      <text:p text:style-name="Horizontal_20_Line"/>
      <text:p text:style-name="P42">Для ускорения поиска мы поместим ключевые слова в контейнер std::map. <text:span text:style-name="T51">В случае неудачи метод вернёт Token::Eof. Может показаться, что передавая строку, это будет либо ключевое слово, либо идентификатор. Хотя так и будет, и передавать мы будем корректное значение, но в общем случае это не так, поскольку этот метод ничего о нашем лексическом анализаторе не знает и знать не обязан.</text:span></text:p>
      <text:p text:style-name="P23">Также добавим в «stdafx.h» заголовок:</text:p>
      <text:p text:style-name="КОД">#<text:span text:style-name="T26">include</text:span><text:span text:style-name="T7"> </text:span>&lt;<text:span text:style-name="T20">map</text:span>&gt;</text:p>
      <text:p text:style-name="Horizontal_20_Line"/>
      <text:p text:style-name="P24">Теперь можно приступить к реализации лексического анализатора.</text:p>
      <text:h text:style-name="P194" text:outline-level="2">Лексический анализатор</text:h>
      <text:p text:style-name="P24">Условимся, что на данном этапе мы читаем текст только из строки. Когда доберёмся до файлов, также будем считывать сначала в строку и разбирать её. <text:span text:style-name="T48">Считывать мы будем по одному символу и желательно с наименьшим числом возвратов символов обратно в поток.</text:span></text:p>
      <text:p text:style-name="P25">Такой код выглядел бы довольно самоочевидно: </text:p>
      <text:p text:style-name="КОД">auto c = _text[i]; … </text:p>
      <text:p text:style-name="P25">Но мы так делать не будем. Во-первых, это медленно — мы будем использовать итераторы. </text:p>
      <text:p text:style-name="P25"><text:soft-page-break/>Во-вторых, если пожелаем, мы сделаем чтение из файла, в этом случае нам придётся изменить лишь один метод (или два, если учесть back()), а не менять во всём коде десятки вхождений «_text[i]» на чтение из потока. </text:p>
      <text:p text:style-name="P25">В-третьих, в этом методе мы организуем подсчёт номера строки и текущей позиции в строке — для этого не придётся встраивать в каждой строке инкремент _pos++ после каждого символа. В итоге из метода next() мы уберём изрядную долю работы.</text:p>
      <text:p text:style-name="P25">Для чтения следующего символа мы используем отдельный метод read().</text:p>
      <text:p text:style-name="P25">Изменим сначала приватную часть класса Lexer:</text:p>
      <text:p text:style-name="КОД"><text:span text:style-name="T28">private</text:span>:</text:p>
      <text:p text:style-name="КОД"><text:span text:style-name="T7"><text:s text:c="4"/></text:span><text:span text:style-name="T20">//</text:span><text:span text:style-name="T7"> </text:span><text:span text:style-name="T20">разбираемый</text:span><text:span text:style-name="T7"> </text:span><text:span text:style-name="T20">текст</text:span></text:p>
      <text:p text:style-name="КОД"><text:span text:style-name="T7"><text:s text:c="4"/></text:span><text:span text:style-name="T28">const</text:span><text:span text:style-name="T7"> </text:span><text:span text:style-name="T2">std</text:span>::<text:span text:style-name="T2">u32string</text:span><text:span text:style-name="T7"> </text:span>&amp;<text:span text:style-name="T42">_text</text:span>;</text:p>
      <text:p text:style-name="КОД"><text:span text:style-name="T7"><text:s text:c="4"/></text:span><text:span text:style-name="T20">//</text:span><text:span text:style-name="T7"> </text:span><text:span text:style-name="T20">начало</text:span><text:span text:style-name="T7"> </text:span><text:span text:style-name="T20">строки</text:span></text:p>
      <text:p text:style-name="КОД"><text:span text:style-name="T7"><text:s text:c="4"/></text:span><text:span text:style-name="T2">std</text:span>::<text:span text:style-name="T2">u32string</text:span>::<text:span text:style-name="T2">const_iterator</text:span><text:span text:style-name="T7"> </text:span><text:span text:style-name="T42">_begin</text:span>;</text:p>
      <text:p text:style-name="КОД"><text:span text:style-name="T7"><text:s text:c="4"/></text:span><text:span text:style-name="T20">//</text:span><text:span text:style-name="T7"> </text:span><text:span text:style-name="T20">конец</text:span><text:span text:style-name="T7"> </text:span><text:span text:style-name="T20">строки</text:span></text:p>
      <text:p text:style-name="КОД"><text:span text:style-name="T7"><text:s text:c="4"/></text:span><text:span text:style-name="T2">std</text:span>::<text:span text:style-name="T2">u32string</text:span>::<text:span text:style-name="T2">const_iterator</text:span><text:span text:style-name="T7"> </text:span><text:span text:style-name="T42">_end</text:span>;</text:p>
      <text:p text:style-name="КОД"><text:span text:style-name="T7"><text:s text:c="4"/></text:span><text:span text:style-name="T20">//</text:span><text:span text:style-name="T7"> </text:span><text:span text:style-name="T20">доступ</text:span><text:span text:style-name="T7"> </text:span><text:span text:style-name="T20">к</text:span><text:span text:style-name="T7"> </text:span><text:span text:style-name="T20">строке</text:span><text:span text:style-name="T7"> </text:span><text:span text:style-name="T20">через</text:span><text:span text:style-name="T7"> </text:span><text:span text:style-name="T20">итератор</text:span></text:p>
      <text:p text:style-name="КОД"><text:span text:style-name="T7"><text:s text:c="4"/></text:span><text:span text:style-name="T2">std</text:span>::<text:span text:style-name="T2">u32string</text:span>::<text:span text:style-name="T2">const_iterator</text:span><text:span text:style-name="T7"> </text:span><text:span text:style-name="T42">_p</text:span>;</text:p>
      <text:p text:style-name="КОД"><text:span text:style-name="T7"><text:s text:c="4"/></text:span><text:span text:style-name="T20">//</text:span><text:span text:style-name="T7"> </text:span><text:span text:style-name="T20">последний</text:span><text:span text:style-name="T7"> </text:span><text:span text:style-name="T20">разобранный</text:span><text:span text:style-name="T7"> </text:span><text:span text:style-name="T20">токен</text:span></text:p>
      <text:p text:style-name="КОД"><text:span text:style-name="T7"><text:s text:c="4"/></text:span><text:span text:style-name="T2">Token</text:span><text:span text:style-name="T7"> </text:span><text:span text:style-name="T42">_token</text:span><text:span text:style-name="T7"> </text:span>=<text:span text:style-name="T7"> </text:span><text:span text:style-name="T2">Token</text:span>::<text:span text:style-name="T2">Eof</text:span>;</text:p>
      <text:p text:style-name="КОД"><text:span text:style-name="T7"><text:s text:c="4"/></text:span><text:span text:style-name="T20">//</text:span><text:span text:style-name="T7"> </text:span><text:span text:style-name="T20">строковое</text:span><text:span text:style-name="T7"> </text:span><text:span text:style-name="T20">представление</text:span><text:span text:style-name="T7"> </text:span><text:span text:style-name="T20">последнего</text:span><text:span text:style-name="T7"> </text:span><text:span text:style-name="T20">разобранного</text:span><text:span text:style-name="T7"> </text:span><text:span text:style-name="T20">токена</text:span></text:p>
      <text:p text:style-name="КОД"><text:span text:style-name="T7"><text:s text:c="4"/></text:span><text:span text:style-name="T2">std</text:span>::<text:span text:style-name="T2">u32string</text:span><text:span text:style-name="T7"> </text:span><text:span text:style-name="T42">_tokenText</text:span>;</text:p>
      <text:p text:style-name="КОД"><text:span text:style-name="T7"><text:s text:c="4"/></text:span><text:span text:style-name="T20">//</text:span><text:span text:style-name="T7"> </text:span><text:span text:style-name="T20">текущая</text:span><text:span text:style-name="T7"> </text:span><text:span text:style-name="T20">позиция</text:span><text:span text:style-name="T7"> </text:span><text:span text:style-name="T20">в</text:span><text:span text:style-name="T7"> </text:span><text:span text:style-name="T20">строке</text:span><text:span text:style-name="T7"> </text:span><text:span text:style-name="T20">(отсчёт</text:span><text:span text:style-name="T7"> </text:span><text:span text:style-name="T20">с</text:span><text:span text:style-name="T7"> </text:span><text:span text:style-name="T20">1,</text:span><text:span text:style-name="T7"> </text:span><text:span text:style-name="T20">для</text:span><text:span text:style-name="T7"> </text:span><text:span text:style-name="T20">вывода</text:span><text:span text:style-name="T7"> </text:span><text:span text:style-name="T20">сообщений</text:span><text:span text:style-name="T7"> </text:span><text:span text:style-name="T20">об</text:span><text:span text:style-name="T7"> </text:span><text:span text:style-name="T20">ошибках)</text:span></text:p>
      <text:p text:style-name="КОД"><text:span text:style-name="T7"><text:s text:c="4"/></text:span><text:span text:style-name="T28">int</text:span><text:span text:style-name="T7"> </text:span><text:span text:style-name="T42">_pos</text:span><text:span text:style-name="T7"> </text:span>=<text:span text:style-name="T7"> </text:span><text:span text:style-name="T26">1</text:span>;</text:p>
      <text:p text:style-name="КОД"><text:span text:style-name="T7"><text:s text:c="4"/></text:span><text:span text:style-name="T20">//</text:span><text:span text:style-name="T7"> </text:span><text:span text:style-name="T20">номер</text:span><text:span text:style-name="T7"> </text:span><text:span text:style-name="T20">строки</text:span><text:span text:style-name="T7"> </text:span><text:span text:style-name="T20">(отсчёт</text:span><text:span text:style-name="T7"> </text:span><text:span text:style-name="T20">с</text:span><text:span text:style-name="T7"> </text:span><text:span text:style-name="T20">1,</text:span><text:span text:style-name="T7"> </text:span><text:span text:style-name="T20">для</text:span><text:span text:style-name="T7"> </text:span><text:span text:style-name="T20">вывода</text:span><text:span text:style-name="T7"> </text:span><text:span text:style-name="T20">сообщений</text:span><text:span text:style-name="T7"> </text:span><text:span text:style-name="T20">об</text:span><text:span text:style-name="T7"> </text:span><text:span text:style-name="T20">ошибках)</text:span></text:p>
      <text:p text:style-name="КОД"><text:span text:style-name="T7"><text:s text:c="4"/></text:span><text:span text:style-name="T28">int</text:span><text:span text:style-name="T7"> </text:span><text:span text:style-name="T42">_line</text:span><text:span text:style-name="T7"> </text:span>=<text:span text:style-name="T7"> </text:span><text:span text:style-name="T26">1</text:span>;</text:p>
      <text:p text:style-name="КОД"><text:span text:style-name="T7"><text:s text:c="4"/></text:span><text:span text:style-name="T20">//</text:span><text:span text:style-name="T7"> </text:span><text:span text:style-name="T20">длина</text:span><text:span text:style-name="T7"> </text:span><text:span text:style-name="T20">предыдущей</text:span><text:span text:style-name="T7"> </text:span><text:span text:style-name="T20">строки</text:span><text:span text:style-name="T7"> </text:span><text:span text:style-name="T20">(для</text:span><text:span text:style-name="T7"> </text:span><text:span text:style-name="T20">подсчёта</text:span><text:span text:style-name="T7"> </text:span><text:span text:style-name="T20">позиции</text:span><text:span text:style-name="T7"> </text:span><text:span text:style-name="T20">при</text:span><text:span text:style-name="T7"> </text:span><text:span text:style-name="T20">возврате</text:span><text:span text:style-name="T7"> </text:span><text:span text:style-name="T20">символа)</text:span></text:p>
      <text:p text:style-name="КОД"><text:span text:style-name="T7"><text:s text:c="4"/></text:span><text:span text:style-name="T28">int</text:span><text:span text:style-name="T7"> </text:span><text:span text:style-name="T42">_prevLineLen</text:span><text:span text:style-name="T7"> </text:span>=<text:span text:style-name="T7"> </text:span><text:span text:style-name="T26">0</text:span>;</text:p>
      <text:p text:style-name="КОД"/>
      <text:p text:style-name="Horizontal_20_Line"/>
      <text:p text:style-name="P25">Откроем файл «lexer.cpp» и изменим конструктор:</text:p>
      <text:p text:style-name="КОД"><text:span text:style-name="T2">Lexer</text:span>::<text:span text:style-name="T16">Lexer</text:span>(<text:span text:style-name="T28">const</text:span><text:span text:style-name="T7"> </text:span><text:span text:style-name="T2">std</text:span>::<text:span text:style-name="T2">u32string</text:span><text:span text:style-name="T7"> </text:span>&amp;<text:span text:style-name="T12">strCode</text:span>)</text:p>
      <text:p text:style-name="КОД"><text:span text:style-name="T7"><text:s text:c="4"/></text:span>:<text:span text:style-name="T7"> </text:span><text:span text:style-name="T42">_text</text:span>(<text:span text:style-name="T12">strCode</text:span>),</text:p>
      <text:p text:style-name="КОД"><text:span text:style-name="T7"><text:s text:c="6"/></text:span><text:span text:style-name="T42">_begin</text:span>(<text:span text:style-name="T12">strCode</text:span>.<text:span text:style-name="T15">begin</text:span>()),</text:p>
      <text:p text:style-name="КОД"><text:span text:style-name="T7"><text:s text:c="6"/></text:span><text:span text:style-name="T42">_end</text:span>(<text:span text:style-name="T12">strCode</text:span>.<text:span text:style-name="T15">end</text:span>()),</text:p>
      <text:p text:style-name="КОД"><text:span text:style-name="T7"><text:s text:c="6"/></text:span><text:span text:style-name="T42">_p</text:span>(<text:span text:style-name="T12">strCode</text:span>.<text:span text:style-name="T15">begin</text:span>())</text:p>
      <text:p text:style-name="КОД">{</text:p>
      <text:p text:style-name="КОД">}</text:p>
      <text:p text:style-name="Horizontal_20_Line"/>
      <text:p text:style-name="P28">Есть несколько методов построения лексических анализаторов. Можно строить его через конечный автомат, такой подход принят в генераторах типа lex. Вручную же проще делать и сопровождать именно через switch/case — он более очевиден, чем огромная таблица с номерами состояний.</text:p>
      <text:p text:style-name="P26">Реализуем метод next(). Заготовка будет следующая:</text:p>
      <text:p text:style-name="КОД"><text:span text:style-name="T2">Token</text:span><text:span text:style-name="T7"> </text:span><text:span text:style-name="T2">Lexer</text:span>::<text:span text:style-name="T16">next</text:span>()</text:p>
      <text:p text:style-name="КОД">{</text:p>
      <text:p text:style-name="КОД"><text:span text:style-name="T7"><text:s text:c="4"/></text:span><text:span text:style-name="T42">_tokenText</text:span>.<text:span text:style-name="T15">clear</text:span>();</text:p>
      <text:p text:style-name="КОД"><text:span text:style-name="T7"><text:s text:c="4"/></text:span><text:span text:style-name="T28">int</text:span><text:span text:style-name="T7"> </text:span><text:span text:style-name="T12">c</text:span><text:span text:style-name="T7"> </text:span>=<text:span text:style-name="T7"> </text:span><text:span text:style-name="T26">0</text:span>;</text:p>
      <text:p text:style-name="КОД"><text:span text:style-name="T7"><text:s text:c="4"/></text:span><text:span text:style-name="T28">while</text:span><text:span text:style-name="T7"> </text:span>(<text:span text:style-name="T12">c</text:span><text:span text:style-name="T7"> </text:span>&gt;=<text:span text:style-name="T7"> </text:span><text:span text:style-name="T26">0</text:span>)<text:span text:style-name="T7"> </text:span>{</text:p>
      <text:p text:style-name="КОД"><text:span text:style-name="T7"><text:s text:c="8"/></text:span><text:span text:style-name="T12">c</text:span><text:span text:style-name="T7"> </text:span>=<text:span text:style-name="T7"> </text:span><text:span text:style-name="T15">read</text:span>();</text:p>
      <text:p text:style-name="КОД"><text:span text:style-name="T7"><text:s text:c="8"/></text:span><text:span text:style-name="T28">switch</text:span><text:span text:style-name="T7"> </text:span>(<text:span text:style-name="T12">c</text:span>)<text:span text:style-name="T7"> </text:span>{</text:p>
      <text:p text:style-name="КОД"><text:span text:style-name="T7"><text:s text:c="8"/></text:span><text:span text:style-name="T28">default</text:span>:</text:p>
      <text:p text:style-name="КОД"><text:span text:style-name="T7"><text:s text:c="12"/></text:span><text:span text:style-name="T28">break</text:span>;</text:p>
      <text:p text:style-name="КОД"><text:soft-page-break/><text:span text:style-name="T7"><text:s text:c="8"/></text:span>}</text:p>
      <text:p text:style-name="КОД"><text:span text:style-name="T7"><text:s text:c="4"/></text:span>}</text:p>
      <text:p text:style-name="КОД"><text:span text:style-name="T7"><text:s text:c="4"/></text:span><text:span text:style-name="T28">return</text:span><text:span text:style-name="T7"> </text:span><text:span text:style-name="T2">Token</text:span>::<text:span text:style-name="T2">Eof</text:span>;</text:p>
      <text:p text:style-name="КОД">}</text:p>
      <text:p text:style-name="Horizontal_20_Line"/>
      <text:p text:style-name="P27">Метод Parser::parse() будет вызывать Lexer::next() для следующего токена, поэтому на входе мы сразу чистим буфер текущего токена.</text:p>
      <text:p text:style-name="P27">Мы будем считывать очередной символ и через большой блок switch <text:span text:style-name="T58">и </text:span>решать, какой токен мы вернём.</text:p>
      <text:p text:style-name="P29">Метод read() выглядит следующим образом:</text:p>
      <text:p text:style-name="P29">Файл lexer.h:</text:p>
      <text:p text:style-name="КОД"><text:span text:style-name="T28">private</text:span>:</text:p>
      <text:p text:style-name="КОД"><text:span text:style-name="T7"><text:s text:c="4"/></text:span><text:span text:style-name="T26">/**</text:span></text:p>
      <text:p text:style-name="КОД"><text:span text:style-name="T7"><text:s text:c="5"/></text:span><text:span text:style-name="T26">*</text:span><text:span text:style-name="T7"> </text:span><text:span text:style-name="T27">@brief</text:span><text:span text:style-name="T7"> </text:span><text:span text:style-name="T26">Считывает</text:span><text:span text:style-name="T7"> </text:span><text:span text:style-name="T26">следующий</text:span><text:span text:style-name="T7"> </text:span><text:span text:style-name="T26">символ</text:span><text:span text:style-name="T7"> </text:span><text:span text:style-name="T26">из</text:span><text:span text:style-name="T7"> </text:span><text:span text:style-name="T26">входного</text:span><text:span text:style-name="T7"> </text:span><text:span text:style-name="T26">потока</text:span></text:p>
      <text:p text:style-name="КОД"><text:span text:style-name="T7"><text:s text:c="5"/></text:span><text:span text:style-name="T26">*</text:span><text:span text:style-name="T7"> </text:span><text:span text:style-name="T27">@return</text:span><text:span text:style-name="T7"> </text:span><text:span text:style-name="T26">код</text:span><text:span text:style-name="T7"> </text:span><text:span text:style-name="T26">символа</text:span><text:span text:style-name="T7"> </text:span><text:span text:style-name="T26">или</text:span><text:span text:style-name="T7"> </text:span><text:span text:style-name="T26">-1,</text:span><text:span text:style-name="T7"> </text:span><text:span text:style-name="T26">если</text:span><text:span text:style-name="T7"> </text:span><text:span text:style-name="T26">достигнут</text:span><text:span text:style-name="T7"> </text:span><text:span text:style-name="T26">конец</text:span><text:span text:style-name="T7"> </text:span><text:span text:style-name="T26">потока</text:span></text:p>
      <text:p text:style-name="КОД"><text:span text:style-name="T7"><text:s text:c="5"/></text:span><text:span text:style-name="T26">*/</text:span></text:p>
      <text:p text:style-name="КОД"><text:span text:style-name="T7"><text:s text:c="4"/></text:span><text:span text:style-name="T28">int</text:span><text:span text:style-name="T7"> </text:span><text:span text:style-name="T16">read</text:span>();</text:p>
      <text:p text:style-name="Horizontal_20_Line"/>
      <text:p text:style-name="P29">Файл lexer.cpp:</text:p>
      <text:p text:style-name="КОД"><text:span text:style-name="T28">int</text:span><text:span text:style-name="T7"> </text:span><text:span text:style-name="T2">Lexer</text:span>::<text:span text:style-name="T16">read</text:span>()</text:p>
      <text:p text:style-name="КОД">{</text:p>
      <text:p text:style-name="КОД"><text:span text:style-name="T7"><text:s text:c="4"/></text:span><text:span text:style-name="T28">if</text:span><text:span text:style-name="T7"> </text:span>(<text:span text:style-name="T42">_p</text:span><text:span text:style-name="T7"> </text:span><text:span text:style-name="T15">==</text:span><text:span text:style-name="T7"> </text:span><text:span text:style-name="T42">_end</text:span>)</text:p>
      <text:p text:style-name="КОД"><text:span text:style-name="T7"><text:s text:c="8"/></text:span><text:span text:style-name="T28">return</text:span><text:span text:style-name="T7"> </text:span>-<text:span text:style-name="T26">1</text:span>;</text:p>
      <text:p text:style-name="КОД"><text:span text:style-name="T7"><text:s text:c="4"/></text:span><text:span text:style-name="T28">int</text:span><text:span text:style-name="T7"> </text:span><text:span text:style-name="T12">c</text:span><text:span text:style-name="T7"> </text:span>=<text:span text:style-name="T7"> </text:span><text:span text:style-name="T15">*</text:span><text:span text:style-name="T42">_p</text:span>;</text:p>
      <text:p text:style-name="КОД"><text:span text:style-name="T7"><text:s text:c="4"/></text:span><text:span text:style-name="T15">++</text:span><text:span text:style-name="T42">_p</text:span>;</text:p>
      <text:p text:style-name="КОД"><text:span text:style-name="T7"><text:s text:c="4"/></text:span><text:span text:style-name="T28">if</text:span><text:span text:style-name="T7"> </text:span>(<text:span text:style-name="T12">c</text:span><text:span text:style-name="T7"> </text:span>==<text:span text:style-name="T7"> </text:span><text:span text:style-name="T20">'\n'</text:span>)<text:span text:style-name="T7"> </text:span>{</text:p>
      <text:p text:style-name="КОД"><text:span text:style-name="T7"><text:s text:c="8"/></text:span><text:span text:style-name="T42">_prevLineLen</text:span><text:span text:style-name="T7"> </text:span>=<text:span text:style-name="T7"> </text:span><text:span text:style-name="T42">_pos</text:span>;</text:p>
      <text:p text:style-name="КОД"><text:span text:style-name="T7"><text:s text:c="8"/></text:span><text:span text:style-name="T42">_line</text:span>++;</text:p>
      <text:p text:style-name="КОД"><text:span text:style-name="T7"><text:s text:c="8"/></text:span><text:span text:style-name="T42">_pos</text:span><text:span text:style-name="T7"> </text:span>=<text:span text:style-name="T7"> </text:span><text:span text:style-name="T26">1</text:span>;</text:p>
      <text:p text:style-name="КОД"><text:span text:style-name="T7"><text:s text:c="4"/></text:span>}<text:span text:style-name="T7"> </text:span><text:span text:style-name="T28">else</text:span><text:span text:style-name="T7"> </text:span>{</text:p>
      <text:p text:style-name="P166"><text:span text:style-name="T7"><text:s text:c="8"/></text:span><text:span text:style-name="T28">if</text:span><text:span text:style-name="T7"> </text:span>(<text:span text:style-name="T12">c</text:span><text:span text:style-name="T7"> </text:span>!=<text:span text:style-name="T7"> </text:span><text:span text:style-name="T20">'\r'</text:span>)<text:span text:style-name="T7"> </text:span><text:span text:style-name="T20">//</text:span><text:span text:style-name="T7"> </text:span><text:span text:style-name="T20">не</text:span><text:span text:style-name="T7"> </text:span><text:span text:style-name="T20">считаем</text:span><text:span text:style-name="T7"> </text:span><text:span text:style-name="T20">сдвиг</text:span><text:span text:style-name="T7"> </text:span><text:span text:style-name="T20">на</text:span><text:span text:style-name="T7"> </text:span><text:span text:style-name="T20">'\r',</text:span><text:span text:style-name="T7"> </text:span><text:span text:style-name="T20">иначе</text:span><text:span text:style-name="T7"> </text:span><text:span text:style-name="T20">визуально</text:span><text:span text:style-name="T7"> </text:span><text:span text:style-name="T20">это</text:span><text:span text:style-name="T7"> </text:span><text:span text:style-name="T20">будет на</text:span><text:span text:style-name="T7"> </text:span></text:p>
      <text:p text:style-name="КОД"><text:span text:style-name="T7"><text:s text:c="12"/></text:span><text:span text:style-name="T42">_pos</text:span>++;<text:span text:style-name="T7"> <text:s text:c="3"/></text:span><text:span text:style-name="T20">// </text:span><text:span text:style-name="T21">1</text:span><text:span text:style-name="T8"> </text:span><text:span text:style-name="T20">символ</text:span><text:span text:style-name="T7"> </text:span><text:span text:style-name="T20">в</text:span><text:span text:style-name="T7"> </text:span><text:span text:style-name="T20">строке</text:span><text:span text:style-name="T7"> </text:span><text:span text:style-name="T20">больше,</text:span><text:span text:style-name="T7"> </text:span><text:span text:style-name="T20">чем</text:span><text:span text:style-name="T7"> </text:span><text:span text:style-name="T20">отображается</text:span><text:span text:style-name="T7"> </text:span><text:span text:style-name="T20">в</text:span><text:span text:style-name="T7"> </text:span><text:span text:style-name="T20">редакторе</text:span></text:p>
      <text:p text:style-name="КОД"><text:span text:style-name="T7"><text:s text:c="4"/></text:span>}</text:p>
      <text:p text:style-name="КОД"><text:span text:style-name="T7"><text:s text:c="4"/></text:span><text:span text:style-name="T28">return</text:span><text:span text:style-name="T7"> </text:span><text:span text:style-name="T12">c</text:span>;</text:p>
      <text:p text:style-name="КОД">}</text:p>
      <text:p text:style-name="Horizontal_20_Line"/>
      <text:p text:style-name="P30">Добавим <text:span text:style-name="T49">в те же файлы соответственно </text:span>метод back() для возврата на 1 символ назад:</text:p>
      <text:p text:style-name="КОД"><text:span text:style-name="T28">private</text:span>:</text:p>
      <text:p text:style-name="КОД"><text:span text:style-name="T7"><text:s text:c="4"/></text:span><text:span text:style-name="T26">/**</text:span></text:p>
      <text:p text:style-name="КОД"><text:span text:style-name="T7"><text:s text:c="5"/></text:span><text:span text:style-name="T26">*</text:span><text:span text:style-name="T7"> </text:span><text:span text:style-name="T27">@brief</text:span><text:span text:style-name="T7"> </text:span><text:span text:style-name="T26">Возвращается</text:span><text:span text:style-name="T7"> </text:span><text:span text:style-name="T26">на</text:span><text:span text:style-name="T7"> </text:span><text:span text:style-name="T26">1</text:span><text:span text:style-name="T7"> </text:span><text:span text:style-name="T26">символ</text:span><text:span text:style-name="T7"> </text:span><text:span text:style-name="T26">назад</text:span><text:span text:style-name="T7"> </text:span><text:span text:style-name="T26">во</text:span><text:span text:style-name="T7"> </text:span><text:span text:style-name="T26">входном</text:span><text:span text:style-name="T7"> </text:span><text:span text:style-name="T26">потоке</text:span></text:p>
      <text:p text:style-name="КОД"><text:span text:style-name="T7"><text:s text:c="5"/></text:span><text:span text:style-name="T26">*/</text:span></text:p>
      <text:p text:style-name="КОД"><text:span text:style-name="T7"><text:s text:c="4"/></text:span><text:span text:style-name="T28">void</text:span><text:span text:style-name="T7"> </text:span><text:span text:style-name="T16">back</text:span>();</text:p>
      <text:p text:style-name="Horizontal_20_Line"/>
      <text:p text:style-name="КОД"><text:span text:style-name="T28">void</text:span><text:span text:style-name="T7"> </text:span><text:span text:style-name="T2">Lexer</text:span>::<text:span text:style-name="T16">back</text:span>()</text:p>
      <text:p text:style-name="КОД">{</text:p>
      <text:p text:style-name="КОД"><text:span text:style-name="T7"><text:s text:c="4"/></text:span><text:span text:style-name="T28">if</text:span><text:span text:style-name="T7"> </text:span>(<text:span text:style-name="T42">_p</text:span><text:span text:style-name="T7"> </text:span><text:span text:style-name="T15">==</text:span><text:span text:style-name="T7"> </text:span><text:span text:style-name="T42">_text</text:span>.<text:span text:style-name="T15">begin</text:span>())</text:p>
      <text:p text:style-name="КОД"><text:span text:style-name="T7"><text:s text:c="8"/></text:span><text:span text:style-name="T28">throw</text:span><text:span text:style-name="T7"> </text:span><text:span text:style-name="T2">std</text:span>::<text:span text:style-name="T2">out_of_range</text:span>(<text:span text:style-name="T20">"jump over the beginning of the buffer"</text:span>);</text:p>
      <text:p text:style-name="КОД"><text:span text:style-name="T7"><text:s text:c="4"/></text:span><text:span text:style-name="T15">--</text:span><text:span text:style-name="T42">_p</text:span>;</text:p>
      <text:p text:style-name="КОД"><text:span text:style-name="T7"><text:s text:c="4"/></text:span><text:span text:style-name="T28">auto</text:span><text:span text:style-name="T7"> </text:span><text:span text:style-name="T12">c</text:span><text:span text:style-name="T7"> </text:span>=<text:span text:style-name="T7"> </text:span><text:span text:style-name="T15">*</text:span><text:span text:style-name="T42">_p</text:span>;</text:p>
      <text:p text:style-name="КОД"><text:span text:style-name="T7"><text:s text:c="4"/></text:span><text:span text:style-name="T28">if</text:span><text:span text:style-name="T7"> </text:span>(<text:span text:style-name="T12">c</text:span><text:span text:style-name="T7"> </text:span>==<text:span text:style-name="T7"> </text:span><text:span text:style-name="T20">'\n'</text:span>)<text:span text:style-name="T7"> </text:span>{</text:p>
      <text:p text:style-name="КОД"><text:span text:style-name="T7"><text:s text:c="8"/></text:span><text:span text:style-name="T42">_pos</text:span><text:span text:style-name="T7"> </text:span>=<text:span text:style-name="T7"> </text:span><text:span text:style-name="T42">_prevLineLen</text:span>;</text:p>
      <text:p text:style-name="КОД"><text:span text:style-name="T7"><text:s text:c="8"/></text:span><text:span text:style-name="T42">_line</text:span>--;</text:p>
      <text:p text:style-name="КОД"><text:span text:style-name="T7"><text:s text:c="4"/></text:span>}<text:span text:style-name="T7"> </text:span><text:span text:style-name="T28">else</text:span><text:span text:style-name="T7"> </text:span>{</text:p>
      <text:p text:style-name="КОД"><text:soft-page-break/><text:span text:style-name="T7"><text:s text:c="8"/></text:span><text:span text:style-name="T28">if</text:span><text:span text:style-name="T7"> </text:span>(<text:span text:style-name="T42">_pos</text:span><text:span text:style-name="T7"> </text:span>&gt;<text:span text:style-name="T7"> </text:span><text:span text:style-name="T26">0</text:span>)</text:p>
      <text:p text:style-name="КОД"><text:span text:style-name="T7"><text:s text:c="12"/></text:span><text:span text:style-name="T42">_pos</text:span>--;</text:p>
      <text:p text:style-name="КОД"><text:span text:style-name="T7"><text:s text:c="4"/></text:span>}</text:p>
      <text:p text:style-name="КОД">}</text:p>
      <text:p text:style-name="Horizontal_20_Line"/>
      <text:p text:style-name="P31">Теперь <text:span text:style-name="T59">рассмотрим,</text:span> как делается само извлечение токенов из входного потока.</text:p>
      <text:p text:style-name="P31">Первое, что мы должны сделать — пропустить все пробелы. Сделаем <text:span text:style-name="T50">отдельный метод Lexer::isSpace() для проверки пробелов</text:span>. Причина в том, что мы работаем с Unicode, и в результате копирования-вставки пользователь может вставить, например, неразрывный пробел или что-то другое, невидимое в редакторе, но недопустимое с точки зрения проверки на стандартный пробел и символ табуляции.</text:p>
      <text:p text:style-name="P31">lexer.h:</text:p>
      <text:p text:style-name="КОД">/**</text:p>
      <text:p text:style-name="КОД"><text:span text:style-name="T7"><text:s text:c="2"/></text:span><text:span text:style-name="T26">*</text:span><text:span text:style-name="T7"> </text:span><text:span text:style-name="T27">@brief</text:span><text:span text:style-name="T7"> </text:span><text:span text:style-name="T26">Проверяет,</text:span><text:span text:style-name="T7"> </text:span><text:span text:style-name="T26">является</text:span><text:span text:style-name="T7"> </text:span><text:span text:style-name="T26">ли</text:span><text:span text:style-name="T7"> </text:span><text:span text:style-name="T26">данный</text:span><text:span text:style-name="T7"> </text:span><text:span text:style-name="T26">символ</text:span><text:span text:style-name="T7"> </text:span><text:span text:style-name="T26">пробелом</text:span></text:p>
      <text:p text:style-name="P167"><text:span text:style-name="T7"><text:s text:c="2"/></text:span><text:span text:style-name="T26">*</text:span><text:span text:style-name="T7"> </text:span><text:span text:style-name="T27">@param</text:span><text:span text:style-name="T7"> </text:span><text:span text:style-name="T26">charCode</text:span><text:span text:style-name="T7"> </text:span><text:span text:style-name="T26">код</text:span><text:span text:style-name="T7"> </text:span><text:span text:style-name="T26">символа</text:span></text:p>
      <text:p text:style-name="КОД"><text:span text:style-name="T7"><text:s text:c="2"/></text:span><text:span text:style-name="T26">*</text:span><text:span text:style-name="T7"> </text:span><text:span text:style-name="T27">@return</text:span><text:span text:style-name="T7"> </text:span><text:span text:style-name="T26">true,</text:span><text:span text:style-name="T7"> </text:span><text:span text:style-name="T26">если</text:span><text:span text:style-name="T7"> </text:span><text:span text:style-name="T26">символ</text:span><text:span text:style-name="T7"> </text:span><text:span text:style-name="T26">является</text:span><text:span text:style-name="T7"> </text:span><text:span text:style-name="T26">одним</text:span><text:span text:style-name="T7"> </text:span><text:span text:style-name="T26">из</text:span><text:span text:style-name="T7"> </text:span><text:span text:style-name="T26">диапазона</text:span><text:span text:style-name="T7"> </text:span><text:span text:style-name="T26">Unicode</text:span><text:span text:style-name="T7"> </text:span><text:span text:style-name="T26">"whitespace"</text:span></text:p>
      <text:p text:style-name="КОД"><text:span text:style-name="T7"><text:s text:c="2"/></text:span><text:span text:style-name="T26">*/</text:span></text:p>
      <text:p text:style-name="P167"><text:span text:style-name="T28">bool</text:span><text:span text:style-name="T7"> </text:span><text:span text:style-name="T16">isSpace</text:span>(<text:span text:style-name="T28">int</text:span><text:span text:style-name="T7"> </text:span><text:span text:style-name="T12">charCode</text:span>)<text:span text:style-name="T7"> </text:span><text:span text:style-name="T28">const</text:span>;</text:p>
      <text:p text:style-name="Horizontal_20_Line"/>
      <text:p text:style-name="P31">lexer.cpp:</text:p>
      <text:p text:style-name="P167"><text:span text:style-name="T28">bool</text:span><text:span text:style-name="T7"> </text:span><text:span text:style-name="T2">Lexer</text:span>::<text:span text:style-name="T16">isSpace</text:span>(<text:span text:style-name="T28">int</text:span><text:span text:style-name="T7"> </text:span><text:span text:style-name="T12">charCode</text:span>)<text:span text:style-name="T7"> </text:span><text:span text:style-name="T28">const</text:span></text:p>
      <text:p text:style-name="КОД">{</text:p>
      <text:p text:style-name="P167"><text:span text:style-name="T7"><text:s text:c="4"/></text:span><text:span text:style-name="T28">switch</text:span><text:span text:style-name="T7"> </text:span>(<text:span text:style-name="T12">charCode</text:span>)<text:span text:style-name="T7"> </text:span>{</text:p>
      <text:p text:style-name="КОД"><text:span text:style-name="T7"><text:s text:c="4"/></text:span><text:span text:style-name="T28">case</text:span><text:span text:style-name="T7"> </text:span><text:span text:style-name="T26">0x0020</text:span>:<text:span text:style-name="T7"> </text:span><text:span text:style-name="T20">//</text:span><text:span text:style-name="T7"> </text:span><text:span text:style-name="T20">пробел,</text:span><text:span text:style-name="T7"> </text:span><text:span text:style-name="T20">наиболее</text:span><text:span text:style-name="T7"> </text:span><text:span text:style-name="T20">вероятно</text:span></text:p>
      <text:p text:style-name="КОД"><text:span text:style-name="T7"><text:s text:c="4"/></text:span><text:span text:style-name="T28">case</text:span><text:span text:style-name="T7"> </text:span><text:span text:style-name="T26">0x0009</text:span>:<text:span text:style-name="T7"> </text:span><text:span text:style-name="T20">//</text:span><text:span text:style-name="T7"> </text:span><text:span text:style-name="T20">TAB</text:span></text:p>
      <text:p text:style-name="КОД"><text:span text:style-name="T7"><text:s text:c="4"/></text:span><text:span text:style-name="T28">case</text:span><text:span text:style-name="T7"> </text:span><text:span text:style-name="T26">0x00A0</text:span>:</text:p>
      <text:p text:style-name="КОД"><text:span text:style-name="T7"><text:s text:c="4"/></text:span><text:span text:style-name="T28">case</text:span><text:span text:style-name="T7"> </text:span><text:span text:style-name="T26">0x1680</text:span>:</text:p>
      <text:p text:style-name="КОД"><text:span text:style-name="T7"><text:s text:c="4"/></text:span><text:span text:style-name="T28">case</text:span><text:span text:style-name="T7"> </text:span><text:span text:style-name="T26">0x180E</text:span>:</text:p>
      <text:p text:style-name="КОД"><text:span text:style-name="T7"><text:s text:c="4"/></text:span><text:span text:style-name="T28">case</text:span><text:span text:style-name="T7"> </text:span><text:span text:style-name="T26">0x2000</text:span>:</text:p>
      <text:p text:style-name="КОД"><text:span text:style-name="T7"><text:s text:c="4"/></text:span><text:span text:style-name="T28">case</text:span><text:span text:style-name="T7"> </text:span><text:span text:style-name="T26">0x2001</text:span>:</text:p>
      <text:p text:style-name="КОД"><text:span text:style-name="T7"><text:s text:c="4"/></text:span><text:span text:style-name="T28">case</text:span><text:span text:style-name="T7"> </text:span><text:span text:style-name="T26">0x2002</text:span>:</text:p>
      <text:p text:style-name="КОД"><text:span text:style-name="T7"><text:s text:c="4"/></text:span><text:span text:style-name="T28">case</text:span><text:span text:style-name="T7"> </text:span><text:span text:style-name="T26">0x2003</text:span>:</text:p>
      <text:p text:style-name="КОД"><text:span text:style-name="T7"><text:s text:c="4"/></text:span><text:span text:style-name="T28">case</text:span><text:span text:style-name="T7"> </text:span><text:span text:style-name="T26">0x2004</text:span>:</text:p>
      <text:p text:style-name="КОД"><text:span text:style-name="T7"><text:s text:c="4"/></text:span><text:span text:style-name="T28">case</text:span><text:span text:style-name="T7"> </text:span><text:span text:style-name="T26">0x2005</text:span>:</text:p>
      <text:p text:style-name="КОД"><text:span text:style-name="T7"><text:s text:c="4"/></text:span><text:span text:style-name="T28">case</text:span><text:span text:style-name="T7"> </text:span><text:span text:style-name="T26">0x2006</text:span>:</text:p>
      <text:p text:style-name="КОД"><text:span text:style-name="T7"><text:s text:c="4"/></text:span><text:span text:style-name="T28">case</text:span><text:span text:style-name="T7"> </text:span><text:span text:style-name="T26">0x2007</text:span>:</text:p>
      <text:p text:style-name="КОД"><text:span text:style-name="T7"><text:s text:c="4"/></text:span><text:span text:style-name="T28">case</text:span><text:span text:style-name="T7"> </text:span><text:span text:style-name="T26">0x2008</text:span>:</text:p>
      <text:p text:style-name="КОД"><text:span text:style-name="T7"><text:s text:c="4"/></text:span><text:span text:style-name="T28">case</text:span><text:span text:style-name="T7"> </text:span><text:span text:style-name="T26">0x2009</text:span>:</text:p>
      <text:p text:style-name="КОД"><text:span text:style-name="T7"><text:s text:c="4"/></text:span><text:span text:style-name="T28">case</text:span><text:span text:style-name="T7"> </text:span><text:span text:style-name="T26">0x200A</text:span>:</text:p>
      <text:p text:style-name="КОД"><text:span text:style-name="T7"><text:s text:c="4"/></text:span><text:span text:style-name="T28">case</text:span><text:span text:style-name="T7"> </text:span><text:span text:style-name="T26">0x200B</text:span>:</text:p>
      <text:p text:style-name="КОД"><text:span text:style-name="T7"><text:s text:c="4"/></text:span><text:span text:style-name="T28">case</text:span><text:span text:style-name="T7"> </text:span><text:span text:style-name="T26">0x202F</text:span>:</text:p>
      <text:p text:style-name="КОД"><text:span text:style-name="T7"><text:s text:c="4"/></text:span><text:span text:style-name="T28">case</text:span><text:span text:style-name="T7"> </text:span><text:span text:style-name="T26">0x205F</text:span>:</text:p>
      <text:p text:style-name="КОД"><text:span text:style-name="T7"><text:s text:c="4"/></text:span><text:span text:style-name="T28">case</text:span><text:span text:style-name="T7"> </text:span><text:span text:style-name="T26">0x3000</text:span>:</text:p>
      <text:p text:style-name="КОД"><text:span text:style-name="T7"><text:s text:c="4"/></text:span><text:span text:style-name="T28">case</text:span><text:span text:style-name="T7"> </text:span><text:span text:style-name="T26">0xFEFF</text:span>:</text:p>
      <text:p text:style-name="КОД"><text:span text:style-name="T7"><text:s text:c="8"/></text:span><text:span text:style-name="T28">return</text:span><text:span text:style-name="T7"> </text:span><text:span text:style-name="T28">true</text:span>;</text:p>
      <text:p text:style-name="КОД"><text:span text:style-name="T7"><text:s text:c="4"/></text:span><text:span text:style-name="T28">default</text:span>:</text:p>
      <text:p text:style-name="КОД"><text:span text:style-name="T7"><text:s text:c="8"/></text:span><text:span text:style-name="T28">break</text:span>;</text:p>
      <text:p text:style-name="КОД"><text:span text:style-name="T7"><text:s text:c="4"/></text:span>}</text:p>
      <text:p text:style-name="КОД"><text:span text:style-name="T7"><text:s text:c="4"/></text:span><text:span text:style-name="T28">return</text:span><text:span text:style-name="T7"> </text:span><text:span text:style-name="T28">false</text:span>;</text:p>
      <text:p text:style-name="КОД">}</text:p>
      <text:p text:style-name="Horizontal_20_Line"/>
      <text:p text:style-name="P32">Наиболее вероятные значения мы должны ставить сверху блока switch/case — это пробел и табуляция.</text:p>
      <text:p text:style-name="P32">Исправим метод next():</text:p>
      <text:p text:style-name="КОД"><text:soft-page-break/>...</text:p>
      <text:p text:style-name="КОД"><text:span text:style-name="T7"><text:s text:c="8"/></text:span><text:span text:style-name="T28">switch</text:span><text:span text:style-name="T7"> </text:span>(<text:span text:style-name="T12">c</text:span>)<text:span text:style-name="T7"> </text:span>{</text:p>
      <text:p text:style-name="КОД"><text:span text:style-name="T7"><text:s text:c="8"/></text:span><text:span text:style-name="T28">default</text:span>:</text:p>
      <text:p text:style-name="КОД"><text:span text:style-name="T7"><text:s text:c="12"/></text:span><text:span text:style-name="T28">if</text:span><text:span text:style-name="T7"> </text:span>(<text:span text:style-name="T15">isSpace</text:span>(<text:span text:style-name="T12">c</text:span>))</text:p>
      <text:p text:style-name="КОД"><text:span text:style-name="T7"><text:s text:c="16"/></text:span><text:span text:style-name="T28">continue</text:span>;</text:p>
      <text:p text:style-name="КОД"><text:span text:style-name="T7"><text:s text:c="12"/></text:span><text:span text:style-name="T28">break</text:span>;</text:p>
      <text:p text:style-name="КОД"><text:span text:style-name="T7"><text:s text:c="8"/></text:span>}</text:p>
      <text:p text:style-name="КОД">...</text:p>
      <text:p text:style-name="Horizontal_20_Line"/>
      <text:p text:style-name="P33">В тестовой программе у нас записан код, который мы будем разбирать:</text:p>
      <text:p text:style-name="P168"><text:span text:style-name="T22">i</text:span><text:span text:style-name="T9"> </text:span><text:span text:style-name="T22">=</text:span><text:span text:style-name="T9"> </text:span><text:span text:style-name="T22">1</text:span><text:span text:style-name="T9"> </text:span><text:span text:style-name="T22">+</text:span><text:span text:style-name="T9"> </text:span><text:span text:style-name="T22">2;</text:span></text:p>
      <text:p text:style-name="P33">Здесь у нас идентификатор, оператор присваивания, два числа и точка с запятой. Поэтому реализуем их распознавание.</text:p>
      <text:p text:style-name="P33">Идентификатор — это лексема, которая начинается с буквы, символа подчёркивания и может затем содержать и цифры.</text:p>
      <text:p text:style-name="P34">Символы у нас тоже в Unicode, поэтому добавим методы isLetter и isLetterOrDigit. Пусть пока реализация возвращает true для латинских букв, используем std::isalnum. Позже можно добавить поддержку Unicode.</text:p>
      <text:p text:style-name="P35">lexer.h:</text:p>
      <text:p text:style-name="КОД">/**</text:p>
      <text:p text:style-name="КОД"><text:span text:style-name="T7"><text:s/></text:span><text:span text:style-name="T26">*</text:span><text:span text:style-name="T7"> </text:span><text:span text:style-name="T27">@brief</text:span><text:span text:style-name="T7"> </text:span><text:span text:style-name="T26">Проверяет,</text:span><text:span text:style-name="T7"> </text:span><text:span text:style-name="T26">является</text:span><text:span text:style-name="T7"> </text:span><text:span text:style-name="T26">ли</text:span><text:span text:style-name="T7"> </text:span><text:span text:style-name="T26">данный</text:span><text:span text:style-name="T7"> </text:span><text:span text:style-name="T26">символ</text:span><text:span text:style-name="T7"> </text:span><text:span text:style-name="T26">буквой</text:span></text:p>
      <text:p text:style-name="КОД"><text:span text:style-name="T7"><text:s/></text:span><text:span text:style-name="T26">*</text:span><text:span text:style-name="T7"> </text:span><text:span text:style-name="T27">@param</text:span><text:span text:style-name="T7"> </text:span><text:span text:style-name="T26">charCode</text:span><text:span text:style-name="T7"> </text:span><text:span text:style-name="T26">код</text:span><text:span text:style-name="T7"> </text:span><text:span text:style-name="T26">символа</text:span></text:p>
      <text:p text:style-name="КОД"><text:span text:style-name="T7"><text:s/></text:span><text:span text:style-name="T26">*</text:span><text:span text:style-name="T7"> </text:span><text:span text:style-name="T27">@return</text:span><text:span text:style-name="T7"> </text:span><text:span text:style-name="T26">true,</text:span><text:span text:style-name="T7"> </text:span><text:span text:style-name="T26">если</text:span><text:span text:style-name="T7"> </text:span><text:span text:style-name="T26">символ</text:span><text:span text:style-name="T7"> </text:span><text:span text:style-name="T26">является</text:span><text:span text:style-name="T7"> </text:span><text:span text:style-name="T26">одним</text:span><text:span text:style-name="T7"> </text:span><text:span text:style-name="T26">из</text:span><text:span text:style-name="T7"> </text:span><text:span text:style-name="T26">диапазона</text:span><text:span text:style-name="T7"> </text:span><text:span text:style-name="T26">Unicode</text:span><text:span text:style-name="T7"> </text:span><text:span text:style-name="T26">"letters"</text:span></text:p>
      <text:p text:style-name="КОД"><text:span text:style-name="T7"><text:s/></text:span><text:span text:style-name="T26">*/</text:span></text:p>
      <text:p text:style-name="КОД"><text:span text:style-name="T28">bool</text:span><text:span text:style-name="T7"> </text:span><text:span text:style-name="T16">isLetter</text:span>(<text:span text:style-name="T28">int</text:span><text:span text:style-name="T7"> </text:span><text:span text:style-name="T12">charCode</text:span>)<text:span text:style-name="T7"> </text:span><text:span text:style-name="T28">const</text:span>;</text:p>
      <text:p text:style-name="КОД">/**</text:p>
      <text:p text:style-name="КОД"><text:span text:style-name="T7"><text:s/></text:span><text:span text:style-name="T26">*</text:span><text:span text:style-name="T7"> </text:span><text:span text:style-name="T27">@brief</text:span><text:span text:style-name="T7"> </text:span><text:span text:style-name="T26">Проверяет,</text:span><text:span text:style-name="T7"> </text:span><text:span text:style-name="T26">является</text:span><text:span text:style-name="T7"> </text:span><text:span text:style-name="T26">ли</text:span><text:span text:style-name="T7"> </text:span><text:span text:style-name="T26">данный</text:span><text:span text:style-name="T7"> </text:span><text:span text:style-name="T26">символ</text:span><text:span text:style-name="T7"> </text:span><text:span text:style-name="T26">буквой</text:span><text:span text:style-name="T7"> </text:span><text:span text:style-name="T26">или</text:span><text:span text:style-name="T7"> </text:span><text:span text:style-name="T26">цифрой.</text:span></text:p>
      <text:p text:style-name="КОД"><text:span text:style-name="T7"><text:s/></text:span><text:span text:style-name="T26">*</text:span><text:span text:style-name="T7"> </text:span><text:span text:style-name="T27">@param</text:span><text:span text:style-name="T7"> </text:span><text:span text:style-name="T26">charCode</text:span><text:span text:style-name="T7"> </text:span><text:span text:style-name="T26">код</text:span><text:span text:style-name="T7"> </text:span><text:span text:style-name="T26">символа</text:span></text:p>
      <text:p text:style-name="КОД"><text:span text:style-name="T7"><text:s/></text:span><text:span text:style-name="T26">*</text:span><text:span text:style-name="T7"> </text:span><text:span text:style-name="T27">@return</text:span><text:span text:style-name="T7"> </text:span><text:span text:style-name="T26">true,</text:span><text:span text:style-name="T7"> </text:span><text:span text:style-name="T26">если</text:span><text:span text:style-name="T7"> </text:span><text:span text:style-name="T26">символ</text:span><text:span text:style-name="T7"> </text:span><text:span text:style-name="T26">является</text:span><text:span text:style-name="T7"> </text:span><text:span text:style-name="T26">одним</text:span><text:span text:style-name="T7"> </text:span><text:span text:style-name="T26">из</text:span><text:span text:style-name="T7"> </text:span><text:span text:style-name="T26">диапазона</text:span><text:span text:style-name="T7"> </text:span><text:span text:style-name="T26">Unicode</text:span><text:span text:style-name="T7"> </text:span><text:span text:style-name="T26">"letters"</text:span></text:p>
      <text:p text:style-name="КОД"><text:span text:style-name="T7"><text:s/></text:span><text:span text:style-name="T26">*</text:span><text:span text:style-name="T7"> <text:s text:c="8"/></text:span><text:span text:style-name="T26">или</text:span><text:span text:style-name="T7"> </text:span><text:span text:style-name="T26">цифрой</text:span><text:span text:style-name="T7"> </text:span><text:span text:style-name="T26">0...9.</text:span></text:p>
      <text:p text:style-name="КОД"><text:span text:style-name="T7"><text:s/></text:span><text:span text:style-name="T26">*/</text:span></text:p>
      <text:p text:style-name="КОД"><text:span text:style-name="T28">bool</text:span><text:span text:style-name="T7"> </text:span><text:span text:style-name="T16">isLetterOrDigit</text:span>(<text:span text:style-name="T28">int</text:span><text:span text:style-name="T7"> </text:span><text:span text:style-name="T12">charCode</text:span>)<text:span text:style-name="T7"> </text:span><text:span text:style-name="T28">const</text:span>;</text:p>
      <text:p text:style-name="Horizontal_20_Line"/>
      <text:p text:style-name="P35">lexer.cpp:</text:p>
      <text:p text:style-name="КОД"><text:span text:style-name="T28">bool</text:span><text:span text:style-name="T7"> </text:span><text:span text:style-name="T2">Lexer</text:span>::<text:span text:style-name="T16">isLetter</text:span>(<text:span text:style-name="T28">int</text:span><text:span text:style-name="T7"> </text:span><text:span text:style-name="T12">charCode</text:span>)<text:span text:style-name="T7"> </text:span><text:span text:style-name="T28">const</text:span></text:p>
      <text:p text:style-name="КОД">{</text:p>
      <text:p text:style-name="КОД"><text:span text:style-name="T7"><text:s text:c="4"/></text:span><text:span text:style-name="T28">return</text:span><text:span text:style-name="T7"> </text:span><text:span text:style-name="T2">std</text:span>::<text:span text:style-name="T15">isalpha</text:span>(<text:span text:style-name="T12">charCode</text:span>);</text:p>
      <text:p text:style-name="КОД">}</text:p>
      <text:p text:style-name="КОД"/>
      <text:p text:style-name="КОД"><text:span text:style-name="T28">bool</text:span><text:span text:style-name="T7"> </text:span><text:span text:style-name="T2">Lexer</text:span>::<text:span text:style-name="T16">isLetterOrDigit</text:span>(<text:span text:style-name="T28">int</text:span><text:span text:style-name="T7"> </text:span><text:span text:style-name="T12">charCode</text:span>)<text:span text:style-name="T7"> </text:span><text:span text:style-name="T28">const</text:span></text:p>
      <text:p text:style-name="КОД">{</text:p>
      <text:p text:style-name="КОД"><text:span text:style-name="T7"><text:s text:c="4"/></text:span><text:span text:style-name="T28">return</text:span><text:span text:style-name="T7"> </text:span><text:span text:style-name="T15">isLetter</text:span>(<text:span text:style-name="T12">charCode</text:span>)<text:span text:style-name="T7"> </text:span>||<text:span text:style-name="T7"> </text:span><text:span text:style-name="T2">std</text:span>::<text:span text:style-name="T15">isdigit</text:span>(<text:span text:style-name="T12">charCode</text:span>);</text:p>
      <text:p text:style-name="КОД">}</text:p>
      <text:p text:style-name="Horizontal_20_Line"/>
      <text:p text:style-name="P41">Напишем метод, который выделяет лексему-идентификатор из входного потока.</text:p>
      <text:p text:style-name="P36">lexer.h:</text:p>
      <text:p text:style-name="КОД">/**</text:p>
      <text:p text:style-name="КОД"><text:span text:style-name="T7"><text:s/></text:span><text:span text:style-name="T26">*</text:span><text:span text:style-name="T7"> </text:span><text:span text:style-name="T27">@brief</text:span><text:span text:style-name="T7"> </text:span><text:span text:style-name="T26">Считывает</text:span><text:span text:style-name="T7"> </text:span><text:span text:style-name="T26">лексему-идентификатор</text:span><text:span text:style-name="T7"> </text:span><text:span text:style-name="T26">из</text:span><text:span text:style-name="T7"> </text:span><text:span text:style-name="T26">входного</text:span><text:span text:style-name="T7"> </text:span><text:span text:style-name="T26">потока</text:span></text:p>
      <text:p text:style-name="КОД"><text:span text:style-name="T7"><text:s/></text:span><text:span text:style-name="T26">*</text:span><text:span text:style-name="T7"> </text:span><text:span text:style-name="T27">@details</text:span><text:span text:style-name="T7"> </text:span><text:span text:style-name="T26">Считанный</text:span><text:span text:style-name="T7"> </text:span><text:span text:style-name="T26">идентификатор</text:span><text:span text:style-name="T7"> </text:span><text:span text:style-name="T26">сохраняется</text:span><text:span text:style-name="T7"> </text:span><text:span text:style-name="T26">в</text:span><text:span text:style-name="T7"> </text:span><text:span text:style-name="T26">_tokenText,</text:span></text:p>
      <text:p text:style-name="КОД"><text:span text:style-name="T7"><text:s/></text:span><text:span text:style-name="T26">*</text:span><text:span text:style-name="T7"> <text:s text:c="7"/></text:span><text:span text:style-name="T26">в</text:span><text:span text:style-name="T7"> </text:span><text:span text:style-name="T26">_token</text:span><text:span text:style-name="T7"> </text:span><text:span text:style-name="T26">заносится</text:span><text:span text:style-name="T7"> </text:span><text:span text:style-name="T26">Token::Identifier.</text:span></text:p>
      <text:p text:style-name="КОД"><text:span text:style-name="T7"><text:s/></text:span><text:span text:style-name="T26">*</text:span><text:span text:style-name="T7"> </text:span><text:span text:style-name="T27">@param</text:span><text:span text:style-name="T7"> </text:span><text:span text:style-name="T26">charCode</text:span><text:span text:style-name="T7"> </text:span><text:span text:style-name="T26">только</text:span><text:span text:style-name="T7"> </text:span><text:span text:style-name="T26">считанный</text:span><text:span text:style-name="T7"> </text:span><text:span text:style-name="T26">код</text:span><text:span text:style-name="T7"> </text:span><text:span text:style-name="T26">символа</text:span></text:p>
      <text:p text:style-name="КОД"><text:soft-page-break/><text:span text:style-name="T7"><text:s/></text:span><text:span text:style-name="T26">*/</text:span></text:p>
      <text:p text:style-name="КОД"><text:span text:style-name="T28">void</text:span><text:span text:style-name="T7"> </text:span><text:span text:style-name="T16">readIdentifier</text:span>(<text:span text:style-name="T28">int</text:span><text:span text:style-name="T7"> </text:span><text:span text:style-name="T12">charCode</text:span>);</text:p>
      <text:p text:style-name="Horizontal_20_Line"/>
      <text:p text:style-name="P36">lexer.cpp:</text:p>
      <text:p text:style-name="КОД"><text:span text:style-name="T28">void</text:span><text:span text:style-name="T7"> </text:span><text:span text:style-name="T2">Lexer</text:span>::<text:span text:style-name="T16">readIdentifier</text:span>(<text:span text:style-name="T28">int</text:span><text:span text:style-name="T7"> </text:span><text:span text:style-name="T12">charCode</text:span>)</text:p>
      <text:p text:style-name="КОД">{</text:p>
      <text:p text:style-name="КОД"><text:span text:style-name="T7"><text:s text:c="4"/></text:span><text:span text:style-name="T42">_tokenText</text:span>.<text:span text:style-name="T15">clear</text:span>();</text:p>
      <text:p text:style-name="КОД"><text:span text:style-name="T7"><text:s text:c="4"/></text:span><text:span text:style-name="T28">while</text:span><text:span text:style-name="T7"> </text:span>(<text:span text:style-name="T12">charCode</text:span><text:span text:style-name="T7"> </text:span>&gt;<text:span text:style-name="T7"> </text:span><text:span text:style-name="T26">0</text:span>)<text:span text:style-name="T7"> </text:span>{</text:p>
      <text:p text:style-name="КОД"><text:span text:style-name="T7"><text:s text:c="8"/></text:span><text:span text:style-name="T42">_tokenText</text:span>.<text:span text:style-name="T15">push_back</text:span>(<text:span text:style-name="T12">charCode</text:span>);</text:p>
      <text:p text:style-name="КОД"><text:span text:style-name="T7"><text:s text:c="8"/></text:span><text:span text:style-name="T12">charCode</text:span><text:span text:style-name="T7"> </text:span>=<text:span text:style-name="T7"> </text:span><text:span text:style-name="T15">read</text:span>();</text:p>
      <text:p text:style-name="КОД"><text:span text:style-name="T7"><text:s text:c="8"/></text:span><text:span text:style-name="T28">if</text:span><text:span text:style-name="T7"> </text:span>(<text:span text:style-name="T15">isLetterOrDigit</text:span>(<text:span text:style-name="T12">charCode</text:span>)<text:span text:style-name="T7"> </text:span>||<text:span text:style-name="T7"> </text:span><text:span text:style-name="T12">charCode</text:span><text:span text:style-name="T7"> </text:span>==<text:span text:style-name="T7"> </text:span><text:span text:style-name="T20">'_'</text:span>)</text:p>
      <text:p text:style-name="КОД"><text:span text:style-name="T7"><text:s text:c="12"/></text:span><text:span text:style-name="T28">continue</text:span>;</text:p>
      <text:p text:style-name="КОД"><text:span text:style-name="T7"><text:s text:c="8"/></text:span><text:span text:style-name="T28">break</text:span>;</text:p>
      <text:p text:style-name="КОД"><text:span text:style-name="T7"><text:s text:c="4"/></text:span>}</text:p>
      <text:p text:style-name="КОД"><text:span text:style-name="T7"><text:s text:c="4"/></text:span><text:span text:style-name="T2">Token</text:span><text:span text:style-name="T7"> </text:span><text:span text:style-name="T12">kw</text:span><text:span text:style-name="T7"> </text:span>=<text:span text:style-name="T7"> </text:span><text:span text:style-name="T2">KeyWord</text:span>::<text:span text:style-name="T15">checkKeyWord</text:span>(<text:span text:style-name="T42">_tokenText</text:span>);</text:p>
      <text:p text:style-name="КОД"><text:span text:style-name="T7"><text:s text:c="4"/></text:span><text:span text:style-name="T28">if</text:span><text:span text:style-name="T7"> </text:span>(<text:span text:style-name="T12">kw</text:span><text:span text:style-name="T7"> </text:span>==<text:span text:style-name="T7"> </text:span><text:span text:style-name="T2">Token</text:span>::<text:span text:style-name="T2">Eof</text:span>)<text:span text:style-name="T7"> </text:span>{<text:span text:style-name="T7"> </text:span><text:span text:style-name="T20">//</text:span><text:span text:style-name="T7"> </text:span><text:span text:style-name="T20">ключевое</text:span><text:span text:style-name="T7"> </text:span><text:span text:style-name="T20">слово</text:span><text:span text:style-name="T7"> </text:span><text:span text:style-name="T20">не</text:span><text:span text:style-name="T7"> </text:span><text:span text:style-name="T20">найдено,</text:span><text:span text:style-name="T7"> </text:span><text:span text:style-name="T20">это</text:span><text:span text:style-name="T7"> </text:span><text:span text:style-name="T20">идентификатор</text:span></text:p>
      <text:p text:style-name="КОД"><text:span text:style-name="T7"><text:s text:c="8"/></text:span><text:span text:style-name="T42">_token</text:span><text:span text:style-name="T7"> </text:span>=<text:span text:style-name="T7"> </text:span><text:span text:style-name="T2">Token</text:span>::<text:span text:style-name="T2">Identifier</text:span>;</text:p>
      <text:p text:style-name="КОД"><text:span text:style-name="T7"><text:s text:c="4"/></text:span>}<text:span text:style-name="T7"> </text:span><text:span text:style-name="T28">else</text:span><text:span text:style-name="T7"> </text:span>{<text:span text:style-name="T7"> </text:span><text:span text:style-name="T20">//</text:span><text:span text:style-name="T7"> </text:span><text:span text:style-name="T20">это</text:span><text:span text:style-name="T7"> </text:span><text:span text:style-name="T20">ключевое</text:span><text:span text:style-name="T7"> </text:span><text:span text:style-name="T20">слово</text:span></text:p>
      <text:p text:style-name="КОД"><text:span text:style-name="T7"><text:s text:c="8"/></text:span><text:span text:style-name="T42">_token</text:span><text:span text:style-name="T7"> </text:span>=<text:span text:style-name="T7"> </text:span><text:span text:style-name="T12">kw</text:span>;</text:p>
      <text:p text:style-name="КОД"><text:span text:style-name="T7"><text:s text:c="4"/></text:span>}</text:p>
      <text:p text:style-name="КОД">}</text:p>
      <text:p text:style-name="Horizontal_20_Line"/>
      <text:p text:style-name="P43">Далее — более сложный метод чтения числа:</text:p>
      <text:p text:style-name="P37">lexer.h:</text:p>
      <text:p text:style-name="КОД">/**</text:p>
      <text:p text:style-name="КОД"><text:span text:style-name="T7"><text:s/></text:span><text:span text:style-name="T26">*</text:span><text:span text:style-name="T7"> </text:span><text:span text:style-name="T27">@brief</text:span><text:span text:style-name="T7"> </text:span><text:span text:style-name="T26">Считывает</text:span><text:span text:style-name="T7"> </text:span><text:span text:style-name="T26">число</text:span><text:span text:style-name="T7"> </text:span><text:span text:style-name="T26">и</text:span><text:span text:style-name="T7"> </text:span><text:span text:style-name="T26">возвращает</text:span><text:span text:style-name="T7"> </text:span><text:span text:style-name="T26">тип</text:span><text:span text:style-name="T7"> </text:span><text:span text:style-name="T26">считанного</text:span><text:span text:style-name="T7"> </text:span><text:span text:style-name="T26">числа.</text:span></text:p>
      <text:p text:style-name="КОД"><text:span text:style-name="T7"><text:s/></text:span><text:span text:style-name="T26">*</text:span><text:span text:style-name="T7"> </text:span><text:span text:style-name="T26">Входной</text:span><text:span text:style-name="T7"> </text:span><text:span text:style-name="T26">указатель</text:span><text:span text:style-name="T7"> </text:span><text:span text:style-name="T26">-</text:span><text:span text:style-name="T7"> </text:span><text:span text:style-name="T26">на</text:span><text:span text:style-name="T7"> </text:span><text:span text:style-name="T26">первом</text:span><text:span text:style-name="T7"> </text:span><text:span text:style-name="T26">прочитанном</text:span><text:span text:style-name="T7"> </text:span><text:span text:style-name="T26">символе</text:span><text:span text:style-name="T7"> </text:span><text:span text:style-name="T26">числа,</text:span></text:p>
      <text:p text:style-name="КОД"><text:span text:style-name="T7"><text:s/></text:span><text:span text:style-name="T26">*</text:span><text:span text:style-name="T7"> </text:span><text:span text:style-name="T26">его</text:span><text:span text:style-name="T7"> </text:span><text:span text:style-name="T26">символ</text:span><text:span text:style-name="T7"> </text:span><text:span text:style-name="T26">передаётся</text:span><text:span text:style-name="T7"> </text:span><text:span text:style-name="T26">в</text:span><text:span text:style-name="T7"> </text:span><text:span text:style-name="T26">параметре,</text:span><text:span text:style-name="T7"> </text:span><text:span text:style-name="T26">т.к.</text:span><text:span text:style-name="T7"> </text:span><text:span text:style-name="T26">уже</text:span><text:span text:style-name="T7"> </text:span><text:span text:style-name="T26">прочитан.</text:span></text:p>
      <text:p text:style-name="КОД"><text:span text:style-name="T7"><text:s/></text:span><text:span text:style-name="T26">*</text:span><text:span text:style-name="T7"> </text:span><text:span text:style-name="T26">Выходной</text:span><text:span text:style-name="T7"> </text:span><text:span text:style-name="T26">указатель</text:span><text:span text:style-name="T7"> </text:span><text:span text:style-name="T26">-</text:span><text:span text:style-name="T7"> </text:span><text:span text:style-name="T26">на</text:span><text:span text:style-name="T7"> </text:span><text:span text:style-name="T26">последнем</text:span><text:span text:style-name="T7"> </text:span><text:span text:style-name="T26">символе</text:span><text:span text:style-name="T7"> </text:span><text:span text:style-name="T26">числового</text:span><text:span text:style-name="T7"> </text:span><text:span text:style-name="T26">литерала.</text:span></text:p>
      <text:p text:style-name="КОД"><text:span text:style-name="T7"><text:s/></text:span><text:span text:style-name="T26">*</text:span><text:span text:style-name="T7"> </text:span><text:span text:style-name="T27">@param</text:span><text:span text:style-name="T7"> </text:span><text:span text:style-name="T26">firstChar</text:span><text:span text:style-name="T7"> </text:span><text:span text:style-name="T26">прочитанный</text:span><text:span text:style-name="T7"> </text:span><text:span text:style-name="T26">только</text:span><text:span text:style-name="T7"> </text:span><text:span text:style-name="T26">что</text:span><text:span text:style-name="T7"> </text:span><text:span text:style-name="T26">символ</text:span><text:span text:style-name="T7"> </text:span><text:span text:style-name="T26">0..9</text:span><text:span text:style-name="T7"> </text:span><text:span text:style-name="T26">или</text:span><text:span text:style-name="T7"> </text:span><text:span text:style-name="T26">точка</text:span></text:p>
      <text:p text:style-name="КОД"><text:span text:style-name="T7"><text:s/></text:span><text:span text:style-name="T26">*</text:span><text:span text:style-name="T7"> </text:span><text:span text:style-name="T27">@return</text:span><text:span text:style-name="T7"> </text:span><text:span text:style-name="T26">Token::RealNumber</text:span><text:span text:style-name="T7"> </text:span><text:span text:style-name="T26">или</text:span><text:span text:style-name="T7"> </text:span><text:span text:style-name="T26">IntegerNumber</text:span></text:p>
      <text:p text:style-name="КОД"><text:span text:style-name="T7"><text:s/></text:span><text:span text:style-name="T26">*/</text:span></text:p>
      <text:p text:style-name="КОД"><text:span text:style-name="T28">void</text:span><text:span text:style-name="T7"> </text:span><text:span text:style-name="T16">readNumber</text:span>(<text:span text:style-name="T28">int</text:span><text:span text:style-name="T7"> </text:span><text:span text:style-name="T12">firstChar</text:span>);</text:p>
      <text:p text:style-name="Horizontal_20_Line"/>
      <text:p text:style-name="P37">lexer.cpp:</text:p>
      <text:p text:style-name="КОД"><text:span text:style-name="T28">void</text:span><text:span text:style-name="T7"> </text:span><text:span text:style-name="T2">Lexer</text:span>::<text:span text:style-name="T16">readNumber</text:span>(<text:span text:style-name="T28">int</text:span><text:span text:style-name="T7"> </text:span><text:span text:style-name="T12">firstChar</text:span>)</text:p>
      <text:p text:style-name="КОД">{</text:p>
      <text:p text:style-name="КОД"><text:span text:style-name="T7"><text:s text:c="4"/></text:span><text:span text:style-name="T42">_tokenText</text:span>.<text:span text:style-name="T15">clear</text:span>();</text:p>
      <text:p text:style-name="КОД"><text:span text:style-name="T7"><text:s text:c="4"/></text:span><text:span text:style-name="T28">bool</text:span><text:span text:style-name="T7"> </text:span><text:span text:style-name="T12">isReal</text:span><text:span text:style-name="T7"> </text:span>=<text:span text:style-name="T7"> </text:span><text:span text:style-name="T12">firstChar</text:span><text:span text:style-name="T7"> </text:span>==<text:span text:style-name="T7"> </text:span><text:span text:style-name="T20">'.'</text:span>;<text:span text:style-name="T7"> </text:span><text:span text:style-name="T20">//</text:span><text:span text:style-name="T7"> </text:span><text:span text:style-name="T20">ставили</text:span><text:span text:style-name="T7"> </text:span><text:span text:style-name="T20">ли</text:span><text:span text:style-name="T7"> </text:span><text:span text:style-name="T20">уже</text:span><text:span text:style-name="T7"> </text:span><text:span text:style-name="T20">точку?</text:span></text:p>
      <text:p text:style-name="КОД"><text:span text:style-name="T7"><text:s text:c="4"/></text:span><text:span text:style-name="T28">bool</text:span><text:span text:style-name="T7"> </text:span><text:span text:style-name="T12">hasExpSign</text:span><text:span text:style-name="T7"> </text:span>=<text:span text:style-name="T7"> </text:span><text:span text:style-name="T28">false</text:span>;<text:span text:style-name="T7"> <text:s text:c="7"/></text:span><text:span text:style-name="T20">//</text:span><text:span text:style-name="T7"> </text:span><text:span text:style-name="T20">есть</text:span><text:span text:style-name="T7"> </text:span><text:span text:style-name="T20">+</text:span><text:span text:style-name="T7"> </text:span><text:span text:style-name="T20">или</text:span><text:span text:style-name="T7"> </text:span><text:span text:style-name="T20">-,</text:span><text:span text:style-name="T7"> </text:span><text:span text:style-name="T20">иначе</text:span><text:span text:style-name="T7"> </text:span><text:span text:style-name="T20">ошибка</text:span></text:p>
      <text:p text:style-name="КОД"><text:span text:style-name="T7"><text:s text:c="4"/></text:span><text:span text:style-name="T28">bool</text:span><text:span text:style-name="T7"> </text:span><text:span text:style-name="T12">hasExpE</text:span><text:span text:style-name="T7"> </text:span>=<text:span text:style-name="T7"> </text:span><text:span text:style-name="T28">false</text:span>;<text:span text:style-name="T7"> <text:s text:c="10"/></text:span><text:span text:style-name="T20">//</text:span><text:span text:style-name="T7"> </text:span><text:span text:style-name="T20">знак</text:span><text:span text:style-name="T7"> </text:span><text:span text:style-name="T20">E</text:span></text:p>
      <text:p text:style-name="КОД"><text:span text:style-name="T7"><text:s text:c="4"/></text:span><text:span text:style-name="T28">bool</text:span><text:span text:style-name="T7"> </text:span><text:span text:style-name="T12">hasExpNum</text:span><text:span text:style-name="T7"> </text:span>=<text:span text:style-name="T7"> </text:span><text:span text:style-name="T28">false</text:span>;<text:span text:style-name="T7"> <text:s text:c="8"/></text:span><text:span text:style-name="T20">//</text:span><text:span text:style-name="T7"> </text:span><text:span text:style-name="T20">есть</text:span><text:span text:style-name="T7"> </text:span><text:span text:style-name="T20">ли</text:span><text:span text:style-name="T7"> </text:span><text:span text:style-name="T20">число</text:span><text:span text:style-name="T7"> </text:span><text:span text:style-name="T20">после</text:span><text:span text:style-name="T7"> </text:span><text:span text:style-name="T20">E</text:span></text:p>
      <text:p text:style-name="КОД"><text:span text:style-name="T7"><text:s text:c="4"/></text:span><text:span text:style-name="T42">_tokenText</text:span><text:span text:style-name="T7">.</text:span><text:span text:style-name="T15">push_back</text:span><text:span text:style-name="T7">(</text:span><text:span text:style-name="T12">firstChar</text:span><text:span text:style-name="T7">)</text:span>;</text:p>
      <text:p text:style-name="КОД"><text:span text:style-name="T7"><text:s text:c="4"/></text:span><text:span text:style-name="T28">int</text:span><text:span text:style-name="T7"> </text:span><text:span text:style-name="T12">c</text:span>;</text:p>
      <text:p text:style-name="КОД"><text:span text:style-name="T7"><text:s text:c="4"/></text:span><text:span text:style-name="T28">while</text:span><text:span text:style-name="T7"> </text:span>((<text:span text:style-name="T12">c</text:span><text:span text:style-name="T7"> </text:span>=<text:span text:style-name="T7"> </text:span><text:span text:style-name="T15">read</text:span>())<text:span text:style-name="T7"> </text:span>&gt;<text:span text:style-name="T7"> </text:span><text:span text:style-name="T26">0</text:span>)<text:span text:style-name="T7"> </text:span>{</text:p>
      <text:p text:style-name="КОД"><text:span text:style-name="T7"><text:s text:c="8"/></text:span><text:span text:style-name="T28">if</text:span><text:span text:style-name="T7"> </text:span>(<text:span text:style-name="T2">std</text:span>::<text:span text:style-name="T15">isdigit</text:span>(<text:span text:style-name="T12">c</text:span>))<text:span text:style-name="T7"> </text:span>{</text:p>
      <text:p text:style-name="КОД"><text:span text:style-name="T7"><text:s text:c="12"/></text:span><text:span text:style-name="T28">if</text:span><text:span text:style-name="T7"> </text:span>(<text:span text:style-name="T12">hasExpE</text:span>)</text:p>
      <text:p text:style-name="КОД"><text:span text:style-name="T7"><text:s text:c="16"/></text:span><text:span text:style-name="T12">hasExpNum</text:span><text:span text:style-name="T7"> </text:span>=<text:span text:style-name="T7"> </text:span><text:span text:style-name="T28">true</text:span>;</text:p>
      <text:p text:style-name="КОД"><text:span text:style-name="T7"><text:s text:c="12"/></text:span><text:span text:style-name="T42">_tokenText</text:span>.<text:span text:style-name="T15">push_back</text:span>(<text:span text:style-name="T12">c</text:span>);</text:p>
      <text:p text:style-name="КОД"><text:span text:style-name="T7"><text:s text:c="12"/></text:span><text:span text:style-name="T28">continue</text:span>;</text:p>
      <text:p text:style-name="КОД"><text:span text:style-name="T7"><text:s text:c="8"/></text:span>}<text:span text:style-name="T7"> </text:span><text:span text:style-name="T28">else</text:span><text:span text:style-name="T7"> </text:span><text:span text:style-name="T28">if</text:span><text:span text:style-name="T7"> </text:span>(<text:span text:style-name="T12">c</text:span><text:span text:style-name="T7"> </text:span>==<text:span text:style-name="T7"> </text:span><text:span text:style-name="T20">'.'</text:span>)<text:span text:style-name="T7"> </text:span>{</text:p>
      <text:p text:style-name="КОД"><text:span text:style-name="T7"><text:s text:c="12"/></text:span><text:span text:style-name="T28">if</text:span><text:span text:style-name="T7"> </text:span>(<text:span text:style-name="T42">_tokenText</text:span>.<text:span text:style-name="T15">length</text:span>())<text:span text:style-name="T7"> </text:span>{</text:p>
      <text:p text:style-name="КОД"><text:span text:style-name="T7"><text:s text:c="16"/></text:span><text:span text:style-name="T28">if</text:span><text:span text:style-name="T7"> </text:span>(<text:span text:style-name="T42">_tokenText</text:span>.<text:span text:style-name="T15">find_first_of</text:span>(<text:span text:style-name="T20">'.'</text:span>)<text:span text:style-name="T7"> </text:span>==<text:span text:style-name="T7"> </text:span><text:span text:style-name="T42">_tokenText</text:span>.<text:span text:style-name="T15">length</text:span>()<text:span text:style-name="T7"> </text:span>-<text:span text:style-name="T7"> </text:span><text:span text:style-name="T26">1</text:span>)<text:span text:style-name="T7"> </text:span>{</text:p>
      <text:p text:style-name="КОД"><text:span text:style-name="T7"><text:s text:c="20"/></text:span><text:span text:style-name="T20">//</text:span><text:span text:style-name="T7"> </text:span><text:span text:style-name="T20">в</text:span><text:span text:style-name="T7"> </text:span><text:span text:style-name="T20">числе</text:span><text:span text:style-name="T7"> </text:span><text:span text:style-name="T20">есть</text:span><text:span text:style-name="T7"> </text:span><text:span text:style-name="T20">последняя</text:span><text:span text:style-name="T7"> </text:span><text:span text:style-name="T20">точка,</text:span><text:span text:style-name="T7"> </text:span><text:span text:style-name="T20">но</text:span><text:span text:style-name="T7"> </text:span><text:span text:style-name="T20">идут</text:span><text:span text:style-name="T7"> </text:span><text:span text:style-name="T20">две</text:span><text:span text:style-name="T7"> </text:span><text:span text:style-name="T20">точки</text:span><text:span text:style-name="T7"> </text:span><text:span text:style-name="T20">подряд</text:span><text:span text:style-name="T7"> </text:span><text:span text:style-name="T20">-</text:span></text:p>
      <text:p text:style-name="КОД"><text:span text:style-name="T7"><text:s text:c="20"/></text:span><text:span text:style-name="T20">//</text:span><text:span text:style-name="T7"> </text:span><text:span text:style-name="T20">надо</text:span><text:span text:style-name="T7"> </text:span><text:span text:style-name="T20">вернуть</text:span><text:span text:style-name="T7"> </text:span><text:span text:style-name="T20">число,</text:span><text:span text:style-name="T7"> </text:span><text:span text:style-name="T20">а</text:span><text:span text:style-name="T7"> </text:span><text:span text:style-name="T20">две</text:span><text:span text:style-name="T7"> </text:span><text:span text:style-name="T20">точки</text:span><text:span text:style-name="T7"> </text:span><text:span text:style-name="T20">запихнуть</text:span><text:span text:style-name="T7"> </text:span><text:span text:style-name="T20">обратно</text:span></text:p>
      <text:p text:style-name="КОД"><text:span text:style-name="T7"><text:s text:c="20"/></text:span><text:span text:style-name="T15">back</text:span>();</text:p>
      <text:p text:style-name="КОД"><text:span text:style-name="T7"><text:s text:c="20"/></text:span><text:span text:style-name="T15">back</text:span>();</text:p>
      <text:p text:style-name="КОД"><text:soft-page-break/><text:span text:style-name="T7"><text:s text:c="20"/></text:span><text:span text:style-name="T42">_tokenText</text:span>.<text:span text:style-name="T15">erase</text:span>(<text:span text:style-name="T42">_tokenText</text:span>.<text:span text:style-name="T15">length</text:span>()<text:span text:style-name="T7"> </text:span>-<text:span text:style-name="T7"> </text:span><text:span text:style-name="T26">1</text:span>,<text:span text:style-name="T7"> </text:span><text:span text:style-name="T26">1</text:span>);</text:p>
      <text:p text:style-name="КОД"><text:span text:style-name="T7"><text:s text:c="20"/></text:span><text:span text:style-name="T12">isReal</text:span><text:span text:style-name="T7"> </text:span>=<text:span text:style-name="T7"> </text:span><text:span text:style-name="T12">hasExpE</text:span>;<text:span text:style-name="T7"> </text:span><text:span text:style-name="T20">//</text:span><text:span text:style-name="T7"> </text:span><text:span text:style-name="T20">иначе</text:span><text:span text:style-name="T7"> </text:span><text:span text:style-name="T20">это</text:span><text:span text:style-name="T7"> </text:span><text:span text:style-name="T20">целое,</text:span><text:span text:style-name="T7"> </text:span><text:span text:style-name="T20">т.к.</text:span><text:span text:style-name="T7"> </text:span><text:span text:style-name="T20">точки</text:span><text:span text:style-name="T7"> </text:span><text:span text:style-name="T20">нет</text:span></text:p>
      <text:p text:style-name="КОД"><text:span text:style-name="T7"><text:s text:c="20"/></text:span><text:span text:style-name="T28">break</text:span>;</text:p>
      <text:p text:style-name="КОД"><text:span text:style-name="T7"><text:s text:c="16"/></text:span>}<text:span text:style-name="T7"> </text:span><text:span text:style-name="T28">else</text:span><text:span text:style-name="T7"> </text:span>{</text:p>
      <text:p text:style-name="КОД"><text:span text:style-name="T7"><text:s text:c="20"/></text:span><text:span text:style-name="T20">//</text:span><text:span text:style-name="T7"> </text:span><text:span text:style-name="T20">эта</text:span><text:span text:style-name="T7"> </text:span><text:span text:style-name="T20">точка</text:span><text:span text:style-name="T7"> </text:span><text:span text:style-name="T20">-</text:span><text:span text:style-name="T7"> </text:span><text:span text:style-name="T20">после</text:span><text:span text:style-name="T7"> </text:span><text:span text:style-name="T20">разобранного</text:span><text:span text:style-name="T7"> </text:span><text:span text:style-name="T20">числа</text:span></text:p>
      <text:p text:style-name="КОД"><text:span text:style-name="T7"><text:s text:c="20"/></text:span><text:span text:style-name="T28">if</text:span><text:span text:style-name="T7"> </text:span>(<text:span text:style-name="T12">hasExpE</text:span><text:span text:style-name="T7"> </text:span>&amp;&amp;<text:span text:style-name="T7"> </text:span><text:span text:style-name="T12">hasExpNum</text:span>)<text:span text:style-name="T7"> </text:span>{<text:span text:style-name="T7"> </text:span><text:span text:style-name="T20">//</text:span><text:span text:style-name="T7"> </text:span><text:span text:style-name="T20">число</text:span><text:span text:style-name="T7"> </text:span><text:span text:style-name="T20">закончилось</text:span></text:p>
      <text:p text:style-name="КОД"><text:span text:style-name="T7"><text:s text:c="24"/></text:span><text:span text:style-name="T20">//</text:span><text:span text:style-name="T7"> </text:span><text:span text:style-name="T20">это</text:span><text:span text:style-name="T7"> </text:span><text:span text:style-name="T20">какая-то</text:span><text:span text:style-name="T7"> </text:span><text:span text:style-name="T20">другая</text:span><text:span text:style-name="T7"> </text:span><text:span text:style-name="T20">точка,</text:span><text:span text:style-name="T7"> </text:span></text:p>
      <text:p text:style-name="КОД"><text:span text:style-name="T7"><text:s text:c="24"/></text:span><text:span text:style-name="T20">//</text:span><text:span text:style-name="T7"> </text:span><text:span text:style-name="T20">разберём</text:span><text:span text:style-name="T7"> </text:span><text:span text:style-name="T20">на</text:span><text:span text:style-name="T7"> </text:span><text:span text:style-name="T20">следующем</text:span><text:span text:style-name="T7"> </text:span><text:span text:style-name="T20">проходе</text:span></text:p>
      <text:p text:style-name="КОД"><text:span text:style-name="T7"><text:s text:c="24"/></text:span><text:span text:style-name="T15">back</text:span>();</text:p>
      <text:p text:style-name="КОД"><text:span text:style-name="T7"><text:s text:c="24"/></text:span><text:span text:style-name="T28">break</text:span>;</text:p>
      <text:p text:style-name="КОД"><text:span text:style-name="T7"><text:s text:c="20"/></text:span>}<text:span text:style-name="T7"> </text:span><text:span text:style-name="T20">//</text:span><text:span text:style-name="T7"> </text:span><text:span text:style-name="T20">ниже</text:span><text:span text:style-name="T7"> </text:span><text:span text:style-name="T20">вылетим</text:span><text:span text:style-name="T7"> </text:span><text:span text:style-name="T20">в</text:span><text:span text:style-name="T7"> </text:span><text:span text:style-name="T20">unexpected</text:span></text:p>
      <text:p text:style-name="КОД"><text:span text:style-name="T7"><text:s text:c="16"/></text:span>}</text:p>
      <text:p text:style-name="КОД"><text:span text:style-name="T7"><text:s text:c="12"/></text:span>}</text:p>
      <text:p text:style-name="КОД"><text:span text:style-name="T7"><text:s text:c="12"/></text:span><text:span text:style-name="T28">if</text:span><text:span text:style-name="T7"> </text:span>(<text:span text:style-name="T12">isReal</text:span>)<text:span text:style-name="T7"> </text:span><text:span text:style-name="T20">//</text:span><text:span text:style-name="T7"> </text:span><text:span text:style-name="T20">точка</text:span><text:span text:style-name="T7"> </text:span><text:span text:style-name="T20">уже</text:span><text:span text:style-name="T7"> </text:span><text:span text:style-name="T20">есть,</text:span><text:span text:style-name="T7"> </text:span><text:span text:style-name="T20">неправильное</text:span><text:span text:style-name="T7"> </text:span><text:span text:style-name="T20">число</text:span></text:p>
      <text:p text:style-name="КОД"><text:span text:style-name="T7"><text:s text:c="16"/></text:span><text:span text:style-name="T15">unexpected</text:span>(<text:span text:style-name="T12">c</text:span>);</text:p>
      <text:p text:style-name="КОД"><text:span text:style-name="T7"><text:s text:c="12"/></text:span><text:span text:style-name="T12">isReal</text:span><text:span text:style-name="T7"> </text:span>=<text:span text:style-name="T7"> </text:span><text:span text:style-name="T28">true</text:span>;</text:p>
      <text:p text:style-name="КОД"><text:span text:style-name="T7"><text:s text:c="8"/></text:span>}<text:span text:style-name="T7"> </text:span><text:span text:style-name="T28">else</text:span><text:span text:style-name="T7"> </text:span><text:span text:style-name="T28">if</text:span><text:span text:style-name="T7"> </text:span>(<text:span text:style-name="T12">c</text:span><text:span text:style-name="T7"> </text:span>==<text:span text:style-name="T7"> </text:span><text:span text:style-name="T20">'+'</text:span><text:span text:style-name="T7"> </text:span>||<text:span text:style-name="T7"> </text:span><text:span text:style-name="T12">c</text:span><text:span text:style-name="T7"> </text:span>==<text:span text:style-name="T7"> </text:span><text:span text:style-name="T20">'-'</text:span>)<text:span text:style-name="T7"> </text:span>{</text:p>
      <text:p text:style-name="КОД"><text:span text:style-name="T7"><text:s text:c="12"/></text:span><text:span text:style-name="T28">if</text:span><text:span text:style-name="T7"> </text:span>(<text:span text:style-name="T12">hasExpSign</text:span>)</text:p>
      <text:p text:style-name="КОД"><text:span text:style-name="T7"><text:s text:c="16"/></text:span><text:span text:style-name="T15">unexpected</text:span>(<text:span text:style-name="T12">c</text:span>);</text:p>
      <text:p text:style-name="КОД"><text:span text:style-name="T7"><text:s text:c="12"/></text:span><text:span text:style-name="T12">hasExpSign</text:span><text:span text:style-name="T7"> </text:span>=<text:span text:style-name="T7"> </text:span><text:span text:style-name="T28">true</text:span>;</text:p>
      <text:p text:style-name="КОД"><text:span text:style-name="T7"><text:s text:c="8"/></text:span>}<text:span text:style-name="T7"> </text:span><text:span text:style-name="T28">else</text:span><text:span text:style-name="T7"> </text:span><text:span text:style-name="T28">if</text:span><text:span text:style-name="T7"> </text:span>(<text:span text:style-name="T12">c</text:span><text:span text:style-name="T7"> </text:span>==<text:span text:style-name="T7"> </text:span><text:span text:style-name="T20">'E'</text:span><text:span text:style-name="T7"> </text:span>||<text:span text:style-name="T7"> </text:span><text:span text:style-name="T12">c</text:span><text:span text:style-name="T7"> </text:span>==<text:span text:style-name="T7"> </text:span><text:span text:style-name="T20">'e'</text:span>)<text:span text:style-name="T7"> </text:span>{</text:p>
      <text:p text:style-name="КОД"><text:span text:style-name="T7"><text:s text:c="12"/></text:span><text:span text:style-name="T28">if</text:span><text:span text:style-name="T7"> </text:span>(<text:span text:style-name="T12">hasExpE</text:span>)</text:p>
      <text:p text:style-name="КОД"><text:span text:style-name="T7"><text:s text:c="16"/></text:span><text:span text:style-name="T15">unexpected</text:span>(<text:span text:style-name="T12">c</text:span>);</text:p>
      <text:p text:style-name="КОД"><text:span text:style-name="T7"><text:s text:c="12"/></text:span><text:span text:style-name="T12">hasExpE</text:span><text:span text:style-name="T7"> </text:span>=<text:span text:style-name="T7"> </text:span><text:span text:style-name="T28">true</text:span>;</text:p>
      <text:p text:style-name="КОД"><text:span text:style-name="T7"><text:s text:c="12"/></text:span><text:span text:style-name="T12">isReal</text:span><text:span text:style-name="T7"> </text:span>=<text:span text:style-name="T7"> </text:span><text:span text:style-name="T28">true</text:span>;</text:p>
      <text:p text:style-name="КОД"><text:span text:style-name="T7"><text:s text:c="8"/></text:span>}<text:span text:style-name="T7"> </text:span><text:span text:style-name="T28">else</text:span><text:span text:style-name="T7"> </text:span>{</text:p>
      <text:p text:style-name="КОД"><text:span text:style-name="T7"><text:s text:c="12"/></text:span><text:span text:style-name="T15">back</text:span>();<text:span text:style-name="T7"> </text:span><text:span text:style-name="T20">//</text:span><text:span text:style-name="T7"> </text:span><text:span text:style-name="T20">символ</text:span><text:span text:style-name="T7"> </text:span><text:span text:style-name="T20">не</text:span><text:span text:style-name="T7"> </text:span><text:span text:style-name="T20">допускается</text:span><text:span text:style-name="T7"> </text:span><text:span text:style-name="T20">в</text:span><text:span text:style-name="T7"> </text:span><text:span text:style-name="T20">число</text:span></text:p>
      <text:p text:style-name="КОД"><text:span text:style-name="T7"><text:s text:c="12"/></text:span><text:span text:style-name="T28">break</text:span>;</text:p>
      <text:p text:style-name="КОД"><text:span text:style-name="T7"><text:s text:c="8"/></text:span>}</text:p>
      <text:p text:style-name="КОД"><text:span text:style-name="T7"><text:s text:c="8"/></text:span><text:span text:style-name="T42">_tokenText</text:span>.<text:span text:style-name="T15">push_back</text:span>(<text:span text:style-name="T12">c</text:span>);</text:p>
      <text:p text:style-name="КОД"><text:span text:style-name="T7"><text:s text:c="4"/></text:span>}</text:p>
      <text:p text:style-name="КОД"><text:span text:style-name="T7"><text:s text:c="4"/></text:span><text:span text:style-name="T28">if</text:span><text:span text:style-name="T7"> </text:span>(<text:span text:style-name="T12">isReal</text:span>)</text:p>
      <text:p text:style-name="КОД"><text:span text:style-name="T7"><text:s text:c="8"/></text:span><text:span text:style-name="T42">_token</text:span><text:span text:style-name="T7"> </text:span>=<text:span text:style-name="T7"> </text:span><text:span text:style-name="T2">Token</text:span>::<text:span text:style-name="T2">RealNumber</text:span>;</text:p>
      <text:p text:style-name="КОД"><text:span text:style-name="T7"><text:s text:c="4"/></text:span><text:span text:style-name="T28">else</text:span></text:p>
      <text:p text:style-name="КОД"><text:span text:style-name="T7"><text:s text:c="8"/></text:span><text:span text:style-name="T42">_token</text:span><text:span text:style-name="T7"> </text:span>=<text:span text:style-name="T7"> </text:span><text:span text:style-name="T2">Token</text:span>::<text:span text:style-name="T2">IntegerNumber</text:span>;</text:p>
      <text:p text:style-name="КОД">}</text:p>
      <text:p text:style-name="Horizontal_20_Line"/>
      <text:p text:style-name="P44">Здесь мы добавили вызов ещё одной функции — unexpected(). Она выбросит исключение, если символ неправильный. <text:span text:style-name="T52">Обработк</text:span><text:span text:style-name="T54">у</text:span><text:span text:style-name="T52"> исключений </text:span><text:span text:style-name="T55">сейчас</text:span><text:span text:style-name="T52"> </text:span><text:span text:style-name="T54">делать не будем, а лишь выведем сообщение и выйдем из программы</text:span><text:span text:style-name="T52">, позднее мы это исправим. </text:span><text:span text:style-name="T55">А пока ф</text:span><text:span text:style-name="T53">ункции вида error(), unexpected(), expected() </text:span><text:span text:style-name="T55">и т. п. </text:span><text:span text:style-name="T53">изолируют </text:span><text:span text:style-name="T59">от </text:span><text:span text:style-name="T53">нас эти детал</text:span><text:span text:style-name="T59">и</text:span><text:span text:style-name="T53">.</text:span></text:p>
      <text:p text:style-name="P38">lexer.h:</text:p>
      <text:p text:style-name="КОД"><text:span text:style-name="T7"><text:s text:c="4"/></text:span><text:span text:style-name="T20">//</text:span><text:span text:style-name="T7"> </text:span><text:span text:style-name="T20">обработка</text:span><text:span text:style-name="T7"> </text:span><text:span text:style-name="T20">ошибок</text:span></text:p>
      <text:p text:style-name="КОД"><text:span text:style-name="T28">private</text:span>:</text:p>
      <text:p text:style-name="КОД"><text:span text:style-name="T7"><text:s text:c="4"/></text:span><text:span text:style-name="T26">/**</text:span></text:p>
      <text:p text:style-name="КОД"><text:span text:style-name="T7"><text:s text:c="5"/></text:span><text:span text:style-name="T26">*</text:span><text:span text:style-name="T7"> </text:span><text:span text:style-name="T27">@brief</text:span><text:span text:style-name="T7"> </text:span><text:span text:style-name="T26">Выбрасывает</text:span><text:span text:style-name="T7"> </text:span><text:span text:style-name="T26">исключение</text:span></text:p>
      <text:p text:style-name="КОД"><text:span text:style-name="T7"><text:s text:c="5"/></text:span><text:span text:style-name="T26">*</text:span><text:span text:style-name="T7"> </text:span><text:span text:style-name="T27">@param</text:span><text:span text:style-name="T7"> </text:span><text:span text:style-name="T26">msg</text:span><text:span text:style-name="T7"> </text:span><text:span text:style-name="T26">сообщение</text:span></text:p>
      <text:p text:style-name="КОД"><text:span text:style-name="T7"><text:s text:c="5"/></text:span><text:span text:style-name="T26">*/</text:span></text:p>
      <text:p text:style-name="КОД"><text:span text:style-name="T7"><text:s text:c="4"/></text:span><text:span text:style-name="T28">void</text:span><text:span text:style-name="T7"> </text:span><text:span text:style-name="T16">error</text:span>(<text:span text:style-name="T28">const</text:span><text:span text:style-name="T7"> </text:span><text:span text:style-name="T2">std</text:span>::<text:span text:style-name="T2">string</text:span><text:span text:style-name="T7"> </text:span>&amp;<text:span text:style-name="T12">msg</text:span>);</text:p>
      <text:p text:style-name="КОД"><text:span text:style-name="T7"><text:s text:c="4"/></text:span><text:span text:style-name="T26">/**</text:span></text:p>
      <text:p text:style-name="КОД"><text:span text:style-name="T7"><text:s text:c="5"/></text:span><text:span text:style-name="T26">*</text:span><text:span text:style-name="T7"> </text:span><text:span text:style-name="T27">@brief</text:span><text:span text:style-name="T7"> </text:span><text:span text:style-name="T26">Выбрасывает</text:span><text:span text:style-name="T7"> </text:span><text:span text:style-name="T26">исключение</text:span><text:span text:style-name="T7"> </text:span><text:span text:style-name="T26">при</text:span><text:span text:style-name="T7"> </text:span><text:span text:style-name="T26">недопустимом</text:span><text:span text:style-name="T7"> </text:span><text:span text:style-name="T26">символе</text:span></text:p>
      <text:p text:style-name="КОД"><text:span text:style-name="T7"><text:s text:c="5"/></text:span><text:span text:style-name="T26">*</text:span><text:span text:style-name="T7"> </text:span><text:span text:style-name="T27">@param</text:span><text:span text:style-name="T7"> </text:span><text:span text:style-name="T26">unexpectedChar</text:span><text:span text:style-name="T7"> </text:span><text:span text:style-name="T26">неправильный</text:span><text:span text:style-name="T7"> </text:span><text:span text:style-name="T26">символ</text:span></text:p>
      <text:p text:style-name="КОД"><text:span text:style-name="T7"><text:s text:c="5"/></text:span><text:span text:style-name="T26">*/</text:span></text:p>
      <text:p text:style-name="КОД"><text:span text:style-name="T7"><text:s text:c="4"/></text:span><text:span text:style-name="T28">void</text:span><text:span text:style-name="T7"> </text:span><text:span text:style-name="T16">unexpected</text:span>(<text:span text:style-name="T28">char</text:span><text:span text:style-name="T7"> </text:span><text:span text:style-name="T12">unexpectedChar</text:span>);</text:p>
      <text:p text:style-name="Horizontal_20_Line"/>
      <text:p text:style-name="P39">lexer.cpp:</text:p>
      <text:p text:style-name="КОД"><text:span text:style-name="T28">void</text:span><text:span text:style-name="T7"> </text:span><text:span text:style-name="T2">Lexer</text:span>::<text:span text:style-name="T16">error</text:span>(<text:span text:style-name="T28">const</text:span><text:span text:style-name="T7"> </text:span><text:span text:style-name="T2">std</text:span>::<text:span text:style-name="T2">string</text:span><text:span text:style-name="T7"> </text:span>&amp;<text:span text:style-name="T12">msg</text:span>)</text:p>
      <text:p text:style-name="КОД">{</text:p>
      <text:p text:style-name="КОД"><text:soft-page-break/><text:span text:style-name="T7"><text:s text:c="4"/></text:span><text:span text:style-name="T2">std</text:span>::<text:span text:style-name="T30">cout</text:span><text:span text:style-name="T7"> </text:span>&lt;&lt;<text:span text:style-name="T7"> </text:span><text:span text:style-name="T20">"line:</text:span><text:span text:style-name="T7"> </text:span><text:span text:style-name="T20">"</text:span><text:span text:style-name="T7"> </text:span>&lt;&lt;<text:span text:style-name="T7"> </text:span><text:span text:style-name="T42">_line</text:span><text:span text:style-name="T7"> </text:span>&lt;&lt;<text:span text:style-name="T7"> </text:span><text:span text:style-name="T20">",</text:span><text:span text:style-name="T7"> </text:span><text:span text:style-name="T20">pos:"</text:span><text:span text:style-name="T7"> </text:span>&lt;&lt;<text:span text:style-name="T7"> </text:span><text:span text:style-name="T42">_pos</text:span><text:span text:style-name="T7"> </text:span>&lt;&lt;<text:span text:style-name="T7"> </text:span><text:span text:style-name="T20">"</text:span><text:span text:style-name="T7"> </text:span><text:span text:style-name="T20">"</text:span><text:span text:style-name="T7"> </text:span>&lt;&lt;<text:span text:style-name="T7"> </text:span><text:span text:style-name="T12">msg</text:span>;</text:p>
      <text:p text:style-name="КОД"><text:span text:style-name="T7"><text:s text:c="4"/></text:span><text:span text:style-name="T15">exit</text:span>(<text:span text:style-name="T26">1</text:span>);</text:p>
      <text:p text:style-name="КОД">}</text:p>
      <text:p text:style-name="КОД"/>
      <text:p text:style-name="КОД"><text:span text:style-name="T28">void</text:span><text:span text:style-name="T7"> </text:span><text:span text:style-name="T2">Lexer</text:span>::<text:span text:style-name="T16">unexpected</text:span>(<text:span text:style-name="T28">char</text:span><text:span text:style-name="T7"> </text:span><text:span text:style-name="T12">unexpectedChar</text:span>)</text:p>
      <text:p text:style-name="КОД">{</text:p>
      <text:p text:style-name="КОД"><text:span text:style-name="T7"><text:s text:c="4"/></text:span><text:span text:style-name="T15">error</text:span>(<text:span text:style-name="T2">std</text:span>::<text:span text:style-name="T2">string</text:span>(<text:span text:style-name="T20">"Unexpected character: ["</text:span>)<text:span text:style-name="T7"> </text:span><text:span text:style-name="T15">+</text:span><text:span text:style-name="T7"> </text:span><text:span text:style-name="T12">unexpectedChar</text:span><text:span text:style-name="T7"> </text:span><text:span text:style-name="T15">+</text:span><text:span text:style-name="T7"> </text:span><text:span text:style-name="T20">"]"</text:span>);</text:p>
      <text:p text:style-name="КОД">}</text:p>
      <text:p text:style-name="Horizontal_20_Line"/>
      <text:p text:style-name="P45">Осталось распознать три токена: присваивание, плюс и точку с запятой. Сделаем это в методе next(), который полностью выглядит теперь так:</text:p>
      <text:p text:style-name="P40">lexer.cpp:</text:p>
      <text:p text:style-name="КОД"><text:span text:style-name="T2">Token</text:span><text:span text:style-name="T7"> </text:span><text:span text:style-name="T2">Lexer</text:span>::<text:span text:style-name="T16">next</text:span>()</text:p>
      <text:p text:style-name="КОД">{</text:p>
      <text:p text:style-name="КОД"><text:span text:style-name="T7"><text:s text:c="4"/></text:span><text:span text:style-name="T42">_tokenText</text:span>.<text:span text:style-name="T15">clear</text:span>();</text:p>
      <text:p text:style-name="КОД"><text:span text:style-name="T7"><text:s text:c="4"/></text:span><text:span text:style-name="T28">int</text:span><text:span text:style-name="T7"> </text:span><text:span text:style-name="T12">c</text:span><text:span text:style-name="T7"> </text:span>=<text:span text:style-name="T7"> </text:span><text:span text:style-name="T26">0</text:span>;</text:p>
      <text:p text:style-name="КОД"><text:span text:style-name="T7"><text:s text:c="4"/></text:span><text:span text:style-name="T28">while</text:span><text:span text:style-name="T7"> </text:span>(<text:span text:style-name="T12">c</text:span><text:span text:style-name="T7"> </text:span>&gt;=<text:span text:style-name="T7"> </text:span><text:span text:style-name="T26">0</text:span>)<text:span text:style-name="T7"> </text:span>{</text:p>
      <text:p text:style-name="КОД"><text:span text:style-name="T7"><text:s text:c="8"/></text:span><text:span text:style-name="T12">c</text:span><text:span text:style-name="T7"> </text:span>=<text:span text:style-name="T7"> </text:span><text:span text:style-name="T15">read</text:span>();</text:p>
      <text:p text:style-name="КОД"><text:span text:style-name="T7"><text:s text:c="8"/></text:span><text:span text:style-name="T28">switch</text:span><text:span text:style-name="T7"> </text:span>(<text:span text:style-name="T12">c</text:span>)<text:span text:style-name="T7"> </text:span>{</text:p>
      <text:p text:style-name="КОД"><text:span text:style-name="T7"><text:s text:c="8"/></text:span><text:span text:style-name="T28">case</text:span><text:span text:style-name="T7"> </text:span><text:span text:style-name="T20">'='</text:span>:</text:p>
      <text:p text:style-name="КОД"><text:span text:style-name="T7"><text:s text:c="12"/></text:span><text:span text:style-name="T42">_tokenText</text:span>.<text:span text:style-name="T15">push_back</text:span>(<text:span text:style-name="T12">c</text:span>);</text:p>
      <text:p text:style-name="КОД"><text:span text:style-name="T7"><text:s text:c="12"/></text:span><text:span text:style-name="T28">return</text:span><text:span text:style-name="T7"> </text:span><text:span text:style-name="T42">_token</text:span><text:span text:style-name="T7"> </text:span>=<text:span text:style-name="T7"> </text:span><text:span text:style-name="T2">Token</text:span>::<text:span text:style-name="T2">Assign</text:span>;</text:p>
      <text:p text:style-name="КОД"><text:span text:style-name="T7"><text:s text:c="8"/></text:span><text:span text:style-name="T28">case</text:span><text:span text:style-name="T7"> </text:span><text:span text:style-name="T20">';'</text:span>:</text:p>
      <text:p text:style-name="КОД"><text:span text:style-name="T7"><text:s text:c="12"/></text:span><text:span text:style-name="T42">_tokenText</text:span>.<text:span text:style-name="T15">push_back</text:span>(<text:span text:style-name="T12">c</text:span>);</text:p>
      <text:p text:style-name="КОД"><text:span text:style-name="T7"><text:s text:c="12"/></text:span><text:span text:style-name="T28">return</text:span><text:span text:style-name="T7"> </text:span><text:span text:style-name="T42">_token</text:span><text:span text:style-name="T7"> </text:span>=<text:span text:style-name="T7"> </text:span><text:span text:style-name="T2">Token</text:span>::<text:span text:style-name="T2">Semicolon</text:span>;</text:p>
      <text:p text:style-name="КОД"><text:span text:style-name="T7"><text:s text:c="8"/></text:span><text:span text:style-name="T28">case</text:span><text:span text:style-name="T7"> </text:span><text:span text:style-name="T20">'+'</text:span>:</text:p>
      <text:p text:style-name="КОД"><text:span text:style-name="T7"><text:s text:c="12"/></text:span><text:span text:style-name="T42">_tokenText</text:span>.<text:span text:style-name="T15">push_back</text:span>(<text:span text:style-name="T12">c</text:span>);</text:p>
      <text:p text:style-name="КОД"><text:span text:style-name="T7"><text:s text:c="12"/></text:span><text:span text:style-name="T28">return</text:span><text:span text:style-name="T7"> </text:span><text:span text:style-name="T42">_token</text:span><text:span text:style-name="T7"> </text:span>=<text:span text:style-name="T7"> </text:span><text:span text:style-name="T2">Token</text:span>::<text:span text:style-name="T2">Plus</text:span>;</text:p>
      <text:p text:style-name="КОД"><text:span text:style-name="T7"><text:s text:c="8"/></text:span><text:span text:style-name="T28">default</text:span>:</text:p>
      <text:p text:style-name="КОД"><text:span text:style-name="T7"><text:s text:c="12"/></text:span><text:span text:style-name="T28">if</text:span><text:span text:style-name="T7"> </text:span>(<text:span text:style-name="T15">isSpace</text:span>(<text:span text:style-name="T12">c</text:span>))</text:p>
      <text:p text:style-name="КОД"><text:span text:style-name="T7"><text:s text:c="16"/></text:span><text:span text:style-name="T28">continue</text:span>;</text:p>
      <text:p text:style-name="КОД"><text:span text:style-name="T7"><text:s text:c="12"/></text:span><text:span text:style-name="T28">if</text:span><text:span text:style-name="T7"> </text:span>(<text:span text:style-name="T15">isLetter</text:span>(<text:span text:style-name="T12">c</text:span>)<text:span text:style-name="T7"> </text:span>||<text:span text:style-name="T7"> </text:span><text:span text:style-name="T12">c</text:span><text:span text:style-name="T7"> </text:span>==<text:span text:style-name="T7"> </text:span><text:span text:style-name="T20">'_'</text:span>)<text:span text:style-name="T7"> </text:span>{</text:p>
      <text:p text:style-name="КОД"><text:span text:style-name="T7"><text:s text:c="16"/></text:span><text:span text:style-name="T15">readIdentifier</text:span>(<text:span text:style-name="T12">c</text:span>);</text:p>
      <text:p text:style-name="КОД"><text:span text:style-name="T7"><text:s text:c="16"/></text:span><text:span text:style-name="T28">return</text:span><text:span text:style-name="T7"> </text:span><text:span text:style-name="T42">_token</text:span>;</text:p>
      <text:p text:style-name="КОД"><text:span text:style-name="T7"><text:s text:c="12"/></text:span>}</text:p>
      <text:p text:style-name="КОД"><text:span text:style-name="T7"><text:s text:c="12"/></text:span><text:span text:style-name="T28">if</text:span><text:span text:style-name="T7"> </text:span>(<text:span text:style-name="T12">c</text:span><text:span text:style-name="T7"> </text:span>==<text:span text:style-name="T7"> </text:span><text:span text:style-name="T20">'.'</text:span><text:span text:style-name="T7"> </text:span>||<text:span text:style-name="T7"> </text:span><text:span text:style-name="T15">isdigit</text:span>(<text:span text:style-name="T12">c</text:span>))<text:span text:style-name="T7"> </text:span>{</text:p>
      <text:p text:style-name="КОД"><text:span text:style-name="T7"><text:s text:c="16"/></text:span><text:span text:style-name="T15">readNumber</text:span>(<text:span text:style-name="T12">c</text:span>);</text:p>
      <text:p text:style-name="КОД"><text:span text:style-name="T7"><text:s text:c="16"/></text:span><text:span text:style-name="T28">return</text:span><text:span text:style-name="T7"> </text:span><text:span text:style-name="T42">_token</text:span>;</text:p>
      <text:p text:style-name="КОД"><text:span text:style-name="T7"><text:s text:c="12"/></text:span>}</text:p>
      <text:p text:style-name="КОД"><text:span text:style-name="T7"><text:s text:c="12"/></text:span><text:span text:style-name="T28">break</text:span>;</text:p>
      <text:p text:style-name="КОД"><text:span text:style-name="T7"><text:s text:c="8"/></text:span>}</text:p>
      <text:p text:style-name="КОД"><text:span text:style-name="T7"><text:s text:c="4"/></text:span>}</text:p>
      <text:p text:style-name="КОД"><text:span text:style-name="T7"><text:s text:c="4"/></text:span><text:span text:style-name="T28">return</text:span><text:span text:style-name="T7"> </text:span><text:span text:style-name="T2">Token</text:span>::<text:span text:style-name="T2">Eof</text:span>;</text:p>
      <text:p text:style-name="КОД">}</text:p>
      <text:p text:style-name="Horizontal_20_Line"/>
      <text:p text:style-name="P46">В принципе, вот и весь анализатор для нашего простого выражения.</text:p>
      <text:p text:style-name="P46">Чтобы убедиться, что он работает, добавьте в stdafx.h:</text:p>
      <text:p text:style-name="КОД">#<text:span text:style-name="T26">include</text:span><text:span text:style-name="T7"> </text:span>&lt;<text:span text:style-name="T20">locale</text:span>&gt;</text:p>
      <text:p text:style-name="КОД">#<text:span text:style-name="T26">include</text:span><text:span text:style-name="T7"> </text:span>&lt;<text:span text:style-name="T20">codecvt</text:span>&gt;</text:p>
      <text:p text:style-name="КОД">#<text:span text:style-name="T26">include</text:span><text:span text:style-name="T7"> </text:span>&lt;<text:span text:style-name="T20">exception</text:span>&gt;</text:p>
      <text:p text:style-name="Horizontal_20_Line"/>
      <text:p text:style-name="P46">В parser.cpp:</text:p>
      <text:p text:style-name="КОД"><text:span text:style-name="T28">using</text:span><text:span text:style-name="T7"> </text:span><text:span text:style-name="T28">namespace</text:span><text:span text:style-name="T7"> </text:span><text:span text:style-name="T2">std</text:span>;</text:p>
      <text:p text:style-name="КОД"><text:span text:style-name="T28">namespace</text:span><text:span text:style-name="T7"> </text:span><text:span text:style-name="T3">escript</text:span><text:span text:style-name="T7"> </text:span>{</text:p>
      <text:p text:style-name="КОД">...</text:p>
      <text:p text:style-name="КОД"><text:span text:style-name="T28">void</text:span><text:span text:style-name="T7"> </text:span><text:span text:style-name="T2">Parser</text:span>::<text:span text:style-name="T16">parse</text:span>(<text:span text:style-name="T28">const</text:span><text:span text:style-name="T7"> </text:span><text:span text:style-name="T2">std</text:span>::<text:span text:style-name="T2">u32string</text:span><text:span text:style-name="T7"> </text:span>&amp;<text:span text:style-name="T12">strCode</text:span>)</text:p>
      <text:p text:style-name="КОД"><text:soft-page-break/>{</text:p>
      <text:p text:style-name="КОД"><text:span text:style-name="T7"><text:s text:c="4"/></text:span><text:span text:style-name="T42">_lexer</text:span><text:span text:style-name="T7"> </text:span><text:span text:style-name="T15">=</text:span><text:span text:style-name="T7"> </text:span><text:span text:style-name="T2">std</text:span>::<text:span text:style-name="T15">make_unique</text:span>&lt;<text:span text:style-name="T2">Lexer</text:span>&gt;(<text:span text:style-name="T12">strCode</text:span>);</text:p>
      <text:p text:style-name="КОД"><text:span text:style-name="T7"><text:s text:c="4"/></text:span><text:span text:style-name="T28">while</text:span><text:span text:style-name="T7"> </text:span>(<text:span text:style-name="T42">_lexer</text:span><text:span text:style-name="T15">-&gt;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2">wstring_convert</text:span>&lt;<text:span text:style-name="T2">codecvt_utf8</text:span>&lt;<text:span text:style-name="T28">char32_t</text:span>&gt;,<text:span text:style-name="T7"> </text:span><text:span text:style-name="T28">char32_t</text:span>&gt;<text:span text:style-name="T7"> </text:span><text:span text:style-name="T12">converter</text:span>;</text:p>
      <text:p text:style-name="КОД"><text:span text:style-name="T7"><text:s text:c="8"/></text:span><text:span text:style-name="T30">cout</text:span><text:span text:style-name="T7"> </text:span><text:span text:style-name="T15">&lt;&lt;</text:span><text:span text:style-name="T7"> </text:span><text:span text:style-name="T12">converter</text:span>.<text:span text:style-name="T15">to_bytes</text:span>(<text:span text:style-name="T42">_lexer</text:span><text:span text:style-name="T15">-&gt;tokenText</text:span>())<text:span text:style-name="T7"> </text:span><text:span text:style-name="T15">&lt;&lt;</text:span><text:span text:style-name="T7"> </text:span><text:span text:style-name="T19">" "</text:span>;</text:p>
      <text:p text:style-name="КОД"><text:span text:style-name="T7"><text:s text:c="4"/></text:span>}</text:p>
      <text:p text:style-name="КОД">}</text:p>
      <text:p text:style-name="Horizontal_20_Line"/>
      <text:p text:style-name="P46">Запустите программу, она должна вывести текстовые представления всех токенов:</text:p>
      <text:p text:style-name="ВЫВОД">i = 1 + 2 ; </text:p>
      <text:p text:style-name="Horizontal_20_Line"/>
      <text:p text:style-name="P47">Наш транслятор заработал.</text:p>
      <text:p text:style-name="P47">Теперь мы должны закончить весь лексический анализатор, <text:span text:style-name="T60">чтобы к нему уже не возвращаться,</text:span> а затем перейдём к синтаксическому <text:span text:style-name="T60">анализу</text:span>.</text:p>
      <text:p text:style-name="P73">Рабочий пример: EScriptEngine-1.zip</text:p>
      <text:p text:style-name="P72"/>
      <text:p text:style-name="P72">29.07.2023</text:p>
      <text:h text:style-name="Heading_20_2" text:outline-level="2">Заканчиваем лексический анализатор</text:h>
      <text:p text:style-name="P48">Рассмотрим случай, когда с одного символа начинаются несколько токенов. Например: «+», «++» и «+=». В этом случае нужно считать второй символ, принять решение и при необходимости вернуть символ обратно. <text:span text:style-name="T61">При этом надо учесть, что поток может закончиться, и если последний символ равен «-1», то возврат делать не нужно:</text:span></text:p>
      <text:p text:style-name="КОД"><text:span text:style-name="T28">case</text:span><text:span text:style-name="T7"> </text:span><text:span text:style-name="T20">'+'</text:span>:</text:p>
      <text:p text:style-name="КОД"><text:span text:style-name="T7"><text:s text:c="4"/></text:span><text:span text:style-name="T42">_tokenText</text:span>.<text:span text:style-name="T15">push_back</text:span>(<text:span text:style-name="T12">c</text:span>);</text:p>
      <text:p text:style-name="КОД"><text:span text:style-name="T7"><text:s text:c="4"/></text:span><text:span text:style-name="T28">if</text:span><text:span text:style-name="T7"> </text:span>((<text:span text:style-name="T12">c</text:span><text:span text:style-name="T7"> </text:span>=<text:span text:style-name="T7"> </text:span><text:span text:style-name="T15">read</text:span>())<text:span text:style-name="T7"> </text:span>&lt;<text:span text:style-name="T7"> </text:span><text:span text:style-name="T26">0</text:span>)</text:p>
      <text:p text:style-name="КОД"><text:span text:style-name="T7"><text:s text:c="8"/></text:span><text:span text:style-name="T28">return</text:span><text:span text:style-name="T7"> </text:span><text:span text:style-name="T42">_token</text:span><text:span text:style-name="T7"> </text:span>=<text:span text:style-name="T7"> </text:span><text:span text:style-name="T2">Token</text:span>::<text:span text:style-name="T2">Plus</text:span>;</text:p>
      <text:p text:style-name="КОД"><text:span text:style-name="T7"><text:s text:c="4"/></text:span><text:span text:style-name="T28">if</text:span><text:span text:style-name="T7"> </text:span>(<text:span text:style-name="T12">c</text:span><text:span text:style-name="T7"> </text:span>==<text:span text:style-name="T7"> </text:span><text:span text:style-name="T20">'+'</text:span>)<text:span text:style-name="T7"> </text:span>{<text:span text:style-name="T7"> </text:span><text:span text:style-name="T20">//</text:span><text:span text:style-name="T7"> </text:span><text:span text:style-name="T20">++</text:span></text:p>
      <text:p text:style-name="КОД"><text:span text:style-name="T7"><text:s text:c="8"/></text:span><text:span text:style-name="T42">_tokenText</text:span>.<text:span text:style-name="T15">push_back</text:span>(<text:span text:style-name="T12">c</text:span>);</text:p>
      <text:p text:style-name="КОД"><text:span text:style-name="T7"><text:s text:c="8"/></text:span><text:span text:style-name="T28">return</text:span><text:span text:style-name="T7"> </text:span><text:span text:style-name="T42">_token</text:span><text:span text:style-name="T7"> </text:span>=<text:span text:style-name="T7"> </text:span><text:span text:style-name="T2">Token</text:span>::<text:span text:style-name="T2">PlusPlus</text:span>;</text:p>
      <text:p text:style-name="КОД"><text:span text:style-name="T7"><text:s text:c="4"/></text:span>}<text:span text:style-name="T7"> </text:span><text:span text:style-name="T28">else</text:span><text:span text:style-name="T7"> </text:span><text:span text:style-name="T28">if</text:span><text:span text:style-name="T7"> </text:span>(<text:span text:style-name="T12">c</text:span><text:span text:style-name="T7"> </text:span>==<text:span text:style-name="T7"> </text:span><text:span text:style-name="T20">'='</text:span>)<text:span text:style-name="T7"> </text:span>{<text:span text:style-name="T7"> </text:span><text:span text:style-name="T20">//</text:span><text:span text:style-name="T7"> </text:span><text:span text:style-name="T20">+=</text:span></text:p>
      <text:p text:style-name="КОД"><text:span text:style-name="T7"><text:s text:c="8"/></text:span><text:span text:style-name="T42">_tokenText</text:span>.<text:span text:style-name="T15">push_back</text:span>(<text:span text:style-name="T12">c</text:span>);</text:p>
      <text:p text:style-name="КОД"><text:span text:style-name="T7"><text:s text:c="8"/></text:span><text:span text:style-name="T28">return</text:span><text:span text:style-name="T7"> </text:span><text:span text:style-name="T42">_token</text:span><text:span text:style-name="T7"> </text:span>=<text:span text:style-name="T7"> </text:span><text:span text:style-name="T2">Token</text:span>::<text:span text:style-name="T2">PlusAssign</text:span>;</text:p>
      <text:p text:style-name="КОД"><text:span text:style-name="T7"><text:s text:c="4"/></text:span>}</text:p>
      <text:p text:style-name="КОД"><text:span text:style-name="T7"><text:s text:c="4"/></text:span><text:span text:style-name="T15">back</text:span>();<text:span text:style-name="T7"> </text:span><text:span text:style-name="T20">//</text:span><text:span text:style-name="T7"> </text:span><text:span text:style-name="T20">вернуть</text:span><text:span text:style-name="T7"> </text:span><text:span text:style-name="T20">1</text:span><text:span text:style-name="T7"> </text:span><text:span text:style-name="T20">символ</text:span></text:p>
      <text:p text:style-name="КОД"><text:span text:style-name="T7"><text:s text:c="4"/></text:span><text:span text:style-name="T28">return</text:span><text:span text:style-name="T7"> </text:span><text:span text:style-name="T42">_token</text:span><text:span text:style-name="T7"> </text:span>=<text:span text:style-name="T7"> </text:span><text:span text:style-name="T2">Token</text:span>::<text:span text:style-name="T2">Plus</text:span>;</text:p>
      <text:p text:style-name="Horizontal_20_Line"/>
      <text:p text:style-name="P50">Как видим, у нас будет большое число вызовов вида</text:p>
      <text:p text:style-name="P170"><text:span text:style-name="T7"><text:s text:c="4"/></text:span><text:span text:style-name="T42">_tokenText</text:span>.<text:span text:style-name="T15">push_back</text:span>(<text:span text:style-name="T12">c</text:span>);</text:p>
      <text:p text:style-name="P50">Можно либо сделать функцию, либо макрос. Функция потребует част<text:span text:style-name="T62">ых накладных расходов на каждый вызов</text:span>. <text:span text:style-name="T62">Поэтому напишем макрос:</text:span></text:p>
      <text:p text:style-name="P162">#<text:span text:style-name="T3">define</text:span><text:span text:style-name="T7"> </text:span><text:span text:style-name="T26">PUSH</text:span>(<text:span text:style-name="T26">c</text:span>)<text:span text:style-name="T7"> </text:span><text:span text:style-name="T26">_tokenText</text:span>.<text:span text:style-name="T26">push_back</text:span>((<text:span text:style-name="T26">c</text:span>))</text:p>
      <text:p text:style-name="P51">Это намного короче. <text:span text:style-name="T63">Таким же образом заменим и постоянные присваивания в возвратах: вместо</text:span></text:p>
      <text:p text:style-name="КОД"><text:span text:style-name="T28">return</text:span><text:span text:style-name="T7"> </text:span><text:span text:style-name="T42">_token</text:span><text:span text:style-name="T7"> </text:span>=<text:span text:style-name="T7"> </text:span><text:span text:style-name="T2">Token</text:span>::<text:span text:style-name="T2">Assign</text:span>;</text:p>
      <text:p text:style-name="P52">Будем использовать макрос</text:p>
      <text:p text:style-name="КОД"><text:span text:style-name="T26">#define</text:span><text:span text:style-name="T7"> </text:span>TOKEN(t)<text:span text:style-name="T7"> </text:span>_token<text:span text:style-name="T7"> </text:span>=<text:span text:style-name="T7"> </text:span>(t)</text:p>
      <text:p text:style-name="P52"><text:soft-page-break/>Это, кроме того, облегчит чтение:</text:p>
      <text:p text:style-name="КОД"><text:span text:style-name="T28">return</text:span><text:span text:style-name="T7"> </text:span><text:span text:style-name="T26">TOKEN</text:span>(<text:span text:style-name="T2">Token</text:span>::<text:span text:style-name="T2">Assign</text:span>);</text:p>
      <text:p text:style-name="P52">«вернуть токен такой-то» вместо «присвоить текущий токен и вернуть результат присваивания».</text:p>
      <text:p text:style-name="P53">Код будет выглядеть так:</text:p>
      <text:p text:style-name="КОД"><text:span text:style-name="T28">case</text:span><text:span text:style-name="T7"> </text:span><text:span text:style-name="T20">'+'</text:span>:</text:p>
      <text:p text:style-name="КОД"><text:span text:style-name="T7"><text:s text:c="4"/></text:span><text:span text:style-name="T26">PUSH</text:span>(<text:span text:style-name="T12">c</text:span>);</text:p>
      <text:p text:style-name="КОД"><text:span text:style-name="T7"><text:s text:c="4"/></text:span><text:span text:style-name="T28">if</text:span><text:span text:style-name="T7"> </text:span>((<text:span text:style-name="T12">c</text:span><text:span text:style-name="T7"> </text:span>=<text:span text:style-name="T7"> </text:span><text:span text:style-name="T15">read</text:span>())<text:span text:style-name="T7"> </text:span>&lt;<text:span text:style-name="T7"> </text:span><text:span text:style-name="T26">0</text:span>)</text:p>
      <text:p text:style-name="КОД"><text:span text:style-name="T7"><text:s text:c="8"/></text:span><text:span text:style-name="T28">return</text:span><text:span text:style-name="T7"> </text:span><text:span text:style-name="T26">TOKEN</text:span>(<text:span text:style-name="T2">Token</text:span>::<text:span text:style-name="T2">Plus</text:span>);</text:p>
      <text:p text:style-name="КОД"><text:span text:style-name="T7"><text:s text:c="4"/></text:span><text:span text:style-name="T28">if</text:span><text:span text:style-name="T7"> </text:span>(<text:span text:style-name="T12">c</text:span><text:span text:style-name="T7"> </text:span>==<text:span text:style-name="T7"> </text:span><text:span text:style-name="T20">'+'</text:span>)<text:span text:style-name="T7"> </text:span>{<text:span text:style-name="T7"> </text:span><text:span text:style-name="T20">//</text:span><text:span text:style-name="T7"> </text:span><text:span text:style-name="T20">++</text:span></text:p>
      <text:p text:style-name="КОД"><text:span text:style-name="T7"><text:s text:c="8"/></text:span><text:span text:style-name="T26">PUSH</text:span>(<text:span text:style-name="T12">c</text:span>);</text:p>
      <text:p text:style-name="КОД"><text:span text:style-name="T7"><text:s text:c="8"/></text:span><text:span text:style-name="T28">return</text:span><text:span text:style-name="T7"> </text:span><text:span text:style-name="T26">TOKEN</text:span>(<text:span text:style-name="T2">Token</text:span>::<text:span text:style-name="T2">PlusPlus</text:span>);</text:p>
      <text:p text:style-name="КОД"><text:span text:style-name="T7"><text:s text:c="4"/></text:span>}<text:span text:style-name="T7"> </text:span><text:span text:style-name="T28">else</text:span><text:span text:style-name="T7"> </text:span><text:span text:style-name="T28">if</text:span><text:span text:style-name="T7"> </text:span>(<text:span text:style-name="T12">c</text:span><text:span text:style-name="T7"> </text:span>==<text:span text:style-name="T7"> </text:span><text:span text:style-name="T20">'='</text:span>)<text:span text:style-name="T7"> </text:span>{<text:span text:style-name="T7"> </text:span><text:span text:style-name="T20">//</text:span><text:span text:style-name="T7"> </text:span><text:span text:style-name="T20">+=</text:span></text:p>
      <text:p text:style-name="КОД"><text:span text:style-name="T7"><text:s text:c="8"/></text:span><text:span text:style-name="T26">PUSH</text:span>(<text:span text:style-name="T12">c</text:span>);</text:p>
      <text:p text:style-name="КОД"><text:span text:style-name="T7"><text:s text:c="8"/></text:span><text:span text:style-name="T28">return</text:span><text:span text:style-name="T7"> </text:span><text:span text:style-name="T26">TOKEN</text:span>(<text:span text:style-name="T2">Token</text:span>::<text:span text:style-name="T2">PlusAssign</text:span>);</text:p>
      <text:p text:style-name="КОД"><text:span text:style-name="T7"><text:s text:c="4"/></text:span>}</text:p>
      <text:p text:style-name="КОД"><text:span text:style-name="T7"><text:s text:c="4"/></text:span><text:span text:style-name="T15">back</text:span>();<text:span text:style-name="T7"> </text:span><text:span text:style-name="T20">//</text:span><text:span text:style-name="T7"> </text:span><text:span text:style-name="T20">вернуть</text:span><text:span text:style-name="T7"> </text:span><text:span text:style-name="T20">1</text:span><text:span text:style-name="T7"> </text:span><text:span text:style-name="T20">символ</text:span></text:p>
      <text:p text:style-name="КОД"><text:span text:style-name="T7"><text:s text:c="4"/></text:span><text:span text:style-name="T28">return</text:span><text:span text:style-name="T7"> </text:span><text:span text:style-name="T26">TOKEN</text:span>(<text:span text:style-name="T2">Token</text:span>::<text:span text:style-name="T2">Plus</text:span>);</text:p>
      <text:p text:style-name="Horizontal_20_Line"/>
      <text:p text:style-name="P53">Возврат и запоминание будут однообразны и более читабельны.</text:p>
      <text:p text:style-name="P49">Немного сложнее случай с просмотром трёх символов:</text:p>
      <text:p text:style-name="КОД"><text:span text:style-name="T28">case</text:span><text:span text:style-name="T7"> </text:span><text:span text:style-name="T20">'='</text:span>:</text:p>
      <text:p text:style-name="КОД"><text:span text:style-name="T7"><text:s text:c="4"/></text:span><text:span text:style-name="T26">PUSH</text:span>(<text:span text:style-name="T12">c</text:span>);</text:p>
      <text:p text:style-name="КОД"><text:span text:style-name="T7"><text:s text:c="4"/></text:span><text:span text:style-name="T28">if</text:span><text:span text:style-name="T7"> </text:span>((<text:span text:style-name="T12">c</text:span><text:span text:style-name="T7"> </text:span>=<text:span text:style-name="T7"> </text:span><text:span text:style-name="T15">read</text:span>())<text:span text:style-name="T7"> </text:span>&lt;<text:span text:style-name="T7"> </text:span><text:span text:style-name="T26">0</text:span>)</text:p>
      <text:p text:style-name="КОД"><text:span text:style-name="T7"><text:s text:c="8"/></text:span><text:span text:style-name="T28">return</text:span><text:span text:style-name="T7"> </text:span><text:span text:style-name="T26">TOKEN</text:span>(<text:span text:style-name="T2">Token</text:span>::<text:span text:style-name="T2">Assign</text:span>);</text:p>
      <text:p text:style-name="КОД"><text:span text:style-name="T7"><text:s text:c="4"/></text:span><text:span text:style-name="T28">if</text:span><text:span text:style-name="T7"> </text:span>(<text:span text:style-name="T12">c</text:span><text:span text:style-name="T7"> </text:span>==<text:span text:style-name="T7"> </text:span><text:span text:style-name="T20">'='</text:span>)<text:span text:style-name="T7"> </text:span>{<text:span text:style-name="T7"> </text:span><text:span text:style-name="T20">//</text:span><text:span text:style-name="T7"> </text:span><text:span text:style-name="T20">==</text:span></text:p>
      <text:p text:style-name="КОД"><text:span text:style-name="T7"><text:s text:c="8"/></text:span><text:span text:style-name="T26">PUSH</text:span>(<text:span text:style-name="T12">c</text:span>);</text:p>
      <text:p text:style-name="КОД"><text:span text:style-name="T7"><text:s text:c="8"/></text:span><text:span text:style-name="T28">if</text:span><text:span text:style-name="T7"> </text:span>((<text:span text:style-name="T12">c</text:span><text:span text:style-name="T7"> </text:span>=<text:span text:style-name="T7"> </text:span><text:span text:style-name="T15">read</text:span>())<text:span text:style-name="T7"> </text:span>&lt;<text:span text:style-name="T7"> </text:span><text:span text:style-name="T26">0</text:span>)</text:p>
      <text:p text:style-name="КОД"><text:span text:style-name="T7"><text:s text:c="12"/></text:span><text:span text:style-name="T28">return</text:span><text:span text:style-name="T7"> </text:span><text:span text:style-name="T26">TOKEN</text:span>(<text:span text:style-name="T2">Token</text:span>::<text:span text:style-name="T2">Equal</text:span>);</text:p>
      <text:p text:style-name="КОД"><text:span text:style-name="T7"><text:s text:c="8"/></text:span><text:span text:style-name="T28">if</text:span><text:span text:style-name="T7"> </text:span>(<text:span text:style-name="T12">c</text:span><text:span text:style-name="T7"> </text:span>==<text:span text:style-name="T7"> </text:span><text:span text:style-name="T20">'='</text:span>)<text:span text:style-name="T7"> </text:span>{<text:span text:style-name="T7"> </text:span><text:span text:style-name="T20">//</text:span><text:span text:style-name="T7"> </text:span><text:span text:style-name="T20">===</text:span></text:p>
      <text:p text:style-name="КОД"><text:span text:style-name="T7"><text:s text:c="12"/></text:span><text:span text:style-name="T26">PUSH</text:span>(<text:span text:style-name="T12">c</text:span>);</text:p>
      <text:p text:style-name="КОД"><text:span text:style-name="T7"><text:s text:c="12"/></text:span><text:span text:style-name="T28">return</text:span><text:span text:style-name="T7"> </text:span><text:span text:style-name="T26">TOKEN</text:span>(<text:span text:style-name="T2">Token</text:span>::<text:span text:style-name="T2">Identity</text:span>);</text:p>
      <text:p text:style-name="КОД"><text:span text:style-name="T7"><text:s text:c="8"/></text:span>}</text:p>
      <text:p text:style-name="КОД"><text:span text:style-name="T7"><text:s text:c="8"/></text:span><text:span text:style-name="T15">back</text:span>();<text:span text:style-name="T7"> </text:span><text:span text:style-name="T20">//</text:span><text:span text:style-name="T7"> </text:span><text:span text:style-name="T20">==</text:span><text:span text:style-name="T7"> <text:s/></text:span><text:span text:style-name="T20">&lt;---</text:span></text:p>
      <text:p text:style-name="КОД"><text:span text:style-name="T7"><text:s text:c="8"/></text:span><text:span text:style-name="T28">return</text:span><text:span text:style-name="T7"> </text:span><text:span text:style-name="T26">TOKEN</text:span>(<text:span text:style-name="T2">Token</text:span>::<text:span text:style-name="T2">Equal</text:span>);</text:p>
      <text:p text:style-name="КОД"><text:span text:style-name="T7"><text:s text:c="4"/></text:span>}</text:p>
      <text:p text:style-name="КОД"><text:span text:style-name="T7"><text:s text:c="4"/></text:span><text:span text:style-name="T15">back</text:span>();<text:span text:style-name="T7"> </text:span><text:span text:style-name="T20">//</text:span><text:span text:style-name="T7"> </text:span><text:span text:style-name="T20">=</text:span><text:span text:style-name="T7"> </text:span><text:span text:style-name="T20">&lt;---</text:span></text:p>
      <text:p text:style-name="КОД"><text:span text:style-name="T7"><text:s text:c="4"/></text:span><text:span text:style-name="T28">return</text:span><text:span text:style-name="T7"> </text:span><text:span text:style-name="T26">TOKEN</text:span>(<text:span text:style-name="T2">Token</text:span>::<text:span text:style-name="T2">Assign</text:span>);</text:p>
      <text:p text:style-name="Horizontal_20_Line"/>
      <text:p text:style-name="Text_20_body">Заметим, что <text:span text:style-name="T64">в начале каждого «case» будет стоять выражение</text:span></text:p>
      <text:p text:style-name="P171"><text:span text:style-name="T28">case</text:span><text:span text:style-name="T7"> </text:span><text:span text:style-name="T20">'</text:span><text:span text:style-name="T23">символ</text:span><text:span text:style-name="T20">'</text:span>:</text:p>
      <text:p text:style-name="P171"><text:span text:style-name="T7"><text:s text:c="4"/></text:span><text:span text:style-name="T26">PUSH</text:span>(<text:span text:style-name="T12">c</text:span>); // &lt;--- <text:span text:style-name="T66">это будет всегда повторяться</text:span></text:p>
      <text:p text:style-name="P54">кроме ветки «default». Кроме того, чаще всего будет выполняться именно «default». Поэтому вынесем её код наверх, <text:span text:style-name="T65">сразу после</text:span></text:p>
      <text:p text:style-name="КОД">c<text:span text:style-name="T7"> </text:span>=<text:span text:style-name="T7"> </text:span>read();</text:p>
      <text:p text:style-name="P65">Непосредственно перед switch(c) поставим PUSH(c);</text:p>
      <text:p text:style-name="КОД"><text:span text:style-name="T26">PUSH</text:span>(<text:span text:style-name="T12">c</text:span>);</text:p>
      <text:p text:style-name="P171"><text:span text:style-name="T28">switch</text:span><text:span text:style-name="T7"> </text:span>(<text:span text:style-name="T12">c</text:span>)<text:span text:style-name="T7"> </text:span>{ </text:p>
      <text:p text:style-name="P171">// .........</text:p>
      <text:p text:style-name="P55"/>
      <text:p text:style-name="P55"><text:soft-page-break/>а в ветку «default» поставим выброс ошибки, поскольку это будет означать, что пришёл <text:span text:style-name="T65">недопустимый</text:span> символ. <text:s/><text:span text:style-name="T66">Таким образом мы сэкономим до полусотни строк кода.</text:span></text:p>
      <text:p text:style-name="P56">Для пропуска комментариев напишем методы </text:p>
      <text:p text:style-name="КОД"><text:span text:style-name="T28">void</text:span><text:span text:style-name="T7"> </text:span><text:span text:style-name="T16">skipToEndOfLine</text:span>();</text:p>
      <text:p text:style-name="КОД"><text:span text:style-name="T28">void</text:span><text:span text:style-name="T7"> </text:span><text:span text:style-name="T16">skipMultilineComment</text:span>();</text:p>
      <text:p text:style-name="P67"><text:span text:style-name="T74">Они не представляют сложности, а вот с функцией считывания строкового литерала нужно повозиться. </text:span><text:span text:style-name="T73">Мы уделим ей отдельную главу.</text:span></text:p>
      <text:h text:style-name="Heading_20_2" text:outline-level="2">Unit test</text:h>
      <text:p text:style-name="P57">Наш проект уже разросся, а тесты мы ещё не писали. Поэтому создадим проект, назовём его «unittest», куда будем добавлять тесты, и в первую очередь проверим наш лексический анализатор.</text:p>
      <text:p text:style-name="P57">Создайте подпроект как консольное приложение. <text:span text:style-name="T67">Добавьте ссылку на нашу библиотеку EScript.</text:span></text:p>
      <text:p text:style-name="P58">Мы не будем использовать сторонние фреймворки <text:span text:style-name="T68">для тестирования</text:span>, нам достаточно будет одного метода для assert.</text:p>
      <text:p text:style-name="P59">Добавьте класс Lexer_Test <text:span text:style-name="T69">со следующим содержанием:</text:span></text:p>
      <text:p text:style-name="P60">lexer_test.h</text:p>
      <text:p text:style-name="КОД">#<text:span text:style-name="T26">ifndef</text:span><text:span text:style-name="T7"> </text:span><text:span text:style-name="T26">LEXER_TEST_H</text:span></text:p>
      <text:p text:style-name="КОД">#<text:span text:style-name="T26">define</text:span><text:span text:style-name="T7"> </text:span><text:span text:style-name="T26">LEXER_TEST_H</text:span></text:p>
      <text:p text:style-name="КОД"><text:span text:style-name="T28">class</text:span><text:span text:style-name="T7"> </text:span><text:span text:style-name="T3">Lexer_Test</text:span></text:p>
      <text:p text:style-name="КОД">{</text:p>
      <text:p text:style-name="КОД"><text:span text:style-name="T28">public</text:span>:</text:p>
      <text:p text:style-name="КОД"><text:span text:style-name="T7"><text:s text:c="4"/></text:span><text:span text:style-name="T28">void</text:span><text:span text:style-name="T7"> </text:span><text:span text:style-name="T16">run</text:span>();</text:p>
      <text:p text:style-name="КОД"><text:span text:style-name="T28">private</text:span>:</text:p>
      <text:p text:style-name="КОД"><text:span text:style-name="T7"><text:s text:c="4"/></text:span><text:span text:style-name="T28">void</text:span><text:span text:style-name="T7"> </text:span><text:span text:style-name="T16">initTestCase</text:span>();</text:p>
      <text:p text:style-name="КОД"><text:span text:style-name="T7"><text:s text:c="4"/></text:span><text:span text:style-name="T28">void</text:span><text:span text:style-name="T7"> </text:span><text:span text:style-name="T16">cleanupTestCase</text:span>();</text:p>
      <text:p text:style-name="КОД"><text:span text:style-name="T7"><text:s text:c="4"/></text:span><text:span text:style-name="T28">void</text:span><text:span text:style-name="T7"> </text:span><text:span text:style-name="T16">test_allTokens</text:span>();</text:p>
      <text:p text:style-name="КОД">};</text:p>
      <text:p text:style-name="КОД">#<text:span text:style-name="T26">endif</text:span><text:span text:style-name="T7"> </text:span><text:span text:style-name="T20">//</text:span><text:span text:style-name="T7"> </text:span><text:span text:style-name="T20">LEXER_TEST_H</text:span></text:p>
      <text:p text:style-name="Horizontal_20_Line"/>
      <text:p text:style-name="P60">lexer_test.cpp</text:p>
      <text:p text:style-name="КОД">#<text:span text:style-name="T26">include</text:span><text:span text:style-name="T7"> </text:span><text:span text:style-name="T20">"stdafx.h"</text:span></text:p>
      <text:p text:style-name="КОД">#<text:span text:style-name="T26">include</text:span><text:span text:style-name="T7"> </text:span><text:span text:style-name="T20">"lexer_test.h"</text:span></text:p>
      <text:p text:style-name="КОД"><text:span text:style-name="T28">using</text:span><text:span text:style-name="T7"> </text:span><text:span text:style-name="T28">namespace</text:span><text:span text:style-name="T7"> </text:span><text:span text:style-name="T2">std</text:span>;</text:p>
      <text:p text:style-name="КОД"><text:span text:style-name="T28">using</text:span><text:span text:style-name="T7"> </text:span><text:span text:style-name="T28">namespace</text:span><text:span text:style-name="T7"> </text:span><text:span text:style-name="T2">escript</text:span>;</text:p>
      <text:p text:style-name="КОД"><text:span text:style-name="T28">void</text:span><text:span text:style-name="T7"> </text:span><text:span text:style-name="T2">Lexer_Test</text:span>::<text:span text:style-name="T16">run</text:span>()</text:p>
      <text:p text:style-name="КОД">{</text:p>
      <text:p text:style-name="КОД"><text:span text:style-name="T7"><text:s text:c="4"/></text:span><text:span text:style-name="T15">initTestCase</text:span>();</text:p>
      <text:p text:style-name="КОД"><text:span text:style-name="T7"><text:s text:c="4"/></text:span><text:span text:style-name="T15">test_allTokens</text:span>();</text:p>
      <text:p text:style-name="КОД"><text:span text:style-name="T7"><text:s text:c="4"/></text:span><text:span text:style-name="T15">cleanupTestCase</text:span>();</text:p>
      <text:p text:style-name="КОД">}</text:p>
      <text:p text:style-name="КОД"><text:span text:style-name="T28">void</text:span><text:span text:style-name="T7"> </text:span><text:span text:style-name="T2">Lexer_Test</text:span>::<text:span text:style-name="T16">initTestCase</text:span>()</text:p>
      <text:p text:style-name="КОД">{</text:p>
      <text:p text:style-name="КОД">}</text:p>
      <text:p text:style-name="КОД"><text:span text:style-name="T28">void</text:span><text:span text:style-name="T7"> </text:span><text:span text:style-name="T2">Lexer_Test</text:span>::<text:span text:style-name="T16">cleanupTestCase</text:span>()</text:p>
      <text:p text:style-name="КОД">{</text:p>
      <text:p text:style-name="КОД">}</text:p>
      <text:p text:style-name="КОД"><text:span text:style-name="T28">void</text:span><text:span text:style-name="T7"> </text:span><text:span text:style-name="T2">Lexer_Test</text:span>::<text:span text:style-name="T16">test_allTokens</text:span>()</text:p>
      <text:p text:style-name="КОД">{</text:p>
      <text:p text:style-name="КОД"><text:soft-page-break/>}</text:p>
      <text:p text:style-name="КОД"/>
      <text:p text:style-name="P60">Запуск теста будет в main.cpp:</text:p>
      <text:p text:style-name="КОД">#<text:span text:style-name="T26">include</text:span><text:span text:style-name="T7"> </text:span><text:span text:style-name="T20">"stdafx.h"</text:span></text:p>
      <text:p text:style-name="КОД">#<text:span text:style-name="T26">include</text:span><text:span text:style-name="T7"> </text:span><text:span text:style-name="T20">"lexer_test.h"</text:span></text:p>
      <text:p text:style-name="КОД"><text:span text:style-name="T28">using</text:span><text:span text:style-name="T7"> </text:span><text:span text:style-name="T28">namespace</text:span><text:span text:style-name="T7"> </text:span><text:span text:style-name="T2">std</text:span>;</text:p>
      <text:p text:style-name="КОД"><text:span text:style-name="T28">int</text:span><text:span text:style-name="T7"> </text:span><text:span text:style-name="T16">main</text:span>()</text:p>
      <text:p text:style-name="КОД">{</text:p>
      <text:p text:style-name="КОД"><text:span text:style-name="T7"><text:s text:c="4"/></text:span><text:span text:style-name="T2">Lexer_Test</text:span>().<text:span text:style-name="T15">run</text:span>();</text:p>
      <text:p text:style-name="КОД"><text:span text:style-name="T7"><text:s text:c="4"/></text:span><text:span text:style-name="T30">cout</text:span><text:span text:style-name="T7"> </text:span><text:span text:style-name="T15">&lt;&lt;</text:span><text:span text:style-name="T7"> </text:span><text:span text:style-name="T20">"Tests OK"</text:span><text:span text:style-name="T7"> </text:span><text:span text:style-name="T15">&lt;&lt;</text:span><text:span text:style-name="T7"> </text:span><text:span text:style-name="T15">endl</text:span>;</text:p>
      <text:p text:style-name="КОД"><text:span text:style-name="T7"><text:s text:c="4"/></text:span><text:span text:style-name="T28">return</text:span><text:span text:style-name="T7"> </text:span><text:span text:style-name="T26">0</text:span>;</text:p>
      <text:p text:style-name="КОД">}</text:p>
      <text:p text:style-name="Horizontal_20_Line"/>
      <text:p text:style-name="P61">Итак, давайте проверим наш класс Lexer. Протестируем его на строку со всеми токенами:</text:p>
      <text:p text:style-name="КОД"><text:span text:style-name="T28">const</text:span><text:span text:style-name="T7"> </text:span><text:span text:style-name="T2">u32string</text:span><text:span text:style-name="T7"> </text:span><text:span text:style-name="T12">strOnlyTokens</text:span><text:span text:style-name="T7"> </text:span>=</text:p>
      <text:p text:style-name="КОД"><text:span text:style-name="T7"><text:s text:c="12"/></text:span><text:span text:style-name="T20">U"break</text:span><text:span text:style-name="T7"> </text:span><text:span text:style-name="T20">case</text:span><text:span text:style-name="T7"> </text:span><text:span text:style-name="T20">catch</text:span><text:span text:style-name="T7"> </text:span><text:span text:style-name="T20">class</text:span><text:span text:style-name="T7"> </text:span><text:span text:style-name="T20">const</text:span><text:span text:style-name="T7"> </text:span><text:span text:style-name="T20">continue</text:span><text:span text:style-name="T7"> </text:span><text:span text:style-name="T20">debugger</text:span><text:span text:style-name="T7"> </text:span><text:span text:style-name="T20">default</text:span><text:span text:style-name="T7"> </text:span><text:span text:style-name="T20">\r\n"</text:span></text:p>
      <text:p text:style-name="КОД"><text:span text:style-name="T7"><text:s text:c="12"/></text:span><text:span text:style-name="T20">U"</text:span><text:span text:style-name="T7"> </text:span><text:span text:style-name="T20">delete</text:span><text:span text:style-name="T7"> <text:s/></text:span><text:span text:style-name="T20">do</text:span><text:span text:style-name="T7"> </text:span><text:span text:style-name="T20">else</text:span><text:span text:style-name="T7"> </text:span><text:span text:style-name="T20">enum</text:span><text:span text:style-name="T7"> </text:span><text:span text:style-name="T20">export</text:span><text:span text:style-name="T7"> </text:span><text:span text:style-name="T20">extends</text:span><text:span text:style-name="T7"> </text:span><text:span text:style-name="T20">finally</text:span><text:span text:style-name="T7"> </text:span><text:span text:style-name="T20">for</text:span><text:span text:style-name="T7"> </text:span><text:span text:style-name="T20">function\r\n"</text:span></text:p>
      <text:p text:style-name="КОД"><text:span text:style-name="T7"><text:s text:c="12"/></text:span><text:span text:style-name="T20">U"</text:span><text:span text:style-name="T7"> </text:span><text:span text:style-name="T20">if</text:span><text:span text:style-name="T7"> <text:s/></text:span><text:span text:style-name="T20">implements</text:span><text:span text:style-name="T7"> </text:span><text:span text:style-name="T20">import</text:span><text:span text:style-name="T7"> </text:span><text:span text:style-name="T20">in</text:span><text:span text:style-name="T7"> </text:span><text:span text:style-name="T20">instanceof</text:span><text:span text:style-name="T7"> </text:span><text:span text:style-name="T20">interface</text:span><text:span text:style-name="T7"> </text:span><text:span text:style-name="T20">let</text:span><text:span text:style-name="T7"> </text:span><text:span text:style-name="T20">\n"</text:span></text:p>
      <text:p text:style-name="КОД"><text:span text:style-name="T7"><text:s text:c="12"/></text:span><text:span text:style-name="T20">U"</text:span><text:span text:style-name="T7"> </text:span><text:span text:style-name="T20">new</text:span><text:span text:style-name="T7"> </text:span><text:span text:style-name="T20">package</text:span><text:span text:style-name="T7"> </text:span><text:span text:style-name="T20">private</text:span><text:span text:style-name="T7"> </text:span><text:span text:style-name="T20">protected</text:span><text:span text:style-name="T7"> </text:span><text:span text:style-name="T20">public</text:span><text:span text:style-name="T7"> </text:span><text:span text:style-name="T20">return</text:span><text:span text:style-name="T7"> <text:s/></text:span><text:span text:style-name="T20">static</text:span><text:span text:style-name="T7"> </text:span><text:span text:style-name="T20">\n"</text:span></text:p>
      <text:p text:style-name="КОД"><text:span text:style-name="T7"><text:s text:c="12"/></text:span><text:span text:style-name="T20">U"</text:span><text:span text:style-name="T7"> </text:span><text:span text:style-name="T20">super</text:span><text:span text:style-name="T7"> </text:span><text:span text:style-name="T20">switch</text:span><text:span text:style-name="T7"> </text:span><text:span text:style-name="T20">this</text:span><text:span text:style-name="T7"> </text:span><text:span text:style-name="T20">throw</text:span><text:span text:style-name="T7"> <text:s/></text:span><text:span text:style-name="T20">try</text:span><text:span text:style-name="T7"> </text:span><text:span text:style-name="T20">typeof</text:span><text:span text:style-name="T7"> </text:span><text:span text:style-name="T20">var</text:span><text:span text:style-name="T7"> </text:span><text:span text:style-name="T20">void</text:span><text:span text:style-name="T7"> </text:span><text:span text:style-name="T20">while</text:span><text:span text:style-name="T7"> </text:span><text:span text:style-name="T20">with</text:span><text:span text:style-name="T7"> </text:span><text:span text:style-name="T20">yield\n"</text:span></text:p>
      <text:p text:style-name="КОД"><text:span text:style-name="T7"><text:s text:c="12"/></text:span><text:span text:style-name="T20">U"</text:span><text:span text:style-name="T7"> </text:span><text:span text:style-name="T20">.</text:span><text:span text:style-name="T7"> </text:span><text:span text:style-name="T20">(</text:span><text:span text:style-name="T7"> </text:span><text:span text:style-name="T20">{</text:span><text:span text:style-name="T7"> </text:span><text:span text:style-name="T20">[</text:span><text:span text:style-name="T7"> </text:span><text:span text:style-name="T20">)</text:span><text:span text:style-name="T7"> </text:span><text:span text:style-name="T20">}</text:span><text:span text:style-name="T7"> </text:span><text:span text:style-name="T20">]</text:span><text:span text:style-name="T7"> </text:span><text:span text:style-name="T20">+</text:span><text:span text:style-name="T7"> </text:span><text:span text:style-name="T20">++</text:span><text:span text:style-name="T7"> </text:span><text:span text:style-name="T20">+=</text:span><text:span text:style-name="T7"> </text:span><text:span text:style-name="T20">-</text:span><text:span text:style-name="T7"> </text:span><text:span text:style-name="T20">--</text:span><text:span text:style-name="T7"> </text:span><text:span text:style-name="T20">-=</text:span><text:span text:style-name="T7"> </text:span><text:span text:style-name="T20">^</text:span><text:span text:style-name="T7"> </text:span><text:span text:style-name="T20">^=</text:span><text:span text:style-name="T7"> </text:span><text:span text:style-name="T20">!</text:span><text:span text:style-name="T7"> </text:span><text:span text:style-name="T20">!=</text:span><text:span text:style-name="T7"> </text:span><text:span text:style-name="T20">!==</text:span><text:span text:style-name="T7"> </text:span><text:span text:style-name="T20">*</text:span><text:span text:style-name="T7"> </text:span><text:span text:style-name="T20">*=</text:span><text:span text:style-name="T7"> </text:span><text:span text:style-name="T20">/</text:span><text:span text:style-name="T7"> </text:span><text:span text:style-name="T20">/=\n"</text:span></text:p>
      <text:p text:style-name="КОД"><text:span text:style-name="T7"><text:s text:c="12"/></text:span><text:span text:style-name="T20">U"</text:span><text:span text:style-name="T7"> </text:span><text:span text:style-name="T20">%</text:span><text:span text:style-name="T7"> </text:span><text:span text:style-name="T20">%=</text:span><text:span text:style-name="T7"> </text:span><text:span text:style-name="T20">&lt;</text:span><text:span text:style-name="T7"> </text:span><text:span text:style-name="T20">&lt;=</text:span><text:span text:style-name="T7"> </text:span><text:span text:style-name="T20">&lt;&lt;</text:span><text:span text:style-name="T7"> </text:span><text:span text:style-name="T20">&lt;&lt;=</text:span><text:span text:style-name="T7"> </text:span><text:span text:style-name="T20">&gt;</text:span><text:span text:style-name="T7"> </text:span><text:span text:style-name="T20">&gt;=</text:span><text:span text:style-name="T7"> </text:span><text:span text:style-name="T20">&gt;&gt;</text:span><text:span text:style-name="T7"> </text:span><text:span text:style-name="T20">&gt;&gt;=</text:span><text:span text:style-name="T7"> </text:span><text:span text:style-name="T20">&gt;&gt;&gt;</text:span><text:span text:style-name="T7"> </text:span><text:span text:style-name="T20">&gt;&gt;&gt;=</text:span><text:span text:style-name="T7"> </text:span><text:span text:style-name="T20">=</text:span><text:span text:style-name="T7"> </text:span><text:span text:style-name="T20">==</text:span><text:span text:style-name="T7"> </text:span><text:span text:style-name="T20">===</text:span><text:span text:style-name="T7"> </text:span><text:span text:style-name="T20">&amp;</text:span><text:span text:style-name="T7"> </text:span><text:span text:style-name="T20">&amp;&amp;</text:span><text:span text:style-name="T7"> </text:span><text:span text:style-name="T20">&amp;=\n"</text:span></text:p>
      <text:p text:style-name="КОД"><text:span text:style-name="T7"><text:s text:c="12"/></text:span><text:span text:style-name="T20">U" | || |= ~ <text:s/>~= ? : ,;"</text:span>;</text:p>
      <text:p text:style-name="Horizontal_20_Line"/>
      <text:p text:style-name="P62">проверочный массив токенов:</text:p>
      <text:p text:style-name="КОД"><text:span text:style-name="T28">const</text:span><text:span text:style-name="T7"> </text:span><text:span text:style-name="T2">Token</text:span><text:span text:style-name="T7"> </text:span><text:span text:style-name="T12">tokens</text:span>[]<text:span text:style-name="T7"> </text:span>=<text:span text:style-name="T7"> </text:span>{</text:p>
      <text:p text:style-name="КОД"><text:span text:style-name="T7"><text:s text:c="8"/></text:span><text:span text:style-name="T2">Token</text:span>::<text:span text:style-name="T2">Break</text:span>,<text:span text:style-name="T7"> <text:s text:c="13"/></text:span><text:span text:style-name="T20">//</text:span><text:span text:style-name="T7"> </text:span><text:span text:style-name="T20">break</text:span></text:p>
      <text:p text:style-name="КОД"><text:span text:style-name="T7"><text:s text:c="8"/></text:span><text:span text:style-name="T2">Token</text:span>::<text:span text:style-name="T2">Case</text:span>,<text:span text:style-name="T7"> <text:s text:c="14"/></text:span><text:span text:style-name="T20">//</text:span><text:span text:style-name="T7"> </text:span><text:span text:style-name="T20">case</text:span></text:p>
      <text:p text:style-name="КОД"><text:span text:style-name="T7"><text:s text:c="8"/></text:span><text:span text:style-name="T2">Token</text:span>::<text:span text:style-name="T2">Catch</text:span>,<text:span text:style-name="T7"> <text:s text:c="13"/></text:span><text:span text:style-name="T20">//</text:span><text:span text:style-name="T7"> </text:span><text:span text:style-name="T20">catch</text:span></text:p>
      <text:p text:style-name="КОД"><text:span text:style-name="T7"><text:s text:c="8"/></text:span><text:span text:style-name="T2">Token</text:span>::<text:span text:style-name="T2">Class</text:span>,<text:span text:style-name="T7"> <text:s text:c="13"/></text:span><text:span text:style-name="T20">//</text:span><text:span text:style-name="T7"> </text:span><text:span text:style-name="T20">class</text:span></text:p>
      <text:p text:style-name="КОД"><text:span text:style-name="T7"><text:s text:c="8"/></text:span><text:span text:style-name="T2">Token</text:span>::<text:span text:style-name="T2">Const</text:span>,<text:span text:style-name="T7"> <text:s text:c="13"/></text:span><text:span text:style-name="T20">//</text:span><text:span text:style-name="T7"> </text:span><text:span text:style-name="T20">const</text:span></text:p>
      <text:p text:style-name="КОД"><text:span text:style-name="T7"><text:s text:c="8"/></text:span><text:span text:style-name="T2">Token</text:span>::<text:span text:style-name="T2">Continue</text:span>,<text:span text:style-name="T7"> <text:s text:c="10"/></text:span><text:span text:style-name="T20">//</text:span><text:span text:style-name="T7"> </text:span><text:span text:style-name="T20">continue</text:span></text:p>
      <text:p text:style-name="КОД"><text:span text:style-name="T7"><text:s text:c="8"/></text:span><text:span text:style-name="T2">Token</text:span>::<text:span text:style-name="T2">Debugger</text:span>,<text:span text:style-name="T7"> <text:s text:c="10"/></text:span><text:span text:style-name="T20">//</text:span><text:span text:style-name="T7"> </text:span><text:span text:style-name="T20">debugger</text:span></text:p>
      <text:p text:style-name="КОД"><text:span text:style-name="T7"><text:s text:c="8"/></text:span><text:span text:style-name="T2">Token</text:span>::<text:span text:style-name="T2">Default</text:span>,<text:span text:style-name="T7"> <text:s text:c="11"/></text:span><text:span text:style-name="T20">//</text:span><text:span text:style-name="T7"> </text:span><text:span text:style-name="T20">default</text:span></text:p>
      <text:p text:style-name="КОД"><text:span text:style-name="T7"><text:s text:c="8"/></text:span><text:span text:style-name="T2">Token</text:span>::<text:span text:style-name="T2">Delete</text:span>,<text:span text:style-name="T7"> <text:s text:c="12"/></text:span><text:span text:style-name="T20">//</text:span><text:span text:style-name="T7"> </text:span><text:span text:style-name="T20">delete</text:span></text:p>
      <text:p text:style-name="КОД"><text:span text:style-name="T7"><text:s text:c="8"/></text:span><text:span text:style-name="T2">Token</text:span>::<text:span text:style-name="T2">Do</text:span>,<text:span text:style-name="T7"> <text:s text:c="16"/></text:span><text:span text:style-name="T20">//</text:span><text:span text:style-name="T7"> </text:span><text:span text:style-name="T20">do</text:span></text:p>
      <text:p text:style-name="КОД"><text:span text:style-name="T7"><text:s text:c="8"/></text:span><text:span text:style-name="T2">Token</text:span>::<text:span text:style-name="T2">Else</text:span>,<text:span text:style-name="T7"> <text:s text:c="14"/></text:span><text:span text:style-name="T20">//</text:span><text:span text:style-name="T7"> </text:span><text:span text:style-name="T20">else</text:span></text:p>
      <text:p text:style-name="КОД"><text:span text:style-name="T7"><text:s text:c="8"/></text:span><text:span text:style-name="T2">Token</text:span>::<text:span text:style-name="T2">Enum</text:span>,<text:span text:style-name="T7"> <text:s text:c="14"/></text:span><text:span text:style-name="T20">//</text:span><text:span text:style-name="T7"> </text:span><text:span text:style-name="T20">enum</text:span></text:p>
      <text:p text:style-name="КОД"><text:span text:style-name="T7"><text:s text:c="8"/></text:span><text:span text:style-name="T2">Token</text:span>::<text:span text:style-name="T2">Export</text:span>,<text:span text:style-name="T7"> <text:s text:c="12"/></text:span><text:span text:style-name="T20">//</text:span><text:span text:style-name="T7"> </text:span><text:span text:style-name="T20">export</text:span></text:p>
      <text:p text:style-name="КОД"><text:span text:style-name="T7"><text:s text:c="8"/></text:span><text:span text:style-name="T2">Token</text:span>::<text:span text:style-name="T2">Extends</text:span>,<text:span text:style-name="T7"> <text:s text:c="11"/></text:span><text:span text:style-name="T20">//</text:span><text:span text:style-name="T7"> </text:span><text:span text:style-name="T20">extends</text:span></text:p>
      <text:p text:style-name="КОД"><text:span text:style-name="T7"><text:s text:c="8"/></text:span><text:span text:style-name="T2">Token</text:span>::<text:span text:style-name="T2">Finally</text:span>,<text:span text:style-name="T7"> <text:s text:c="11"/></text:span><text:span text:style-name="T20">//</text:span><text:span text:style-name="T7"> </text:span><text:span text:style-name="T20">finally</text:span></text:p>
      <text:p text:style-name="КОД"><text:span text:style-name="T7"><text:s text:c="8"/></text:span><text:span text:style-name="T2">Token</text:span>::<text:span text:style-name="T2">For</text:span>,<text:span text:style-name="T7"> <text:s text:c="15"/></text:span><text:span text:style-name="T20">//</text:span><text:span text:style-name="T7"> </text:span><text:span text:style-name="T20">for</text:span></text:p>
      <text:p text:style-name="КОД"><text:span text:style-name="T7"><text:s text:c="8"/></text:span><text:span text:style-name="T2">Token</text:span>::<text:span text:style-name="T2">Function</text:span>,<text:span text:style-name="T7"> <text:s text:c="10"/></text:span><text:span text:style-name="T20">//</text:span><text:span text:style-name="T7"> </text:span><text:span text:style-name="T20">function</text:span></text:p>
      <text:p text:style-name="КОД"><text:span text:style-name="T7"><text:s text:c="8"/></text:span><text:span text:style-name="T2">Token</text:span>::<text:span text:style-name="T2">If</text:span>,<text:span text:style-name="T7"> <text:s text:c="16"/></text:span><text:span text:style-name="T20">//</text:span><text:span text:style-name="T7"> </text:span><text:span text:style-name="T20">if</text:span></text:p>
      <text:p text:style-name="КОД"><text:span text:style-name="T7"><text:s text:c="8"/></text:span><text:span text:style-name="T2">Token</text:span>::<text:span text:style-name="T2">Implements</text:span>,<text:span text:style-name="T7"> <text:s text:c="8"/></text:span><text:span text:style-name="T20">//</text:span><text:span text:style-name="T7"> </text:span><text:span text:style-name="T20">implements</text:span></text:p>
      <text:p text:style-name="КОД"><text:span text:style-name="T7"><text:s text:c="8"/></text:span><text:span text:style-name="T2">Token</text:span>::<text:span text:style-name="T2">Import</text:span>,<text:span text:style-name="T7"> <text:s text:c="12"/></text:span><text:span text:style-name="T20">//</text:span><text:span text:style-name="T7"> </text:span><text:span text:style-name="T20">import</text:span></text:p>
      <text:p text:style-name="КОД"><text:span text:style-name="T7"><text:s text:c="8"/></text:span><text:span text:style-name="T2">Token</text:span>::<text:span text:style-name="T2">In</text:span>,<text:span text:style-name="T7"> <text:s text:c="16"/></text:span><text:span text:style-name="T20">//</text:span><text:span text:style-name="T7"> </text:span><text:span text:style-name="T20">in</text:span></text:p>
      <text:p text:style-name="КОД"><text:span text:style-name="T7"><text:s text:c="8"/></text:span><text:span text:style-name="T2">Token</text:span>::<text:span text:style-name="T2">Instanceof</text:span>,<text:span text:style-name="T7"> <text:s text:c="8"/></text:span><text:span text:style-name="T20">//</text:span><text:span text:style-name="T7"> </text:span><text:span text:style-name="T20">instanceof</text:span></text:p>
      <text:p text:style-name="КОД"><text:span text:style-name="T7"><text:s text:c="8"/></text:span><text:span text:style-name="T2">Token</text:span>::<text:span text:style-name="T2">Interface</text:span>,<text:span text:style-name="T7"> <text:s text:c="9"/></text:span><text:span text:style-name="T20">//</text:span><text:span text:style-name="T7"> </text:span><text:span text:style-name="T20">interface</text:span></text:p>
      <text:p text:style-name="КОД"><text:span text:style-name="T7"><text:s text:c="8"/></text:span><text:span text:style-name="T2">Token</text:span>::<text:span text:style-name="T2">Let</text:span>,<text:span text:style-name="T7"> <text:s text:c="15"/></text:span><text:span text:style-name="T20">//</text:span><text:span text:style-name="T7"> </text:span><text:span text:style-name="T20">let</text:span></text:p>
      <text:p text:style-name="КОД"><text:span text:style-name="T7"><text:s text:c="8"/></text:span><text:span text:style-name="T2">Token</text:span>::<text:span text:style-name="T2">New</text:span>,<text:span text:style-name="T7"> <text:s text:c="15"/></text:span><text:span text:style-name="T20">//</text:span><text:span text:style-name="T7"> </text:span><text:span text:style-name="T20">new</text:span></text:p>
      <text:p text:style-name="КОД"><text:span text:style-name="T7"><text:s text:c="8"/></text:span><text:span text:style-name="T2">Token</text:span>::<text:span text:style-name="T2">Package</text:span>,<text:span text:style-name="T7"> <text:s text:c="11"/></text:span><text:span text:style-name="T20">//</text:span><text:span text:style-name="T7"> </text:span><text:span text:style-name="T20">package</text:span></text:p>
      <text:p text:style-name="КОД"><text:span text:style-name="T7"><text:s text:c="8"/></text:span><text:span text:style-name="T2">Token</text:span>::<text:span text:style-name="T2">Private</text:span>,<text:span text:style-name="T7"> <text:s text:c="11"/></text:span><text:span text:style-name="T20">//</text:span><text:span text:style-name="T7"> </text:span><text:span text:style-name="T20">private</text:span></text:p>
      <text:p text:style-name="КОД"><text:span text:style-name="T7"><text:s text:c="8"/></text:span><text:span text:style-name="T2">Token</text:span>::<text:span text:style-name="T2">Protected</text:span>,<text:span text:style-name="T7"> <text:s text:c="9"/></text:span><text:span text:style-name="T20">//</text:span><text:span text:style-name="T7"> </text:span><text:span text:style-name="T20">protected</text:span></text:p>
      <text:p text:style-name="КОД"><text:span text:style-name="T7"><text:s text:c="8"/></text:span><text:span text:style-name="T2">Token</text:span>::<text:span text:style-name="T2">Public</text:span>,<text:span text:style-name="T7"> <text:s text:c="12"/></text:span><text:span text:style-name="T20">//</text:span><text:span text:style-name="T7"> </text:span><text:span text:style-name="T20">public</text:span></text:p>
      <text:p text:style-name="КОД"><text:span text:style-name="T7"><text:s text:c="8"/></text:span><text:span text:style-name="T2">Token</text:span>::<text:span text:style-name="T2">Return</text:span>,<text:span text:style-name="T7"> <text:s text:c="12"/></text:span><text:span text:style-name="T20">//</text:span><text:span text:style-name="T7"> </text:span><text:span text:style-name="T20">return</text:span></text:p>
      <text:p text:style-name="КОД"><text:span text:style-name="T7"><text:s text:c="8"/></text:span><text:span text:style-name="T2">Token</text:span>::<text:span text:style-name="T2">Static</text:span>,<text:span text:style-name="T7"> <text:s text:c="12"/></text:span><text:span text:style-name="T20">//</text:span><text:span text:style-name="T7"> </text:span><text:span text:style-name="T20">static</text:span></text:p>
      <text:p text:style-name="КОД"><text:span text:style-name="T7"><text:s text:c="8"/></text:span><text:span text:style-name="T2">Token</text:span>::<text:span text:style-name="T2">Super</text:span>,<text:span text:style-name="T7"> <text:s text:c="13"/></text:span><text:span text:style-name="T20">//</text:span><text:span text:style-name="T7"> </text:span><text:span text:style-name="T20">super</text:span></text:p>
      <text:p text:style-name="КОД"><text:span text:style-name="T7"><text:s text:c="8"/></text:span><text:span text:style-name="T2">Token</text:span>::<text:span text:style-name="T2">Switch</text:span>,<text:span text:style-name="T7"> <text:s text:c="12"/></text:span><text:span text:style-name="T20">//</text:span><text:span text:style-name="T7"> </text:span><text:span text:style-name="T20">switch</text:span></text:p>
      <text:p text:style-name="КОД"><text:soft-page-break/><text:span text:style-name="T7"><text:s text:c="8"/></text:span><text:span text:style-name="T2">Token</text:span>::<text:span text:style-name="T2">This</text:span>,<text:span text:style-name="T7"> <text:s text:c="14"/></text:span><text:span text:style-name="T20">//</text:span><text:span text:style-name="T7"> </text:span><text:span text:style-name="T20">this</text:span></text:p>
      <text:p text:style-name="КОД"><text:span text:style-name="T7"><text:s text:c="8"/></text:span><text:span text:style-name="T2">Token</text:span>::<text:span text:style-name="T2">Throw</text:span>,<text:span text:style-name="T7"> <text:s text:c="13"/></text:span><text:span text:style-name="T20">//</text:span><text:span text:style-name="T7"> </text:span><text:span text:style-name="T20">throw</text:span></text:p>
      <text:p text:style-name="КОД"><text:span text:style-name="T7"><text:s text:c="8"/></text:span><text:span text:style-name="T2">Token</text:span>::<text:span text:style-name="T2">Try</text:span>,<text:span text:style-name="T7"> <text:s text:c="15"/></text:span><text:span text:style-name="T20">//</text:span><text:span text:style-name="T7"> </text:span><text:span text:style-name="T20">try</text:span></text:p>
      <text:p text:style-name="КОД"><text:span text:style-name="T7"><text:s text:c="8"/></text:span><text:span text:style-name="T2">Token</text:span>::<text:span text:style-name="T2">Typeof</text:span>,<text:span text:style-name="T7"> <text:s text:c="12"/></text:span><text:span text:style-name="T20">//</text:span><text:span text:style-name="T7"> </text:span><text:span text:style-name="T20">typeof</text:span></text:p>
      <text:p text:style-name="КОД"><text:span text:style-name="T7"><text:s text:c="8"/></text:span><text:span text:style-name="T2">Token</text:span>::<text:span text:style-name="T2">Var</text:span>,<text:span text:style-name="T7"> <text:s text:c="15"/></text:span><text:span text:style-name="T20">//</text:span><text:span text:style-name="T7"> </text:span><text:span text:style-name="T20">var</text:span></text:p>
      <text:p text:style-name="КОД"><text:span text:style-name="T7"><text:s text:c="8"/></text:span><text:span text:style-name="T2">Token</text:span>::<text:span text:style-name="T2">Void</text:span>,<text:span text:style-name="T7"> <text:s text:c="14"/></text:span><text:span text:style-name="T20">//</text:span><text:span text:style-name="T7"> </text:span><text:span text:style-name="T20">void</text:span></text:p>
      <text:p text:style-name="КОД"><text:span text:style-name="T7"><text:s text:c="8"/></text:span><text:span text:style-name="T2">Token</text:span>::<text:span text:style-name="T2">While</text:span>,<text:span text:style-name="T7"> <text:s text:c="13"/></text:span><text:span text:style-name="T20">//</text:span><text:span text:style-name="T7"> </text:span><text:span text:style-name="T20">while</text:span></text:p>
      <text:p text:style-name="КОД"><text:span text:style-name="T7"><text:s text:c="8"/></text:span><text:span text:style-name="T2">Token</text:span>::<text:span text:style-name="T2">With</text:span>,<text:span text:style-name="T7"> <text:s text:c="14"/></text:span><text:span text:style-name="T20">//</text:span><text:span text:style-name="T7"> </text:span><text:span text:style-name="T20">with</text:span></text:p>
      <text:p text:style-name="КОД"><text:span text:style-name="T7"><text:s text:c="8"/></text:span><text:span text:style-name="T2">Token</text:span>::<text:span text:style-name="T2">Yield</text:span>,<text:span text:style-name="T7"> <text:s text:c="13"/></text:span><text:span text:style-name="T20">//</text:span><text:span text:style-name="T7"> </text:span><text:span text:style-name="T20">yield</text:span></text:p>
      <text:p text:style-name="КОД"><text:span text:style-name="T7"><text:s text:c="8"/></text:span><text:span text:style-name="T2">Token</text:span>::<text:span text:style-name="T2">Dot</text:span>,<text:span text:style-name="T7"> <text:s text:c="15"/></text:span><text:span text:style-name="T20">//</text:span><text:span text:style-name="T7"> </text:span><text:span text:style-name="T20">.</text:span></text:p>
      <text:p text:style-name="КОД"><text:span text:style-name="T7"><text:s text:c="8"/></text:span><text:span text:style-name="T2">Token</text:span>::<text:span text:style-name="T2">LeftParenth</text:span>,<text:span text:style-name="T7"> <text:s text:c="7"/></text:span><text:span text:style-name="T20">//</text:span><text:span text:style-name="T7"> </text:span><text:span text:style-name="T20">(</text:span></text:p>
      <text:p text:style-name="КОД"><text:span text:style-name="T7"><text:s text:c="8"/></text:span><text:span text:style-name="T2">Token</text:span>::<text:span text:style-name="T2">LeftBrace</text:span>,<text:span text:style-name="T7"> <text:s text:c="9"/></text:span><text:span text:style-name="T20">//</text:span><text:span text:style-name="T7"> </text:span><text:span text:style-name="T20">{</text:span></text:p>
      <text:p text:style-name="КОД"><text:span text:style-name="T7"><text:s text:c="8"/></text:span><text:span text:style-name="T2">Token</text:span>::<text:span text:style-name="T2">LeftBracket</text:span>,<text:span text:style-name="T7"> <text:s text:c="7"/></text:span><text:span text:style-name="T20">//</text:span><text:span text:style-name="T7"> </text:span><text:span text:style-name="T20">[</text:span></text:p>
      <text:p text:style-name="КОД"><text:span text:style-name="T7"><text:s text:c="8"/></text:span><text:span text:style-name="T2">Token</text:span>::<text:span text:style-name="T2">RightParenth</text:span>,<text:span text:style-name="T7"> <text:s text:c="6"/></text:span><text:span text:style-name="T20">//</text:span><text:span text:style-name="T7"> </text:span><text:span text:style-name="T20">)</text:span></text:p>
      <text:p text:style-name="КОД"><text:span text:style-name="T7"><text:s text:c="8"/></text:span><text:span text:style-name="T2">Token</text:span>::<text:span text:style-name="T2">RightBrace</text:span>,<text:span text:style-name="T7"> <text:s text:c="8"/></text:span><text:span text:style-name="T20">//</text:span><text:span text:style-name="T7"> </text:span><text:span text:style-name="T20">}</text:span></text:p>
      <text:p text:style-name="КОД"><text:span text:style-name="T7"><text:s text:c="8"/></text:span><text:span text:style-name="T2">Token</text:span>::<text:span text:style-name="T2">RightBracket</text:span>,<text:span text:style-name="T7"> <text:s text:c="6"/></text:span><text:span text:style-name="T20">//</text:span><text:span text:style-name="T7"> </text:span><text:span text:style-name="T20">]</text:span></text:p>
      <text:p text:style-name="КОД"><text:span text:style-name="T7"><text:s text:c="8"/></text:span><text:span text:style-name="T2">Token</text:span>::<text:span text:style-name="T2">Plus</text:span>,<text:span text:style-name="T7"> <text:s text:c="14"/></text:span><text:span text:style-name="T20">//</text:span><text:span text:style-name="T7"> </text:span><text:span text:style-name="T20">+</text:span></text:p>
      <text:p text:style-name="КОД"><text:span text:style-name="T7"><text:s text:c="8"/></text:span><text:span text:style-name="T2">Token</text:span>::<text:span text:style-name="T2">PlusPlus</text:span>,<text:span text:style-name="T7"> <text:s text:c="10"/></text:span><text:span text:style-name="T20">//</text:span><text:span text:style-name="T7"> </text:span><text:span text:style-name="T20">++</text:span></text:p>
      <text:p text:style-name="КОД"><text:span text:style-name="T7"><text:s text:c="8"/></text:span><text:span text:style-name="T2">Token</text:span>::<text:span text:style-name="T2">PlusAssign</text:span>,<text:span text:style-name="T7"> <text:s text:c="8"/></text:span><text:span text:style-name="T20">//</text:span><text:span text:style-name="T7"> </text:span><text:span text:style-name="T20">+=</text:span></text:p>
      <text:p text:style-name="КОД"><text:span text:style-name="T7"><text:s text:c="8"/></text:span><text:span text:style-name="T2">Token</text:span>::<text:span text:style-name="T2">Minus</text:span>,<text:span text:style-name="T7"> <text:s text:c="13"/></text:span><text:span text:style-name="T20">//</text:span><text:span text:style-name="T7"> </text:span><text:span text:style-name="T20">-</text:span></text:p>
      <text:p text:style-name="КОД"><text:span text:style-name="T7"><text:s text:c="8"/></text:span><text:span text:style-name="T2">Token</text:span>::<text:span text:style-name="T2">MinusMinus</text:span>,<text:span text:style-name="T7"> <text:s text:c="8"/></text:span><text:span text:style-name="T20">//</text:span><text:span text:style-name="T7"> </text:span><text:span text:style-name="T20">--</text:span></text:p>
      <text:p text:style-name="КОД"><text:span text:style-name="T7"><text:s text:c="8"/></text:span><text:span text:style-name="T2">Token</text:span>::<text:span text:style-name="T2">MinusAssign</text:span>,<text:span text:style-name="T7"> <text:s text:c="7"/></text:span><text:span text:style-name="T20">//</text:span><text:span text:style-name="T7"> </text:span><text:span text:style-name="T20">-=</text:span></text:p>
      <text:p text:style-name="КОД"><text:span text:style-name="T7"><text:s text:c="8"/></text:span><text:span text:style-name="T2">Token</text:span>::<text:span text:style-name="T2">Caret</text:span>,<text:span text:style-name="T7"> <text:s text:c="13"/></text:span><text:span text:style-name="T20">//</text:span><text:span text:style-name="T7"> </text:span><text:span text:style-name="T20">^</text:span></text:p>
      <text:p text:style-name="КОД"><text:span text:style-name="T7"><text:s text:c="8"/></text:span><text:span text:style-name="T2">Token</text:span>::<text:span text:style-name="T2">XorAssign</text:span>,<text:span text:style-name="T7"> <text:s text:c="9"/></text:span><text:span text:style-name="T20">//</text:span><text:span text:style-name="T7"> </text:span><text:span text:style-name="T20">^=</text:span></text:p>
      <text:p text:style-name="КОД"><text:span text:style-name="T7"><text:s text:c="8"/></text:span><text:span text:style-name="T2">Token</text:span>::<text:span text:style-name="T2">Exclamation</text:span>,<text:span text:style-name="T7"> <text:s text:c="7"/></text:span><text:span text:style-name="T20">//</text:span><text:span text:style-name="T7"> </text:span><text:span text:style-name="T20">!</text:span></text:p>
      <text:p text:style-name="КОД"><text:span text:style-name="T7"><text:s text:c="8"/></text:span><text:span text:style-name="T2">Token</text:span>::<text:span text:style-name="T2">NotEqual</text:span>,<text:span text:style-name="T7"> <text:s text:c="10"/></text:span><text:span text:style-name="T20">//</text:span><text:span text:style-name="T7"> </text:span><text:span text:style-name="T20">!=</text:span></text:p>
      <text:p text:style-name="КОД"><text:span text:style-name="T7"><text:s text:c="8"/></text:span><text:span text:style-name="T2">Token</text:span>::<text:span text:style-name="T2">NotIdentity</text:span>,<text:span text:style-name="T7"> <text:s text:c="7"/></text:span><text:span text:style-name="T20">//</text:span><text:span text:style-name="T7"> </text:span><text:span text:style-name="T20">!==</text:span></text:p>
      <text:p text:style-name="КОД"><text:span text:style-name="T7"><text:s text:c="8"/></text:span><text:span text:style-name="T2">Token</text:span>::<text:span text:style-name="T2">Asterisk</text:span>,<text:span text:style-name="T7"> <text:s text:c="10"/></text:span><text:span text:style-name="T20">//</text:span><text:span text:style-name="T7"> </text:span><text:span text:style-name="T20">*</text:span></text:p>
      <text:p text:style-name="КОД"><text:span text:style-name="T7"><text:s text:c="8"/></text:span><text:span text:style-name="T2">Token</text:span>::<text:span text:style-name="T2">MulAssign</text:span>,<text:span text:style-name="T7"> <text:s text:c="9"/></text:span><text:span text:style-name="T20">//</text:span><text:span text:style-name="T7"> </text:span><text:span text:style-name="T20">*=</text:span></text:p>
      <text:p text:style-name="КОД"><text:span text:style-name="T7"><text:s text:c="8"/></text:span><text:span text:style-name="T2">Token</text:span>::<text:span text:style-name="T2">Slash</text:span>,<text:span text:style-name="T7"> <text:s text:c="13"/></text:span><text:span text:style-name="T20">//</text:span><text:span text:style-name="T7"> </text:span><text:span text:style-name="T20">/</text:span></text:p>
      <text:p text:style-name="КОД"><text:span text:style-name="T7"><text:s text:c="8"/></text:span><text:span text:style-name="T2">Token</text:span>::<text:span text:style-name="T2">SlashAssign</text:span>,<text:span text:style-name="T7"> <text:s text:c="7"/></text:span><text:span text:style-name="T20">//</text:span><text:span text:style-name="T7"> </text:span><text:span text:style-name="T20">/=</text:span></text:p>
      <text:p text:style-name="КОД"><text:span text:style-name="T7"><text:s text:c="8"/></text:span><text:span text:style-name="T2">Token</text:span>::<text:span text:style-name="T2">Percent</text:span>,<text:span text:style-name="T7"> <text:s text:c="11"/></text:span><text:span text:style-name="T20">//</text:span><text:span text:style-name="T7"> </text:span><text:span text:style-name="T20">%</text:span></text:p>
      <text:p text:style-name="КОД"><text:span text:style-name="T7"><text:s text:c="8"/></text:span><text:span text:style-name="T2">Token</text:span>::<text:span text:style-name="T2">PercentAssign</text:span>,<text:span text:style-name="T7"> <text:s text:c="5"/></text:span><text:span text:style-name="T20">//</text:span><text:span text:style-name="T7"> </text:span><text:span text:style-name="T20">%=</text:span></text:p>
      <text:p text:style-name="КОД"><text:span text:style-name="T7"><text:s text:c="8"/></text:span><text:span text:style-name="T2">Token</text:span>::<text:span text:style-name="T2">Less</text:span>,<text:span text:style-name="T7"> <text:s text:c="14"/></text:span><text:span text:style-name="T20">//</text:span><text:span text:style-name="T7"> </text:span><text:span text:style-name="T20">&lt;</text:span></text:p>
      <text:p text:style-name="КОД"><text:span text:style-name="T7"><text:s text:c="8"/></text:span><text:span text:style-name="T2">Token</text:span>::<text:span text:style-name="T2">LessEqual</text:span>,<text:span text:style-name="T7"> <text:s text:c="9"/></text:span><text:span text:style-name="T20">//</text:span><text:span text:style-name="T7"> </text:span><text:span text:style-name="T20">&lt;=</text:span></text:p>
      <text:p text:style-name="КОД"><text:span text:style-name="T7"><text:s text:c="8"/></text:span><text:span text:style-name="T2">Token</text:span>::<text:span text:style-name="T2">LShift</text:span>,<text:span text:style-name="T7"> <text:s text:c="12"/></text:span><text:span text:style-name="T20">//</text:span><text:span text:style-name="T7"> </text:span><text:span text:style-name="T20">&lt;&lt;</text:span></text:p>
      <text:p text:style-name="КОД"><text:span text:style-name="T7"><text:s text:c="8"/></text:span><text:span text:style-name="T2">Token</text:span>::<text:span text:style-name="T2">LShiftAssign</text:span>,<text:span text:style-name="T7"> <text:s text:c="6"/></text:span><text:span text:style-name="T20">//</text:span><text:span text:style-name="T7"> </text:span><text:span text:style-name="T20">&lt;&lt;=</text:span></text:p>
      <text:p text:style-name="КОД"><text:span text:style-name="T7"><text:s text:c="8"/></text:span><text:span text:style-name="T2">Token</text:span>::<text:span text:style-name="T2">Greater</text:span>,<text:span text:style-name="T7"> <text:s text:c="11"/></text:span><text:span text:style-name="T20">//</text:span><text:span text:style-name="T7"> </text:span><text:span text:style-name="T20">&gt;</text:span></text:p>
      <text:p text:style-name="КОД"><text:span text:style-name="T7"><text:s text:c="8"/></text:span><text:span text:style-name="T2">Token</text:span>::<text:span text:style-name="T2">GreaterEqual</text:span>,<text:span text:style-name="T7"> <text:s text:c="6"/></text:span><text:span text:style-name="T20">//</text:span><text:span text:style-name="T7"> </text:span><text:span text:style-name="T20">&gt;=</text:span></text:p>
      <text:p text:style-name="КОД"><text:span text:style-name="T7"><text:s text:c="8"/></text:span><text:span text:style-name="T2">Token</text:span>::<text:span text:style-name="T2">RShift</text:span>,<text:span text:style-name="T7"> <text:s text:c="12"/></text:span><text:span text:style-name="T20">//</text:span><text:span text:style-name="T7"> </text:span><text:span text:style-name="T20">&gt;&gt;</text:span></text:p>
      <text:p text:style-name="КОД"><text:span text:style-name="T7"><text:s text:c="8"/></text:span><text:span text:style-name="T2">Token</text:span>::<text:span text:style-name="T2">RShiftAssign</text:span>,<text:span text:style-name="T7"> <text:s text:c="6"/></text:span><text:span text:style-name="T20">//</text:span><text:span text:style-name="T7"> </text:span><text:span text:style-name="T20">&gt;&gt;=</text:span></text:p>
      <text:p text:style-name="КОД"><text:span text:style-name="T7"><text:s text:c="8"/></text:span><text:span text:style-name="T2">Token</text:span>::<text:span text:style-name="T2">RShiftZero</text:span>,<text:span text:style-name="T7"> <text:s text:c="8"/></text:span><text:span text:style-name="T20">//</text:span><text:span text:style-name="T7"> </text:span><text:span text:style-name="T20">&gt;&gt;&gt;</text:span></text:p>
      <text:p text:style-name="КОД"><text:span text:style-name="T7"><text:s text:c="8"/></text:span><text:span text:style-name="T2">Token</text:span>::<text:span text:style-name="T2">RShiftZeroAssign</text:span>,<text:span text:style-name="T7"> <text:s text:c="2"/></text:span><text:span text:style-name="T20">//</text:span><text:span text:style-name="T7"> </text:span><text:span text:style-name="T20">&gt;&gt;&gt;=</text:span></text:p>
      <text:p text:style-name="КОД"><text:span text:style-name="T7"><text:s text:c="8"/></text:span><text:span text:style-name="T2">Token</text:span>::<text:span text:style-name="T2">Assign</text:span>,<text:span text:style-name="T7"> <text:s text:c="12"/></text:span><text:span text:style-name="T20">//</text:span><text:span text:style-name="T7"> </text:span><text:span text:style-name="T20">=</text:span></text:p>
      <text:p text:style-name="КОД"><text:span text:style-name="T7"><text:s text:c="8"/></text:span><text:span text:style-name="T2">Token</text:span>::<text:span text:style-name="T2">Equal</text:span>,<text:span text:style-name="T7"> <text:s text:c="13"/></text:span><text:span text:style-name="T20">//</text:span><text:span text:style-name="T7"> </text:span><text:span text:style-name="T20">==</text:span></text:p>
      <text:p text:style-name="КОД"><text:span text:style-name="T7"><text:s text:c="8"/></text:span><text:span text:style-name="T2">Token</text:span>::<text:span text:style-name="T2">Identity</text:span>,<text:span text:style-name="T7"> <text:s text:c="10"/></text:span><text:span text:style-name="T20">//</text:span><text:span text:style-name="T7"> </text:span><text:span text:style-name="T20">===</text:span></text:p>
      <text:p text:style-name="КОД"><text:span text:style-name="T7"><text:s text:c="8"/></text:span><text:span text:style-name="T2">Token</text:span>::<text:span text:style-name="T2">Ampersand</text:span>,<text:span text:style-name="T7"> <text:s text:c="9"/></text:span><text:span text:style-name="T20">//</text:span><text:span text:style-name="T7"> </text:span><text:span text:style-name="T20">&amp;</text:span></text:p>
      <text:p text:style-name="КОД"><text:span text:style-name="T7"><text:s text:c="8"/></text:span><text:span text:style-name="T2">Token</text:span>::<text:span text:style-name="T2">LogicalAnd</text:span>,<text:span text:style-name="T7"> <text:s text:c="8"/></text:span><text:span text:style-name="T20">//</text:span><text:span text:style-name="T7"> </text:span><text:span text:style-name="T20">&amp;&amp;</text:span></text:p>
      <text:p text:style-name="КОД"><text:span text:style-name="T7"><text:s text:c="8"/></text:span><text:span text:style-name="T2">Token</text:span>::<text:span text:style-name="T2">BitAndAssign</text:span>,<text:span text:style-name="T7"> <text:s text:c="6"/></text:span><text:span text:style-name="T20">//</text:span><text:span text:style-name="T7"> </text:span><text:span text:style-name="T20">&amp;=</text:span></text:p>
      <text:p text:style-name="КОД"><text:span text:style-name="T7"><text:s text:c="8"/></text:span><text:span text:style-name="T2">Token</text:span>::<text:span text:style-name="T2">Vertical</text:span>,<text:span text:style-name="T7"> <text:s text:c="10"/></text:span><text:span text:style-name="T20">//</text:span><text:span text:style-name="T7"> </text:span><text:span text:style-name="T20">|</text:span></text:p>
      <text:p text:style-name="КОД"><text:span text:style-name="T7"><text:s text:c="8"/></text:span><text:span text:style-name="T2">Token</text:span>::<text:span text:style-name="T2">LogicalOr</text:span>,<text:span text:style-name="T7"> <text:s text:c="9"/></text:span><text:span text:style-name="T20">//</text:span><text:span text:style-name="T7"> </text:span><text:span text:style-name="T20">||</text:span></text:p>
      <text:p text:style-name="КОД"><text:span text:style-name="T7"><text:s text:c="8"/></text:span><text:span text:style-name="T2">Token</text:span>::<text:span text:style-name="T2">BitOrAssign</text:span>,<text:span text:style-name="T7"> <text:s text:c="7"/></text:span><text:span text:style-name="T20">//</text:span><text:span text:style-name="T7"> </text:span><text:span text:style-name="T20">|=</text:span></text:p>
      <text:p text:style-name="КОД"><text:span text:style-name="T7"><text:s text:c="8"/></text:span><text:span text:style-name="T2">Token</text:span>::<text:span text:style-name="T2">BitNot</text:span>,<text:span text:style-name="T7"> <text:s text:c="12"/></text:span><text:span text:style-name="T20">//</text:span><text:span text:style-name="T7"> </text:span><text:span text:style-name="T20">~</text:span></text:p>
      <text:p text:style-name="КОД"><text:span text:style-name="T7"><text:s text:c="8"/></text:span><text:span text:style-name="T2">Token</text:span>::<text:span text:style-name="T2">BitNotAssign</text:span>,<text:span text:style-name="T7"> <text:s text:c="6"/></text:span><text:span text:style-name="T20">//</text:span><text:span text:style-name="T7"> </text:span><text:span text:style-name="T20">~=</text:span></text:p>
      <text:p text:style-name="КОД"><text:span text:style-name="T7"><text:s text:c="8"/></text:span><text:span text:style-name="T2">Token</text:span>::<text:span text:style-name="T2">Question</text:span>,<text:span text:style-name="T7"> <text:s text:c="10"/></text:span><text:span text:style-name="T20">//</text:span><text:span text:style-name="T7"> </text:span><text:span text:style-name="T20">?</text:span></text:p>
      <text:p text:style-name="КОД"><text:span text:style-name="T7"><text:s text:c="8"/></text:span><text:span text:style-name="T2">Token</text:span>::<text:span text:style-name="T2">Colon</text:span>,<text:span text:style-name="T7"> <text:s text:c="13"/></text:span><text:span text:style-name="T20">//</text:span><text:span text:style-name="T7"> </text:span><text:span text:style-name="T20">:</text:span></text:p>
      <text:p text:style-name="КОД"><text:span text:style-name="T7"><text:s text:c="8"/></text:span><text:span text:style-name="T2">Token</text:span>::<text:span text:style-name="T2">Comma</text:span>,<text:span text:style-name="T7"> <text:s text:c="13"/></text:span><text:span text:style-name="T20">//</text:span><text:span text:style-name="T7"> </text:span><text:span text:style-name="T20">,</text:span></text:p>
      <text:p text:style-name="КОД"><text:span text:style-name="T7"><text:s text:c="8"/></text:span><text:span text:style-name="T2">Token</text:span>::<text:span text:style-name="T2">Semicolon</text:span>,<text:span text:style-name="T7"> <text:s text:c="9"/></text:span><text:span text:style-name="T20">//</text:span><text:span text:style-name="T7"> </text:span><text:span text:style-name="T20">;</text:span></text:p>
      <text:p text:style-name="КОД"><text:span text:style-name="T7"><text:s text:c="4"/></text:span>};</text:p>
      <text:p text:style-name="Horizontal_20_Line"/>
      <text:p text:style-name="P62">Код тестового метода:</text:p>
      <text:p text:style-name="КОД"><text:span text:style-name="T7"><text:s text:c="4"/></text:span>Lexer<text:span text:style-name="T7"> </text:span>lexer(strOnlyTokens);</text:p>
      <text:p text:style-name="КОД"><text:soft-page-break/><text:span text:style-name="T7"><text:s text:c="4"/></text:span><text:span text:style-name="T28">int</text:span><text:span text:style-name="T7"> </text:span><text:span text:style-name="T12">n</text:span><text:span text:style-name="T7"> </text:span>=<text:span text:style-name="T7"> </text:span><text:span text:style-name="T28">sizeof</text:span><text:span text:style-name="T7"> </text:span>(<text:span text:style-name="T12">tokens</text:span>)<text:span text:style-name="T7"> </text:span>/<text:span text:style-name="T7"> </text:span><text:span text:style-name="T28">sizeof</text:span>(<text:span text:style-name="T2">Token</text:span>);</text:p>
      <text:p text:style-name="КОД"><text:span text:style-name="T7"><text:s text:c="4"/></text:span><text:span text:style-name="T28">int</text:span><text:span text:style-name="T7"> </text:span><text:span text:style-name="T12">i</text:span><text:span text:style-name="T7"> </text:span>=<text:span text:style-name="T7"> </text:span><text:span text:style-name="T26">0</text:span>;</text:p>
      <text:p text:style-name="КОД"><text:span text:style-name="T7"><text:s text:c="4"/></text:span><text:span text:style-name="T28">while</text:span><text:span text:style-name="T7"> </text:span>(<text:span text:style-name="T12">lexer</text:span>.<text:span text:style-name="T15">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26">assert</text:span>(<text:span text:style-name="T12">i</text:span><text:span text:style-name="T7"> </text:span>&lt;<text:span text:style-name="T7"> </text:span><text:span text:style-name="T12">n</text:span>);</text:p>
      <text:p text:style-name="КОД"><text:span text:style-name="T7"><text:s text:c="8"/></text:span><text:span text:style-name="T26">assert</text:span>(<text:span text:style-name="T12">lexer</text:span>.<text:span text:style-name="T15">currentToken</text:span>()<text:span text:style-name="T7"> </text:span>==<text:span text:style-name="T7"> </text:span><text:span text:style-name="T12">tokens</text:span>[<text:span text:style-name="T12">i</text:span>]);</text:p>
      <text:p text:style-name="КОД"><text:span text:style-name="T7"><text:s text:c="8"/></text:span><text:span text:style-name="T12">i</text:span>++;</text:p>
      <text:p text:style-name="КОД"><text:span text:style-name="T7"><text:s text:c="4"/></text:span>}</text:p>
      <text:p text:style-name="Horizontal_20_Line"/>
      <text:p text:style-name="P62"><text:span text:style-name="T70">Мы написали очень много кода, и к</text:span>онечно же, без ошибок не обойдётся, исправим всё и добьёмся того, чтобы тест прошёл. <text:span text:style-name="T70">В частности, ошибки обнаружились в распознавании точки </text:span><text:span text:style-name="T71">и, соответственно, действительного числа,</text:span><text:span text:style-name="T70"> и несколько неверных знаков операций как результат копипаста.</text:span></text:p>
      <text:p text:style-name="ВЫВОД">Tests OK</text:p>
      <text:p text:style-name="P63">Теперь проверим идентификаторы и числа. <text:span text:style-name="T72">Добавим в класс Lexer_Test несколько методов:</text:span></text:p>
      <text:p text:style-name="КОД"><text:span text:style-name="T28">class</text:span><text:span text:style-name="T7"> </text:span><text:span text:style-name="T3">Lexer_Test</text:span></text:p>
      <text:p text:style-name="КОД">{</text:p>
      <text:p text:style-name="КОД"><text:span text:style-name="T28">public</text:span>:</text:p>
      <text:p text:style-name="КОД"><text:span text:style-name="T7"><text:s text:c="4"/></text:span><text:span text:style-name="T28">void</text:span><text:span text:style-name="T7"> </text:span><text:span text:style-name="T16">run</text:span>();</text:p>
      <text:p text:style-name="КОД"><text:span text:style-name="T28">private</text:span>:</text:p>
      <text:p text:style-name="КОД"><text:span text:style-name="T7"><text:s text:c="4"/></text:span><text:span text:style-name="T28">void</text:span><text:span text:style-name="T7"> </text:span><text:span text:style-name="T16">initTestCase</text:span>();</text:p>
      <text:p text:style-name="КОД"><text:span text:style-name="T7"><text:s text:c="4"/></text:span><text:span text:style-name="T28">void</text:span><text:span text:style-name="T7"> </text:span><text:span text:style-name="T16">cleanupTestCase</text:span>();</text:p>
      <text:p text:style-name="КОД"><text:span text:style-name="T7"><text:s text:c="4"/></text:span><text:span text:style-name="T28">void</text:span><text:span text:style-name="T7"> </text:span><text:span text:style-name="T16">test_allTokens</text:span>();</text:p>
      <text:p text:style-name="КОД"><text:span text:style-name="T7"><text:s text:c="4"/></text:span><text:span text:style-name="T28">void</text:span><text:span text:style-name="T7"> </text:span><text:span text:style-name="T16">test_realNumbers</text:span>();</text:p>
      <text:p text:style-name="КОД"><text:span text:style-name="T7"><text:s text:c="4"/></text:span><text:span text:style-name="T28">void</text:span><text:span text:style-name="T7"> </text:span><text:span text:style-name="T16">test_intNumbers</text:span>();</text:p>
      <text:p text:style-name="КОД"><text:span text:style-name="T7"><text:s text:c="4"/></text:span><text:span text:style-name="T28">void</text:span><text:span text:style-name="T7"> </text:span><text:span text:style-name="T16">test_identifiers</text:span>();</text:p>
      <text:p text:style-name="КОД">};</text:p>
      <text:p text:style-name="Horizontal_20_Line"/>
      <text:p text:style-name="КОД"><text:span text:style-name="T28">void</text:span><text:span text:style-name="T7"> </text:span><text:span text:style-name="T2">Lexer_Test</text:span>::<text:span text:style-name="T16">run</text:span>()</text:p>
      <text:p text:style-name="КОД">{</text:p>
      <text:p text:style-name="КОД"><text:span text:style-name="T7"><text:s text:c="4"/></text:span><text:span text:style-name="T15">initTestCase</text:span>();</text:p>
      <text:p text:style-name="КОД"><text:span text:style-name="T7"><text:s text:c="4"/></text:span><text:span text:style-name="T15">test_allTokens</text:span>();</text:p>
      <text:p text:style-name="КОД"><text:span text:style-name="T7"><text:s text:c="4"/></text:span><text:span text:style-name="T15">test_realNumbers</text:span>();</text:p>
      <text:p text:style-name="КОД"><text:span text:style-name="T7"><text:s text:c="4"/></text:span><text:span text:style-name="T15">test_intNumbers</text:span>();</text:p>
      <text:p text:style-name="КОД"><text:span text:style-name="T7"><text:s text:c="4"/></text:span><text:span text:style-name="T15">test_identifiers</text:span>();</text:p>
      <text:p text:style-name="КОД"><text:span text:style-name="T7"><text:s text:c="4"/></text:span><text:span text:style-name="T15">cleanupTestCase</text:span>();</text:p>
      <text:p text:style-name="P172">}</text:p>
      <text:p text:style-name="P173">.........</text:p>
      <text:p text:style-name="КОД"><text:span text:style-name="T28">void</text:span><text:span text:style-name="T7"> </text:span><text:span text:style-name="T2">Lexer_Test</text:span>::<text:span text:style-name="T16">test_realNumbers</text:span>()</text:p>
      <text:p text:style-name="КОД">{</text:p>
      <text:p text:style-name="КОД"><text:span text:style-name="T7"><text:s text:c="4"/></text:span><text:span text:style-name="T2">u32string</text:span><text:span text:style-name="T7"> </text:span><text:span text:style-name="T12">strRealNumbers</text:span><text:span text:style-name="T7"> </text:span>=<text:span text:style-name="T7"> </text:span><text:span text:style-name="T20">U"1234.5</text:span><text:span text:style-name="T7"> </text:span><text:span text:style-name="T20">6.78</text:span><text:span text:style-name="T7"> </text:span><text:span text:style-name="T20">.89E-11</text:span><text:span text:style-name="T7"> </text:span><text:span text:style-name="T20">0.12e+5</text:span><text:span text:style-name="T7"> </text:span><text:span text:style-name="T20">0.0034</text:span><text:span text:style-name="T7"> </text:span><text:span text:style-name="T20">345E+9"</text:span>;</text:p>
      <text:p text:style-name="КОД"><text:span text:style-name="T7"><text:s text:c="4"/></text:span><text:span text:style-name="T28">const</text:span><text:span text:style-name="T7"> </text:span><text:span text:style-name="T28">int</text:span><text:span text:style-name="T7"> </text:span><text:span text:style-name="T12">n</text:span><text:span text:style-name="T7"> </text:span>=<text:span text:style-name="T7"> </text:span><text:span text:style-name="T26">6</text:span>;</text:p>
      <text:p text:style-name="КОД"><text:span text:style-name="T7"><text:s text:c="4"/></text:span><text:span text:style-name="T28">const</text:span><text:span text:style-name="T7"> </text:span><text:span text:style-name="T2">u32string</text:span><text:span text:style-name="T7"> </text:span><text:span text:style-name="T12">numberTokens</text:span>[<text:span text:style-name="T12">n</text:span>]<text:span text:style-name="T7"> </text:span>=<text:span text:style-name="T7"> </text:span>{</text:p>
      <text:p text:style-name="КОД"><text:span text:style-name="T7"><text:s text:c="8"/></text:span><text:span text:style-name="T20">U"1234.5"</text:span>,<text:span text:style-name="T7"> </text:span><text:span text:style-name="T20">U"6.78"</text:span>,<text:span text:style-name="T7"> </text:span><text:span text:style-name="T20">U".89E-11"</text:span>,<text:span text:style-name="T7"> </text:span><text:span text:style-name="T20">U"0.12e+5"</text:span>,<text:span text:style-name="T7"> </text:span><text:span text:style-name="T20">U"0.0034"</text:span>,<text:span text:style-name="T7"> </text:span><text:span text:style-name="T20">U"345E+9"</text:span></text:p>
      <text:p text:style-name="КОД"><text:span text:style-name="T7"><text:s text:c="4"/></text:span>};</text:p>
      <text:p text:style-name="КОД"><text:span text:style-name="T7"><text:s text:c="4"/></text:span><text:span text:style-name="T2">Lexer</text:span><text:span text:style-name="T7"> </text:span><text:span text:style-name="T12">lexerReal</text:span>(<text:span text:style-name="T12">strRealNumbers</text:span>);</text:p>
      <text:p text:style-name="КОД"><text:span text:style-name="T7"><text:s text:c="4"/></text:span><text:span text:style-name="T28">int</text:span><text:span text:style-name="T7"> </text:span><text:span text:style-name="T12">i</text:span><text:span text:style-name="T7"> </text:span>=<text:span text:style-name="T7"> </text:span><text:span text:style-name="T26">0</text:span>;</text:p>
      <text:p text:style-name="КОД"><text:span text:style-name="T7"><text:s text:c="4"/></text:span><text:span text:style-name="T28">while</text:span><text:span text:style-name="T7"> </text:span>(<text:span text:style-name="T12">lexerReal</text:span>.<text:span text:style-name="T15">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26">assert</text:span>(<text:span text:style-name="T12">i</text:span><text:span text:style-name="T7"> </text:span>&lt;<text:span text:style-name="T7"> </text:span><text:span text:style-name="T12">n</text:span>);</text:p>
      <text:p text:style-name="КОД"><text:span text:style-name="T7"><text:s text:c="8"/></text:span><text:span text:style-name="T26">assert</text:span>(<text:span text:style-name="T12">lexerReal</text:span>.<text:span text:style-name="T15">currentToken</text:span>()<text:span text:style-name="T7"> </text:span>==<text:span text:style-name="T7"> </text:span><text:span text:style-name="T2">Token</text:span>::<text:span text:style-name="T2">RealNumber</text:span>);</text:p>
      <text:p text:style-name="КОД"><text:span text:style-name="T7"><text:s text:c="8"/></text:span><text:span text:style-name="T26">assert</text:span>(<text:span text:style-name="T12">lexerReal</text:span>.<text:span text:style-name="T15">tokenText</text:span>()<text:span text:style-name="T7"> </text:span><text:span text:style-name="T15">==</text:span><text:span text:style-name="T7"> </text:span><text:span text:style-name="T12">numberTokens</text:span>[<text:span text:style-name="T12">i</text:span>]);</text:p>
      <text:p text:style-name="КОД"><text:span text:style-name="T7"><text:s text:c="8"/></text:span><text:span text:style-name="T12">i</text:span>++;</text:p>
      <text:p text:style-name="КОД"><text:span text:style-name="T7"><text:s text:c="4"/></text:span>}</text:p>
      <text:p text:style-name="КОД">}</text:p>
      <text:p text:style-name="КОД"><text:span text:style-name="T28">void</text:span><text:span text:style-name="T7"> </text:span>Lexer_Test::test_intNumbers()</text:p>
      <text:p text:style-name="КОД">{</text:p>
      <text:p text:style-name="КОД"><text:span text:style-name="T7"><text:s text:c="4"/></text:span><text:span text:style-name="T2">u32string</text:span><text:span text:style-name="T7"> </text:span><text:span text:style-name="T12">strIntNumbers</text:span><text:span text:style-name="T7"> </text:span>=<text:span text:style-name="T7"> </text:span><text:span text:style-name="T20">U"12345 678 8911 125 34 3454"</text:span>;</text:p>
      <text:p text:style-name="КОД"><text:span text:style-name="T7"><text:s text:c="4"/></text:span><text:span text:style-name="T28">const</text:span><text:span text:style-name="T7"> </text:span><text:span text:style-name="T28">int</text:span><text:span text:style-name="T7"> </text:span><text:span text:style-name="T12">n</text:span><text:span text:style-name="T7"> </text:span>=<text:span text:style-name="T7"> </text:span><text:span text:style-name="T26">6</text:span>;</text:p>
      <text:p text:style-name="КОД"><text:span text:style-name="T7"><text:s text:c="4"/></text:span><text:span text:style-name="T28">const</text:span><text:span text:style-name="T7"> </text:span><text:span text:style-name="T2">u32string</text:span><text:span text:style-name="T7"> </text:span><text:span text:style-name="T12">numberTokens</text:span>[<text:span text:style-name="T12">n</text:span>]<text:span text:style-name="T7"> </text:span>=<text:span text:style-name="T7"> </text:span>{</text:p>
      <text:p text:style-name="КОД"><text:span text:style-name="T7"><text:s text:c="8"/></text:span><text:span text:style-name="T20">U"12345"</text:span>,<text:span text:style-name="T7"> </text:span><text:span text:style-name="T20">U"678"</text:span>,<text:span text:style-name="T7"> </text:span><text:span text:style-name="T20">U"8911"</text:span>,<text:span text:style-name="T7"> </text:span><text:span text:style-name="T20">U"125"</text:span>,<text:span text:style-name="T7"> </text:span><text:span text:style-name="T20">U"34"</text:span>,<text:span text:style-name="T7"> </text:span><text:span text:style-name="T20">U"3454"</text:span></text:p>
      <text:p text:style-name="КОД"><text:soft-page-break/><text:span text:style-name="T7"><text:s text:c="4"/></text:span>};</text:p>
      <text:p text:style-name="КОД"><text:span text:style-name="T7"><text:s text:c="4"/></text:span><text:span text:style-name="T2">Lexer</text:span><text:span text:style-name="T7"> </text:span><text:span text:style-name="T12">lexerReal</text:span>(<text:span text:style-name="T12">strIntNumbers</text:span>);</text:p>
      <text:p text:style-name="КОД"><text:span text:style-name="T7"><text:s text:c="4"/></text:span><text:span text:style-name="T28">int</text:span><text:span text:style-name="T7"> </text:span><text:span text:style-name="T12">i</text:span><text:span text:style-name="T7"> </text:span>=<text:span text:style-name="T7"> </text:span><text:span text:style-name="T26">0</text:span>;</text:p>
      <text:p text:style-name="КОД"><text:span text:style-name="T7"><text:s text:c="4"/></text:span><text:span text:style-name="T28">while</text:span><text:span text:style-name="T7"> </text:span>(<text:span text:style-name="T12">lexerReal</text:span>.<text:span text:style-name="T15">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26">assert</text:span>(<text:span text:style-name="T12">i</text:span><text:span text:style-name="T7"> </text:span>&lt;<text:span text:style-name="T7"> </text:span><text:span text:style-name="T12">n</text:span>);</text:p>
      <text:p text:style-name="КОД"><text:span text:style-name="T7"><text:s text:c="8"/></text:span><text:span text:style-name="T26">assert</text:span>(<text:span text:style-name="T12">lexerReal</text:span>.<text:span text:style-name="T15">currentToken</text:span>()<text:span text:style-name="T7"> </text:span>==<text:span text:style-name="T7"> </text:span><text:span text:style-name="T2">Token</text:span>::<text:span text:style-name="T2">IntegerNumber</text:span>);</text:p>
      <text:p text:style-name="КОД"><text:span text:style-name="T7"><text:s text:c="8"/></text:span><text:span text:style-name="T26">assert</text:span>(<text:span text:style-name="T12">lexerReal</text:span>.<text:span text:style-name="T15">tokenText</text:span>()<text:span text:style-name="T7"> </text:span><text:span text:style-name="T15">==</text:span><text:span text:style-name="T7"> </text:span><text:span text:style-name="T12">numberTokens</text:span>[<text:span text:style-name="T12">i</text:span>]);</text:p>
      <text:p text:style-name="КОД"><text:span text:style-name="T7"><text:s text:c="8"/></text:span><text:span text:style-name="T12">i</text:span>++;</text:p>
      <text:p text:style-name="КОД"><text:span text:style-name="T7"><text:s text:c="4"/></text:span>}</text:p>
      <text:p text:style-name="КОД">}</text:p>
      <text:p text:style-name="КОД"><text:span text:style-name="T28">void</text:span><text:span text:style-name="T7"> </text:span><text:span text:style-name="T2">Lexer_Test</text:span>::<text:span text:style-name="T16">test_identifiers</text:span>()</text:p>
      <text:p text:style-name="КОД">{</text:p>
      <text:p text:style-name="КОД"><text:span text:style-name="T7"><text:s text:c="4"/></text:span><text:span text:style-name="T2">u32string</text:span><text:span text:style-name="T7"> </text:span><text:span text:style-name="T12">strIdentifiers</text:span><text:span text:style-name="T7"> </text:span>=<text:span text:style-name="T7"> </text:span><text:span text:style-name="T20">U"for</text:span><text:span text:style-name="T7"> </text:span><text:span text:style-name="T20">id</text:span><text:span text:style-name="T7"> </text:span><text:span text:style-name="T20">theClass</text:span><text:span text:style-name="T7"> </text:span><text:span text:style-name="T20">in</text:span><text:span text:style-name="T7"> </text:span><text:span text:style-name="T20">myArray"</text:span>;</text:p>
      <text:p text:style-name="КОД"><text:span text:style-name="T7"><text:s text:c="4"/></text:span><text:span text:style-name="T28">const</text:span><text:span text:style-name="T7"> </text:span><text:span text:style-name="T28">int</text:span><text:span text:style-name="T7"> </text:span><text:span text:style-name="T12">n</text:span><text:span text:style-name="T7"> </text:span>=<text:span text:style-name="T7"> </text:span><text:span text:style-name="T26">5</text:span>;</text:p>
      <text:p text:style-name="КОД"><text:span text:style-name="T7"><text:s text:c="4"/></text:span><text:span text:style-name="T28">const</text:span><text:span text:style-name="T7"> </text:span><text:span text:style-name="T2">Token</text:span><text:span text:style-name="T7"> </text:span><text:span text:style-name="T12">tokens</text:span>[<text:span text:style-name="T12">n</text:span>]<text:span text:style-name="T7"> </text:span>=<text:span text:style-name="T7"> </text:span>{</text:p>
      <text:p text:style-name="КОД"><text:span text:style-name="T7"><text:s text:c="8"/></text:span><text:span text:style-name="T2">Token</text:span>::<text:span text:style-name="T2">For</text:span>,<text:span text:style-name="T7"> </text:span><text:span text:style-name="T2">Token</text:span>::<text:span text:style-name="T2">Identifier</text:span>,<text:span text:style-name="T7"> </text:span><text:span text:style-name="T2">Token</text:span>::<text:span text:style-name="T2">Identifier</text:span>,</text:p>
      <text:p text:style-name="КОД"><text:span text:style-name="T7"><text:s text:c="8"/></text:span><text:span text:style-name="T2">Token</text:span>::<text:span text:style-name="T2">In</text:span>,<text:span text:style-name="T7"> </text:span><text:span text:style-name="T2">Token</text:span>::<text:span text:style-name="T2">Identifier</text:span></text:p>
      <text:p text:style-name="КОД"><text:span text:style-name="T7"><text:s text:c="4"/></text:span>};</text:p>
      <text:p text:style-name="КОД"><text:span text:style-name="T7"><text:s text:c="4"/></text:span><text:span text:style-name="T2">Lexer</text:span><text:span text:style-name="T7"> </text:span><text:span text:style-name="T12">lexerIds</text:span>(<text:span text:style-name="T12">strIdentifiers</text:span>);</text:p>
      <text:p text:style-name="КОД"><text:span text:style-name="T7"><text:s text:c="4"/></text:span><text:span text:style-name="T28">int</text:span><text:span text:style-name="T7"> </text:span><text:span text:style-name="T12">i</text:span><text:span text:style-name="T7"> </text:span>=<text:span text:style-name="T7"> </text:span><text:span text:style-name="T26">0</text:span>;</text:p>
      <text:p text:style-name="КОД"><text:span text:style-name="T7"><text:s text:c="4"/></text:span><text:span text:style-name="T28">while</text:span><text:span text:style-name="T7"> </text:span>(<text:span text:style-name="T12">lexerIds</text:span>.<text:span text:style-name="T15">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26">assert</text:span>(<text:span text:style-name="T12">i</text:span><text:span text:style-name="T7"> </text:span>&lt;<text:span text:style-name="T7"> </text:span><text:span text:style-name="T12">n</text:span>);</text:p>
      <text:p text:style-name="КОД"><text:span text:style-name="T7"><text:s text:c="8"/></text:span><text:span text:style-name="T26">assert</text:span>(<text:span text:style-name="T12">lexerIds</text:span>.<text:span text:style-name="T15">currentToken</text:span>()<text:span text:style-name="T7"> </text:span>==<text:span text:style-name="T7"> </text:span><text:span text:style-name="T12">tokens</text:span>[<text:span text:style-name="T12">i</text:span>]);</text:p>
      <text:p text:style-name="КОД"><text:span text:style-name="T7"><text:s text:c="8"/></text:span><text:span text:style-name="T12">i</text:span>++;</text:p>
      <text:p text:style-name="КОД"><text:span text:style-name="T7"><text:s text:c="4"/></text:span>}</text:p>
      <text:p text:style-name="КОД">}</text:p>
      <text:p text:style-name="P64">Убедитесь, что все тесты проходят.</text:p>
      <text:p text:style-name="P64">Код <text:span text:style-name="T73">с тестами и правками </text:span>этого спринта: EScriptEngine-2.zip</text:p>
      <text:p text:style-name="P64">В следующей части обработаем строковые литералы.</text:p>
      <text:h text:style-name="Heading_20_2" text:outline-level="2">Строковые литералы</text:h>
      <text:p text:style-name="Text_20_body">Строки могут быть заключены в <text:span text:style-name="T73">'</text:span>одинарные<text:span text:style-name="T73">'</text:span>, "двойные" или <text:span text:style-name="T73">`</text:span>обратные<text:span text:style-name="T73">`</text:span> кавычки. <text:span text:style-name="T73">Строки м</text:span>огут содержать управляющие символы.</text:p>
      <text:p text:style-name="Text_20_body">Поскольку мы пишем подмножество ECMA Script, то пойдём на некоторые улучшения. Строка в одинарных или двойных кавычках обычно однострочная. Часто это неудобно, поэтому сделаем так, чтобы в строковых литералах могли содержаться переносы строк не только в виде управляющего символа \n, но и просто перенос в самом текстовом редакторе. Т.е. такая строка будет считаться правильной:</text:p>
      <text:p text:style-name="P186">"Этот текст</text:p>
      <text:p text:style-name="P186">занимает несколько</text:p>
      <text:p text:style-name="P185">строк".</text:p>
      <text:p text:style-name="P66">Задача: написать функцию считывания строкового литерала. Она должна собирать строку без обрамляющих кавычек, устанавливать внутренний токен Token::QuotedString для двойных и одинарных кавычек и Token::BackQuotedString для строки в обратных кавычках, поскольку это особенная строка, в частности, она может содержать код, который можно распарсить и выполнить. <text:span text:style-name="T75">Обрамляющая кавычка экранируется слэшем внутри строки, остальные кавычки не обязаны быть экранированными.</text:span></text:p>
      <text:p text:style-name="P68">Начнём с написания теста:</text:p>
      <text:p text:style-name="КОД"><text:span text:style-name="T28">void</text:span><text:span text:style-name="T7"> </text:span><text:span text:style-name="T2">Lexer_Test</text:span>::<text:span text:style-name="T16">test_quotedString</text:span>()</text:p>
      <text:p text:style-name="КОД">{</text:p>
      <text:p text:style-name="КОД"><text:span text:style-name="T7"><text:s text:c="4"/></text:span><text:span text:style-name="T28">const</text:span><text:span text:style-name="T7"> </text:span><text:span text:style-name="T28">int</text:span><text:span text:style-name="T7"> </text:span><text:span text:style-name="T12">n</text:span><text:span text:style-name="T7"> </text:span>=<text:span text:style-name="T7"> </text:span><text:span text:style-name="T26">6</text:span>;</text:p>
      <text:p text:style-name="КОД"><text:span text:style-name="T7"><text:s text:c="4"/></text:span><text:span text:style-name="T2">u32string</text:span><text:span text:style-name="T7"> </text:span><text:span text:style-name="T12">strCode</text:span>[<text:span text:style-name="T26">6</text:span>]<text:span text:style-name="T7"> </text:span>=<text:span text:style-name="T7"> </text:span>{</text:p>
      <text:p text:style-name="КОД"><text:soft-page-break/><text:span text:style-name="T7"><text:s text:c="8"/></text:span><text:span text:style-name="T20">U"\"hello\""</text:span>,</text:p>
      <text:p text:style-name="КОД"><text:span text:style-name="T7"><text:s text:c="8"/></text:span><text:span text:style-name="T20">U"\'hello\'"</text:span>,</text:p>
      <text:p text:style-name="КОД"><text:span text:style-name="T7"><text:s text:c="8"/></text:span><text:span text:style-name="T20">U"`hello`"</text:span>,</text:p>
      <text:p text:style-name="КОД"><text:span text:style-name="T7"><text:s text:c="8"/></text:span><text:span text:style-name="T20">U"\"single \'quote\' inside \\\"double\\\" </text:span><text:span text:style-name="T24">\n</text:span><text:span text:style-name="T20">quoted `string`\""</text:span>,</text:p>
      <text:p text:style-name="КОД"><text:span text:style-name="T7"><text:s text:c="8"/></text:span><text:span text:style-name="T20">U"\'double \"quoted\" \\\"string\\\" inside the \\'single\\\' quoted \\`string\\`\'"</text:span>,</text:p>
      <text:p text:style-name="КОД"><text:span text:style-name="T7"><text:s text:c="8"/></text:span><text:span text:style-name="T20">U"`back \\`quoted\\` string with \'single\\\' and \"double\\\" quote`"</text:span></text:p>
      <text:p text:style-name="КОД"><text:span text:style-name="T7"><text:s text:c="4"/></text:span>};</text:p>
      <text:p text:style-name="КОД"><text:span text:style-name="T7"><text:s text:c="4"/></text:span><text:span text:style-name="T2">u32string</text:span><text:span text:style-name="T7"> </text:span><text:span text:style-name="T12">strCodePattern</text:span>[<text:span text:style-name="T26">6</text:span>]<text:span text:style-name="T7"> </text:span>=<text:span text:style-name="T7"> </text:span>{</text:p>
      <text:p text:style-name="КОД"><text:span text:style-name="T7"><text:s text:c="8"/></text:span><text:span text:style-name="T20">U"hello"</text:span>,</text:p>
      <text:p text:style-name="КОД"><text:span text:style-name="T7"><text:s text:c="8"/></text:span><text:span text:style-name="T20">U"hello"</text:span>,</text:p>
      <text:p text:style-name="КОД"><text:span text:style-name="T7"><text:s text:c="8"/></text:span><text:span text:style-name="T20">U"hello"</text:span>,</text:p>
      <text:p text:style-name="КОД"><text:span text:style-name="T7"><text:s text:c="8"/></text:span><text:span text:style-name="T20">U"single \'quote\' inside \"double\" </text:span><text:span text:style-name="T24">\n</text:span><text:span text:style-name="T20">quoted `string`"</text:span>,</text:p>
      <text:p text:style-name="КОД"><text:span text:style-name="T7"><text:s text:c="8"/></text:span><text:span text:style-name="T20">U"double \"quoted\" \"string\" inside the \'single\' quoted `string`"</text:span>,</text:p>
      <text:p text:style-name="КОД"><text:span text:style-name="T7"><text:s text:c="8"/></text:span><text:span text:style-name="T20">U"back `quoted` string with \'single\' and \"double\" quote"</text:span>,</text:p>
      <text:p text:style-name="КОД"><text:span text:style-name="T7"><text:s text:c="4"/></text:span>};</text:p>
      <text:p text:style-name="КОД"><text:span text:style-name="T7"><text:s text:c="4"/></text:span><text:span text:style-name="T2">Token</text:span><text:span text:style-name="T7"> </text:span><text:span text:style-name="T12">strTypes</text:span>[<text:span text:style-name="T26">6</text:span>]<text:span text:style-name="T7"> </text:span>=<text:span text:style-name="T7"> </text:span>{</text:p>
      <text:p text:style-name="КОД"><text:span text:style-name="T7"><text:s text:c="8"/></text:span><text:span text:style-name="T2">Token</text:span>::<text:span text:style-name="T2">QuotedString</text:span>,</text:p>
      <text:p text:style-name="КОД"><text:span text:style-name="T7"><text:s text:c="8"/></text:span><text:span text:style-name="T2">Token</text:span>::<text:span text:style-name="T2">QuotedString</text:span>,</text:p>
      <text:p text:style-name="КОД"><text:span text:style-name="T7"><text:s text:c="8"/></text:span><text:span text:style-name="T2">Token</text:span>::<text:span text:style-name="T2">BackQuotedString</text:span>,</text:p>
      <text:p text:style-name="КОД"><text:span text:style-name="T7"><text:s text:c="8"/></text:span><text:span text:style-name="T2">Token</text:span>::<text:span text:style-name="T2">QuotedString</text:span>,</text:p>
      <text:p text:style-name="КОД"><text:span text:style-name="T7"><text:s text:c="8"/></text:span><text:span text:style-name="T2">Token</text:span>::<text:span text:style-name="T2">QuotedString</text:span>,</text:p>
      <text:p text:style-name="КОД"><text:span text:style-name="T7"><text:s text:c="8"/></text:span><text:span text:style-name="T2">Token</text:span>::<text:span text:style-name="T2">BackQuotedString</text:span>,</text:p>
      <text:p text:style-name="КОД"><text:span text:style-name="T7"><text:s text:c="4"/></text:span>};</text:p>
      <text:p text:style-name="КОД"><text:span text:style-name="T7"><text:s text:c="4"/></text:span><text:span text:style-name="T20">//</text:span><text:span text:style-name="T7"> </text:span><text:span text:style-name="T20">это</text:span><text:span text:style-name="T7"> </text:span><text:span text:style-name="T20">генератор</text:span><text:span text:style-name="T7"> </text:span><text:span text:style-name="T20">нормальных</text:span><text:span text:style-name="T7"> </text:span><text:span text:style-name="T20">строк,</text:span><text:span text:style-name="T7"> </text:span><text:span text:style-name="T20">используйте</text:span><text:span text:style-name="T7"> </text:span><text:span text:style-name="T20">его</text:span><text:span text:style-name="T7"> </text:span><text:span text:style-name="T20">для</text:span><text:span text:style-name="T7"> </text:span><text:span text:style-name="T20">вывода</text:span><text:span text:style-name="T7"> </text:span><text:span text:style-name="T20">в</text:span><text:span text:style-name="T7"> </text:span><text:span text:style-name="T20">терминал</text:span></text:p>
      <text:p text:style-name="КОД"><text:span text:style-name="T7"><text:s text:c="4"/></text:span><text:span text:style-name="T20">//</text:span><text:span text:style-name="T7"> </text:span><text:span text:style-name="T20">и</text:span><text:span text:style-name="T7"> </text:span><text:span text:style-name="T20">создания</text:span><text:span text:style-name="T7"> </text:span><text:span text:style-name="T20">массива</text:span><text:span text:style-name="T7"> </text:span><text:span text:style-name="T20">strCodePattern[],</text:span><text:span text:style-name="T7"> </text:span><text:span text:style-name="T20">который</text:span><text:span text:style-name="T7"> </text:span><text:span text:style-name="T20">используется</text:span><text:span text:style-name="T7"> </text:span><text:span text:style-name="T20">для</text:span><text:span text:style-name="T7"> </text:span><text:span text:style-name="T20">проверки</text:span></text:p>
      <text:p text:style-name="КОД"><text:span text:style-name="T7"><text:s text:c="4"/></text:span><text:span text:style-name="T20">//</text:span><text:span text:style-name="T7"> </text:span><text:span text:style-name="T20">возвращаемой</text:span><text:span text:style-name="T7"> </text:span><text:span text:style-name="T20">лексемы</text:span></text:p>
      <text:p text:style-name="КОД"><text:span text:style-name="T7"><text:s text:c="4"/></text:span><text:span text:style-name="T20">//</text:span><text:span text:style-name="T7"> </text:span><text:span text:style-name="T20">но</text:span><text:span text:style-name="T7"> </text:span><text:span text:style-name="T20">их</text:span><text:span text:style-name="T7"> </text:span><text:span text:style-name="T20">нужно</text:span><text:span text:style-name="T7"> </text:span><text:span text:style-name="T20">чуть</text:span><text:span text:style-name="T7"> </text:span><text:span text:style-name="T20">исправить,</text:span><text:span text:style-name="T7"> </text:span><text:span text:style-name="T20">чтобы</text:span><text:span text:style-name="T7"> </text:span><text:span text:style-name="T20">экранировать</text:span><text:span text:style-name="T7"> </text:span><text:span text:style-name="T20">в</text:span><text:span text:style-name="T7"> </text:span><text:span text:style-name="T20">C++</text:span><text:span text:style-name="T7"> </text:span><text:span text:style-name="T20">коде</text:span></text:p>
      <text:p text:style-name="КОД"><text:span text:style-name="T7"><text:s text:c="4"/></text:span><text:span text:style-name="T20">/*for</text:span><text:span text:style-name="T7"> </text:span><text:span text:style-name="T20">(auto</text:span><text:span text:style-name="T7"> </text:span><text:span text:style-name="T20">&amp;s</text:span><text:span text:style-name="T7"> </text:span><text:span text:style-name="T20">:</text:span><text:span text:style-name="T7"> </text:span><text:span text:style-name="T20">strCode)</text:span><text:span text:style-name="T7"> </text:span><text:span text:style-name="T20">{</text:span></text:p>
      <text:p text:style-name="КОД"><text:span text:style-name="T7"><text:s text:c="8"/></text:span><text:span text:style-name="T20">wstring_convert&lt;codecvt_utf8&lt;char32_t&gt;,</text:span><text:span text:style-name="T7"> </text:span><text:span text:style-name="T20">char32_t&gt;</text:span><text:span text:style-name="T7"> </text:span><text:span text:style-name="T20">converter;</text:span></text:p>
      <text:p text:style-name="КОД"><text:span text:style-name="T7"><text:s text:c="8"/></text:span><text:span text:style-name="T20">cout</text:span><text:span text:style-name="T7"> </text:span><text:span text:style-name="T20">&lt;&lt;</text:span><text:span text:style-name="T7"> </text:span><text:span text:style-name="T20">converter.to_bytes(s)</text:span><text:span text:style-name="T7"> </text:span><text:span text:style-name="T20">&lt;&lt;</text:span><text:span text:style-name="T7"> </text:span><text:span text:style-name="T20">","</text:span><text:span text:style-name="T7"> </text:span><text:span text:style-name="T20">&lt;&lt;</text:span><text:span text:style-name="T7"> </text:span><text:span text:style-name="T20">endl;</text:span></text:p>
      <text:p text:style-name="КОД"><text:span text:style-name="T7"><text:s text:c="4"/></text:span><text:span text:style-name="T20">}*/</text:span></text:p>
      <text:p text:style-name="КОД"><text:span text:style-name="T7"><text:s text:c="4"/></text:span><text:span text:style-name="T28">int</text:span><text:span text:style-name="T7"> </text:span><text:span text:style-name="T12">i</text:span><text:span text:style-name="T7"> </text:span>=<text:span text:style-name="T7"> </text:span><text:span text:style-name="T26">0</text:span>;</text:p>
      <text:p text:style-name="КОД"><text:span text:style-name="T7"><text:s text:c="4"/></text:span><text:span text:style-name="T28">for</text:span><text:span text:style-name="T7"> </text:span>(;<text:span text:style-name="T7"> </text:span><text:span text:style-name="T12">i</text:span><text:span text:style-name="T7"> </text:span>&lt;<text:span text:style-name="T7"> </text:span><text:span text:style-name="T12">n</text:span>;<text:span text:style-name="T7"> </text:span><text:span text:style-name="T12">i</text:span>++)<text:span text:style-name="T7"> </text:span>{</text:p>
      <text:p text:style-name="КОД"><text:span text:style-name="T7"><text:s text:c="8"/></text:span><text:span text:style-name="T2">Lexer</text:span><text:span text:style-name="T7"> </text:span><text:span text:style-name="T12">lexer</text:span>(<text:span text:style-name="T12">strCode</text:span>[<text:span text:style-name="T12">i</text:span>]);</text:p>
      <text:p text:style-name="КОД"><text:span text:style-name="T7"><text:s text:c="8"/></text:span><text:span text:style-name="T2">Token</text:span><text:span text:style-name="T7"> </text:span><text:span text:style-name="T12">t</text:span><text:span text:style-name="T7"> </text:span>=<text:span text:style-name="T7"> </text:span><text:span text:style-name="T12">lexer</text:span>.<text:span text:style-name="T15">next</text:span>();</text:p>
      <text:p text:style-name="КОД"><text:span text:style-name="T7"><text:s text:c="8"/></text:span><text:span text:style-name="T26">assert</text:span>(<text:span text:style-name="T12">t</text:span><text:span text:style-name="T7"> </text:span>==<text:span text:style-name="T7"> </text:span><text:span text:style-name="T12">strTypes</text:span>[<text:span text:style-name="T12">i</text:span>]);</text:p>
      <text:p text:style-name="КОД"><text:span text:style-name="T7"><text:s text:c="8"/></text:span><text:span text:style-name="T20">//</text:span><text:span text:style-name="T7"> </text:span><text:span text:style-name="T20">это</text:span><text:span text:style-name="T7"> </text:span><text:span text:style-name="T20">оставим</text:span><text:span text:style-name="T7"> </text:span><text:span text:style-name="T20">для</text:span><text:span text:style-name="T7"> </text:span><text:span text:style-name="T20">отладочного</text:span><text:span text:style-name="T7"> </text:span><text:span text:style-name="T20">вывода</text:span></text:p>
      <text:p text:style-name="КОД"><text:span text:style-name="T7"><text:s text:c="8"/></text:span><text:span text:style-name="T20">//</text:span><text:span text:style-name="T7"> </text:span><text:span text:style-name="T20">wstring_convert&lt;codecvt_utf8&lt;char32_t&gt;,</text:span><text:span text:style-name="T7"> </text:span><text:span text:style-name="T20">char32_t&gt;</text:span><text:span text:style-name="T7"> </text:span><text:span text:style-name="T20">converter;</text:span></text:p>
      <text:p text:style-name="КОД"><text:span text:style-name="T7"><text:s text:c="8"/></text:span><text:span text:style-name="T20">//</text:span><text:span text:style-name="T7"> </text:span><text:span text:style-name="T20">cout</text:span><text:span text:style-name="T7"> </text:span><text:span text:style-name="T20">&lt;&lt;</text:span><text:span text:style-name="T7"> </text:span><text:span text:style-name="T20">converter.to_bytes(lexer.tokenText())</text:span><text:span text:style-name="T7"> </text:span><text:span text:style-name="T20">&lt;&lt;</text:span><text:span text:style-name="T7"> </text:span><text:span text:style-name="T20">endl;</text:span></text:p>
      <text:p text:style-name="КОД"><text:span text:style-name="T7"><text:s text:c="8"/></text:span><text:span text:style-name="T26">assert</text:span>(<text:span text:style-name="T12">lexer</text:span>.<text:span text:style-name="T15">tokenText</text:span>()<text:span text:style-name="T7"> </text:span><text:span text:style-name="T15">==</text:span><text:span text:style-name="T7"> </text:span><text:span text:style-name="T12">strCodePattern</text:span>[<text:span text:style-name="T12">i</text:span>]);</text:p>
      <text:p text:style-name="КОД"><text:span text:style-name="T7"><text:s text:c="4"/></text:span>}</text:p>
      <text:p text:style-name="КОД">}</text:p>
      <text:p text:style-name="Horizontal_20_Line"/>
      <text:p text:style-name="P69"><text:span text:style-name="T76">Здесь мы выбрали несколько вариантов строк </text:span><text:span text:style-name="T78">и охватили варианты как с экранированием внутри строки, так и без него</text:span><text:span text:style-name="T76">. </text:span><text:span text:style-name="T77">Закомментированный цикл нужен для формирования тестовых фрагментов. Для запуска вызовем метод </text:span>test_quotedString(); <text:span text:style-name="T77">в Lexer_Test::run().</text:span></text:p>
      <text:p text:style-name="P70">Реализация считывания строки такова:</text:p>
      <text:p text:style-name="КОД"><text:span text:style-name="T28">void</text:span><text:span text:style-name="T7"> </text:span><text:span text:style-name="T2">Lexer</text:span>::<text:span text:style-name="T16">readQuotedString</text:span>(<text:span text:style-name="T28">int</text:span><text:span text:style-name="T7"> </text:span><text:span text:style-name="T12">firstQuoteChar</text:span>)</text:p>
      <text:p text:style-name="КОД">{</text:p>
      <text:p text:style-name="КОД"><text:span text:style-name="T7"><text:s text:c="4"/></text:span><text:span text:style-name="T42">_tokenText</text:span>.<text:span text:style-name="T15">clear</text:span>();</text:p>
      <text:p text:style-name="КОД"><text:span text:style-name="T7"><text:s text:c="4"/></text:span><text:span text:style-name="T26">assert</text:span>(<text:span text:style-name="T12">firstQuoteChar</text:span><text:span text:style-name="T7"> </text:span>==<text:span text:style-name="T7"> </text:span><text:span text:style-name="T20">'\''</text:span><text:span text:style-name="T7"> </text:span>||</text:p>
      <text:p text:style-name="КОД"><text:span text:style-name="T7"><text:s text:c="11"/></text:span><text:span text:style-name="T12">firstQuoteChar</text:span><text:span text:style-name="T7"> </text:span>==<text:span text:style-name="T7"> </text:span><text:span text:style-name="T20">'\"'</text:span><text:span text:style-name="T7"> </text:span>||</text:p>
      <text:p text:style-name="КОД"><text:span text:style-name="T7"><text:s text:c="11"/></text:span><text:span text:style-name="T12">firstQuoteChar</text:span><text:span text:style-name="T7"> </text:span>==<text:span text:style-name="T7"> </text:span><text:span text:style-name="T20">'`'</text:span>);</text:p>
      <text:p text:style-name="КОД"><text:span text:style-name="T7"><text:s text:c="4"/></text:span><text:span text:style-name="T28">switch</text:span><text:span text:style-name="T7"> </text:span>(<text:span text:style-name="T12">firstQuoteChar</text:span>)<text:span text:style-name="T7"> </text:span>{</text:p>
      <text:p text:style-name="КОД"><text:span text:style-name="T7"><text:s text:c="4"/></text:span><text:span text:style-name="T28">case</text:span><text:span text:style-name="T7"> </text:span><text:span text:style-name="T20">'\"'</text:span>:</text:p>
      <text:p text:style-name="КОД"><text:span text:style-name="T7"><text:s text:c="4"/></text:span><text:span text:style-name="T28">case</text:span><text:span text:style-name="T7"> </text:span><text:span text:style-name="T20">'\''</text:span>:</text:p>
      <text:p text:style-name="КОД"><text:span text:style-name="T7"><text:s text:c="8"/></text:span><text:span text:style-name="T42">_token</text:span><text:span text:style-name="T7"> </text:span>=<text:span text:style-name="T7"> </text:span><text:span text:style-name="T2">Token</text:span>::<text:span text:style-name="T2">QuotedString</text:span>;</text:p>
      <text:p text:style-name="КОД"><text:span text:style-name="T7"><text:s text:c="8"/></text:span><text:span text:style-name="T28">break</text:span>;</text:p>
      <text:p text:style-name="КОД"><text:span text:style-name="T7"><text:s text:c="4"/></text:span><text:span text:style-name="T28">case</text:span><text:span text:style-name="T7"> </text:span><text:span text:style-name="T20">'`'</text:span>:</text:p>
      <text:p text:style-name="КОД"><text:soft-page-break/><text:span text:style-name="T7"><text:s text:c="8"/></text:span><text:span text:style-name="T42">_token</text:span><text:span text:style-name="T7"> </text:span>=<text:span text:style-name="T7"> </text:span><text:span text:style-name="T2">Token</text:span>::<text:span text:style-name="T2">BackQuotedString</text:span>;</text:p>
      <text:p text:style-name="КОД"><text:span text:style-name="T7"><text:s text:c="8"/></text:span><text:span text:style-name="T28">break</text:span>;</text:p>
      <text:p text:style-name="КОД"><text:span text:style-name="T7"><text:s text:c="4"/></text:span>}</text:p>
      <text:p text:style-name="КОД"><text:span text:style-name="T7"><text:s text:c="4"/></text:span><text:span text:style-name="T28">int</text:span><text:span text:style-name="T7"> </text:span><text:span text:style-name="T12">c</text:span><text:span text:style-name="T7"> </text:span>=<text:span text:style-name="T7"> </text:span><text:span text:style-name="T26">0</text:span>;</text:p>
      <text:p text:style-name="КОД"><text:span text:style-name="T7"><text:s text:c="4"/></text:span><text:span text:style-name="T28">while</text:span><text:span text:style-name="T7"> </text:span>((<text:span text:style-name="T12">c</text:span><text:span text:style-name="T7"> </text:span>=<text:span text:style-name="T7"> </text:span><text:span text:style-name="T15">read</text:span>())<text:span text:style-name="T7"> </text:span>&gt;<text:span text:style-name="T7"> </text:span><text:span text:style-name="T26">0</text:span>)<text:span text:style-name="T7"> </text:span>{</text:p>
      <text:p text:style-name="КОД"><text:span text:style-name="T7"><text:s text:c="8"/></text:span><text:span text:style-name="T28">if</text:span><text:span text:style-name="T7"> </text:span>(<text:span text:style-name="T12">c</text:span><text:span text:style-name="T7"> </text:span>==<text:span text:style-name="T7"> </text:span><text:span text:style-name="T20">'\\'</text:span>)<text:span text:style-name="T7"> </text:span>{</text:p>
      <text:p text:style-name="КОД"><text:span text:style-name="T7"><text:s text:c="12"/></text:span><text:span text:style-name="T28">if</text:span><text:span text:style-name="T7"> </text:span>((<text:span text:style-name="T12">c</text:span><text:span text:style-name="T7"> </text:span>=<text:span text:style-name="T7"> </text:span><text:span text:style-name="T15">read</text:span>())<text:span text:style-name="T7"> </text:span>&lt;<text:span text:style-name="T7"> </text:span><text:span text:style-name="T26">0</text:span>)</text:p>
      <text:p text:style-name="КОД"><text:span text:style-name="T7"><text:s text:c="16"/></text:span><text:span text:style-name="T15">unexpectedEnd</text:span>();</text:p>
      <text:p text:style-name="КОД"><text:span text:style-name="T7"><text:s text:c="12"/></text:span><text:span text:style-name="T26">PUSH</text:span>(<text:span text:style-name="T15">escapeChar</text:span>(<text:span text:style-name="T12">c</text:span>));</text:p>
      <text:p text:style-name="КОД"><text:span text:style-name="T7"><text:s text:c="12"/></text:span><text:span text:style-name="T28">continue</text:span>;</text:p>
      <text:p text:style-name="КОД"><text:span text:style-name="T7"><text:s text:c="8"/></text:span>}</text:p>
      <text:p text:style-name="КОД"><text:span text:style-name="T7"><text:s text:c="8"/></text:span><text:span text:style-name="T28">if</text:span><text:span text:style-name="T7"> </text:span>(<text:span text:style-name="T12">c</text:span><text:span text:style-name="T7"> </text:span>==<text:span text:style-name="T7"> </text:span><text:span text:style-name="T12">firstQuoteChar</text:span>)<text:span text:style-name="T7"> </text:span>{</text:p>
      <text:p text:style-name="КОД"><text:span text:style-name="T7"><text:s text:c="12"/></text:span><text:span text:style-name="T28">break</text:span>;<text:span text:style-name="T7"> </text:span><text:span text:style-name="T20">//</text:span><text:span text:style-name="T7"> </text:span><text:span text:style-name="T20">строка</text:span><text:span text:style-name="T7"> </text:span><text:span text:style-name="T20">закрыта</text:span></text:p>
      <text:p text:style-name="КОД"><text:span text:style-name="T7"><text:s text:c="8"/></text:span>}</text:p>
      <text:p text:style-name="КОД"><text:span text:style-name="T7"><text:s text:c="8"/></text:span><text:span text:style-name="T26">PUSH</text:span>(<text:span text:style-name="T12">c</text:span>);</text:p>
      <text:p text:style-name="КОД"><text:span text:style-name="T7"><text:s text:c="4"/></text:span>}</text:p>
      <text:p text:style-name="КОД">}</text:p>
      <text:p text:style-name="Horizontal_20_Line"/>
      <text:p text:style-name="P70">Здесь мы просто читаем строку, пока не встретится символ той же самой кавычки, что и при открытии строки. Метод escapeChar() заменяет символ управляющей последовательности на нужный код, а если не находит — выдаёт предупреждение и ставит символ как есть:</text:p>
      <text:p text:style-name="КОД"><text:span text:style-name="T28">int</text:span><text:span text:style-name="T7"> </text:span><text:span text:style-name="T2">Lexer</text:span>::<text:span text:style-name="T16">escapeChar</text:span>(<text:span text:style-name="T28">int</text:span><text:span text:style-name="T7"> </text:span><text:span text:style-name="T12">charCode</text:span>)</text:p>
      <text:p text:style-name="КОД">{</text:p>
      <text:p text:style-name="КОД"><text:span text:style-name="T7"><text:s text:c="4"/></text:span><text:span text:style-name="T28">switch</text:span><text:span text:style-name="T7"> </text:span>(<text:span text:style-name="T12">charCode</text:span>)<text:span text:style-name="T7"> </text:span>{</text:p>
      <text:p text:style-name="КОД"><text:span text:style-name="T7"><text:s text:c="4"/></text:span><text:span text:style-name="T28">case</text:span><text:span text:style-name="T7"> </text:span><text:span text:style-name="T20">'r'</text:span>:<text:span text:style-name="T7"> </text:span><text:span text:style-name="T28">return</text:span><text:span text:style-name="T7"> </text:span><text:span text:style-name="T20">'\r'</text:span>;</text:p>
      <text:p text:style-name="КОД"><text:span text:style-name="T7"><text:s text:c="4"/></text:span><text:span text:style-name="T28">case</text:span><text:span text:style-name="T7"> </text:span><text:span text:style-name="T20">'n'</text:span>:<text:span text:style-name="T7"> </text:span><text:span text:style-name="T28">return</text:span><text:span text:style-name="T7"> </text:span><text:span text:style-name="T20">'\n'</text:span>;</text:p>
      <text:p text:style-name="КОД"><text:span text:style-name="T7"><text:s text:c="4"/></text:span><text:span text:style-name="T28">case</text:span><text:span text:style-name="T7"> </text:span><text:span text:style-name="T20">'t'</text:span>:<text:span text:style-name="T7"> </text:span><text:span text:style-name="T28">return</text:span><text:span text:style-name="T7"> </text:span><text:span text:style-name="T20">'\t'</text:span>;</text:p>
      <text:p text:style-name="КОД"><text:span text:style-name="T7"><text:s text:c="4"/></text:span><text:span text:style-name="T28">case</text:span><text:span text:style-name="T7"> </text:span><text:span text:style-name="T20">'v'</text:span>:<text:span text:style-name="T7"> </text:span><text:span text:style-name="T28">return</text:span><text:span text:style-name="T7"> </text:span><text:span text:style-name="T20">'\v'</text:span>;</text:p>
      <text:p text:style-name="КОД"><text:span text:style-name="T7"><text:s text:c="4"/></text:span><text:span text:style-name="T28">case</text:span><text:span text:style-name="T7"> </text:span><text:span text:style-name="T20">'f'</text:span>:<text:span text:style-name="T7"> </text:span><text:span text:style-name="T28">return</text:span><text:span text:style-name="T7"> </text:span><text:span text:style-name="T20">'\f'</text:span>;</text:p>
      <text:p text:style-name="КОД"><text:span text:style-name="T7"><text:s text:c="4"/></text:span><text:span text:style-name="T28">case</text:span><text:span text:style-name="T7"> </text:span><text:span text:style-name="T20">'b'</text:span>:<text:span text:style-name="T7"> </text:span><text:span text:style-name="T28">return</text:span><text:span text:style-name="T7"> </text:span><text:span text:style-name="T20">'\b'</text:span>;</text:p>
      <text:p text:style-name="КОД"><text:span text:style-name="T7"><text:s text:c="4"/></text:span><text:span text:style-name="T28">case</text:span><text:span text:style-name="T7"> </text:span><text:span text:style-name="T20">'\''</text:span>:<text:span text:style-name="T7"> </text:span><text:span text:style-name="T28">return</text:span><text:span text:style-name="T7"> </text:span><text:span text:style-name="T20">'\''</text:span>;</text:p>
      <text:p text:style-name="КОД"><text:span text:style-name="T7"><text:s text:c="4"/></text:span><text:span text:style-name="T28">case</text:span><text:span text:style-name="T7"> </text:span><text:span text:style-name="T20">'\"'</text:span>:<text:span text:style-name="T7"> </text:span><text:span text:style-name="T28">return</text:span><text:span text:style-name="T7"> </text:span><text:span text:style-name="T20">'\"'</text:span>;</text:p>
      <text:p text:style-name="КОД"><text:span text:style-name="T7"><text:s text:c="4"/></text:span><text:span text:style-name="T28">case</text:span><text:span text:style-name="T7"> </text:span><text:span text:style-name="T20">'\\'</text:span>:<text:span text:style-name="T7"> </text:span><text:span text:style-name="T28">return</text:span><text:span text:style-name="T7"> </text:span><text:span text:style-name="T20">'\\'</text:span>;</text:p>
      <text:p text:style-name="КОД"><text:span text:style-name="T7"><text:s text:c="4"/></text:span><text:span text:style-name="T28">case</text:span><text:span text:style-name="T7"> </text:span><text:span text:style-name="T20">'`'</text:span>:<text:span text:style-name="T7"> </text:span><text:span text:style-name="T28">return</text:span><text:span text:style-name="T7"> </text:span><text:span text:style-name="T20">'`'</text:span>;</text:p>
      <text:p text:style-name="КОД"><text:span text:style-name="T7"><text:s text:c="4"/></text:span><text:span text:style-name="T28">default</text:span>:</text:p>
      <text:p text:style-name="КОД"><text:span text:style-name="T7"><text:s text:c="8"/></text:span><text:span text:style-name="T15">warning</text:span>(<text:span text:style-name="T20">"Unknown escape sequence"</text:span>);</text:p>
      <text:p text:style-name="КОД"><text:span text:style-name="T7"><text:s text:c="8"/></text:span><text:span text:style-name="T28">break</text:span>;</text:p>
      <text:p text:style-name="КОД"><text:span text:style-name="T7"><text:s text:c="4"/></text:span>}</text:p>
      <text:p text:style-name="КОД"><text:span text:style-name="T7"><text:s text:c="4"/></text:span><text:span text:style-name="T28">return</text:span><text:span text:style-name="T7"> </text:span><text:span text:style-name="T12">charCode</text:span>;</text:p>
      <text:p text:style-name="КОД">}</text:p>
      <text:p text:style-name="Horizontal_20_Line"/>
      <text:p text:style-name="P70">Проверку на строку ставим в самом начале цикла в методе next() до <text:span text:style-name="T26">PUSH</text:span>(<text:span text:style-name="T12">c</text:span>);, потому что сама кавычка нам не нужна:</text:p>
      <text:p text:style-name="КОД"><text:span text:style-name="T28">switch</text:span><text:span text:style-name="T7"> </text:span>(<text:span text:style-name="T12">c</text:span>)<text:span text:style-name="T7"> </text:span>{</text:p>
      <text:p text:style-name="КОД"><text:span text:style-name="T28">case</text:span><text:span text:style-name="T7"> </text:span><text:span text:style-name="T20">'\''</text:span>:</text:p>
      <text:p text:style-name="КОД"><text:span text:style-name="T28">case</text:span><text:span text:style-name="T7"> </text:span><text:span text:style-name="T20">'\"'</text:span>:</text:p>
      <text:p text:style-name="КОД"><text:span text:style-name="T28">case</text:span><text:span text:style-name="T7"> </text:span><text:span text:style-name="T20">'`'</text:span>:</text:p>
      <text:p text:style-name="КОД"><text:span text:style-name="T7"><text:s text:c="4"/></text:span><text:span text:style-name="T15">readQuotedString</text:span>(<text:span text:style-name="T12">c</text:span>);</text:p>
      <text:p text:style-name="КОД"><text:span text:style-name="T7"><text:s text:c="4"/></text:span><text:span text:style-name="T28">return</text:span><text:span text:style-name="T7"> </text:span><text:span text:style-name="T15">currentToken</text:span>();</text:p>
      <text:p text:style-name="КОД">}</text:p>
      <text:p text:style-name="КОД"><text:span text:style-name="T26">PUSH</text:span>(<text:span text:style-name="T12">c</text:span>);</text:p>
      <text:p text:style-name="КОД"><text:span text:style-name="T28">switch</text:span><text:span text:style-name="T7"> </text:span>(<text:span text:style-name="T12">c</text:span>)<text:span text:style-name="T7"> </text:span>{.......</text:p>
      <text:p text:style-name="Horizontal_20_Line"/>
      <text:p text:style-name="P70"/>
      <text:p text:style-name="P71">На этом разработка лексического анализатора закончена. Если исправления и будут, то незначительные. <text:span text:style-name="T81">По мере обнаружения неточностей они будут исправляться.</text:span></text:p>
      <text:p text:style-name="P76"><text:soft-page-break/>Так делается вручную лексический анализатор. Это наиболее простая часть транслятора.</text:p>
      <text:p text:style-name="P71">Код этого этапа: EScriptEngine-3.zip</text:p>
      <text:p text:style-name="P72"/>
      <text:p text:style-name="P72">30.07.2023</text:p>
      <text:h text:style-name="Heading_20_2" text:outline-level="2">Синтаксический анализ простого выражения</text:h>
      <text:p text:style-name="P72">Мы делаем транслятор так, чтобы на каждом этапе он выполнял какую-то полезную работу. Сейчас он может относительно корректно распознать входную строку и разбить её на токены.</text:p>
      <text:p text:style-name="P74">Во-первых, напишем тест. Добавим в проект «unittest» класс SimpleExpression_Test:</text:p>
      <text:p text:style-name="КОД">#<text:span text:style-name="T26">ifndef</text:span><text:span text:style-name="T7"> </text:span><text:span text:style-name="T26">SIMPLEEXPRESSION_TEST_H</text:span></text:p>
      <text:p text:style-name="КОД">#<text:span text:style-name="T26">define</text:span><text:span text:style-name="T7"> </text:span><text:span text:style-name="T26">SIMPLEEXPRESSION_TEST_H</text:span></text:p>
      <text:p text:style-name="КОД"><text:span text:style-name="T28">class</text:span><text:span text:style-name="T7"> </text:span><text:span text:style-name="T3">SimpleExpression_Test</text:span></text:p>
      <text:p text:style-name="КОД">{</text:p>
      <text:p text:style-name="КОД"><text:span text:style-name="T28">public</text:span>:</text:p>
      <text:p text:style-name="КОД"><text:span text:style-name="T7"><text:s text:c="4"/></text:span><text:span text:style-name="T28">void</text:span><text:span text:style-name="T7"> </text:span><text:span text:style-name="T16">run</text:span>();</text:p>
      <text:p text:style-name="КОД"><text:span text:style-name="T28">private</text:span>:</text:p>
      <text:p text:style-name="КОД"><text:span text:style-name="T7"><text:s text:c="4"/></text:span><text:span text:style-name="T28">void</text:span><text:span text:style-name="T7"> </text:span><text:span text:style-name="T16">initTestCase</text:span>();</text:p>
      <text:p text:style-name="КОД"><text:span text:style-name="T7"><text:s text:c="4"/></text:span><text:span text:style-name="T28">void</text:span><text:span text:style-name="T7"> </text:span><text:span text:style-name="T16">cleanupTestCase</text:span>();</text:p>
      <text:p text:style-name="КОД"><text:span text:style-name="T7"><text:s text:c="4"/></text:span><text:span text:style-name="T28">void</text:span><text:span text:style-name="T7"> </text:span><text:span text:style-name="T16">test_simpleAssign</text:span>();</text:p>
      <text:p text:style-name="КОД">};</text:p>
      <text:p text:style-name="КОД">#<text:span text:style-name="T26">endif</text:span><text:span text:style-name="T7"> </text:span><text:span text:style-name="T20">//</text:span><text:span text:style-name="T7"> </text:span><text:span text:style-name="T20">SIMPLEEXPRESSION_TEST_H</text:span></text:p>
      <text:p text:style-name="Horizontal_20_Line"/>
      <text:p text:style-name="КОД">#<text:span text:style-name="T26">include</text:span><text:span text:style-name="T7"> </text:span><text:span text:style-name="T20">"stdafx.h"</text:span></text:p>
      <text:p text:style-name="КОД">#<text:span text:style-name="T26">include</text:span><text:span text:style-name="T7"> </text:span><text:span text:style-name="T20">"simpleexpression_test.h"</text:span></text:p>
      <text:p text:style-name="КОД">#<text:span text:style-name="T26">include</text:span><text:span text:style-name="T7"> </text:span><text:span text:style-name="T20">"escript.h"</text:span></text:p>
      <text:p text:style-name="КОД"><text:span text:style-name="T28">using</text:span><text:span text:style-name="T7"> </text:span><text:span text:style-name="T28">namespace</text:span><text:span text:style-name="T7"> </text:span><text:span text:style-name="T2">escript</text:span>;</text:p>
      <text:p text:style-name="КОД"><text:span text:style-name="T28">using</text:span><text:span text:style-name="T7"> </text:span><text:span text:style-name="T28">namespace</text:span><text:span text:style-name="T7"> </text:span><text:span text:style-name="T2">std</text:span>;</text:p>
      <text:p text:style-name="КОД"><text:span text:style-name="T28">void</text:span><text:span text:style-name="T7"> </text:span><text:span text:style-name="T2">SimpleExpression_Test</text:span>::<text:span text:style-name="T16">run</text:span>()</text:p>
      <text:p text:style-name="КОД">{</text:p>
      <text:p text:style-name="КОД"><text:span text:style-name="T7"><text:s text:c="4"/></text:span><text:span text:style-name="T15">initTestCase</text:span>();</text:p>
      <text:p text:style-name="КОД"><text:span text:style-name="T7"><text:s text:c="4"/></text:span><text:span text:style-name="T15">test_simpleAssign</text:span>();</text:p>
      <text:p text:style-name="КОД"><text:span text:style-name="T7"><text:s text:c="4"/></text:span><text:span text:style-name="T15">cleanupTestCase</text:span>();</text:p>
      <text:p text:style-name="КОД">}</text:p>
      <text:p text:style-name="КОД"><text:span text:style-name="T28">void</text:span><text:span text:style-name="T7"> </text:span><text:span text:style-name="T2">SimpleExpression_Test</text:span>::<text:span text:style-name="T16">initTestCase</text:span>()</text:p>
      <text:p text:style-name="КОД">{</text:p>
      <text:p text:style-name="КОД">}</text:p>
      <text:p text:style-name="КОД"><text:span text:style-name="T28">void</text:span><text:span text:style-name="T7"> </text:span><text:span text:style-name="T2">SimpleExpression_Test</text:span>::<text:span text:style-name="T16">cleanupTestCase</text:span>()</text:p>
      <text:p text:style-name="КОД">{</text:p>
      <text:p text:style-name="КОД">}</text:p>
      <text:p text:style-name="КОД"><text:span text:style-name="T28">void</text:span><text:span text:style-name="T7"> </text:span><text:span text:style-name="T2">SimpleExpression_Test</text:span>::<text:span text:style-name="T16">test_simpleAssign</text:span>()</text:p>
      <text:p text:style-name="КОД">{</text:p>
      <text:p text:style-name="КОД"><text:span text:style-name="T7"><text:s text:c="4"/></text:span><text:span text:style-name="T28">const</text:span><text:span text:style-name="T7"> </text:span><text:span text:style-name="T2">u32string</text:span><text:span text:style-name="T7"> </text:span><text:span text:style-name="T12">code</text:span><text:span text:style-name="T7"> </text:span>=<text:span text:style-name="T7"> </text:span><text:span text:style-name="T20">U"i = 3 + 2;"</text:span>;</text:p>
      <text:p text:style-name="КОД"><text:span text:style-name="T7"><text:s text:c="4"/></text:span><text:span text:style-name="T2">EScript</text:span><text:span text:style-name="T7"> </text:span><text:span text:style-name="T12">engine</text:span>;</text:p>
      <text:p text:style-name="КОД"><text:span text:style-name="T7"><text:s text:c="4"/></text:span><text:span text:style-name="T12">engine</text:span>.<text:span text:style-name="T15">eval</text:span>(<text:span text:style-name="T12">code</text:span>);</text:p>
      <text:p text:style-name="КОД">}</text:p>
      <text:p text:style-name="Horizontal_20_Line"/>
      <text:p text:style-name="КОД">#<text:span text:style-name="T26">include</text:span><text:span text:style-name="T7"> </text:span><text:span text:style-name="T20">"stdafx.h"</text:span></text:p>
      <text:p text:style-name="КОД">#<text:span text:style-name="T26">include</text:span><text:span text:style-name="T7"> </text:span><text:span text:style-name="T20">"lexer_test.h"</text:span></text:p>
      <text:p text:style-name="КОД">#<text:span text:style-name="T26">include</text:span><text:span text:style-name="T7"> </text:span><text:span text:style-name="T20">"simpleexpression_test.h"</text:span></text:p>
      <text:p text:style-name="КОД"><text:span text:style-name="T28">using</text:span><text:span text:style-name="T7"> </text:span><text:span text:style-name="T28">namespace</text:span><text:span text:style-name="T7"> </text:span><text:span text:style-name="T2">std</text:span>;</text:p>
      <text:p text:style-name="КОД"><text:span text:style-name="T28">int</text:span><text:span text:style-name="T7"> </text:span><text:span text:style-name="T16">main</text:span>()</text:p>
      <text:p text:style-name="КОД">{</text:p>
      <text:p text:style-name="КОД"><text:span text:style-name="T7"><text:s text:c="4"/></text:span><text:span text:style-name="T2">Lexer_Test</text:span>().<text:span text:style-name="T15">run</text:span>();</text:p>
      <text:p text:style-name="КОД"><text:span text:style-name="T7"><text:s text:c="4"/></text:span><text:span text:style-name="T2">SimpleExpression_Test</text:span>().<text:span text:style-name="T15">run</text:span>();</text:p>
      <text:p text:style-name="КОД"><text:soft-page-break/><text:span text:style-name="T7"><text:s text:c="4"/></text:span><text:span text:style-name="T30">cout</text:span><text:span text:style-name="T7"> </text:span><text:span text:style-name="T15">&lt;&lt;</text:span><text:span text:style-name="T7"> </text:span><text:span text:style-name="T20">"Tests OK"</text:span><text:span text:style-name="T7"> </text:span><text:span text:style-name="T15">&lt;&lt;</text:span><text:span text:style-name="T7"> </text:span><text:span text:style-name="T15">endl</text:span>;</text:p>
      <text:p text:style-name="КОД"><text:span text:style-name="T7"><text:s text:c="4"/></text:span><text:span text:style-name="T28">return</text:span><text:span text:style-name="T7"> </text:span><text:span text:style-name="T26">0</text:span>;</text:p>
      <text:p text:style-name="КОД">}</text:p>
      <text:p text:style-name="Horizontal_20_Line"/>
      <text:p text:style-name="P75">Тест должен сработать, т. к. кроме лексического анализа он ничего не делает.</text:p>
      <text:p text:style-name="P77">Теперь перейдём к файлу parser.cpp, где находится наш синтаксический анализатор. Д<text:span text:style-name="T79">обавим в него способность правильного разбора арифметических выражений. </text:span><text:span text:style-name="T80">Для этого нам нужно описать грамматику, например, в БНФ.</text:span></text:p>
      <text:p text:style-name="P78">Грамматику нужно проверить, для этого будем использовать YACC. Конечно, можно сейчас вообще использовать YACC и делать всё на его основе, но по условию мы делаем всё вручную. Поэтому YACC будем использовать только для проверки <text:span text:style-name="T82">грамматики</text:span>.</text:p>
      <text:p text:style-name="P79">Создадим файл expressions.g, в нём мы будем тестировать выражения, постепенно их усложняя. Пока наши правила выглядят так:</text:p>
      <text:p text:style-name="КОД">/*</text:p>
      <text:p text:style-name="КОД">expressions.g</text:p>
      <text:p text:style-name="КОД">Тест выражений</text:p>
      <text:p text:style-name="КОД">*/</text:p>
      <text:p text:style-name="КОД">%token Identifier</text:p>
      <text:p text:style-name="КОД">%token IntegerNumber</text:p>
      <text:p text:style-name="КОД">%token Assign</text:p>
      <text:p text:style-name="КОД">%token Equal</text:p>
      <text:p text:style-name="КОД">%%</text:p>
      <text:p text:style-name="КОД">StatementList : Statement</text:p>
      <text:p text:style-name="КОД"><text:s text:c="14"/>| Statement ';' StatementList</text:p>
      <text:p text:style-name="КОД"><text:s text:c="14"/>;</text:p>
      <text:p text:style-name="КОД">Statement : AssignStatement</text:p>
      <text:p text:style-name="КОД"><text:s text:c="10"/>;</text:p>
      <text:p text:style-name="КОД">AssignStatement : Variable Assign Expression</text:p>
      <text:p text:style-name="КОД"><text:s text:c="16"/>;</text:p>
      <text:p text:style-name="КОД">Variable : Identifier</text:p>
      <text:p text:style-name="КОД"><text:s text:c="9"/>;</text:p>
      <text:p text:style-name="КОД">Expression : SimpleExpression</text:p>
      <text:p text:style-name="КОД"><text:s text:c="11"/>;</text:p>
      <text:p text:style-name="КОД">SimpleExpression : Term</text:p>
      <text:p text:style-name="КОД"><text:s text:c="17"/>| SimpleExpression '+' Term</text:p>
      <text:p text:style-name="КОД"><text:s text:c="17"/>| SimpleExpression '-' Term</text:p>
      <text:p text:style-name="КОД"><text:s text:c="17"/>;</text:p>
      <text:p text:style-name="КОД">Term : Factor</text:p>
      <text:p text:style-name="КОД"><text:s text:c="5"/>| Term '*' Factor</text:p>
      <text:p text:style-name="КОД"><text:s text:c="5"/>| Term '/' Factor</text:p>
      <text:p text:style-name="КОД"><text:s text:c="5"/>;</text:p>
      <text:p text:style-name="КОД">Factor : Identifier</text:p>
      <text:p text:style-name="КОД"><text:s text:c="7"/>| IntegerNumber</text:p>
      <text:p text:style-name="КОД"><text:s text:c="7"/>;</text:p>
      <text:p text:style-name="Horizontal_20_Line"/>
      <text:p text:style-name="P79">Запуском</text:p>
      <text:p text:style-name="ВЫВОД">$ yacc expressions.g</text:p>
      <text:p text:style-name="P79">убеждаемся, что нет ошибок.</text:p>
      <text:p text:style-name="P80">Стоит пояснить построчно, что мы тут делаем. В файле YACC есть три раздела, которые разграничены символами %%. В верхней части у нас объявления токенов. Во второй — набор правил. Третья часть должна быть ниже, т. е. после правил надо написать %% и добавить какой-нибудь код, но нам это не нужно.</text:p>
      <text:p text:style-name="P80"><text:soft-page-break/>Обратимся ко второй части. Правило</text:p>
      <text:p text:style-name="КОД"><text:span text:style-name="T12">StatementList</text:span><text:span text:style-name="T7"> </text:span>:<text:span text:style-name="T7"> </text:span><text:span text:style-name="T12">Statement</text:span></text:p>
      <text:p text:style-name="КОД"><text:span text:style-name="T7"><text:s text:c="14"/></text:span>|<text:span text:style-name="T7"> </text:span><text:span text:style-name="T12">Statement</text:span><text:span text:style-name="T7"> </text:span><text:span text:style-name="T20">';'</text:span><text:span text:style-name="T7"> </text:span><text:span text:style-name="T12">StatementList</text:span></text:p>
      <text:p text:style-name="КОД"><text:span text:style-name="T7"><text:s text:c="14"/></text:span>|</text:p>
      <text:p text:style-name="КОД"><text:span text:style-name="T7"><text:s text:c="14"/></text:span>;</text:p>
      <text:p text:style-name="P174"/>
      <text:p text:style-name="P80">означает, что нетерминал StatementList может быть Statement (т. е. инструкцией), либо списком инструкций, разделённых точкой с запятой. <text:span text:style-name="T88">В том числе и пустой строкой.</text:span></text:p>
      <text:p text:style-name="P81">Инструкция</text:p>
      <text:p text:style-name="P176">Statement : AssignStatement</text:p>
      <text:p text:style-name="P175"><text:s text:c="10"/>;</text:p>
      <text:p text:style-name="P81">может быть пока только инструкцией присваивания:</text:p>
      <text:p text:style-name="P176">AssignStatement : Variable Assign Expression</text:p>
      <text:p text:style-name="P177"><text:s text:c="16"/>;</text:p>
      <text:p text:style-name="P81">Здесь под токеном Assign имеется в виду терминал '='. Мы можем либо писать '=', либо название токена. В этом примере используются обе записи. Запись означает, что инструкция может быть только такой:</text:p>
      <text:p text:style-name="КОД">i = выражение</text:p>
      <text:p text:style-name="P81">Переменная может пока выражаться только идентификатором:</text:p>
      <text:p text:style-name="P176">Variable : Identifier</text:p>
      <text:p text:style-name="P177"><text:s text:c="9"/>;</text:p>
      <text:p text:style-name="P81">Выражение пока может быть только простым арифметическим:</text:p>
      <text:p text:style-name="КОД">Expression : SimpleExpression</text:p>
      <text:p text:style-name="КОД"><text:s text:c="11"/>;</text:p>
      <text:p text:style-name="КОД">SimpleExpression : Term</text:p>
      <text:p text:style-name="КОД"><text:s text:c="17"/>| SimpleExpression '+' Term</text:p>
      <text:p text:style-name="КОД"><text:s text:c="17"/>| SimpleExpression '-' Term</text:p>
      <text:p text:style-name="КОД"><text:s text:c="17"/>;</text:p>
      <text:p text:style-name="КОД">Term : Factor</text:p>
      <text:p text:style-name="КОД"><text:s text:c="5"/>| Term '*' Factor</text:p>
      <text:p text:style-name="КОД"><text:s text:c="5"/>| Term '/' Factor</text:p>
      <text:p text:style-name="КОД"><text:s text:c="5"/>;</text:p>
      <text:p text:style-name="КОД">Factor : Identifier</text:p>
      <text:p text:style-name="КОД"><text:s text:c="7"/>| IntegerNumber</text:p>
      <text:p text:style-name="КОД"><text:s text:c="7"/>;</text:p>
      <text:p text:style-name="P81">В последних трёх строках разрешается приоритет операторов: первым будет <text:s/>обработан Factor (пока это числа и идентификаторы), затем Term (операции умножения и деления с более высоким приоритетом), после этого SimpleExpression с его сложением и вычитанием.</text:p>
      <text:p text:style-name="P83">Грамматика будет постепенно усложняться и, возможно, мы кое-что исправим.</text:p>
      <text:p text:style-name="P82">Как это всё реализовать? Мы создадим для каждой продукции отдельную функцию и будем вызывать их строго по этим правилам, <text:span text:style-name="T83">а</text:span> <text:span text:style-name="T83">файл с грамматикой будет актуальной документацией.</text:span></text:p>
      <text:p text:style-name="P84">Начнём с самого внутреннего правила:</text:p>
      <text:p text:style-name="КОД"><text:span text:style-name="T28">void</text:span><text:span text:style-name="T7"> </text:span>Parser::Factor()</text:p>
      <text:p text:style-name="КОД">{</text:p>
      <text:p text:style-name="КОД"><text:span text:style-name="T7"><text:s text:c="4"/></text:span><text:span text:style-name="T2">Token</text:span><text:span text:style-name="T7"> </text:span><text:span text:style-name="T12">t</text:span><text:span text:style-name="T7"> </text:span>=<text:span text:style-name="T7"> </text:span><text:span text:style-name="T42">_lexer</text:span><text:span text:style-name="T15">-&gt;next</text:span>();</text:p>
      <text:p text:style-name="КОД"><text:span text:style-name="T7"><text:s text:c="4"/></text:span><text:span text:style-name="T28">switch</text:span><text:span text:style-name="T7"> </text:span>(<text:span text:style-name="T12">t</text:span>)<text:span text:style-name="T7"> </text:span>{</text:p>
      <text:p text:style-name="КОД"><text:span text:style-name="T7"><text:s text:c="4"/></text:span><text:span text:style-name="T28">case</text:span><text:span text:style-name="T7"> </text:span><text:span text:style-name="T2">Token</text:span>::<text:span text:style-name="T2">Identifier</text:span>:</text:p>
      <text:p text:style-name="КОД"><text:span text:style-name="T7"><text:s text:c="4"/></text:span><text:span text:style-name="T28">case</text:span><text:span text:style-name="T7"> </text:span><text:span text:style-name="T2">Token</text:span>::<text:span text:style-name="T2">IntegerNumber</text:span>:</text:p>
      <text:p text:style-name="КОД"><text:span text:style-name="T7"><text:s text:c="8"/></text:span><text:span text:style-name="T28">break</text:span>;</text:p>
      <text:p text:style-name="КОД"><text:soft-page-break/><text:span text:style-name="T7"><text:s text:c="4"/></text:span><text:span text:style-name="T28">default</text:span>:<text:span text:style-name="T7"> </text:span><text:span text:style-name="T20">//</text:span><text:span text:style-name="T7"> </text:span><text:span text:style-name="T20">ошибка,</text:span><text:span text:style-name="T7"> </text:span><text:span text:style-name="T20">нужен</text:span><text:span text:style-name="T7"> </text:span><text:span text:style-name="T20">терминал</text:span><text:span text:style-name="T7"> </text:span><text:span text:style-name="T20">в</text:span><text:span text:style-name="T7"> </text:span><text:span text:style-name="T20">виде</text:span><text:span text:style-name="T7"> </text:span><text:span text:style-name="T20">числа,</text:span><text:span text:style-name="T7"> </text:span><text:span text:style-name="T20">идентификатора</text:span><text:span text:style-name="T7"> </text:span><text:span text:style-name="T20">и</text:span><text:span text:style-name="T7"> </text:span><text:span text:style-name="T20">т.п.</text:span></text:p>
      <text:p text:style-name="КОД"><text:span text:style-name="T7"><text:s text:c="8"/></text:span><text:span text:style-name="T15">expected</text:span>(<text:span text:style-name="T2">Token</text:span>::<text:span text:style-name="T2">Identifier</text:span>);</text:p>
      <text:p text:style-name="КОД"><text:span text:style-name="T7"><text:s text:c="4"/></text:span>}</text:p>
      <text:p text:style-name="КОД">}</text:p>
      <text:p text:style-name="Horizontal_20_Line"/>
      <text:p text:style-name="P85">Его задача — прочитать следующий токен, который пока может быть только идентификатором или числом. Заметим, что тут мы пока ничего делать не будем — что делать с прочитанным токеном, будет решать вызывающее правило.</text:p>
      <text:p text:style-name="P86">Если мы обнаружили неверный токен, то выбросим ошибку:</text:p>
      <text:p text:style-name="P178"><text:span text:style-name="T15">expected</text:span>(<text:span text:style-name="T2">Token</text:span>::<text:span text:style-name="T2">Identifier</text:span>);</text:p>
      <text:p text:style-name="P86">Это будет подсказкой пользователю, что, скорее всего, мы ожидаем в этом месте идентификатор. В дальнейшем мы можем выдать более информативное сообщение. Код методов обработки ошибок — в архиве.</text:p>
      <text:p text:style-name="P87">Следующее правило — Term.</text:p>
      <text:p text:style-name="P180">Term : Factor</text:p>
      <text:p text:style-name="P180"><text:s text:c="5"/>| Term '*' Factor</text:p>
      <text:p text:style-name="P180"><text:s text:c="5"/>| Term '/' Factor</text:p>
      <text:p text:style-name="P179"><text:s text:c="5"/>;</text:p>
      <text:p text:style-name="P87">Здесь мы видим рекурсию: Term — это Factor или тот же Term со знаком операции над Factor.</text:p>
      <text:p text:style-name="P87">Т.е. если одна ветка даст (Factor), то если после него нет * или /, то мы выходим из правила.</text:p>
      <text:p text:style-name="P87">Если же попался знак *, то второй частью станет Factor, т. е. будет реализовано правило</text:p>
      <text:p text:style-name="P179">Term '*' Factor</text:p>
      <text:p text:style-name="P87">Однако, в свою очередь это правило само является Term, т. е.:</text:p>
      <text:p text:style-name="P179">Term -&gt; Term '*' Factor</text:p>
      <text:p text:style-name="P87">и следующим токеном мы в праве ожидать и *, и /, а если там другой токен, то мы выходим из правила. Т.е. мы можем записать или как рекурсию, или как цикл, например, так:</text:p>
      <text:p text:style-name="КОД"><text:span text:style-name="T28">void</text:span><text:span text:style-name="T7"> </text:span><text:span text:style-name="T2">Parser</text:span>::<text:span text:style-name="T16">Term</text:span>()</text:p>
      <text:p text:style-name="КОД">{</text:p>
      <text:p text:style-name="КОД"><text:span text:style-name="T7"><text:s text:c="4"/></text:span><text:span text:style-name="T15">Factor</text:span>();</text:p>
      <text:p text:style-name="КОД"><text:span text:style-name="T7"><text:s text:c="4"/></text:span><text:span text:style-name="T28">do</text:span><text:span text:style-name="T7"> </text:span>{</text:p>
      <text:p text:style-name="КОД"><text:span text:style-name="T7"><text:s text:c="8"/></text:span><text:span text:style-name="T28">switch</text:span><text:span text:style-name="T7"> </text:span>(<text:span text:style-name="T42">_lexer</text:span><text:span text:style-name="T15">-&gt;next</text:span>())<text:span text:style-name="T7"> </text:span>{</text:p>
      <text:p text:style-name="КОД"><text:span text:style-name="T7"><text:s text:c="8"/></text:span><text:span text:style-name="T28">case</text:span><text:span text:style-name="T7"> </text:span><text:span text:style-name="T2">Token</text:span>::<text:span text:style-name="T2">Asterisk</text:span>:<text:span text:style-name="T7"> </text:span><text:span text:style-name="T20">//</text:span><text:span text:style-name="T7"> </text:span><text:span text:style-name="T20">умножение</text:span></text:p>
      <text:p text:style-name="КОД"><text:span text:style-name="T7"><text:s text:c="12"/></text:span><text:span text:style-name="T15">Factor</text:span>();</text:p>
      <text:p text:style-name="КОД"><text:span text:style-name="T7"><text:s text:c="12"/></text:span><text:span text:style-name="T28">break</text:span>;</text:p>
      <text:p text:style-name="КОД"><text:span text:style-name="T7"><text:s text:c="8"/></text:span><text:span text:style-name="T28">case</text:span><text:span text:style-name="T7"> </text:span><text:span text:style-name="T2">Token</text:span>::<text:span text:style-name="T2">Slash</text:span>:<text:span text:style-name="T7"> </text:span><text:span text:style-name="T20">//</text:span><text:span text:style-name="T7"> </text:span><text:span text:style-name="T20">деление</text:span></text:p>
      <text:p text:style-name="КОД"><text:span text:style-name="T7"><text:s text:c="12"/></text:span><text:span text:style-name="T15">Factor</text:span>();</text:p>
      <text:p text:style-name="КОД"><text:span text:style-name="T7"><text:s text:c="12"/></text:span><text:span text:style-name="T28">break</text:span>;</text:p>
      <text:p text:style-name="КОД"><text:span text:style-name="T7"><text:s text:c="8"/></text:span><text:span text:style-name="T28">default</text:span>:</text:p>
      <text:p text:style-name="КОД"><text:span text:style-name="T7"><text:s text:c="12"/></text:span><text:span text:style-name="T28">return</text:span>;</text:p>
      <text:p text:style-name="КОД"><text:span text:style-name="T7"><text:s text:c="8"/></text:span>}</text:p>
      <text:p text:style-name="КОД"><text:span text:style-name="T7"><text:s text:c="4"/></text:span>}<text:span text:style-name="T7"> </text:span><text:span text:style-name="T28">while</text:span><text:span text:style-name="T7"> </text:span>(<text:span text:style-name="T28">true</text:span>);</text:p>
      <text:p text:style-name="КОД">}</text:p>
      <text:p text:style-name="P88">Здесь мы уже видим проблему: выход через default означает, что мы прочитали неподходящий токен и должны его вернуть. <text:span text:style-name="T84">Это будет происходить каждый раз, в каждом правиле, и сильно замедлит транслятор, т. к. придётся делать примерно N/2 возвратов или около того.</text:span></text:p>
      <text:p text:style-name="P89">Поэтому вводим соглашение: </text:p>
      <text:p text:style-name="P90">на входе в правило мы сравниваем текущий токен, а не считываем его.</text:p>
      <text:p text:style-name="P89"><text:soft-page-break/>Введём три дополнительных функции:</text:p>
      <text:p text:style-name="КОД">/**</text:p>
      <text:p text:style-name="КОД"><text:span text:style-name="T7"><text:s/></text:span><text:span text:style-name="T26">*</text:span><text:span text:style-name="T7"> </text:span><text:span text:style-name="T27">@brief</text:span><text:span text:style-name="T7"> </text:span><text:span text:style-name="T26">Проверяет</text:span><text:span text:style-name="T7"> </text:span><text:span text:style-name="T26">на</text:span><text:span text:style-name="T7"> </text:span><text:span text:style-name="T26">совпадение</text:span><text:span text:style-name="T7"> </text:span><text:span text:style-name="T26">текущий</text:span><text:span text:style-name="T7"> </text:span><text:span text:style-name="T26">токен</text:span><text:span text:style-name="T7"> </text:span><text:span text:style-name="T26">с</text:span><text:span text:style-name="T7"> </text:span><text:span text:style-name="T26">указанным</text:span><text:span text:style-name="T7"> </text:span><text:span text:style-name="T26">токеном</text:span></text:p>
      <text:p text:style-name="КОД"><text:span text:style-name="T7"><text:s/></text:span><text:span text:style-name="T26">*</text:span><text:span text:style-name="T7"> <text:s text:c="7"/></text:span><text:span text:style-name="T26">и</text:span><text:span text:style-name="T7"> </text:span><text:span text:style-name="T26">в</text:span><text:span text:style-name="T7"> </text:span><text:span text:style-name="T26">случае</text:span><text:span text:style-name="T7"> </text:span><text:span text:style-name="T26">ошибки</text:span><text:span text:style-name="T7"> </text:span><text:span text:style-name="T26">выбрасывает</text:span><text:span text:style-name="T7"> </text:span><text:span text:style-name="T26">исключение,</text:span><text:span text:style-name="T7"> </text:span><text:span text:style-name="T26">в</text:span><text:span text:style-name="T7"> </text:span><text:span text:style-name="T26">случае</text:span></text:p>
      <text:p text:style-name="КОД"><text:span text:style-name="T7"><text:s/></text:span><text:span text:style-name="T26">*</text:span><text:span text:style-name="T7"> <text:s text:c="7"/></text:span><text:span text:style-name="T26">успеха</text:span><text:span text:style-name="T7"> </text:span><text:span text:style-name="T26">считывает</text:span><text:span text:style-name="T7"> </text:span><text:span text:style-name="T26">следующий</text:span><text:span text:style-name="T7"> </text:span><text:span text:style-name="T26">токен.</text:span></text:p>
      <text:p text:style-name="КОД"><text:span text:style-name="T7"><text:s/></text:span><text:span text:style-name="T26">*</text:span><text:span text:style-name="T7"> </text:span><text:span text:style-name="T27">@param</text:span><text:span text:style-name="T7"> </text:span><text:span text:style-name="T26">t</text:span><text:span text:style-name="T7"> </text:span><text:span text:style-name="T26">токен,</text:span><text:span text:style-name="T7"> </text:span><text:span text:style-name="T26">с</text:span><text:span text:style-name="T7"> </text:span><text:span text:style-name="T26">которым</text:span><text:span text:style-name="T7"> </text:span><text:span text:style-name="T26">должен</text:span><text:span text:style-name="T7"> </text:span><text:span text:style-name="T26">совпадать</text:span><text:span text:style-name="T7"> </text:span><text:span text:style-name="T26">текущий</text:span><text:span text:style-name="T7"> </text:span><text:span text:style-name="T26">символ</text:span></text:p>
      <text:p text:style-name="КОД"><text:span text:style-name="T7"><text:s/></text:span><text:span text:style-name="T26">*/</text:span></text:p>
      <text:p text:style-name="КОД"><text:span text:style-name="T28">void</text:span><text:span text:style-name="T7"> </text:span><text:span text:style-name="T16">match</text:span>(<text:span text:style-name="T2">Token</text:span><text:span text:style-name="T7"> </text:span><text:span text:style-name="T12">t</text:span>);</text:p>
      <text:p text:style-name="КОД">/**</text:p>
      <text:p text:style-name="КОД"><text:span text:style-name="T7"><text:s/></text:span><text:span text:style-name="T26">*</text:span><text:span text:style-name="T7"> </text:span><text:span text:style-name="T27">@brief</text:span><text:span text:style-name="T7"> </text:span><text:span text:style-name="T26">Читает</text:span><text:span text:style-name="T7"> </text:span><text:span text:style-name="T26">следующий</text:span><text:span text:style-name="T7"> </text:span><text:span text:style-name="T26">токен</text:span></text:p>
      <text:p text:style-name="КОД"><text:span text:style-name="T7"><text:s/></text:span><text:span text:style-name="T26">*/</text:span></text:p>
      <text:p text:style-name="КОД"><text:span text:style-name="T28">void</text:span><text:span text:style-name="T7"> </text:span><text:span text:style-name="T16">next</text:span>();</text:p>
      <text:p text:style-name="КОД">/**</text:p>
      <text:p text:style-name="КОД"><text:span text:style-name="T7"><text:s/></text:span><text:span text:style-name="T26">*</text:span><text:span text:style-name="T7"> </text:span><text:span text:style-name="T27">@brief</text:span><text:span text:style-name="T7"> </text:span><text:span text:style-name="T26">Возвращает</text:span><text:span text:style-name="T7"> </text:span><text:span text:style-name="T26">текущий</text:span><text:span text:style-name="T7"> </text:span><text:span text:style-name="T26">токен</text:span><text:span text:style-name="T7"> </text:span><text:span text:style-name="T26">лексического</text:span><text:span text:style-name="T7"> </text:span><text:span text:style-name="T26">анализатора.</text:span></text:p>
      <text:p text:style-name="КОД"><text:span text:style-name="T7"><text:s/></text:span><text:span text:style-name="T26">*/</text:span></text:p>
      <text:p text:style-name="КОД"><text:span text:style-name="T2">Token</text:span><text:span text:style-name="T7"> </text:span><text:span text:style-name="T16">lookahead</text:span>();</text:p>
      <text:p text:style-name="Horizontal_20_Line"/>
      <text:p text:style-name="КОД"><text:span text:style-name="T28">void</text:span><text:span text:style-name="T7"> </text:span>Parser::match(Token<text:span text:style-name="T7"> </text:span>t)</text:p>
      <text:p text:style-name="КОД">{</text:p>
      <text:p text:style-name="КОД"><text:span text:style-name="T7"><text:s text:c="4"/></text:span><text:span text:style-name="T28">if</text:span><text:span text:style-name="T7"> </text:span>(<text:span text:style-name="T15">lookahead</text:span>()<text:span text:style-name="T7"> </text:span>!=<text:span text:style-name="T7"> </text:span><text:span text:style-name="T12">t</text:span>)</text:p>
      <text:p text:style-name="КОД"><text:span text:style-name="T7"><text:s text:c="8"/></text:span><text:span text:style-name="T15">expected</text:span>(<text:span text:style-name="T12">t</text:span>);</text:p>
      <text:p text:style-name="КОД"><text:span text:style-name="T7"><text:s text:c="4"/></text:span><text:span text:style-name="T15">next</text:span>();</text:p>
      <text:p text:style-name="КОД">}</text:p>
      <text:p text:style-name="КОД"><text:span text:style-name="T2">Token</text:span><text:span text:style-name="T7"> </text:span><text:span text:style-name="T2">Parser</text:span>::<text:span text:style-name="T16">next</text:span>()</text:p>
      <text:p text:style-name="КОД">{</text:p>
      <text:p text:style-name="КОД"><text:span text:style-name="T7"><text:s text:c="4"/></text:span><text:span text:style-name="T28">return</text:span><text:span text:style-name="T7"> </text:span><text:span text:style-name="T42">_lexer</text:span><text:span text:style-name="T15">-&gt;next</text:span>();</text:p>
      <text:p text:style-name="КОД">}</text:p>
      <text:p text:style-name="КОД"><text:span text:style-name="T2">Token</text:span><text:span text:style-name="T7"> </text:span><text:span text:style-name="T2">Parser</text:span>::<text:span text:style-name="T16">lookahead</text:span>()</text:p>
      <text:p text:style-name="КОД">{</text:p>
      <text:p text:style-name="КОД"><text:span text:style-name="T7"><text:s text:c="4"/></text:span><text:span text:style-name="T28">return</text:span><text:span text:style-name="T7"> </text:span><text:span text:style-name="T42">_lexer</text:span><text:span text:style-name="T15">-&gt;currentToken</text:span>();</text:p>
      <text:p text:style-name="КОД">}</text:p>
      <text:p text:style-name="Horizontal_20_Line"/>
      <text:p text:style-name="P91">Для чтения текущего токена используем lookahead(). <text:span text:style-name="T85">Функция next() - упрощённая версия match(), когда нам не нужно проверять текущий токен. </text:span><text:span text:style-name="T86">Например, чтобы затребовать точку с запятой или скобку, мы используем match, а когда считано число, и мы точно это знаем, то next() будет короче и быстрее. </text:span><text:span text:style-name="T87">Тогда исправим наши правила:</text:span></text:p>
      <text:p text:style-name="КОД"><text:span text:style-name="T28">void</text:span><text:span text:style-name="T7"> </text:span>Parser::Term()</text:p>
      <text:p text:style-name="КОД">{</text:p>
      <text:p text:style-name="КОД"><text:span text:style-name="T7"><text:s text:c="4"/></text:span><text:span text:style-name="T15">Factor</text:span>();</text:p>
      <text:p text:style-name="КОД"><text:span text:style-name="T7"><text:s text:c="4"/></text:span><text:span text:style-name="T28">do</text:span><text:span text:style-name="T7"> </text:span>{</text:p>
      <text:p text:style-name="КОД"><text:span text:style-name="T7"><text:s text:c="8"/></text:span><text:span text:style-name="T28">switch</text:span><text:span text:style-name="T7"> </text:span>(<text:span text:style-name="T15">lookahead</text:span>())<text:span text:style-name="T7"> </text:span>{</text:p>
      <text:p text:style-name="КОД"><text:span text:style-name="T7"><text:s text:c="8"/></text:span><text:span text:style-name="T28">case</text:span><text:span text:style-name="T7"> </text:span><text:span text:style-name="T2">Token</text:span>::<text:span text:style-name="T2">Asterisk</text:span>:<text:span text:style-name="T7"> </text:span><text:span text:style-name="T20">//</text:span><text:span text:style-name="T7"> </text:span><text:span text:style-name="T20">умножение</text:span></text:p>
      <text:p text:style-name="КОД"><text:span text:style-name="T7"><text:s text:c="12"/></text:span><text:span text:style-name="T15">next</text:span>();</text:p>
      <text:p text:style-name="КОД"><text:span text:style-name="T7"><text:s text:c="12"/></text:span><text:span text:style-name="T15">Factor</text:span>();</text:p>
      <text:p text:style-name="КОД"><text:span text:style-name="T7"><text:s text:c="12"/></text:span><text:span text:style-name="T28">break</text:span>;</text:p>
      <text:p text:style-name="КОД"><text:span text:style-name="T7"><text:s text:c="8"/></text:span><text:span text:style-name="T28">case</text:span><text:span text:style-name="T7"> </text:span><text:span text:style-name="T2">Token</text:span>::<text:span text:style-name="T2">Slash</text:span>:<text:span text:style-name="T7"> </text:span><text:span text:style-name="T20">//</text:span><text:span text:style-name="T7"> </text:span><text:span text:style-name="T20">деление</text:span></text:p>
      <text:p text:style-name="КОД"><text:span text:style-name="T7"><text:s text:c="12"/></text:span><text:span text:style-name="T15">next</text:span>();</text:p>
      <text:p text:style-name="КОД"><text:span text:style-name="T7"><text:s text:c="12"/></text:span><text:span text:style-name="T15">Factor</text:span>();</text:p>
      <text:p text:style-name="КОД"><text:span text:style-name="T7"><text:s text:c="12"/></text:span><text:span text:style-name="T28">break</text:span>;</text:p>
      <text:p text:style-name="КОД"><text:span text:style-name="T7"><text:s text:c="8"/></text:span><text:span text:style-name="T28">default</text:span>:</text:p>
      <text:p text:style-name="КОД"><text:span text:style-name="T7"><text:s text:c="12"/></text:span><text:span text:style-name="T28">return</text:span>;</text:p>
      <text:p text:style-name="КОД"><text:span text:style-name="T7"><text:s text:c="8"/></text:span>}</text:p>
      <text:p text:style-name="КОД"><text:span text:style-name="T7"><text:s text:c="4"/></text:span>}<text:span text:style-name="T7"> </text:span><text:span text:style-name="T28">while</text:span><text:span text:style-name="T7"> </text:span>(<text:span text:style-name="T28">true</text:span>);</text:p>
      <text:p text:style-name="КОД">}</text:p>
      <text:p text:style-name="Horizontal_20_Line"/>
      <text:p text:style-name="КОД"><text:span text:style-name="T28">void</text:span><text:span text:style-name="T7"> </text:span><text:span text:style-name="T2">Parser</text:span>::<text:span text:style-name="T16">Factor</text:span>()</text:p>
      <text:p text:style-name="КОД">{</text:p>
      <text:p text:style-name="КОД"><text:span text:style-name="T7"><text:s text:c="4"/></text:span><text:span text:style-name="T28">switch</text:span><text:span text:style-name="T7"> </text:span>(<text:span text:style-name="T15">lookahead</text:span>())<text:span text:style-name="T7"> </text:span>{</text:p>
      <text:p text:style-name="КОД"><text:soft-page-break/><text:span text:style-name="T7"><text:s text:c="4"/></text:span><text:span text:style-name="T28">case</text:span><text:span text:style-name="T7"> </text:span><text:span text:style-name="T2">Token</text:span>::<text:span text:style-name="T2">Identifier</text:span>:</text:p>
      <text:p text:style-name="КОД"><text:span text:style-name="T7"><text:s text:c="8"/></text:span><text:span text:style-name="T15">next</text:span>();</text:p>
      <text:p text:style-name="КОД"><text:span text:style-name="T7"><text:s text:c="8"/></text:span><text:span text:style-name="T28">break</text:span>;</text:p>
      <text:p text:style-name="КОД"><text:span text:style-name="T7"><text:s text:c="4"/></text:span><text:span text:style-name="T28">case</text:span><text:span text:style-name="T7"> </text:span><text:span text:style-name="T2">Token</text:span>::<text:span text:style-name="T2">IntegerNumber</text:span>:</text:p>
      <text:p text:style-name="КОД"><text:span text:style-name="T7"><text:s text:c="8"/></text:span><text:span text:style-name="T15">next</text:span>();</text:p>
      <text:p text:style-name="КОД"><text:span text:style-name="T7"><text:s text:c="8"/></text:span><text:span text:style-name="T28">break</text:span>;</text:p>
      <text:p text:style-name="КОД"><text:span text:style-name="T7"><text:s text:c="4"/></text:span><text:span text:style-name="T28">default</text:span>:<text:span text:style-name="T7"> </text:span><text:span text:style-name="T20">//</text:span><text:span text:style-name="T7"> </text:span><text:span text:style-name="T20">ошибка,</text:span><text:span text:style-name="T7"> </text:span><text:span text:style-name="T20">нужен</text:span><text:span text:style-name="T7"> </text:span><text:span text:style-name="T20">терминал</text:span><text:span text:style-name="T7"> </text:span><text:span text:style-name="T20">в</text:span><text:span text:style-name="T7"> </text:span><text:span text:style-name="T20">виде</text:span><text:span text:style-name="T7"> </text:span><text:span text:style-name="T20">числа,</text:span><text:span text:style-name="T7"> </text:span><text:span text:style-name="T20">идентификатора</text:span><text:span text:style-name="T7"> </text:span><text:span text:style-name="T20">и</text:span><text:span text:style-name="T7"> </text:span><text:span text:style-name="T20">т.п.</text:span></text:p>
      <text:p text:style-name="КОД"><text:span text:style-name="T7"><text:s text:c="8"/></text:span><text:span text:style-name="T15">expected</text:span>(<text:span text:style-name="T2">Token</text:span>::<text:span text:style-name="T2">Identifier</text:span>);</text:p>
      <text:p text:style-name="КОД"><text:span text:style-name="T7"><text:s text:c="4"/></text:span>}</text:p>
      <text:p text:style-name="КОД">}</text:p>
      <text:p text:style-name="Horizontal_20_Line"/>
      <text:p text:style-name="P92">Теперь мы уверены, что считанный лишний токен будет обработан следующим правилом.</text:p>
      <text:p text:style-name="P93">Следующее правило:</text:p>
      <text:p text:style-name="КОД">SimpleExpression : Term</text:p>
      <text:p text:style-name="КОД"><text:s text:c="17"/>| SimpleExpression '+' Term</text:p>
      <text:p text:style-name="КОД"><text:s text:c="17"/>| SimpleExpression '-' Term</text:p>
      <text:p text:style-name="КОД"><text:s text:c="17"/>;</text:p>
      <text:p text:style-name="P94">Оно очень похоже на Term(), который служит для повышения приоритета операторов * и /.</text:p>
      <text:p text:style-name="КОД"><text:span text:style-name="T28">void</text:span><text:span text:style-name="T7"> </text:span><text:span text:style-name="T2">Parser</text:span>::<text:span text:style-name="T16">SimpleExpression</text:span>()</text:p>
      <text:p text:style-name="КОД">{</text:p>
      <text:p text:style-name="КОД"><text:span text:style-name="T7"><text:s text:c="4"/></text:span><text:span text:style-name="T15">Term</text:span>();</text:p>
      <text:p text:style-name="КОД"><text:span text:style-name="T7"><text:s text:c="4"/></text:span><text:span text:style-name="T28">do</text:span><text:span text:style-name="T7"> </text:span>{</text:p>
      <text:p text:style-name="КОД"><text:span text:style-name="T7"><text:s text:c="8"/></text:span><text:span text:style-name="T28">switch</text:span><text:span text:style-name="T7"> </text:span>(<text:span text:style-name="T15">lookahead</text:span>())<text:span text:style-name="T7"> </text:span>{</text:p>
      <text:p text:style-name="КОД"><text:span text:style-name="T7"><text:s text:c="8"/></text:span><text:span text:style-name="T28">case</text:span><text:span text:style-name="T7"> </text:span><text:span text:style-name="T2">Token</text:span>::<text:span text:style-name="T2">Plus</text:span>:</text:p>
      <text:p text:style-name="КОД"><text:span text:style-name="T7"><text:s text:c="12"/></text:span><text:span text:style-name="T15">next</text:span>();</text:p>
      <text:p text:style-name="КОД"><text:span text:style-name="T7"><text:s text:c="12"/></text:span><text:span text:style-name="T15">Term</text:span>();</text:p>
      <text:p text:style-name="КОД"><text:span text:style-name="T7"><text:s text:c="12"/></text:span><text:span text:style-name="T28">break</text:span>;</text:p>
      <text:p text:style-name="КОД"><text:span text:style-name="T7"><text:s text:c="8"/></text:span><text:span text:style-name="T28">case</text:span><text:span text:style-name="T7"> </text:span><text:span text:style-name="T2">Token</text:span>::<text:span text:style-name="T2">Minus</text:span>:</text:p>
      <text:p text:style-name="КОД"><text:span text:style-name="T7"><text:s text:c="12"/></text:span><text:span text:style-name="T15">next</text:span>();</text:p>
      <text:p text:style-name="КОД"><text:span text:style-name="T7"><text:s text:c="12"/></text:span><text:span text:style-name="T15">Term</text:span>();</text:p>
      <text:p text:style-name="КОД"><text:span text:style-name="T7"><text:s text:c="12"/></text:span><text:span text:style-name="T28">break</text:span>;</text:p>
      <text:p text:style-name="КОД"><text:span text:style-name="T7"><text:s text:c="8"/></text:span><text:span text:style-name="T28">default</text:span>:</text:p>
      <text:p text:style-name="КОД"><text:span text:style-name="T7"><text:s text:c="12"/></text:span><text:span text:style-name="T28">return</text:span>;</text:p>
      <text:p text:style-name="КОД"><text:span text:style-name="T7"><text:s text:c="8"/></text:span>}</text:p>
      <text:p text:style-name="КОД"><text:span text:style-name="T7"><text:s text:c="4"/></text:span>}<text:span text:style-name="T7"> </text:span><text:span text:style-name="T28">while</text:span><text:span text:style-name="T7"> </text:span>(<text:span text:style-name="T28">true</text:span>);</text:p>
      <text:p text:style-name="КОД">}</text:p>
      <text:p text:style-name="Horizontal_20_Line"/>
      <text:p text:style-name="P94">Правило Expression будет пока просто вызывать SimpleExpression:</text:p>
      <text:p text:style-name="КОД">Expression : SimpleExpression</text:p>
      <text:p text:style-name="КОД"><text:s text:c="11"/>;</text:p>
      <text:p text:style-name="Horizontal_20_Line"/>
      <text:p text:style-name="КОД"><text:span text:style-name="T28">void</text:span><text:span text:style-name="T7"> </text:span><text:span text:style-name="T2">Parser</text:span>::<text:span text:style-name="T16">Expression</text:span>()</text:p>
      <text:p text:style-name="КОД">{</text:p>
      <text:p text:style-name="КОД"><text:span text:style-name="T7"><text:s text:c="4"/></text:span><text:span text:style-name="T15">SimpleExpression</text:span>();</text:p>
      <text:p text:style-name="КОД">}</text:p>
      <text:p text:style-name="Horizontal_20_Line"/>
      <text:p text:style-name="P94">Правило для переменных:</text:p>
      <text:p text:style-name="КОД">Variable : Identifier</text:p>
      <text:p text:style-name="КОД"><text:s text:c="9"/>;</text:p>
      <text:p text:style-name="P94">Пока это просто идентификатор, <text:s/>но позже там может быть и какой-то объект с присваиваемым свойством.</text:p>
      <text:p text:style-name="КОД"><text:span text:style-name="T28">void</text:span><text:span text:style-name="T7"> </text:span><text:span text:style-name="T2">Parser</text:span>::<text:span text:style-name="T16">Variable</text:span>()</text:p>
      <text:p text:style-name="КОД">{</text:p>
      <text:p text:style-name="КОД"><text:span text:style-name="T7"><text:s text:c="4"/></text:span><text:span text:style-name="T15">match</text:span>(<text:span text:style-name="T2">Token</text:span>::<text:span text:style-name="T2">Identifier</text:span>);</text:p>
      <text:p text:style-name="КОД"><text:soft-page-break/>}</text:p>
      <text:p text:style-name="Horizontal_20_Line"/>
      <text:p text:style-name="P95">Правило для операции присваивания:</text:p>
      <text:p text:style-name="КОД">AssignStatement : Variable Assign Expression</text:p>
      <text:p text:style-name="КОД"><text:s text:c="16"/>;</text:p>
      <text:p text:style-name="Horizontal_20_Line"/>
      <text:p text:style-name="КОД"><text:span text:style-name="T28">void</text:span><text:span text:style-name="T7"> </text:span><text:span text:style-name="T2">Parser</text:span>::<text:span text:style-name="T16">AssignStatement</text:span>()</text:p>
      <text:p text:style-name="КОД">{</text:p>
      <text:p text:style-name="КОД"><text:span text:style-name="T7"><text:s text:c="4"/></text:span><text:span text:style-name="T15">Variable</text:span>();</text:p>
      <text:p text:style-name="КОД"><text:span text:style-name="T7"><text:s text:c="4"/></text:span><text:span text:style-name="T15">match</text:span>(<text:span text:style-name="T2">Token</text:span>::<text:span text:style-name="T2">Assign</text:span>);</text:p>
      <text:p text:style-name="КОД"><text:span text:style-name="T7"><text:s text:c="4"/></text:span><text:span text:style-name="T15">Expression</text:span>();</text:p>
      <text:p text:style-name="КОД">}</text:p>
      <text:p text:style-name="Horizontal_20_Line"/>
      <text:p text:style-name="P96">Выражение:</text:p>
      <text:p text:style-name="КОД">Statement : AssignStatement</text:p>
      <text:p text:style-name="КОД"><text:s text:c="10"/>;</text:p>
      <text:p text:style-name="Horizontal_20_Line"/>
      <text:p text:style-name="КОД"><text:span text:style-name="T28">void</text:span><text:span text:style-name="T7"> </text:span><text:span text:style-name="T2">Parser</text:span>::<text:span text:style-name="T16">Statement</text:span>()</text:p>
      <text:p text:style-name="КОД">{</text:p>
      <text:p text:style-name="КОД"><text:span text:style-name="T7"><text:s text:c="4"/></text:span><text:span text:style-name="T15">AssignStatement</text:span>();</text:p>
      <text:p text:style-name="КОД">}</text:p>
      <text:p text:style-name="Horizontal_20_Line"/>
      <text:p text:style-name="P96">И список выражений:</text:p>
      <text:p text:style-name="КОД">StatementList : Statement</text:p>
      <text:p text:style-name="КОД"><text:s text:c="14"/>| Statement ';' StatementList</text:p>
      <text:p text:style-name="КОД"><text:s text:c="14"/>|</text:p>
      <text:p text:style-name="КОД"><text:s text:c="14"/>;</text:p>
      <text:p text:style-name="Horizontal_20_Line"/>
      <text:p text:style-name="КОД"><text:span text:style-name="T28">void</text:span><text:span text:style-name="T7"> </text:span>Parser::StatementList()</text:p>
      <text:p text:style-name="КОД">{</text:p>
      <text:p text:style-name="КОД"><text:span text:style-name="T7"><text:s text:c="4"/></text:span><text:span text:style-name="T28">do</text:span><text:span text:style-name="T7"> </text:span>{</text:p>
      <text:p text:style-name="КОД"><text:span text:style-name="T7"><text:s text:c="8"/></text:span><text:span text:style-name="T28">switch</text:span><text:span text:style-name="T7"> </text:span>(<text:span text:style-name="T15">lookahead</text:span>())<text:span text:style-name="T7"> </text:span>{</text:p>
      <text:p text:style-name="КОД"><text:span text:style-name="T7"><text:s text:c="8"/></text:span><text:span text:style-name="T28">case</text:span><text:span text:style-name="T7"> </text:span><text:span text:style-name="T2">Token</text:span>::<text:span text:style-name="T2">Eof</text:span>:</text:p>
      <text:p text:style-name="КОД"><text:span text:style-name="T7"><text:s text:c="12"/></text:span><text:span text:style-name="T28">return</text:span>;</text:p>
      <text:p text:style-name="КОД"><text:span text:style-name="T7"><text:s text:c="8"/></text:span><text:span text:style-name="T28">case</text:span><text:span text:style-name="T7"> </text:span><text:span text:style-name="T2">Token</text:span>::<text:span text:style-name="T2">Semicolon</text:span>:</text:p>
      <text:p text:style-name="КОД"><text:span text:style-name="T7"><text:s text:c="12"/></text:span><text:span text:style-name="T15">next</text:span>();</text:p>
      <text:p text:style-name="КОД"><text:span text:style-name="T7"><text:s text:c="12"/></text:span><text:span text:style-name="T28">continue</text:span>;</text:p>
      <text:p text:style-name="КОД"><text:span text:style-name="T7"><text:s text:c="8"/></text:span><text:span text:style-name="T28">default</text:span>:</text:p>
      <text:p text:style-name="КОД"><text:span text:style-name="T7"><text:s text:c="12"/></text:span><text:span text:style-name="T15">Statement</text:span>();</text:p>
      <text:p text:style-name="КОД"><text:span text:style-name="T7"><text:s text:c="12"/></text:span><text:span text:style-name="T28">break</text:span>;</text:p>
      <text:p text:style-name="КОД"><text:span text:style-name="T7"><text:s text:c="8"/></text:span>}</text:p>
      <text:p text:style-name="КОД"><text:span text:style-name="T7"><text:s text:c="4"/></text:span>}<text:span text:style-name="T7"> </text:span><text:span text:style-name="T28">while</text:span><text:span text:style-name="T7"> </text:span>(<text:span text:style-name="T28">true</text:span>);</text:p>
      <text:p text:style-name="КОД">}</text:p>
      <text:p text:style-name="Horizontal_20_Line"/>
      <text:p text:style-name="P96">Правила закончены. Изменим метод parse():</text:p>
      <text:p text:style-name="КОД"><text:span text:style-name="T28">void</text:span><text:span text:style-name="T7"> </text:span><text:span text:style-name="T2">Parser</text:span>::<text:span text:style-name="T16">parse</text:span>(<text:span text:style-name="T28">const</text:span><text:span text:style-name="T7"> </text:span><text:span text:style-name="T2">std</text:span>::<text:span text:style-name="T2">u32string</text:span><text:span text:style-name="T7"> </text:span>&amp;<text:span text:style-name="T12">strCode</text:span>)</text:p>
      <text:p text:style-name="КОД">{</text:p>
      <text:p text:style-name="КОД"><text:span text:style-name="T7"><text:s text:c="4"/></text:span><text:span text:style-name="T42">_lexer</text:span><text:span text:style-name="T7"> </text:span><text:span text:style-name="T15">=</text:span><text:span text:style-name="T7"> </text:span><text:span text:style-name="T2">std</text:span>::<text:span text:style-name="T15">make_unique</text:span>&lt;<text:span text:style-name="T2">Lexer</text:span>&gt;(<text:span text:style-name="T12">strCode</text:span>);</text:p>
      <text:p text:style-name="КОД"><text:span text:style-name="T7"><text:s text:c="4"/></text:span><text:span text:style-name="T28">while</text:span><text:span text:style-name="T7"> </text:span>(<text:span text:style-name="T42">_lexer</text:span><text:span text:style-name="T15">-&gt;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15">StatementList</text:span>();</text:p>
      <text:p text:style-name="КОД"><text:span text:style-name="T7"><text:s text:c="4"/></text:span>}</text:p>
      <text:p text:style-name="КОД">}</text:p>
      <text:p text:style-name="Horizontal_20_Line"/>
      <text:p text:style-name="P96"><text:soft-page-break/>Запустим проект «unittest». Всё должно быть без ошибок:</text:p>
      <text:p text:style-name="ВЫВОД">Tests OK</text:p>
      <text:p text:style-name="P96">Отлично! Наш транслятор только что принял и без ошибок обработал выражение:</text:p>
      <text:p text:style-name="КОД"><text:span text:style-name="T20">i</text:span><text:span text:style-name="T7"> </text:span><text:span text:style-name="T20">=</text:span><text:span text:style-name="T7"> </text:span><text:span text:style-name="T20">3</text:span><text:span text:style-name="T7"> </text:span><text:span text:style-name="T20">+</text:span><text:span text:style-name="T7"> </text:span><text:span text:style-name="T20">2;</text:span></text:p>
      <text:p text:style-name="P96">Откроем simpleexpression_test.cpp и добавим ещё несколько тестов:</text:p>
      <text:p text:style-name="КОД"><text:span text:style-name="T28">void</text:span><text:span text:style-name="T7"> </text:span>SimpleExpression_Test::test_simpleAssign()</text:p>
      <text:p text:style-name="КОД">{</text:p>
      <text:p text:style-name="КОД"><text:span text:style-name="T7"><text:s text:c="4"/></text:span><text:span text:style-name="T28">const</text:span><text:span text:style-name="T7"> </text:span><text:span text:style-name="T2">u32string</text:span><text:span text:style-name="T7"> </text:span><text:span text:style-name="T12">code</text:span><text:span text:style-name="T7"> </text:span>=<text:span text:style-name="T7"> </text:span><text:span text:style-name="T20">U"i = 3 + 2;"</text:span>;</text:p>
      <text:p text:style-name="КОД"><text:span text:style-name="T7"><text:s text:c="4"/></text:span><text:span text:style-name="T2">EScript</text:span><text:span text:style-name="T7"> </text:span><text:span text:style-name="T12">engine</text:span>;</text:p>
      <text:p text:style-name="КОД"><text:span text:style-name="T7"><text:s text:c="4"/></text:span><text:span text:style-name="T12">engine</text:span>.<text:span text:style-name="T15">eval</text:span>(<text:span text:style-name="T12">code</text:span>);</text:p>
      <text:p text:style-name="КОД"><text:span text:style-name="T7"><text:s text:c="4"/></text:span><text:span text:style-name="T28">const</text:span><text:span text:style-name="T7"> </text:span><text:span text:style-name="T2">u32string</text:span><text:span text:style-name="T7"> </text:span><text:span text:style-name="T12">code2</text:span><text:span text:style-name="T7"> </text:span>=<text:span text:style-name="T7"> </text:span><text:span text:style-name="T20">U"i</text:span><text:span text:style-name="T7"> </text:span><text:span text:style-name="T20">=</text:span><text:span text:style-name="T7"> </text:span><text:span text:style-name="T20">3</text:span><text:span text:style-name="T7"> </text:span><text:span text:style-name="T20">+</text:span><text:span text:style-name="T7"> </text:span><text:span text:style-name="T20">2*3;"</text:span>;</text:p>
      <text:p text:style-name="КОД"><text:span text:style-name="T7"><text:s text:c="4"/></text:span><text:span text:style-name="T12">engine</text:span>.<text:span text:style-name="T15">eval</text:span>(<text:span text:style-name="T12">code2</text:span>);</text:p>
      <text:p text:style-name="КОД"><text:span text:style-name="T7"><text:s text:c="4"/></text:span><text:span text:style-name="T28">const</text:span><text:span text:style-name="T7"> </text:span><text:span text:style-name="T2">u32string</text:span><text:span text:style-name="T7"> </text:span><text:span text:style-name="T12">code3</text:span><text:span text:style-name="T7"> </text:span>=<text:span text:style-name="T7"> </text:span><text:span text:style-name="T20">U"+"</text:span>;</text:p>
      <text:p text:style-name="КОД"><text:span text:style-name="T7"><text:s text:c="4"/></text:span><text:span text:style-name="T12">engine</text:span>.<text:span text:style-name="T15">eval</text:span>(<text:span text:style-name="T12">code3</text:span>);</text:p>
      <text:p text:style-name="КОД">}</text:p>
      <text:p text:style-name="Horizontal_20_Line"/>
      <text:p text:style-name="P97">В последнем тесте должна быть ошибка. Убедимся, что два проходят, а третий вылетает, после чего третий можно убрать.</text:p>
      <text:p text:style-name="P98">Итак, синтаксический анализатор работает.</text:p>
      <text:p text:style-name="P98">Зафиксируем этот этап: EScriptEngine-<text:span text:style-name="T89">4</text:span>.zip</text:p>
      <text:p text:style-name="P98"/>
      <text:p text:style-name="P109">31.07.2023</text:p>
      <text:h text:style-name="Heading_20_2" text:outline-level="2">Таблицы символов</text:h>
      <text:p text:style-name="P111">Почему мы не переходим сразу к вычислениям? <text:span text:style-name="T94">Чтобы производить вычисления, нам </text:span>предстоит генерировать промежуточный код, который будет создавать много <text:span text:style-name="T94">временных</text:span> переменных, а для их хранения нужны таблицы символов. <text:span text:style-name="T94">Например, выражение:</text:span></text:p>
      <text:p text:style-name="P112">i = 2 + 3 * 4;</text:p>
      <text:p text:style-name="P112">будет сгенерировано в виде трёхадресного кода как</text:p>
      <text:p text:style-name="P112">t1 = 3 * 4;</text:p>
      <text:p text:style-name="P112">t2 = 2 + t1;</text:p>
      <text:p text:style-name="P112">i = t2;</text:p>
      <text:p text:style-name="P112">Таким образом, временные t1, t2 и саму явно объявленную переменную i надо где-то хранить.</text:p>
      <text:p text:style-name="P99">Программа будет представлять собой набор вложенных друг в друга блоков. Самый верхний блок — это глобальная область видимости. По сути, мы сейчас и работаем пока в глобальной области. Каждая пара фигурных скобок будет вводить { новый блок }. Каждая функция будет иметь свою область видимости и т. д. В каждой области видимости будут доступны свои переменные и переменные вышестоящего блока.</text:p>
      <text:p text:style-name="P99">Переменные будут храниться в таблицах символов. Каждая таблица символов будет привязана к конкретной области видимости и иметь указатель на таблицу символов блока <text:soft-page-break/>верхнего уровня. Таким образом, это будет дерево. Если нам понадобится найти какую-то переменную, мы будем искать её снизу вверх, начиная с текущей области видимости.</text:p>
      <text:p text:style-name="P99">Каждая запись таблицы символов будет содержать имя переменной и указатель на соответствующий объект.</text:p>
      <text:p text:style-name="P111"/>
      <text:p text:style-name="Text_20_body"><draw:frame draw:style-name="fr2" draw:name="Изображение2" text:anchor-type="as-char" svg:width="17cm" svg:height="10.994cm" draw:z-index="1"><draw:image xlink:href="Pictures/10000201000002E0000001DC6D0117505EF0915E.png" xlink:type="simple" xlink:show="embed" xlink:actuate="onLoad" draw:mime-type="image/png"/></draw:frame></text:p>
      <text:p text:style-name="P100">В нашем языке если переменная встречается в первый раз в правой части выражения, и при этом она нигде не объявлена, то это ошибка. Переменная должна быть либо введена при присваивании, либо с помощью ключевого слова var. <text:span text:style-name="T90">Встречая в первый раз переменную в правой части или при объявлении мы создаём новую запись в таблице символов.</text:span></text:p>
      <text:p text:style-name="P101"><draw:frame draw:style-name="fr1" draw:name="Изображение3" text:anchor-type="as-char" svg:width="10.345cm" svg:height="5.503cm" draw:z-index="2"><draw:image xlink:href="Pictures/1000000000000187000000D07BFA5CAFD5020C36.png" xlink:type="simple" xlink:show="embed" xlink:actuate="onLoad" draw:mime-type="image/png"/></draw:frame></text:p>
      <text:p text:style-name="P102">На диаграмме класс Unit — это собственно <text:span text:style-name="T95">хранилище объектного </text:span>код<text:span text:style-name="T95">а</text:span> программы, он состоит из блоков. Unit содержит один Block — глобальный, в котором есть другие блоки, код, переменные, функции и т.д. Блоки организованы в древовидную структуру. Каждый блок содержит одну таблицу символов.</text:p>
      <text:p text:style-name="P103"><text:soft-page-break/>Кроме того, в Unit будет содержаться и объект для сгенерированного кода, и область данных, но об этом позже.</text:p>
      <text:p text:style-name="P103">Добавим эти классы в проект EScript, <text:span text:style-name="T91">пока </text:span><text:span text:style-name="T95">эти классы будут </text:span><text:span text:style-name="T91">пустые</text:span>. <text:span text:style-name="T91">Сейчас мы создадим тест и определим, какой интерфейс для них будет лучше. Добавим в проект «unittest» класс </text:span></text:p>
      <text:p text:style-name="КОД">#<text:span text:style-name="T26">ifndef</text:span><text:span text:style-name="T7"> </text:span><text:span text:style-name="T26">CODEUNIT_TEST_H</text:span></text:p>
      <text:p text:style-name="КОД">#<text:span text:style-name="T26">define</text:span><text:span text:style-name="T7"> </text:span><text:span text:style-name="T26">CODEUNIT_TEST_H</text:span></text:p>
      <text:p text:style-name="КОД"><text:span text:style-name="T28">class</text:span><text:span text:style-name="T7"> </text:span><text:span text:style-name="T3">CodeUnit_Test</text:span></text:p>
      <text:p text:style-name="КОД">{</text:p>
      <text:p text:style-name="КОД"><text:span text:style-name="T28">public</text:span>:</text:p>
      <text:p text:style-name="КОД"><text:span text:style-name="T7"><text:s text:c="4"/></text:span><text:span text:style-name="T28">void</text:span><text:span text:style-name="T7"> </text:span><text:span text:style-name="T16">run</text:span>();</text:p>
      <text:p text:style-name="КОД"><text:span text:style-name="T28">private</text:span>:</text:p>
      <text:p text:style-name="КОД"><text:span text:style-name="T7"><text:s text:c="4"/></text:span><text:span text:style-name="T28">void</text:span><text:span text:style-name="T7"> </text:span><text:span text:style-name="T16">initTestCase</text:span>();</text:p>
      <text:p text:style-name="КОД"><text:span text:style-name="T7"><text:s text:c="4"/></text:span><text:span text:style-name="T28">void</text:span><text:span text:style-name="T7"> </text:span><text:span text:style-name="T16">cleanupTestCase</text:span>();</text:p>
      <text:p text:style-name="КОД"><text:span text:style-name="T7"><text:s text:c="4"/></text:span><text:span text:style-name="T28">void</text:span><text:span text:style-name="T7"> </text:span><text:span text:style-name="T16">test_objectsWork</text:span>();</text:p>
      <text:p text:style-name="КОД">};</text:p>
      <text:p text:style-name="КОД">#<text:span text:style-name="T26">endif</text:span><text:span text:style-name="T7"> </text:span><text:span text:style-name="T20">//</text:span><text:span text:style-name="T7"> </text:span><text:span text:style-name="T20">CODEUNIT_TEST_H</text:span></text:p>
      <text:p text:style-name="Horizontal_20_Line"/>
      <text:p text:style-name="КОД">#<text:span text:style-name="T26">include</text:span><text:span text:style-name="T7"> </text:span><text:span text:style-name="T20">"stdafx.h"</text:span></text:p>
      <text:p text:style-name="КОД">#<text:span text:style-name="T26">include</text:span><text:span text:style-name="T7"> </text:span><text:span text:style-name="T20">"codeunit_test.h"</text:span></text:p>
      <text:p text:style-name="КОД"><text:span text:style-name="T28">using</text:span><text:span text:style-name="T7"> </text:span><text:span text:style-name="T28">namespace</text:span><text:span text:style-name="T7"> </text:span><text:span text:style-name="T2">escript</text:span>;</text:p>
      <text:p text:style-name="КОД"><text:span text:style-name="T28">using</text:span><text:span text:style-name="T7"> </text:span><text:span text:style-name="T28">namespace</text:span><text:span text:style-name="T7"> </text:span><text:span text:style-name="T2">std</text:span>;</text:p>
      <text:p text:style-name="КОД"><text:span text:style-name="T28">void</text:span><text:span text:style-name="T7"> </text:span><text:span text:style-name="T2">CodeUnit_Test</text:span>::<text:span text:style-name="T16">run</text:span>()</text:p>
      <text:p text:style-name="КОД">{</text:p>
      <text:p text:style-name="КОД"><text:span text:style-name="T7"><text:s text:c="4"/></text:span><text:span text:style-name="T15">initTestCase</text:span>();</text:p>
      <text:p text:style-name="КОД"><text:span text:style-name="T7"><text:s text:c="4"/></text:span><text:span text:style-name="T15">test_objectsWork</text:span>();</text:p>
      <text:p text:style-name="КОД"><text:span text:style-name="T7"><text:s text:c="4"/></text:span><text:span text:style-name="T15">cleanupTestCase</text:span>();</text:p>
      <text:p text:style-name="КОД">}</text:p>
      <text:p text:style-name="КОД"><text:span text:style-name="T28">void</text:span><text:span text:style-name="T7"> </text:span><text:span text:style-name="T2">CodeUnit_Test</text:span>::<text:span text:style-name="T16">initTestCase</text:span>()</text:p>
      <text:p text:style-name="КОД">{</text:p>
      <text:p text:style-name="КОД">}</text:p>
      <text:p text:style-name="КОД"><text:span text:style-name="T28">void</text:span><text:span text:style-name="T7"> </text:span><text:span text:style-name="T2">CodeUnit_Test</text:span>::<text:span text:style-name="T16">cleanupTestCase</text:span>()</text:p>
      <text:p text:style-name="КОД">{</text:p>
      <text:p text:style-name="КОД">}</text:p>
      <text:p text:style-name="КОД"><text:span text:style-name="T28">void</text:span><text:span text:style-name="T7"> </text:span><text:span text:style-name="T2">CodeUnit_Test</text:span>::<text:span text:style-name="T16">test_objectsWork</text:span>()</text:p>
      <text:p text:style-name="КОД">{</text:p>
      <text:p text:style-name="КОД">}</text:p>
      <text:p text:style-name="Horizontal_20_Line"/>
      <text:p text:style-name="P104">В функцию main() также добавим вызов этого теста:</text:p>
      <text:p text:style-name="КОД"><text:span text:style-name="T28">int</text:span><text:span text:style-name="T7"> </text:span><text:span text:style-name="T16">main</text:span>()</text:p>
      <text:p text:style-name="КОД">{</text:p>
      <text:p text:style-name="КОД"><text:span text:style-name="T7"><text:s text:c="4"/></text:span><text:span text:style-name="T2">Lexer_Test</text:span>().<text:span text:style-name="T15">run</text:span>();</text:p>
      <text:p text:style-name="КОД"><text:span text:style-name="T7"><text:s text:c="4"/></text:span><text:span text:style-name="T2">SimpleExpression_Test</text:span>().<text:span text:style-name="T15">run</text:span>();</text:p>
      <text:p text:style-name="КОД"><text:span text:style-name="T7"><text:s text:c="4"/></text:span><text:span text:style-name="T2">CodeUnit_Test</text:span>().<text:span text:style-name="T15">run</text:span>();</text:p>
      <text:p text:style-name="КОД"><text:span text:style-name="T7"><text:s text:c="4"/></text:span><text:span text:style-name="T30">cout</text:span><text:span text:style-name="T7"> </text:span><text:span text:style-name="T15">&lt;&lt;</text:span><text:span text:style-name="T7"> </text:span><text:span text:style-name="T20">"Tests OK"</text:span><text:span text:style-name="T7"> </text:span><text:span text:style-name="T15">&lt;&lt;</text:span><text:span text:style-name="T7"> </text:span><text:span text:style-name="T15">endl</text:span>;</text:p>
      <text:p text:style-name="КОД"><text:span text:style-name="T7"><text:s text:c="4"/></text:span><text:span text:style-name="T28">return</text:span><text:span text:style-name="T7"> </text:span><text:span text:style-name="T26">0</text:span>;</text:p>
      <text:p text:style-name="КОД">}</text:p>
      <text:p text:style-name="Horizontal_20_Line"/>
      <text:p text:style-name="P105">В начале работы мы создаём объект Unit. Для этого лучше всего сделать переменную-член в объекте EScript.</text:p>
      <text:p text:style-name="КОД"><text:span text:style-name="T28">class</text:span><text:span text:style-name="T7"> </text:span><text:span text:style-name="T26">ESCRIPT_EXPORT</text:span><text:span text:style-name="T7"> </text:span><text:span text:style-name="T3">EScript</text:span></text:p>
      <text:p text:style-name="КОД">{</text:p>
      <text:p text:style-name="КОД"><text:span text:style-name="T28">private</text:span>:</text:p>
      <text:p text:style-name="P182"><text:span text:style-name="T7"><text:s text:c="4"/></text:span><text:span text:style-name="T2">std</text:span>::<text:span text:style-name="T5">shared</text:span><text:span text:style-name="T2">_ptr</text:span>&lt;<text:span text:style-name="T2">Unit</text:span>&gt;<text:span text:style-name="T7"> </text:span><text:span text:style-name="T42">_unit</text:span>;</text:p>
      <text:p text:style-name="КОД">...</text:p>
      <text:p text:style-name="Horizontal_20_Line"/>
      <text:p text:style-name="P106"><text:soft-page-break/>По мере вызовов eval()…eval()…eval() этот модуль будет заполняться новым кодом и переменными. Нам нужен метод для сброса движка в первоначальное состояние:</text:p>
      <text:p text:style-name="КОД"><text:span text:style-name="T7"><text:s text:c="4"/></text:span><text:span text:style-name="T26">/**</text:span></text:p>
      <text:p text:style-name="КОД"><text:span text:style-name="T7"><text:s text:c="5"/></text:span><text:span text:style-name="T26">*</text:span><text:span text:style-name="T7"> </text:span><text:span text:style-name="T27">@brief</text:span><text:span text:style-name="T7"> </text:span><text:span text:style-name="T26">Сбрасывает</text:span><text:span text:style-name="T7"> </text:span><text:span text:style-name="T26">движок</text:span><text:span text:style-name="T7"> </text:span><text:span text:style-name="T26">в</text:span><text:span text:style-name="T7"> </text:span><text:span text:style-name="T26">первоначальное</text:span><text:span text:style-name="T7"> </text:span><text:span text:style-name="T26">состояние.</text:span></text:p>
      <text:p text:style-name="КОД"><text:span text:style-name="T7"><text:s text:c="5"/></text:span><text:span text:style-name="T26">*/</text:span></text:p>
      <text:p text:style-name="P181"><text:span text:style-name="T7"><text:s text:c="4"/></text:span><text:span text:style-name="T28">void</text:span><text:span text:style-name="T7"> </text:span><text:span text:style-name="T16">clear</text:span>();</text:p>
      <text:p text:style-name="Horizontal_20_Line"/>
      <text:p text:style-name="P107"><text:span text:style-name="T92">Подобный</text:span> метод нужен у программного модуля <text:span text:style-name="T92">Unit</text:span>: он очистит блоки, область кода, область данных, и вызовет такой же метод у таблиц символов. <text:span text:style-name="T93">Его мы вызовем и в деструкторе ~EScript().</text:span></text:p>
      <text:p text:style-name="P108">В <text:span text:style-name="T92">Unit </text:span>будет содержаться один объект Block:</text:p>
      <text:p text:style-name="КОД"><text:span text:style-name="T28">class</text:span><text:span text:style-name="T7"> </text:span>ESCRIPT_EXPORT<text:span text:style-name="T7"> </text:span>Unit</text:p>
      <text:p text:style-name="КОД">{</text:p>
      <text:p text:style-name="КОД"><text:span text:style-name="T28">private</text:span>:</text:p>
      <text:p text:style-name="КОД"><text:span text:style-name="T7"><text:s text:c="4"/></text:span><text:span text:style-name="T2">std</text:span>::<text:span text:style-name="T5">shared</text:span><text:span text:style-name="T2">_ptr</text:span>&lt;<text:span text:style-name="T2">Block</text:span>&gt;<text:span text:style-name="T7"> </text:span><text:span text:style-name="T42">_block</text:span>;</text:p>
      <text:p text:style-name="КОД">...</text:p>
      <text:p text:style-name="Horizontal_20_Line"/>
      <text:p text:style-name="P108">А в Block будет древовидная структура: блок будет содержать вложенные блоки с двунаправленными ссылками. Для добавления блока нужен метод Block::addBlock().</text:p>
      <text:p text:style-name="P110">Пока мы реализуем простейшую «плоскую» модель кода, функций и вложенных блоков не будет, тем не менее, протестируем всё на будущее. Кроме того, мы пока не реализуем записи активации, т. к. функций ещё нет. Сборку мусора тоже отложим на потом, сделаем так, чтобы переменные при удалении удаляли и свои данные. Наша ближайшая задача — заставить движок что-нибудь выполнять. Но для этого нужно ещё <text:span text:style-name="T95">разработать</text:span> промежуточный код, исполняющую машину, организацию памяти.</text:p>
      <text:p text:style-name="P105">Допустим в коде мы встретили идентификатор и решили добавить его как переменную в таблицу символов.</text:p>
      <text:p text:style-name="P113">Запись Symbol в таблице символов содержит указатель на данные, которые будут изменяться во время работы. Например, Symbol хранит указатель на целое число. В процессе работы это число меняется. Что если это происходит с локальной переменной? В этом случае при вызове подпрограммы мы сохраняем в стеке все значения локальных переменных, а после возврата из вызванной функции восстанавливаем эти значения по тем же адресам, куда указывают записи таблицы символов.</text:p>
      <text:p text:style-name="P114">Пока мы сделаем так: запись таблицы символов указывает на данные. <text:span text:style-name="T101">Пока работаем с целыми числами, и указатель показывает на конкретное целое число</text:span>. Помним, что задача — заставить исполняющую машину, которой ещё нет, заработать. Поэтому сейчас нужно сделать интерфейс, а внутреннюю реализацию мы заменим на этапе оптимизации. <text:span text:style-name="T96">Для этого учтём следующее:</text:span></text:p>
      <text:list xml:id="list4123667838" text:style-name="L3">
        <text:list-item>
          <text:p text:style-name="P199">тип данных переменной может быть изменён при следующем присваивании, </text:p>
        </text:list-item>
        <text:list-item>
          <text:p text:style-name="P199"><text:span text:style-name="T98">при смене типа </text:span>предыдущие данные, на которые ссылается эта переменная, мы должны удалить, <text:span text:style-name="T98">если на них больше нет ссылок.</text:span></text:p>
        </text:list-item>
        <text:list-item>
          <text:p text:style-name="P200">запись в таблице символов должна давать абстрагированный доступ к данным переменных каждого типа</text:p>
        </text:list-item>
        <text:list-item>
          <text:p text:style-name="P201"><text:soft-page-break/>при обнаружении новой переменной её значение мы можем вставить в известную область памяти</text:p>
        </text:list-item>
      </text:list>
      <text:p text:style-name="P115">Предположим, что мы работаем только с целыми числами.</text:p>
      <text:p text:style-name="P115">Пусть распределением памяти под значения переменных занимается класс программного модуля — Unit.</text:p>
      <text:p text:style-name="P115">Добавим в Unit блок для хранения целых чисел. Это будет массив для помещения туда значений всех целочисленных переменных, обнаруженных на этапе компиляции.</text:p>
      <text:p text:style-name="P116">Тогда класс Symbol должен просто вернуть указатель на число в этом <text:span text:style-name="T97">списке</text:span>.</text:p>
      <text:p text:style-name="P117">Класс Symbol — это просто запись в таблице символов, связь между именем и хранимыми где-то данными. Он ничего не вычисляет и не устанавливает, потому что мы пишем транслятор. Вычислять всё будет среда исполнения.</text:p>
      <text:p text:style-name="P117"><text:span text:style-name="T99">У</text:span> нас есть три случая, когда может появиться новая переменная:</text:p>
      <text:p text:style-name="КОД">var x = 10; // вводим переменную целого типа</text:p>
      <text:p text:style-name="КОД">var y; // undefined</text:p>
      <text:p text:style-name="КОД">z = 10 + " штук"; // новая переменная типа «строка»</text:p>
      <text:p text:style-name="P117">В процессе трансляции в первом случае мы вносим запись в таблицу символов и сразу выделяем место для целого числа.</text:p>
      <text:p text:style-name="P117">Во втором случае мы помещаем запись в таблицу символов, но память не выделяем.</text:p>
      <text:p text:style-name="P117">В третьем случае для переменной z мы выводим тип из выражения. Возможно, мы сразу выделим память для типа «строка», а может быть сначала создадим запись типа «undefined».</text:p>
      <text:p text:style-name="P118">Наш класс Symbol должен предоставить интерфейс для задания типа и самостоятельно позаботиться о выделении памяти, кроме того, <text:span text:style-name="T100">предположим, что </text:span>он должен будет уведомить среду выполнения, что старое значение больше не нужно.<text:span text:style-name="T99"> Никаких вычислений он выполнять не будет.</text:span></text:p>
      <text:p text:style-name="P119">С учётом изложенного вернёмся в файл codeunit_test.cpp и напишем тест:</text:p>
      <text:p text:style-name="КОД"><text:span text:style-name="T28">void</text:span><text:span text:style-name="T7"> </text:span><text:span text:style-name="T2">CodeUnit_Test</text:span>::<text:span text:style-name="T16">test_objectsWork</text:span>()</text:p>
      <text:p text:style-name="КОД">{</text:p>
      <text:p text:style-name="КОД"><text:span text:style-name="T7"><text:s text:c="4"/></text:span><text:span text:style-name="T2">std</text:span>::<text:span text:style-name="T2">shared_ptr</text:span>&lt;<text:span text:style-name="T2">Unit</text:span>&gt;<text:span text:style-name="T7"> </text:span><text:span text:style-name="T12">unit</text:span><text:span text:style-name="T7"> </text:span>=<text:span text:style-name="T7"> </text:span><text:span text:style-name="T2">std</text:span>::<text:span text:style-name="T15">make_shared</text:span>&lt;<text:span text:style-name="T2">Unit</text:span>&gt;();</text:p>
      <text:p text:style-name="КОД"><text:span text:style-name="T7"><text:s text:c="4"/></text:span><text:span text:style-name="T28">auto</text:span><text:span text:style-name="T7"> </text:span><text:span text:style-name="T12">table</text:span><text:span text:style-name="T7"> </text:span>=<text:span text:style-name="T7"> </text:span><text:span text:style-name="T12">unit</text:span><text:span text:style-name="T15">-&gt;block</text:span>()<text:span text:style-name="T15">-&gt;symbolTable</text:span>();</text:p>
      <text:p text:style-name="КОД"><text:span text:style-name="T7"><text:s text:c="4"/></text:span><text:span text:style-name="T20">//</text:span><text:span text:style-name="T7"> </text:span><text:span text:style-name="T20">добавим</text:span><text:span text:style-name="T7"> </text:span><text:span text:style-name="T20">в</text:span><text:span text:style-name="T7"> </text:span><text:span text:style-name="T20">таблицу</text:span><text:span text:style-name="T7"> </text:span><text:span text:style-name="T20">символов</text:span><text:span text:style-name="T7"> </text:span><text:span text:style-name="T20">запись</text:span><text:span text:style-name="T7"> </text:span><text:span text:style-name="T20">без</text:span><text:span text:style-name="T7"> </text:span><text:span text:style-name="T20">указания</text:span><text:span text:style-name="T7"> </text:span><text:span text:style-name="T20">типа:</text:span></text:p>
      <text:p text:style-name="КОД"><text:span text:style-name="T7"><text:s text:c="4"/></text:span><text:span text:style-name="T28">const</text:span><text:span text:style-name="T7"> </text:span><text:span text:style-name="T2">u32string</text:span><text:span text:style-name="T7"> </text:span><text:span text:style-name="T12">valueName</text:span><text:span text:style-name="T7"> </text:span>=<text:span text:style-name="T7"> </text:span><text:span text:style-name="T20">U"x"</text:span>;</text:p>
      <text:p text:style-name="КОД"><text:span text:style-name="T7"><text:s text:c="4"/></text:span><text:span text:style-name="T28">auto</text:span><text:span text:style-name="T7"> </text:span><text:span text:style-name="T12">v1</text:span><text:span text:style-name="T7"> </text:span>=<text:span text:style-name="T7"> </text:span><text:span text:style-name="T12">table</text:span><text:span text:style-name="T15">-&gt;add</text:span>(<text:span text:style-name="T12">valueName</text:span>);</text:p>
      <text:p text:style-name="КОД"><text:span text:style-name="T7"><text:s text:c="4"/></text:span><text:span text:style-name="T26">assert</text:span>(<text:span text:style-name="T12">v1</text:span><text:span text:style-name="T15">-&gt;type</text:span>()<text:span text:style-name="T7"> </text:span>==<text:span text:style-name="T7"> </text:span><text:span text:style-name="T2">SymbolType</text:span>::<text:span text:style-name="T2">Undefined</text:span>);</text:p>
      <text:p text:style-name="КОД"><text:span text:style-name="T7"><text:s text:c="4"/></text:span><text:span text:style-name="T26">assert</text:span>(<text:span text:style-name="T12">v1</text:span><text:span text:style-name="T15">-&gt;data</text:span>()<text:span text:style-name="T7"> </text:span>==<text:span text:style-name="T7"> </text:span><text:span text:style-name="T28">nullptr</text:span>);</text:p>
      <text:p text:style-name="КОД"><text:span text:style-name="T7"><text:s text:c="4"/></text:span><text:span text:style-name="T20">//</text:span><text:span text:style-name="T7"> </text:span><text:span text:style-name="T20">Установим</text:span><text:span text:style-name="T7"> </text:span><text:span text:style-name="T20">тип</text:span><text:span text:style-name="T7"> </text:span><text:span text:style-name="T20">-</text:span><text:span text:style-name="T7"> </text:span><text:span text:style-name="T20">целое</text:span></text:p>
      <text:p text:style-name="КОД"><text:span text:style-name="T7"><text:s text:c="4"/></text:span><text:span text:style-name="T12">v1</text:span><text:span text:style-name="T15">-&gt;setType</text:span>(<text:span text:style-name="T2">SymbolType</text:span>::<text:span text:style-name="T2">Integer</text:span>);</text:p>
      <text:p text:style-name="КОД"><text:span text:style-name="T7"><text:s text:c="4"/></text:span><text:span text:style-name="T20">//</text:span><text:span text:style-name="T7"> </text:span><text:span text:style-name="T20">должен</text:span><text:span text:style-name="T7"> </text:span><text:span text:style-name="T20">измениться</text:span><text:span text:style-name="T7"> </text:span><text:span text:style-name="T20">тип</text:span></text:p>
      <text:p text:style-name="КОД"><text:span text:style-name="T7"><text:s text:c="4"/></text:span><text:span text:style-name="T26">assert</text:span>(<text:span text:style-name="T12">v1</text:span><text:span text:style-name="T15">-&gt;type</text:span>()<text:span text:style-name="T7"> </text:span>==<text:span text:style-name="T7"> </text:span><text:span text:style-name="T2">SymbolType</text:span>::<text:span text:style-name="T2">Integer</text:span>);</text:p>
      <text:p text:style-name="КОД"><text:span text:style-name="T7"><text:s text:c="4"/></text:span><text:span text:style-name="T20">//</text:span><text:span text:style-name="T7"> </text:span><text:span text:style-name="T20">должна</text:span><text:span text:style-name="T7"> </text:span><text:span text:style-name="T20">быть</text:span><text:span text:style-name="T7"> </text:span><text:span text:style-name="T20">выделена</text:span><text:span text:style-name="T7"> </text:span><text:span text:style-name="T20">память</text:span></text:p>
      <text:p text:style-name="КОД"><text:span text:style-name="T7"><text:s text:c="4"/></text:span><text:span text:style-name="T26">assert</text:span>(<text:span text:style-name="T12">v1</text:span><text:span text:style-name="T15">-&gt;data</text:span>()<text:span text:style-name="T7"> </text:span>!=<text:span text:style-name="T7"> </text:span><text:span text:style-name="T28">nullptr</text:span>);</text:p>
      <text:p text:style-name="КОД"><text:span text:style-name="T7"><text:s text:c="4"/></text:span><text:span text:style-name="T20">//</text:span><text:span text:style-name="T7"> </text:span><text:span text:style-name="T20">установим</text:span><text:span text:style-name="T7"> </text:span><text:span text:style-name="T20">некое</text:span><text:span text:style-name="T7"> </text:span><text:span text:style-name="T20">число</text:span></text:p>
      <text:p text:style-name="КОД"><text:span text:style-name="T7"><text:s text:c="4"/></text:span><text:span text:style-name="T2">IntType</text:span><text:span text:style-name="T7"> </text:span><text:span text:style-name="T12">value1</text:span><text:span text:style-name="T7"> </text:span>=<text:span text:style-name="T7"> </text:span><text:span text:style-name="T26">12345</text:span>;</text:p>
      <text:p text:style-name="КОД"><text:span text:style-name="T7"><text:s text:c="4"/></text:span>*(<text:span text:style-name="T2">IntType</text:span>*)<text:span text:style-name="T12">v1</text:span><text:span text:style-name="T15">-&gt;data</text:span>()<text:span text:style-name="T7"> </text:span>=<text:span text:style-name="T7"> </text:span><text:span text:style-name="T12">value1</text:span>;</text:p>
      <text:p text:style-name="КОД"><text:span text:style-name="T7"><text:s text:c="4"/></text:span><text:span text:style-name="T20">//</text:span><text:span text:style-name="T7"> </text:span><text:span text:style-name="T20">должно</text:span><text:span text:style-name="T7"> </text:span><text:span text:style-name="T20">смениться</text:span><text:span text:style-name="T7"> </text:span><text:span text:style-name="T20">число</text:span></text:p>
      <text:p text:style-name="КОД"><text:span text:style-name="T7"><text:s text:c="4"/></text:span><text:span text:style-name="T26">assert</text:span>(*(<text:span text:style-name="T2">IntType</text:span>*)<text:span text:style-name="T12">v1</text:span><text:span text:style-name="T15">-&gt;data</text:span>()<text:span text:style-name="T7"> </text:span>==<text:span text:style-name="T7"> </text:span><text:span text:style-name="T12">value1</text:span>);</text:p>
      <text:p text:style-name="КОД"><text:span text:style-name="T7"><text:s text:c="4"/></text:span><text:span text:style-name="T20">//</text:span><text:span text:style-name="T7"> </text:span><text:span text:style-name="T20">проверим</text:span><text:span text:style-name="T7"> </text:span><text:span text:style-name="T20">в</text:span><text:span text:style-name="T7"> </text:span><text:span text:style-name="T20">таблице</text:span><text:span text:style-name="T7"> </text:span><text:span text:style-name="T20">целых</text:span><text:span text:style-name="T7"> </text:span><text:span text:style-name="T20">чисел:</text:span></text:p>
      <text:p text:style-name="КОД"><text:span text:style-name="T7"><text:s text:c="4"/></text:span><text:span text:style-name="T26">assert</text:span>(<text:span text:style-name="T12">unit</text:span><text:span text:style-name="T15">-&gt;staticIntegerValues</text:span>().<text:span text:style-name="T15">front</text:span>()<text:span text:style-name="T7"> </text:span>==<text:span text:style-name="T7"> </text:span><text:span text:style-name="T12">value1</text:span>);</text:p>
      <text:p text:style-name="КОД"><text:span text:style-name="T7"><text:s text:c="4"/></text:span><text:span text:style-name="T20">//</text:span><text:span text:style-name="T7"> </text:span><text:span text:style-name="T20">найдём</text:span><text:span text:style-name="T7"> </text:span><text:span text:style-name="T20">теперь</text:span><text:span text:style-name="T7"> </text:span><text:span text:style-name="T20">переменную</text:span><text:span text:style-name="T7"> </text:span><text:span text:style-name="T20">по</text:span><text:span text:style-name="T7"> </text:span><text:span text:style-name="T20">имени:</text:span></text:p>
      <text:p text:style-name="КОД"><text:soft-page-break/><text:span text:style-name="T7"><text:s text:c="4"/></text:span><text:span text:style-name="T28">auto</text:span><text:span text:style-name="T7"> </text:span><text:span text:style-name="T12">v2</text:span><text:span text:style-name="T7"> </text:span>=<text:span text:style-name="T7"> </text:span><text:span text:style-name="T12">table</text:span><text:span text:style-name="T15">-&gt;find</text:span>(<text:span text:style-name="T12">valueName</text:span>);</text:p>
      <text:p text:style-name="КОД"><text:span text:style-name="T7"><text:s text:c="4"/></text:span><text:span text:style-name="T20">//</text:span><text:span text:style-name="T7"> </text:span><text:span text:style-name="T20">проверим,</text:span><text:span text:style-name="T7"> </text:span><text:span text:style-name="T20">нашли</text:span><text:span text:style-name="T7"> </text:span><text:span text:style-name="T20">ли</text:span><text:span text:style-name="T7"> </text:span><text:span text:style-name="T20">переменную</text:span></text:p>
      <text:p text:style-name="КОД"><text:span text:style-name="T7"><text:s text:c="4"/></text:span><text:span text:style-name="T26">assert</text:span>(<text:span text:style-name="T12">v2</text:span><text:span text:style-name="T7"> </text:span><text:span text:style-name="T15">!=</text:span><text:span text:style-name="T7"> </text:span><text:span text:style-name="T28">nullptr</text:span>);</text:p>
      <text:p text:style-name="КОД"><text:span text:style-name="T7"><text:s text:c="4"/></text:span><text:span text:style-name="T20">//</text:span><text:span text:style-name="T7"> </text:span><text:span text:style-name="T20">есть</text:span><text:span text:style-name="T7"> </text:span><text:span text:style-name="T20">ли</text:span><text:span text:style-name="T7"> </text:span><text:span text:style-name="T20">у</text:span><text:span text:style-name="T7"> </text:span><text:span text:style-name="T20">неё</text:span><text:span text:style-name="T7"> </text:span><text:span text:style-name="T20">данные</text:span></text:p>
      <text:p text:style-name="КОД"><text:span text:style-name="T7"><text:s text:c="4"/></text:span><text:span text:style-name="T26">assert</text:span>(<text:span text:style-name="T12">v2</text:span><text:span text:style-name="T15">-&gt;data</text:span>()<text:span text:style-name="T7"> </text:span>!=<text:span text:style-name="T7"> </text:span><text:span text:style-name="T28">nullptr</text:span>);</text:p>
      <text:p text:style-name="КОД"><text:span text:style-name="T7"><text:s text:c="4"/></text:span><text:span text:style-name="T20">//</text:span><text:span text:style-name="T7"> </text:span><text:span text:style-name="T20">верны</text:span><text:span text:style-name="T7"> </text:span><text:span text:style-name="T20">ли</text:span><text:span text:style-name="T7"> </text:span><text:span text:style-name="T20">данные</text:span></text:p>
      <text:p text:style-name="КОД"><text:span text:style-name="T7"><text:s text:c="4"/></text:span><text:span text:style-name="T26">assert</text:span>(*(<text:span text:style-name="T2">IntType</text:span>*)<text:span text:style-name="T12">v2</text:span><text:span text:style-name="T15">-&gt;data</text:span>()<text:span text:style-name="T7"> </text:span>==<text:span text:style-name="T7"> </text:span><text:span text:style-name="T12">value1</text:span>);</text:p>
      <text:p text:style-name="КОД">}</text:p>
      <text:p text:style-name="Horizontal_20_Line"/>
      <text:p text:style-name="P120"><text:span text:style-name="T102">Т.к. кода довольно много, с</text:span> текущим содержимым классов лучше ознакомиться в файлах архива: EScriptEngine-<text:span text:style-name="T103">5</text:span>.zip</text:p>
      <text:h text:style-name="Heading_20_2" text:outline-level="2">Промежуточный код</text:h>
      <text:p text:style-name="P121">Для начала создадим новый тест и добавим метод тестирования разбора простейшего выражения:</text:p>
      <text:p text:style-name="КОД"><text:span text:style-name="T28">void</text:span><text:span text:style-name="T7"> </text:span><text:span text:style-name="T2">CodeGen_Test</text:span>::<text:span text:style-name="T16">test_simpleExpression</text:span>()</text:p>
      <text:p text:style-name="КОД">{</text:p>
      <text:p text:style-name="КОД"><text:span text:style-name="T7"><text:s text:c="4"/></text:span><text:span text:style-name="T2">EScript</text:span><text:span text:style-name="T7"> </text:span><text:span text:style-name="T12">engine</text:span>;</text:p>
      <text:p text:style-name="КОД"><text:span text:style-name="T7"><text:s text:c="4"/></text:span><text:span text:style-name="T28">const</text:span><text:span text:style-name="T7"> </text:span><text:span text:style-name="T2">u32string</text:span><text:span text:style-name="T7"> </text:span><text:span text:style-name="T12">code1</text:span><text:span text:style-name="T7"> </text:span>=<text:span text:style-name="T7"> </text:span><text:span text:style-name="T20">U"x</text:span><text:span text:style-name="T7"> </text:span><text:span text:style-name="T20">=</text:span><text:span text:style-name="T7"> </text:span><text:span text:style-name="T20">10;"</text:span>;</text:p>
      <text:p text:style-name="КОД"><text:span text:style-name="T7"><text:s text:c="4"/></text:span><text:span text:style-name="T12">engine</text:span>.<text:span text:style-name="T15">eval</text:span>(<text:span text:style-name="T12">code1</text:span>);</text:p>
      <text:p text:style-name="КОД">}</text:p>
      <text:p text:style-name="Horizontal_20_Line"/>
      <text:p text:style-name="P121">Откроем parser.cpp и по мере работы начнём создавать промежуточный код.</text:p>
      <text:p text:style-name="Text_20_body">Наше выражение — операция присваивания, функция AssignStatement(). <text:span text:style-name="T104">В методе Variable() мы должны взять из входного потока идентификатор, проверить его наличие в таблице символов или добавить его туда. Это метод для l-value, т. е. тут мы можем быть уверены, что считываемый идентификатор предназначен исключительно для присваивания.</text:span></text:p>
      <text:p text:style-name="P122">Мы должны быть уверены, что на входе находится идентификатор, поэтому немного изменим этот метод:</text:p>
      <text:p text:style-name="КОД"><text:span text:style-name="T28">void</text:span><text:span text:style-name="T7"> </text:span><text:span text:style-name="T2">Parser</text:span>::<text:span text:style-name="T16">expected</text:span>(<text:span text:style-name="T2">Token</text:span><text:span text:style-name="T7"> </text:span><text:span text:style-name="T12">expectedToken</text:span>)</text:p>
      <text:p text:style-name="КОД">{</text:p>
      <text:p text:style-name="КОД"><text:span text:style-name="T7"><text:s text:c="4"/></text:span><text:span text:style-name="T28">if</text:span><text:span text:style-name="T7"> </text:span>(<text:span text:style-name="T15">lookahead</text:span>()<text:span text:style-name="T7"> </text:span>!=<text:span text:style-name="T7"> </text:span><text:span text:style-name="T12">expectedToken</text:span>) // <text:span text:style-name="T105">добавим это условие</text:span></text:p>
      <text:p text:style-name="КОД"><text:span text:style-name="T7"><text:s text:c="8"/></text:span><text:span text:style-name="T15">error</text:span>(<text:span text:style-name="T20">"Expected "</text:span><text:span text:style-name="T7"> </text:span><text:span text:style-name="T15">+</text:span><text:span text:style-name="T7"> </text:span><text:span text:style-name="T2">TokenName</text:span>::<text:span text:style-name="T15">toString</text:span>(<text:span text:style-name="T12">expectedToken</text:span>));</text:p>
      <text:p text:style-name="КОД">}</text:p>
      <text:p text:style-name="Horizontal_20_Line"/>
      <text:p text:style-name="P122">и добавим проверку на входе:</text:p>
      <text:p text:style-name="КОД"><text:span text:style-name="T28">void</text:span><text:span text:style-name="T7"> </text:span>Parser::Variable()</text:p>
      <text:p text:style-name="КОД">{</text:p>
      <text:p text:style-name="КОД"><text:span text:style-name="T7"><text:s text:c="4"/></text:span><text:span text:style-name="T15">expected</text:span>(<text:span text:style-name="T2">Token</text:span>::<text:span text:style-name="T2">Identifier</text:span>);</text:p>
      <text:p text:style-name="КОД"><text:span text:style-name="T7"><text:s text:c="4"/></text:span><text:span text:style-name="T15">match</text:span>(<text:span text:style-name="T2">Token</text:span>::<text:span text:style-name="T2">Identifier</text:span>);</text:p>
      <text:p text:style-name="КОД">}</text:p>
      <text:p text:style-name="Horizontal_20_Line"/>
      <text:p text:style-name="P123">Так же нам понадобится метод для доступа к текущему тексту токена:</text:p>
      <text:p text:style-name="КОД"><text:span text:style-name="T28">const</text:span><text:span text:style-name="T7"> </text:span><text:span text:style-name="T2">u32string</text:span><text:span text:style-name="T7"> </text:span>&amp;<text:span text:style-name="T2">Parser</text:span>::<text:span text:style-name="T16">tokenText</text:span>()<text:span text:style-name="T7"> </text:span><text:span text:style-name="T28">const</text:span></text:p>
      <text:p text:style-name="КОД">{</text:p>
      <text:p text:style-name="КОД"><text:span text:style-name="T7"><text:s text:c="4"/></text:span><text:span text:style-name="T28">return</text:span><text:span text:style-name="T7"> </text:span><text:span text:style-name="T42">_lexer</text:span><text:span text:style-name="T15">-&gt;tokenText</text:span>();</text:p>
      <text:p text:style-name="КОД">}</text:p>
      <text:p text:style-name="Horizontal_20_Line"/>
      <text:p text:style-name="P123"><text:soft-page-break/>во-первых, для краткости, во-вторых, если всё-таки понадобится возвращать токен обратно, у нас будет слой абстракции: lookahead() для типа лексемы и tokenText() для текста.</text:p>
      <text:p text:style-name="P124">Кроме того, заменим конструктор класса Parser, внедрим зависимость от Unit:</text:p>
      <text:p text:style-name="КОД"><text:span text:style-name="T2">Parser</text:span>::<text:span text:style-name="T16">Parser</text:span>(<text:span text:style-name="T2">std</text:span>::<text:span text:style-name="T2">shared_ptr</text:span>&lt;<text:span text:style-name="T2">Unit</text:span>&gt;<text:span text:style-name="T7"> </text:span><text:span text:style-name="T10">&amp;</text:span><text:span text:style-name="T12">unit</text:span>)</text:p>
      <text:p text:style-name="КОД"><text:span text:style-name="T7"><text:s text:c="4"/></text:span>:<text:span text:style-name="T7"> </text:span><text:span text:style-name="T42">_unit</text:span>(<text:span text:style-name="T12">unit</text:span>)</text:p>
      <text:p text:style-name="КОД">{</text:p>
      <text:p text:style-name="КОД">}</text:p>
      <text:p text:style-name="Horizontal_20_Line"/>
      <text:p text:style-name="P124">и добавим простейший метод доступа к текущей таблице символов — пока это будет глобальная таблица:</text:p>
      <text:p text:style-name="КОД"><text:span text:style-name="T2">std</text:span>::<text:span text:style-name="T2">shared_ptr</text:span>&lt;<text:span text:style-name="T2">SymbolTable</text:span>&gt;<text:span text:style-name="T7"> </text:span><text:span text:style-name="T2">Parser</text:span>::<text:span text:style-name="T16">currentSymbolTable</text:span>()</text:p>
      <text:p text:style-name="КОД">{</text:p>
      <text:p text:style-name="КОД"><text:span text:style-name="T7"><text:s text:c="4"/></text:span><text:span text:style-name="T28">return</text:span><text:span text:style-name="T7"> </text:span><text:span text:style-name="T42">_unit</text:span><text:span text:style-name="T15">-&gt;block</text:span>()<text:span text:style-name="T15">-&gt;symbolTable</text:span>();</text:p>
      <text:p text:style-name="КОД">}</text:p>
      <text:p text:style-name="Horizontal_20_Line"/>
      <text:p text:style-name="P124">Итак, извлечём текст токена и проверим, есть ли такой символ в таблице символов. Если нет, то добавим с типом Undefined:</text:p>
      <text:p text:style-name="КОД"><text:span text:style-name="T28">void</text:span><text:span text:style-name="T7"> </text:span><text:span text:style-name="T2">Parser</text:span>::<text:span text:style-name="T16">Variable</text:span>()</text:p>
      <text:p text:style-name="КОД">{<text:span text:style-name="T7"> </text:span><text:span text:style-name="T20">//</text:span><text:span text:style-name="T7"> </text:span><text:span text:style-name="T20">это</text:span><text:span text:style-name="T7"> </text:span><text:span text:style-name="T20">правило</text:span><text:span text:style-name="T7"> </text:span><text:span text:style-name="T20">исключительно</text:span><text:span text:style-name="T7"> </text:span><text:span text:style-name="T20">для</text:span><text:span text:style-name="T7"> </text:span><text:span text:style-name="T20">l-value</text:span></text:p>
      <text:p text:style-name="КОД"><text:span text:style-name="T7"><text:s text:c="4"/></text:span><text:span text:style-name="T15">expected</text:span>(<text:span text:style-name="T2">Token</text:span>::<text:span text:style-name="T2">Identifier</text:span>);</text:p>
      <text:p text:style-name="КОД"><text:span text:style-name="T7"><text:s text:c="4"/></text:span><text:span text:style-name="T28">auto</text:span><text:span text:style-name="T7"> </text:span><text:span text:style-name="T12">id</text:span><text:span text:style-name="T7"> </text:span>=<text:span text:style-name="T7"> </text:span><text:span text:style-name="T15">tokenText</text:span>();</text:p>
      <text:p text:style-name="КОД"><text:span text:style-name="T7"><text:s text:c="4"/></text:span><text:span text:style-name="T20">//</text:span><text:span text:style-name="T7"> </text:span><text:span text:style-name="T20">отыскиваем</text:span><text:span text:style-name="T7"> </text:span><text:span text:style-name="T20">переменную</text:span><text:span text:style-name="T7"> </text:span><text:span text:style-name="T20">в</text:span><text:span text:style-name="T7"> </text:span><text:span text:style-name="T20">таблице</text:span><text:span text:style-name="T7"> </text:span><text:span text:style-name="T20">символов</text:span></text:p>
      <text:p text:style-name="КОД"><text:span text:style-name="T7"><text:s text:c="4"/></text:span><text:span text:style-name="T28">auto</text:span><text:span text:style-name="T7"> </text:span><text:span text:style-name="T12">symbol</text:span><text:span text:style-name="T7"> </text:span>=<text:span text:style-name="T7"> </text:span><text:span text:style-name="T15">currentSymbolTable</text:span>()<text:span text:style-name="T15">-&gt;find</text:span>(<text:span text:style-name="T12">id</text:span>);</text:p>
      <text:p text:style-name="КОД"><text:span text:style-name="T7"><text:s text:c="4"/></text:span><text:span text:style-name="T28">if</text:span><text:span text:style-name="T7"> </text:span>(!<text:span text:style-name="T12">symbol</text:span>)<text:span text:style-name="T7"> </text:span><text:span text:style-name="T20">//</text:span><text:span text:style-name="T7"> </text:span><text:span text:style-name="T20">или</text:span><text:span text:style-name="T7"> </text:span><text:span text:style-name="T20">добавляем</text:span><text:span text:style-name="T7"> </text:span><text:span text:style-name="T20">новую</text:span><text:span text:style-name="T7"> </text:span><text:span text:style-name="T20">запись</text:span></text:p>
      <text:p text:style-name="КОД"><text:span text:style-name="T7"><text:s text:c="8"/></text:span><text:span text:style-name="T15">currentSymbolTable</text:span>()<text:span text:style-name="T15">-&gt;add</text:span>(<text:span text:style-name="T12">id</text:span>);</text:p>
      <text:p text:style-name="КОД"><text:span text:style-name="T7"><text:s text:c="4"/></text:span><text:span text:style-name="T15">match</text:span>(<text:span text:style-name="T2">Token</text:span>::<text:span text:style-name="T2">Identifier</text:span>);</text:p>
      <text:p text:style-name="КОД">}</text:p>
      <text:p text:style-name="Horizontal_20_Line"/>
      <text:p text:style-name="P126"><text:span text:style-name="T106">Переменная добавлена в таблицу символов. Чтобы выполнить присваивание, нужно как-то передать её в вызывающую функцию, т. е. в </text:span>AssignStatement(). <text:span text:style-name="T106">Воспользуемся стеком:</text:span></text:p>
      <text:p text:style-name="КОД"><text:span text:style-name="T28">class</text:span><text:span text:style-name="T7"> </text:span><text:span text:style-name="T26">ESCRIPT_EXPORT</text:span><text:span text:style-name="T7"> </text:span><text:span text:style-name="T3">Parser</text:span></text:p>
      <text:p text:style-name="КОД">{</text:p>
      <text:p text:style-name="КОД"><text:span text:style-name="T28">private</text:span>:</text:p>
      <text:p text:style-name="КОД"><text:span text:style-name="T7"><text:s text:c="4"/></text:span>......</text:p>
      <text:p text:style-name="КОД"><text:span text:style-name="T7"><text:s text:c="4"/></text:span><text:span text:style-name="T2">std</text:span>::<text:span text:style-name="T2">stack</text:span>&lt;<text:span text:style-name="T2">std</text:span>::<text:span text:style-name="T2">shared_ptr</text:span>&lt;<text:span text:style-name="T2">Symbol</text:span>&gt;<text:span text:style-name="T7"> </text:span>&gt;<text:span text:style-name="T7"> </text:span><text:span text:style-name="T42">_variables</text:span>;</text:p>
      <text:p text:style-name="Horizontal_20_Line"/>
      <text:p text:style-name="P125">Через этот стек будем передавать в функции-правила те записи в таблице символов, которые были найдены во вложенных функциях, а после использования извлекать элементы стека.</text:p>
      <text:p text:style-name="P127">Вот какой получился код:</text:p>
      <text:p text:style-name="КОД"><text:span text:style-name="T28">void</text:span><text:span text:style-name="T7"> </text:span><text:span text:style-name="T2">Parser</text:span>::<text:span text:style-name="T16">Variable</text:span>()</text:p>
      <text:p text:style-name="КОД">{<text:span text:style-name="T7"> </text:span><text:span text:style-name="T20">//</text:span><text:span text:style-name="T7"> </text:span><text:span text:style-name="T20">это</text:span><text:span text:style-name="T7"> </text:span><text:span text:style-name="T20">правило</text:span><text:span text:style-name="T7"> </text:span><text:span text:style-name="T20">исключительно</text:span><text:span text:style-name="T7"> </text:span><text:span text:style-name="T20">для</text:span><text:span text:style-name="T7"> </text:span><text:span text:style-name="T20">l-value</text:span></text:p>
      <text:p text:style-name="КОД"><text:span text:style-name="T7"><text:s text:c="4"/></text:span><text:span text:style-name="T15">expected</text:span>(<text:span text:style-name="T2">Token</text:span>::<text:span text:style-name="T2">Identifier</text:span>);</text:p>
      <text:p text:style-name="КОД"><text:span text:style-name="T7"><text:s text:c="4"/></text:span><text:span text:style-name="T28">auto</text:span><text:span text:style-name="T7"> </text:span><text:span text:style-name="T12">id</text:span><text:span text:style-name="T7"> </text:span>=<text:span text:style-name="T7"> </text:span><text:span text:style-name="T15">tokenText</text:span>();</text:p>
      <text:p text:style-name="КОД"><text:span text:style-name="T7"><text:s text:c="4"/></text:span><text:span text:style-name="T20">//</text:span><text:span text:style-name="T7"> </text:span><text:span text:style-name="T20">отыскиваем</text:span><text:span text:style-name="T7"> </text:span><text:span text:style-name="T20">переменную</text:span><text:span text:style-name="T7"> </text:span><text:span text:style-name="T20">в</text:span><text:span text:style-name="T7"> </text:span><text:span text:style-name="T20">таблице</text:span><text:span text:style-name="T7"> </text:span><text:span text:style-name="T20">символов</text:span></text:p>
      <text:p text:style-name="КОД"><text:span text:style-name="T7"><text:s text:c="4"/></text:span><text:span text:style-name="T28">auto</text:span><text:span text:style-name="T7"> </text:span><text:span text:style-name="T12">symbol</text:span><text:span text:style-name="T7"> </text:span>=<text:span text:style-name="T7"> </text:span><text:span text:style-name="T15">currentSymbolTable</text:span>()<text:span text:style-name="T15">-&gt;find</text:span>(<text:span text:style-name="T12">id</text:span>);</text:p>
      <text:p text:style-name="КОД"><text:span text:style-name="T7"><text:s text:c="4"/></text:span><text:span text:style-name="T28">if</text:span><text:span text:style-name="T7"> </text:span>(!<text:span text:style-name="T12">symbol</text:span>)<text:span text:style-name="T7"> </text:span><text:span text:style-name="T20">//</text:span><text:span text:style-name="T7"> </text:span><text:span text:style-name="T20">или</text:span><text:span text:style-name="T7"> </text:span><text:span text:style-name="T20">добавляем</text:span><text:span text:style-name="T7"> </text:span><text:span text:style-name="T20">новую</text:span><text:span text:style-name="T7"> </text:span><text:span text:style-name="T20">запись</text:span></text:p>
      <text:p text:style-name="КОД"><text:span text:style-name="T7"><text:s text:c="8"/></text:span><text:span text:style-name="T12">symbol</text:span><text:span text:style-name="T7"> </text:span><text:span text:style-name="T15">=</text:span><text:span text:style-name="T7"> </text:span><text:span text:style-name="T15">currentSymbolTable</text:span>()<text:span text:style-name="T15">-&gt;add</text:span>(<text:span text:style-name="T12">id</text:span>);</text:p>
      <text:p text:style-name="КОД"><text:span text:style-name="T7"><text:s text:c="4"/></text:span><text:span text:style-name="T42">_variables</text:span>.<text:span text:style-name="T15">push</text:span>(<text:span text:style-name="T12">symbol</text:span>);</text:p>
      <text:p text:style-name="КОД"><text:span text:style-name="T7"><text:s text:c="4"/></text:span><text:span text:style-name="T15">match</text:span>(<text:span text:style-name="T2">Token</text:span>::<text:span text:style-name="T2">Identifier</text:span>);</text:p>
      <text:p text:style-name="КОД">}</text:p>
      <text:p text:style-name="Horizontal_20_Line"/>
      <text:p text:style-name="P154"><text:soft-page-break/>Справа от присваивания <text:span text:style-name="T125">в AssignStatement() </text:span>стоит Expression(). Выражение может быть какого угодно типа и размера. На этапе компиляции нам может быть неизвестен даже его тип. Вызов какой-нибудь функции может вообще в одном случае вернуть число, а в другом — строку. По возможности, мы будем выводить тип во время компиляции.</text:p>
      <text:p text:style-name="P128"><text:span text:style-name="T107">Обратим внимание на то, что функция самого глубокого уровня — это </text:span>Factor(). <text:span text:style-name="T107">Он может обработать число, строку, переменную, и нам нужно передать в вышестоящую функцию Term() результат разбора — и лексему, и её тип.</text:span></text:p>
      <text:p text:style-name="P129">Решение может быть таким же: помещать нужный объект в стек, а по выходу — извлекать его. Можно завести один стек дли типов, помещая туда элементы перечисления SymbolType, и несколько стеков для объектов: стек для целых, стек для вещественных, стек для переменных (он, кстати, уже есть) и т. д., и соответственно верхнему элементу стека типов вынимать объект из соответствующего стека.</text:p>
      <text:p text:style-name="P130">Нетрудно увидеть, что мы описываем так называемую «стековую машину», линейное представление этого — префиксная форма выражений. Она так и работает: после разбора выражений нужно вынимать все элементы из стека и выполнять вычисления.</text:p>
      <text:p text:style-name="P130">Но вычислять мы ничего не будем, а воспользуемся этой идеей для генерации кода.</text:p>
      <text:p text:style-name="P131">Добавим немного кода в класс Lexer, пусть он займётся преобразованием чисел, это его обязанность:</text:p>
      <text:p text:style-name="КОД"><text:span text:style-name="T28">void</text:span><text:span text:style-name="T7"> </text:span>Lexer::readNumber(<text:span text:style-name="T28">int</text:span><text:span text:style-name="T7"> </text:span>firstChar)</text:p>
      <text:p text:style-name="КОД">...</text:p>
      <text:p text:style-name="КОД"><text:span text:style-name="T7"><text:s text:c="4"/></text:span><text:span text:style-name="T28">if</text:span><text:span text:style-name="T7"> </text:span>(isReal)<text:span text:style-name="T7"> </text:span>{</text:p>
      <text:p text:style-name="КОД"><text:span text:style-name="T7"><text:s text:c="8"/></text:span><text:span text:style-name="T42">_lastRealNumber</text:span><text:span text:style-name="T7"> </text:span>=<text:span text:style-name="T7"> </text:span><text:span text:style-name="T15">toLongDouble</text:span>(<text:span text:style-name="T42">_tokenText</text:span>);</text:p>
      <text:p text:style-name="КОД"><text:span text:style-name="T7"><text:s text:c="8"/></text:span><text:span text:style-name="T42">_token</text:span><text:span text:style-name="T7"> </text:span>=<text:span text:style-name="T7"> </text:span><text:span text:style-name="T2">Token</text:span>::<text:span text:style-name="T2">RealNumber</text:span>;</text:p>
      <text:p text:style-name="КОД"><text:span text:style-name="T7"><text:s text:c="4"/></text:span>}<text:span text:style-name="T7"> </text:span><text:span text:style-name="T28">else</text:span><text:span text:style-name="T7"> </text:span>{</text:p>
      <text:p text:style-name="КОД"><text:span text:style-name="T7"><text:s text:c="8"/></text:span><text:span text:style-name="T42">_lastIntegerNumber</text:span><text:span text:style-name="T7"> </text:span>=<text:span text:style-name="T7"> </text:span><text:span text:style-name="T15">toLongInteger</text:span>(<text:span text:style-name="T42">_tokenText</text:span>);</text:p>
      <text:p text:style-name="КОД"><text:span text:style-name="T7"><text:s text:c="8"/></text:span><text:span text:style-name="T42">_token</text:span><text:span text:style-name="T7"> </text:span>=<text:span text:style-name="T7"> </text:span><text:span text:style-name="T2">Token</text:span>::<text:span text:style-name="T2">IntegerNumber</text:span>;</text:p>
      <text:p text:style-name="КОД"><text:span text:style-name="T7"><text:s text:c="4"/></text:span>}</text:p>
      <text:p text:style-name="КОД">}</text:p>
      <text:p text:style-name="КОД"><text:span text:style-name="T28">long</text:span><text:span text:style-name="T7"> </text:span><text:span text:style-name="T28">long</text:span><text:span text:style-name="T7"> </text:span>Lexer::toLongInteger(<text:span text:style-name="T28">const</text:span><text:span text:style-name="T7"> </text:span>std::u32string<text:span text:style-name="T7"> </text:span>&amp;s)</text:p>
      <text:p text:style-name="КОД">{</text:p>
      <text:p text:style-name="КОД"><text:span text:style-name="T7"><text:s text:c="4"/></text:span><text:span text:style-name="T2">std</text:span>::<text:span text:style-name="T2">wstring_convert</text:span>&lt;<text:span text:style-name="T2">std</text:span>::<text:span text:style-name="T2">codecvt_utf8</text:span>&lt;<text:span text:style-name="T28">char32_t</text:span>&gt;,<text:span text:style-name="T7"> </text:span><text:span text:style-name="T28">char32_t</text:span>&gt;<text:span text:style-name="T7"> </text:span><text:span text:style-name="T12">convert</text:span>;</text:p>
      <text:p text:style-name="КОД"><text:span text:style-name="T7"><text:s text:c="4"/></text:span><text:span text:style-name="T28">return</text:span><text:span text:style-name="T7"> </text:span><text:span text:style-name="T2">std</text:span>::<text:span text:style-name="T15">stoll</text:span>(<text:span text:style-name="T12">convert</text:span>.<text:span text:style-name="T15">to_bytes</text:span>(<text:span text:style-name="T12">s</text:span>));</text:p>
      <text:p text:style-name="КОД">}</text:p>
      <text:p text:style-name="КОД"><text:span text:style-name="T28">long</text:span><text:span text:style-name="T7"> </text:span><text:span text:style-name="T28">double</text:span><text:span text:style-name="T7"> </text:span><text:span text:style-name="T2">Lexer</text:span>::<text:span text:style-name="T16">toLongDouble</text:span>(<text:span text:style-name="T28">const</text:span><text:span text:style-name="T7"> </text:span><text:span text:style-name="T2">std</text:span>::<text:span text:style-name="T2">u32string</text:span><text:span text:style-name="T7"> </text:span>&amp;<text:span text:style-name="T12">s</text:span>)</text:p>
      <text:p text:style-name="КОД">{</text:p>
      <text:p text:style-name="КОД"><text:span text:style-name="T7"><text:s text:c="4"/></text:span><text:span text:style-name="T2">std</text:span>::<text:span text:style-name="T2">wstring_convert</text:span>&lt;<text:span text:style-name="T2">std</text:span>::<text:span text:style-name="T2">codecvt_utf8</text:span>&lt;<text:span text:style-name="T28">char32_t</text:span>&gt;,<text:span text:style-name="T7"> </text:span><text:span text:style-name="T28">char32_t</text:span>&gt;<text:span text:style-name="T7"> </text:span><text:span text:style-name="T12">convert</text:span>;</text:p>
      <text:p text:style-name="КОД"><text:span text:style-name="T7"><text:s text:c="4"/></text:span><text:span text:style-name="T28">return</text:span><text:span text:style-name="T7"> </text:span><text:span text:style-name="T2">std</text:span>::<text:span text:style-name="T15">stold</text:span>(<text:span text:style-name="T12">convert</text:span>.<text:span text:style-name="T15">to_bytes</text:span>(<text:span text:style-name="T12">s</text:span>));</text:p>
      <text:p text:style-name="КОД">}</text:p>
      <text:p text:style-name="Horizontal_20_Line"/>
      <text:p text:style-name="P132">Добавим стеки:</text:p>
      <text:p text:style-name="КОД"><text:span text:style-name="T28">class</text:span><text:span text:style-name="T7"> </text:span><text:span text:style-name="T26">ESCRIPT_EXPORT</text:span><text:span text:style-name="T7"> </text:span><text:span text:style-name="T3">Parser</text:span></text:p>
      <text:p text:style-name="КОД">{</text:p>
      <text:p text:style-name="КОД"><text:span text:style-name="T28">private</text:span>:</text:p>
      <text:p text:style-name="КОД"><text:span text:style-name="T7"><text:s text:c="4"/></text:span><text:span text:style-name="T6">...</text:span></text:p>
      <text:p text:style-name="КОД"><text:span text:style-name="T7"><text:s text:c="4"/></text:span><text:span text:style-name="T20">//</text:span><text:span text:style-name="T7"> </text:span><text:span text:style-name="T20">стек</text:span><text:span text:style-name="T7"> </text:span><text:span text:style-name="T20">для</text:span><text:span text:style-name="T7"> </text:span><text:span text:style-name="T20">типа</text:span><text:span text:style-name="T7"> </text:span><text:span text:style-name="T20">обнаруженного</text:span><text:span text:style-name="T7"> </text:span><text:span text:style-name="T20">символа</text:span></text:p>
      <text:p text:style-name="КОД"><text:span text:style-name="T7"><text:s text:c="4"/></text:span><text:span text:style-name="T2">std</text:span>::<text:span text:style-name="T2">stack</text:span>&lt;<text:span text:style-name="T2">SymbolType</text:span>&gt;<text:span text:style-name="T7"> </text:span><text:span text:style-name="T42">_types</text:span>;</text:p>
      <text:p text:style-name="КОД"><text:span text:style-name="T7"><text:s text:c="4"/></text:span><text:span text:style-name="T20">//</text:span><text:span text:style-name="T7"> </text:span><text:span text:style-name="T20">стек</text:span><text:span text:style-name="T7"> </text:span><text:span text:style-name="T20">для</text:span><text:span text:style-name="T7"> </text:span><text:span text:style-name="T20">обнаруженных</text:span><text:span text:style-name="T7"> </text:span><text:span text:style-name="T20">переменных</text:span><text:span text:style-name="T7"> </text:span><text:span text:style-name="T20">в</text:span><text:span text:style-name="T7"> </text:span><text:span text:style-name="T20">выражениях</text:span></text:p>
      <text:p text:style-name="КОД"><text:span text:style-name="T7"><text:s text:c="4"/></text:span><text:span text:style-name="T2">std</text:span>::<text:span text:style-name="T2">stack</text:span>&lt;<text:span text:style-name="T2">std</text:span>::<text:span text:style-name="T2">shared_ptr</text:span>&lt;<text:span text:style-name="T2">Symbol</text:span>&gt;<text:span text:style-name="T7"> </text:span>&gt;<text:span text:style-name="T7"> </text:span><text:span text:style-name="T42">_variables</text:span>;</text:p>
      <text:p text:style-name="КОД"><text:span text:style-name="T7"><text:s text:c="4"/></text:span><text:span text:style-name="T20">//</text:span><text:span text:style-name="T7"> </text:span><text:span text:style-name="T20">стек</text:span><text:span text:style-name="T7"> </text:span><text:span text:style-name="T20">для</text:span><text:span text:style-name="T7"> </text:span><text:span text:style-name="T20">обнаруженных</text:span><text:span text:style-name="T7"> </text:span><text:span text:style-name="T20">целых</text:span><text:span text:style-name="T7"> </text:span><text:span text:style-name="T20">чисел</text:span><text:span text:style-name="T7"> </text:span><text:span text:style-name="T20">в</text:span><text:span text:style-name="T7"> </text:span><text:span text:style-name="T20">выражениях</text:span></text:p>
      <text:p text:style-name="КОД"><text:span text:style-name="T7"><text:s text:c="4"/></text:span><text:span text:style-name="T2">std</text:span>::<text:span text:style-name="T2">stack</text:span>&lt;<text:span text:style-name="T2">IntType</text:span>&gt;<text:span text:style-name="T7"> </text:span><text:span text:style-name="T42">_integers</text:span>;</text:p>
      <text:p text:style-name="Horizontal_20_Line"/>
      <text:p text:style-name="P132"><text:soft-page-break/>Добавим вспомогательные функции, которые синхронизируют эту работу:</text:p>
      <text:p text:style-name="КОД"><text:span text:style-name="T28">void</text:span><text:span text:style-name="T7"> </text:span>Parser::pushInt(IntType<text:span text:style-name="T7"> </text:span>value)</text:p>
      <text:p text:style-name="КОД">{</text:p>
      <text:p text:style-name="КОД"><text:span text:style-name="T7"><text:s text:c="4"/></text:span><text:span text:style-name="T42">_integers</text:span>.<text:span text:style-name="T15">push</text:span>(<text:span text:style-name="T12">value</text:span>);</text:p>
      <text:p text:style-name="КОД"><text:span text:style-name="T7"><text:s text:c="4"/></text:span><text:span text:style-name="T42">_types</text:span>.<text:span text:style-name="T15">push</text:span>(<text:span text:style-name="T2">SymbolType</text:span>::<text:span text:style-name="T2">Integer</text:span>);</text:p>
      <text:p text:style-name="КОД">}</text:p>
      <text:p text:style-name="КОД"><text:span text:style-name="T28">void</text:span><text:span text:style-name="T7"> </text:span><text:span text:style-name="T2">Parser</text:span>::<text:span text:style-name="T16">pushVariable</text:span>(<text:span text:style-name="T2">std</text:span>::<text:span text:style-name="T2">shared_ptr</text:span>&lt;<text:span text:style-name="T2">Symbol</text:span>&gt;<text:span text:style-name="T7"> </text:span>&amp;<text:span text:style-name="T12">variable</text:span>)</text:p>
      <text:p text:style-name="КОД">{</text:p>
      <text:p text:style-name="КОД"><text:span text:style-name="T7"><text:s text:c="4"/></text:span><text:span text:style-name="T42">_variables</text:span>.<text:span text:style-name="T15">push</text:span>(<text:span text:style-name="T12">variable</text:span>);</text:p>
      <text:p text:style-name="КОД"><text:span text:style-name="T7"><text:s text:c="4"/></text:span><text:span text:style-name="T42">_types</text:span>.<text:span text:style-name="T15">push</text:span>(<text:span text:style-name="T2">SymbolType</text:span>::<text:span text:style-name="T2">Variable</text:span>);</text:p>
      <text:p text:style-name="КОД">}</text:p>
      <text:p text:style-name="Horizontal_20_Line"/>
      <text:p text:style-name="P132">Тогда в функции Factor() запомним последнее целое число:</text:p>
      <text:p text:style-name="КОД"><text:span text:style-name="T7"><text:s text:c="4"/></text:span><text:span text:style-name="T28">case</text:span><text:span text:style-name="T7"> </text:span>Token::IntegerNumber:</text:p>
      <text:p text:style-name="КОД"><text:span text:style-name="T7"><text:s text:c="8"/></text:span><text:span text:style-name="T15">pushInt</text:span>(<text:span text:style-name="T42">_lexer</text:span><text:span text:style-name="T15">-&gt;lastIntegerNumber</text:span>());</text:p>
      <text:p text:style-name="КОД"><text:span text:style-name="T7"><text:s text:c="8"/></text:span><text:span text:style-name="T15">next</text:span>();</text:p>
      <text:p text:style-name="КОД"><text:span text:style-name="T7"><text:s text:c="8"/></text:span><text:span text:style-name="T28">break</text:span>;</text:p>
      <text:p text:style-name="Horizontal_20_Line"/>
      <text:p text:style-name="Text_20_body">Результатом выполнения Factor() является помещение в один из стеков терминала.</text:p>
      <text:p text:style-name="Text_20_body">Результатом выполнения <text:span text:style-name="T108">функции</text:span> Term() <text:span text:style-name="T108">так же является получение единственного результата с сохранением его где-то ещё.</text:span></text:p>
      <text:p text:style-name="P134"><text:span text:style-name="T108">Таким местом может служить сама исполняющая машина. Например, после вызова Factor() мы можем поместить результат в стек машины, затем в ветке «*» считать ещё один Factor(), снова поместить его в стек машины, затем извлечь оба операнда, перемножить, а результат снова разместить в стеке. На выходе из Term() в </text:span>SimpleExpression() <text:span text:style-name="T108">мы снова получим, что в стеке у нас есть первый операнд, который мы извлечём и, например, сложим в ветке «+».</text:span></text:p>
      <text:p text:style-name="P132"><text:span text:style-name="T126">Вот п</text:span>римерный код, который сгенерируется, <text:span text:style-name="T126">если бы мы сразу создавали целевой код для исполняющей машины</text:span>:</text:p>
      <text:p text:style-name="P132">PUSH число1</text:p>
      <text:p text:style-name="P132">PUSH число2</text:p>
      <text:p text:style-name="P132">POP REGA, число2</text:p>
      <text:p text:style-name="P132">POP REGB, число1</text:p>
      <text:p text:style-name="P132">MUL REGA, REGB</text:p>
      <text:p text:style-name="P132">PUSH <text:s/>REGA</text:p>
      <text:p text:style-name="P135">Примерно то же самое будет с операцией сложения. <text:span text:style-name="T109">Легко увидеть, что этот код можно очень просто оптимизировать: на этапе оптимизации он будет преобразован в:</text:span></text:p>
      <text:p text:style-name="P136">MOV REGA, число<text:span text:style-name="T126">2</text:span></text:p>
      <text:p text:style-name="P136">MOV REGB, число<text:span text:style-name="T126">1</text:span></text:p>
      <text:p text:style-name="P133">MUL REGA, REGB</text:p>
      <text:p text:style-name="P133">PUSH <text:s/>REGA</text:p>
      <text:p text:style-name="P135"><text:soft-page-break/>В этом случае наш стек и регистры должны принимать тип наподобие std::variant&lt;&gt;, поскольку рано или поздно мы придём к объектам. <text:span text:style-name="T110">Л</text:span>и<text:span text:style-name="T110">бо мы сымитируем целочисленный стек как на обычной машине и</text:span> начнём вставлять туда указатель на объект.</text:p>
      <text:p text:style-name="P137">Это мы немного забежали вперёд. Однако сейчас мы будем делать трёхадресный код, который позволил бы при желании преобразовать его не только для нашей самодельной машины, но и для x64.</text:p>
      <text:p text:style-name="P137">Поэтому составим набор инструкций для промежуточного кода:</text:p>
      <table:table table:name="Таблица1" table:style-name="Таблица1">
        <table:table-column table:style-name="Таблица1.A"/>
        <table:table-column table:style-name="Таблица1.B"/>
        <table:table-row table:style-name="TableLine94349013513856">
          <table:table-cell table:style-name="Таблица1.A1" office:value-type="string">
            <text:p text:style-name="P190">Форма</text:p>
          </table:table-cell>
          <table:table-cell table:style-name="Таблица1.B1" office:value-type="string">
            <text:p text:style-name="P190">Описание</text:p>
          </table:table-cell>
        </table:table-row>
        <table:table-row table:style-name="TableLine94349013682384">
          <table:table-cell table:style-name="Таблица1.A2" office:value-type="string">
            <text:p text:style-name="P188">t = t1</text:p>
          </table:table-cell>
          <table:table-cell table:style-name="Таблица1.B2" office:value-type="string">
            <text:p text:style-name="P188">Присваивание</text:p>
          </table:table-cell>
        </table:table-row>
        <table:table-row table:style-name="TableLine94349010715152">
          <table:table-cell table:style-name="Таблица1.A2" office:value-type="string">
            <text:p text:style-name="P188">t = число</text:p>
          </table:table-cell>
          <table:table-cell table:style-name="Таблица1.B2" office:value-type="string">
            <text:p text:style-name="P188">Присваивание</text:p>
          </table:table-cell>
        </table:table-row>
        <table:table-row table:style-name="TableLine94349010715792">
          <table:table-cell table:style-name="Таблица1.A2" office:value-type="string">
            <text:p text:style-name="P188">t = t1 + число</text:p>
          </table:table-cell>
          <table:table-cell table:style-name="Таблица1.B2" office:value-type="string">
            <text:p text:style-name="P188">Присваивание со сложением</text:p>
          </table:table-cell>
        </table:table-row>
        <table:table-row table:style-name="TableLine94349010719232">
          <table:table-cell table:style-name="Таблица1.A2" office:value-type="string">
            <text:p text:style-name="P188">t = t1 + t2</text:p>
          </table:table-cell>
          <table:table-cell table:style-name="Таблица1.B2" office:value-type="string">
            <text:p text:style-name="P188">Присваивание со сложением</text:p>
          </table:table-cell>
        </table:table-row>
        <table:table-row table:style-name="TableLine94349010731040">
          <table:table-cell table:style-name="Таблица1.A2" office:value-type="string">
            <text:p text:style-name="P188">t = t1 - число</text:p>
          </table:table-cell>
          <table:table-cell table:style-name="Таблица1.B2" office:value-type="string">
            <text:p text:style-name="P188">Присваивание с вычитанием</text:p>
          </table:table-cell>
        </table:table-row>
        <table:table-row table:style-name="TableLine94349010733584">
          <table:table-cell table:style-name="Таблица1.A2" office:value-type="string">
            <text:p text:style-name="P188">t = t1 - t2</text:p>
          </table:table-cell>
          <table:table-cell table:style-name="Таблица1.B2" office:value-type="string">
            <text:p text:style-name="P188">Присваивание с вычитанием</text:p>
          </table:table-cell>
        </table:table-row>
        <table:table-row table:style-name="TableLine94349010736752">
          <table:table-cell table:style-name="Таблица1.A2" office:value-type="string">
            <text:p text:style-name="P188">t = t1 * число</text:p>
          </table:table-cell>
          <table:table-cell table:style-name="Таблица1.B2" office:value-type="string">
            <text:p text:style-name="P188">Присваивание с умножением</text:p>
          </table:table-cell>
        </table:table-row>
        <table:table-row table:style-name="TableLine94349010740048">
          <table:table-cell table:style-name="Таблица1.A2" office:value-type="string">
            <text:p text:style-name="P188">t = t1 * t2</text:p>
          </table:table-cell>
          <table:table-cell table:style-name="Таблица1.B2" office:value-type="string">
            <text:p text:style-name="P188">Присваивание с умножением</text:p>
          </table:table-cell>
        </table:table-row>
        <table:table-row table:style-name="TableLine94349010745760">
          <table:table-cell table:style-name="Таблица1.A2" office:value-type="string">
            <text:p text:style-name="P188">t = t1 / число</text:p>
          </table:table-cell>
          <table:table-cell table:style-name="Таблица1.B2" office:value-type="string">
            <text:p text:style-name="P188">Присваивание с делением</text:p>
          </table:table-cell>
        </table:table-row>
        <table:table-row table:style-name="TableLine94349010748304">
          <table:table-cell table:style-name="Таблица1.A2" office:value-type="string">
            <text:p text:style-name="P188">t = t1 / t2</text:p>
          </table:table-cell>
          <table:table-cell table:style-name="Таблица1.B2" office:value-type="string">
            <text:p text:style-name="P188">Присваивание с делением</text:p>
          </table:table-cell>
        </table:table-row>
      </table:table>
      <text:p text:style-name="P138"/>
      <text:p text:style-name="P138">Типы инструкций мы добавим по мере необходимости</text:p>
      <text:p text:style-name="P138">Инструкция промежуточного кода будет представлять собой четвёрку:</text:p>
      <table:table table:name="Таблица2" table:style-name="Таблица2">
        <table:table-column table:style-name="Таблица2.A" table:number-columns-repeated="3"/>
        <table:table-column table:style-name="Таблица2.D"/>
        <table:table-row table:style-name="TableLine94349013676912">
          <table:table-cell table:style-name="Таблица2.A1" office:value-type="string">
            <text:p text:style-name="P191">Тип операции</text:p>
          </table:table-cell>
          <table:table-cell table:style-name="Таблица2.A1" office:value-type="string">
            <text:p text:style-name="P191">Целевая переменная</text:p>
          </table:table-cell>
          <table:table-cell table:style-name="Таблица2.A1" office:value-type="string">
            <text:p text:style-name="P191">Операнд 1</text:p>
          </table:table-cell>
          <table:table-cell table:style-name="Таблица2.D1" office:value-type="string">
            <text:p text:style-name="P191">Операнд 2</text:p>
          </table:table-cell>
        </table:table-row>
      </table:table>
      <text:p text:style-name="P138">Например:</text:p>
      <text:p text:style-name="P189">t = t1 + число</text:p>
      <table:table table:name="Таблица3" table:style-name="Таблица3">
        <table:table-column table:style-name="Таблица3.A" table:number-columns-repeated="3"/>
        <table:table-column table:style-name="Таблица3.D"/>
        <table:table-row table:style-name="TableLine94349010797472">
          <table:table-cell table:style-name="Таблица3.A1" office:value-type="string">
            <text:p text:style-name="P191">ADD</text:p>
          </table:table-cell>
          <table:table-cell table:style-name="Таблица3.A1" office:value-type="string">
            <text:p text:style-name="P191">t</text:p>
          </table:table-cell>
          <table:table-cell table:style-name="Таблица3.A1" office:value-type="string">
            <text:p text:style-name="P191">t1</text:p>
          </table:table-cell>
          <table:table-cell table:style-name="Таблица3.D1" office:value-type="string">
            <text:p text:style-name="P191">число</text:p>
          </table:table-cell>
        </table:table-row>
      </table:table>
      <text:p text:style-name="P187"/>
      <text:p text:style-name="P139">Для генерации промежуточного кода создадим класс ICodeEmitter:</text:p>
      <text:p text:style-name="КОД">#<text:span text:style-name="T26">ifndef</text:span><text:span text:style-name="T7"> </text:span><text:span text:style-name="T26">ICODEEMITTER_H</text:span></text:p>
      <text:p text:style-name="КОД">#<text:span text:style-name="T26">define</text:span><text:span text:style-name="T7"> </text:span><text:span text:style-name="T26">ICODEEMITTER_H</text:span></text:p>
      <text:p text:style-name="КОД">#<text:span text:style-name="T26">include</text:span><text:span text:style-name="T7"> </text:span><text:span text:style-name="T20">"EScript_global.h"</text:span></text:p>
      <text:p text:style-name="КОД">#<text:span text:style-name="T26">include</text:span><text:span text:style-name="T7"> </text:span><text:span text:style-name="T20">"symbol.h"</text:span></text:p>
      <text:p text:style-name="КОД"><text:span text:style-name="T28">namespace</text:span><text:span text:style-name="T7"> </text:span><text:span text:style-name="T3">escript</text:span><text:span text:style-name="T7"> </text:span>{</text:p>
      <text:p text:style-name="КОД"><text:span text:style-name="T28">enum</text:span><text:span text:style-name="T7"> </text:span><text:span text:style-name="T28">class</text:span><text:span text:style-name="T7"> </text:span><text:span text:style-name="T3">OperationType</text:span></text:p>
      <text:p text:style-name="КОД">{</text:p>
      <text:p text:style-name="КОД"><text:span text:style-name="T7"><text:s text:c="4"/></text:span><text:span text:style-name="T2">Multiply</text:span>,<text:span text:style-name="T7"> </text:span><text:span text:style-name="T20">//</text:span><text:span text:style-name="T7"> </text:span><text:span text:style-name="T20">op1*op2</text:span></text:p>
      <text:p text:style-name="КОД">};</text:p>
      <text:p text:style-name="КОД">/**</text:p>
      <text:p text:style-name="КОД"><text:span text:style-name="T7"><text:s/></text:span><text:span text:style-name="T26">*</text:span><text:span text:style-name="T7"> </text:span><text:span text:style-name="T27">@brief</text:span><text:span text:style-name="T7"> </text:span><text:span text:style-name="T26">Генератор</text:span><text:span text:style-name="T7"> </text:span><text:span text:style-name="T26">промежуточного</text:span><text:span text:style-name="T7"> </text:span><text:span text:style-name="T26">кода</text:span><text:span text:style-name="T7"> </text:span><text:span text:style-name="T26">(I</text:span><text:span text:style-name="T7"> </text:span><text:span text:style-name="T26">==</text:span><text:span text:style-name="T7"> </text:span><text:span text:style-name="T26">intermediate)</text:span></text:p>
      <text:p text:style-name="КОД"><text:span text:style-name="T7"><text:s/></text:span><text:span text:style-name="T26">*/</text:span></text:p>
      <text:p text:style-name="КОД"><text:span text:style-name="T28">class</text:span><text:span text:style-name="T7"> </text:span><text:span text:style-name="T26">ESCRIPT_EXPORT</text:span><text:span text:style-name="T7"> </text:span><text:span text:style-name="T3">ICodeEmitter</text:span></text:p>
      <text:p text:style-name="КОД">{</text:p>
      <text:p text:style-name="КОД"><text:span text:style-name="T28">public</text:span>:</text:p>
      <text:p text:style-name="КОД"><text:span text:style-name="T7"><text:s text:c="4"/></text:span><text:span text:style-name="T28">void</text:span><text:span text:style-name="T7"> </text:span><text:span text:style-name="T16">binaryOp</text:span>(<text:span text:style-name="T2">OperationType</text:span><text:span text:style-name="T7"> </text:span><text:span text:style-name="T12">operationType</text:span>,</text:p>
      <text:p text:style-name="КОД"><text:span text:style-name="T7"><text:s text:c="18"/></text:span><text:span text:style-name="T2">std</text:span>::<text:span text:style-name="T2">shared_ptr</text:span>&lt;<text:span text:style-name="T2">Symbol</text:span>&gt;<text:span text:style-name="T7"> </text:span><text:span text:style-name="T12">resultVariable</text:span>,</text:p>
      <text:p text:style-name="КОД"><text:soft-page-break/><text:span text:style-name="T7"><text:s text:c="18"/></text:span><text:span text:style-name="T2">SymbolType</text:span><text:span text:style-name="T7"> </text:span><text:span text:style-name="T12">operand1Type</text:span>,<text:span text:style-name="T7"> </text:span><text:span text:style-name="T28">void</text:span><text:span text:style-name="T7"> </text:span>*<text:span text:style-name="T12">operand1</text:span>,</text:p>
      <text:p text:style-name="КОД"><text:span text:style-name="T7"><text:s text:c="18"/></text:span><text:span text:style-name="T2">SymbolType</text:span><text:span text:style-name="T7"> </text:span><text:span text:style-name="T12">operand2Type</text:span>,<text:span text:style-name="T7"> </text:span><text:span text:style-name="T28">void</text:span><text:span text:style-name="T7"> </text:span>*<text:span text:style-name="T12">operand2</text:span>);</text:p>
      <text:p text:style-name="КОД"><text:span text:style-name="T28">private</text:span>:</text:p>
      <text:p text:style-name="КОД"><text:span text:style-name="T7"><text:s text:c="4"/></text:span><text:span text:style-name="T28">void</text:span><text:span text:style-name="T7"> </text:span><text:span text:style-name="T16">multiply</text:span>(<text:span text:style-name="T2">std</text:span>::<text:span text:style-name="T2">shared_ptr</text:span>&lt;<text:span text:style-name="T2">Symbol</text:span>&gt;<text:span text:style-name="T7"> </text:span><text:span text:style-name="T12">resultVariable</text:span>,</text:p>
      <text:p text:style-name="КОД"><text:span text:style-name="T7"><text:s text:c="18"/></text:span><text:span text:style-name="T2">SymbolType</text:span><text:span text:style-name="T7"> </text:span><text:span text:style-name="T12">operand1Type</text:span>,<text:span text:style-name="T7"> </text:span><text:span text:style-name="T28">void</text:span><text:span text:style-name="T7"> </text:span>*<text:span text:style-name="T12">operand1</text:span>,</text:p>
      <text:p text:style-name="КОД"><text:span text:style-name="T7"><text:s text:c="18"/></text:span><text:span text:style-name="T2">SymbolType</text:span><text:span text:style-name="T7"> </text:span><text:span text:style-name="T12">operand2Type</text:span>,<text:span text:style-name="T7"> </text:span><text:span text:style-name="T28">void</text:span><text:span text:style-name="T7"> </text:span>*<text:span text:style-name="T12">operand2</text:span>);</text:p>
      <text:p text:style-name="КОД">};</text:p>
      <text:p text:style-name="КОД">}<text:span text:style-name="T7"> </text:span><text:span text:style-name="T20">//</text:span><text:span text:style-name="T7"> </text:span><text:span text:style-name="T20">namespace</text:span><text:span text:style-name="T7"> </text:span><text:span text:style-name="T20">escript</text:span></text:p>
      <text:p text:style-name="КОД">#<text:span text:style-name="T26">endif</text:span><text:span text:style-name="T7"> </text:span><text:span text:style-name="T20">//</text:span><text:span text:style-name="T7"> </text:span><text:span text:style-name="T20">ICODEEMITTER_H</text:span></text:p>
      <text:p text:style-name="Horizontal_20_Line"/>
      <text:p text:style-name="КОД">#<text:span text:style-name="T26">include</text:span><text:span text:style-name="T7"> </text:span><text:span text:style-name="T20">"stdafx.h"</text:span></text:p>
      <text:p text:style-name="КОД">#<text:span text:style-name="T26">include</text:span><text:span text:style-name="T7"> </text:span><text:span text:style-name="T20">"icodeemitter.h"</text:span></text:p>
      <text:p text:style-name="КОД"><text:span text:style-name="T28">using</text:span><text:span text:style-name="T7"> </text:span><text:span text:style-name="T2">std</text:span>::<text:span text:style-name="T2">cout</text:span>;</text:p>
      <text:p text:style-name="КОД"><text:span text:style-name="T28">using</text:span><text:span text:style-name="T7"> </text:span><text:span text:style-name="T2">std</text:span>::<text:span text:style-name="T15">endl</text:span>;</text:p>
      <text:p text:style-name="КОД"><text:span text:style-name="T28">namespace</text:span><text:span text:style-name="T7"> </text:span><text:span text:style-name="T3">escript</text:span><text:span text:style-name="T7"> </text:span>{</text:p>
      <text:p text:style-name="КОД"><text:span text:style-name="T28">void</text:span><text:span text:style-name="T7"> </text:span><text:span text:style-name="T2">ICodeEmitter</text:span>::<text:span text:style-name="T16">multiply</text:span>(<text:span text:style-name="T2">std</text:span>::<text:span text:style-name="T2">shared_ptr</text:span>&lt;<text:span text:style-name="T2">Symbol</text:span>&gt;<text:span text:style-name="T7"> </text:span><text:span text:style-name="T12">resultVariable</text:span>,</text:p>
      <text:p text:style-name="КОД"><text:span text:style-name="T7"><text:s text:c="28"/></text:span><text:span text:style-name="T2">SymbolType</text:span><text:span text:style-name="T7"> </text:span><text:span text:style-name="T12">operand1Type</text:span>,<text:span text:style-name="T7"> </text:span><text:span text:style-name="T28">void</text:span><text:span text:style-name="T7"> </text:span>*<text:span text:style-name="T12">operand1</text:span>,</text:p>
      <text:p text:style-name="КОД"><text:span text:style-name="T7"><text:s text:c="28"/></text:span><text:span text:style-name="T2">SymbolType</text:span><text:span text:style-name="T7"> </text:span><text:span text:style-name="T12">operand2Type</text:span>,<text:span text:style-name="T7"> </text:span><text:span text:style-name="T28">void</text:span><text:span text:style-name="T7"> </text:span>*<text:span text:style-name="T12">operand2</text:span>)</text:p>
      <text:p text:style-name="КОД">{</text:p>
      <text:p text:style-name="КОД"><text:span text:style-name="T7"><text:s text:c="4"/></text:span><text:span text:style-name="T30">cout</text:span><text:span text:style-name="T7"> </text:span><text:span text:style-name="T15">&lt;&lt;</text:span><text:span text:style-name="T7"> </text:span><text:span text:style-name="T12">resultVariable</text:span><text:span text:style-name="T15">-&gt;utf8Name</text:span>()<text:span text:style-name="T7"> </text:span><text:span text:style-name="T15">&lt;&lt;</text:span><text:span text:style-name="T7"> </text:span><text:span text:style-name="T20">" := "</text:span>;</text:p>
      <text:p text:style-name="КОД"><text:span text:style-name="T7"><text:s text:c="4"/></text:span><text:span text:style-name="T20">//</text:span><text:span text:style-name="T7"> </text:span><text:span text:style-name="T20">приведение</text:span><text:span text:style-name="T7"> </text:span><text:span text:style-name="T20">типов:</text:span></text:p>
      <text:p text:style-name="КОД"><text:span text:style-name="T7"><text:s text:c="4"/></text:span><text:span text:style-name="T20">//</text:span><text:span text:style-name="T7"> </text:span><text:span text:style-name="T20">int+int-&gt;int</text:span></text:p>
      <text:p text:style-name="КОД"><text:span text:style-name="T7"><text:s text:c="4"/></text:span><text:span text:style-name="T20">//</text:span><text:span text:style-name="T7"> </text:span><text:span text:style-name="T20">real+real-&gt;real</text:span></text:p>
      <text:p text:style-name="КОД"><text:span text:style-name="T7"><text:s text:c="4"/></text:span><text:span text:style-name="T20">//</text:span><text:span text:style-name="T7"> </text:span><text:span text:style-name="T20">int+real-&gt;real</text:span></text:p>
      <text:p text:style-name="КОД"><text:span text:style-name="T7"><text:s text:c="4"/></text:span><text:span text:style-name="T20">//</text:span><text:span text:style-name="T7"> </text:span><text:span text:style-name="T20">string+любой-&gt;string</text:span></text:p>
      <text:p text:style-name="КОД"><text:span text:style-name="T7"><text:s text:c="4"/></text:span><text:span text:style-name="T28">if</text:span><text:span text:style-name="T7"> </text:span>(<text:span text:style-name="T12">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30">cout</text:span><text:span text:style-name="T7"> </text:span><text:span text:style-name="T15">&lt;&lt;</text:span><text:span text:style-name="T7"> </text:span>*(<text:span text:style-name="T2">IntType</text:span>*)<text:span text:style-name="T12">operand1</text:span>;</text:p>
      <text:p text:style-name="КОД"><text:span text:style-name="T7"><text:s text:c="4"/></text:span>}</text:p>
      <text:p text:style-name="КОД"><text:span text:style-name="T7"><text:s text:c="4"/></text:span><text:span text:style-name="T30">cout</text:span><text:span text:style-name="T7"> </text:span><text:span text:style-name="T15">&lt;&lt;</text:span><text:span text:style-name="T7"> </text:span><text:span text:style-name="T20">" * "</text:span>;</text:p>
      <text:p text:style-name="КОД"><text:span text:style-name="T7"><text:s text:c="4"/></text:span><text:span text:style-name="T28">if</text:span><text:span text:style-name="T7"> </text:span>(<text:span text:style-name="T12">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30">cout</text:span><text:span text:style-name="T7"> </text:span><text:span text:style-name="T15">&lt;&lt;</text:span><text:span text:style-name="T7"> </text:span>*(<text:span text:style-name="T2">IntType</text:span>*)<text:span text:style-name="T12">operand2</text:span>;</text:p>
      <text:p text:style-name="КОД"><text:span text:style-name="T7"><text:s text:c="4"/></text:span>}</text:p>
      <text:p text:style-name="КОД"><text:span text:style-name="T7"><text:s text:c="4"/></text:span><text:span text:style-name="T30">cout</text:span><text:span text:style-name="T7"> </text:span><text:span text:style-name="T15">&lt;&lt;</text:span><text:span text:style-name="T7"> </text:span><text:span text:style-name="T15">endl</text:span>;</text:p>
      <text:p text:style-name="КОД">}</text:p>
      <text:p text:style-name="КОД"><text:span text:style-name="T28">void</text:span><text:span text:style-name="T7"> </text:span><text:span text:style-name="T2">ICodeEmitter</text:span>::<text:span text:style-name="T16">binaryOp</text:span>(<text:span text:style-name="T2">OperationType</text:span><text:span text:style-name="T7"> </text:span><text:span text:style-name="T12">operationType</text:span>,</text:p>
      <text:p text:style-name="КОД"><text:span text:style-name="T7"><text:s text:c="28"/></text:span><text:span text:style-name="T2">std</text:span>::<text:span text:style-name="T2">shared_ptr</text:span>&lt;<text:span text:style-name="T2">Symbol</text:span>&gt;<text:span text:style-name="T7"> </text:span><text:span text:style-name="T12">resultVariable</text:span>,</text:p>
      <text:p text:style-name="КОД"><text:span text:style-name="T7"><text:s text:c="28"/></text:span><text:span text:style-name="T2">SymbolType</text:span><text:span text:style-name="T7"> </text:span><text:span text:style-name="T12">operand1Type</text:span>,<text:span text:style-name="T7"> </text:span><text:span text:style-name="T28">void</text:span><text:span text:style-name="T7"> </text:span>*<text:span text:style-name="T12">operand1</text:span>,</text:p>
      <text:p text:style-name="КОД"><text:span text:style-name="T7"><text:s text:c="28"/></text:span><text:span text:style-name="T2">SymbolType</text:span><text:span text:style-name="T7"> </text:span><text:span text:style-name="T12">operand2Type</text:span>,<text:span text:style-name="T7"> </text:span><text:span text:style-name="T28">void</text:span><text:span text:style-name="T7"> </text:span>*<text:span text:style-name="T12">operand2</text:span>)</text:p>
      <text:p text:style-name="КОД">{</text:p>
      <text:p text:style-name="КОД"><text:span text:style-name="T7"><text:s text:c="4"/></text:span><text:span text:style-name="T28">switch</text:span><text:span text:style-name="T7"> </text:span>(<text:span text:style-name="T12">operationType</text:span>)<text:span text:style-name="T7"> </text:span>{</text:p>
      <text:p text:style-name="КОД"><text:span text:style-name="T7"><text:s text:c="4"/></text:span><text:span text:style-name="T28">case</text:span><text:span text:style-name="T7"> </text:span><text:span text:style-name="T2">OperationType</text:span>::<text:span text:style-name="T2">Multiply</text:span>:</text:p>
      <text:p text:style-name="КОД"><text:span text:style-name="T7"><text:s text:c="8"/></text:span><text:span text:style-name="T15">multiply</text:span>(<text:span text:style-name="T12">resultVariable</text:span>,<text:span text:style-name="T7"> </text:span><text:span text:style-name="T12">operand1Type</text:span>,<text:span text:style-name="T7"> </text:span><text:span text:style-name="T14">operand1</text:span>,<text:span text:style-name="T7"> </text:span><text:span text:style-name="T12">operand2Type</text:span>,<text:span text:style-name="T7"> </text:span><text:span text:style-name="T14">operand2</text:span>);</text:p>
      <text:p text:style-name="КОД"><text:span text:style-name="T7"><text:s text:c="8"/></text:span><text:span text:style-name="T28">break</text:span>;</text:p>
      <text:p text:style-name="КОД"><text:span text:style-name="T7"><text:s text:c="4"/></text:span>}</text:p>
      <text:p text:style-name="КОД">}</text:p>
      <text:p text:style-name="КОД">}<text:span text:style-name="T7"> </text:span><text:span text:style-name="T20">//</text:span><text:span text:style-name="T7"> </text:span><text:span text:style-name="T20">namespace</text:span><text:span text:style-name="T7"> </text:span><text:span text:style-name="T20">escript</text:span></text:p>
      <text:p text:style-name="Horizontal_20_Line"/>
      <text:p text:style-name="P139">Пусть пока он выводит промежуточный код в консоль. Тесты у нас уже есть, поэтому он что-нибудь выведет. Давайте теперь исправим функцию Term():</text:p>
      <text:p text:style-name="КОД"><text:span text:style-name="T28">void</text:span><text:span text:style-name="T7"> </text:span><text:span text:style-name="T2">Parser</text:span>::<text:span text:style-name="T16">Term</text:span>()</text:p>
      <text:p text:style-name="КОД">{</text:p>
      <text:p text:style-name="КОД"><text:span text:style-name="T7"><text:s text:c="4"/></text:span><text:span text:style-name="T20">//</text:span><text:span text:style-name="T7"> </text:span><text:span text:style-name="T20">временная</text:span><text:span text:style-name="T7"> </text:span><text:span text:style-name="T20">переменная</text:span><text:span text:style-name="T7"> </text:span><text:span text:style-name="T20">для</text:span><text:span text:style-name="T7"> </text:span><text:span text:style-name="T20">генерации</text:span><text:span text:style-name="T7"> </text:span><text:span text:style-name="T20">инструкции</text:span><text:span text:style-name="T7"> </text:span><text:span text:style-name="T20">и</text:span><text:span text:style-name="T7"> </text:span><text:span text:style-name="T20">помещения</text:span><text:span text:style-name="T7"> </text:span><text:span text:style-name="T20">её</text:span><text:span text:style-name="T7"> </text:span><text:span text:style-name="T20">в</text:span><text:span text:style-name="T7"> </text:span><text:span text:style-name="T20">стек</text:span></text:p>
      <text:p text:style-name="КОД"><text:span text:style-name="T7"><text:s text:c="4"/></text:span><text:span text:style-name="T2">std</text:span>::<text:span text:style-name="T2">shared_ptr</text:span>&lt;<text:span text:style-name="T2">Symbol</text:span>&gt;<text:span text:style-name="T7"> </text:span><text:span text:style-name="T12">tmp</text:span>;</text:p>
      <text:p text:style-name="КОД"><text:span text:style-name="T7"><text:s text:c="4"/></text:span><text:span text:style-name="T15">Factor</text:span>();</text:p>
      <text:p text:style-name="КОД"><text:span text:style-name="T7"><text:s text:c="4"/></text:span><text:span text:style-name="T20">//</text:span><text:span text:style-name="T7"> </text:span><text:span text:style-name="T20">в</text:span><text:span text:style-name="T7"> </text:span><text:span text:style-name="T20">стеке</text:span><text:span text:style-name="T7"> </text:span><text:span text:style-name="T20">находится</text:span><text:span text:style-name="T7"> </text:span><text:span text:style-name="T20">результат</text:span><text:span text:style-name="T7"> </text:span><text:span text:style-name="T20">вызова</text:span><text:span text:style-name="T7"> </text:span><text:span text:style-name="T20">Factor(),</text:span><text:span text:style-name="T7"> </text:span><text:span text:style-name="T20">например,</text:span><text:span text:style-name="T7"> </text:span><text:span text:style-name="T20">число.</text:span></text:p>
      <text:p text:style-name="КОД"><text:span text:style-name="T7"><text:s text:c="4"/></text:span><text:span text:style-name="T28">do</text:span><text:span text:style-name="T7"> </text:span>{</text:p>
      <text:p text:style-name="КОД"><text:span text:style-name="T7"><text:s text:c="8"/></text:span><text:span text:style-name="T28">switch</text:span><text:span text:style-name="T7"> </text:span>(<text:span text:style-name="T15">lookahead</text:span>())<text:span text:style-name="T7"> </text:span>{</text:p>
      <text:p text:style-name="КОД"><text:span text:style-name="T7"><text:s text:c="8"/></text:span><text:span text:style-name="T28">case</text:span><text:span text:style-name="T7"> </text:span><text:span text:style-name="T2">Token</text:span>::<text:span text:style-name="T2">Asterisk</text:span>:<text:span text:style-name="T7"> </text:span><text:span text:style-name="T20">//</text:span><text:span text:style-name="T7"> </text:span><text:span text:style-name="T20">умножение</text:span></text:p>
      <text:p text:style-name="КОД"><text:span text:style-name="T7"><text:s text:c="12"/></text:span><text:span text:style-name="T15">next</text:span>();</text:p>
      <text:p text:style-name="КОД"><text:span text:style-name="T7"><text:s text:c="12"/></text:span><text:span text:style-name="T15">Factor</text:span>();</text:p>
      <text:p text:style-name="КОД"><text:soft-page-break/><text:span text:style-name="T7"><text:s text:c="12"/></text:span><text:span text:style-name="T12">tmp</text:span><text:span text:style-name="T7"> </text:span>=<text:span text:style-name="T7"> </text:span><text:span text:style-name="T15">currentSymbolTable</text:span>()-&gt;<text:span text:style-name="T15">addTemp</text:span>();</text:p>
      <text:p text:style-name="КОД"><text:span text:style-name="T7"><text:s text:c="12"/></text:span><text:span text:style-name="T15">emitBinaryOp</text:span>(<text:span text:style-name="T2">OperationType</text:span>::<text:span text:style-name="T2">Multiply</text:span>,<text:span text:style-name="T7"> </text:span><text:span text:style-name="T14">tmp</text:span>);</text:p>
      <text:p text:style-name="КОД"><text:span text:style-name="T7"><text:s text:c="12"/></text:span><text:span text:style-name="T15">pushVariable</text:span>(<text:span text:style-name="T14">tmp</text:span>);</text:p>
      <text:p text:style-name="КОД"><text:span text:style-name="T7"><text:s text:c="12"/></text:span><text:span text:style-name="T28">continue</text:span>;</text:p>
      <text:p text:style-name="КОД"><text:span text:style-name="T7"><text:s text:c="8"/></text:span><text:span text:style-name="T28">case</text:span><text:span text:style-name="T7"> </text:span><text:span text:style-name="T2">Token</text:span>::<text:span text:style-name="T2">Slash</text:span>:<text:span text:style-name="T7"> </text:span><text:span text:style-name="T20">//</text:span><text:span text:style-name="T7"> </text:span><text:span text:style-name="T20">деление</text:span></text:p>
      <text:p text:style-name="КОД"><text:span text:style-name="T7"><text:s text:c="12"/></text:span><text:span text:style-name="T15">next</text:span>();</text:p>
      <text:p text:style-name="КОД"><text:span text:style-name="T7"><text:s text:c="12"/></text:span><text:span text:style-name="T15">Factor</text:span>();</text:p>
      <text:p text:style-name="КОД"><text:span text:style-name="T7"><text:s text:c="12"/></text:span><text:span text:style-name="T28">continue</text:span>;</text:p>
      <text:p text:style-name="КОД"><text:span text:style-name="T7"><text:s text:c="8"/></text:span><text:span text:style-name="T28">default</text:span>:</text:p>
      <text:p text:style-name="КОД"><text:span text:style-name="T7"><text:s text:c="12"/></text:span><text:span text:style-name="T28">break</text:span>;</text:p>
      <text:p text:style-name="КОД"><text:span text:style-name="T7"><text:s text:c="8"/></text:span>}</text:p>
      <text:p text:style-name="КОД"><text:span text:style-name="T7"><text:s text:c="4"/></text:span>}<text:span text:style-name="T7"> </text:span><text:span text:style-name="T28">while</text:span><text:span text:style-name="T7"> </text:span>(<text:span text:style-name="T28">false</text:span>);</text:p>
      <text:p text:style-name="КОД">}</text:p>
      <text:p text:style-name="Horizontal_20_Line"/>
      <text:p text:style-name="P143"><text:span text:style-name="T111">Во-первых, мы изменили условия выхода из цикла. В функции Factor() мы имеем какой-то терминал, например, число, находящийся в одном из стеков, в данном случае _integers. Допустим, мы входим в ветку «*», тогда после второго вызова Factor(), если нам снова встретится число, у нас будет два числа в стеке _integers. В качестве результата мы внесём в таблицу символов новую запись tmp. В функции</text:span> emitBinaryOp() <text:span text:style-name="T111">мы извлечём нужное количество операндов и вызовем функцию ICodeEmitter::binaryOp(). Она просто должна напечатать что-то вроде «tmp = 1*2». </text:span></text:p>
      <text:p text:style-name="P143"><text:span text:style-name="T113">Функция выгляд</text:span>ит emitBinaryOp () <text:span text:style-name="T113">так:</text:span></text:p>
      <text:p text:style-name="КОД"><text:span text:style-name="T28">void</text:span><text:span text:style-name="T7"> </text:span><text:span text:style-name="T2">Parser</text:span>::<text:span text:style-name="T16">emitBinaryOp</text:span>(<text:span text:style-name="T2">OperationType</text:span><text:span text:style-name="T7"> </text:span><text:span text:style-name="T12">opType</text:span>,<text:span text:style-name="T7"> </text:span><text:span text:style-name="T2">std</text:span>::<text:span text:style-name="T2">shared_ptr</text:span>&lt;<text:span text:style-name="T2">Symbol</text:span>&gt;<text:span text:style-name="T7"> </text:span>&amp;<text:span text:style-name="T12">tmpVariable</text:span>)</text:p>
      <text:p text:style-name="КОД">{</text:p>
      <text:p text:style-name="КОД"><text:span text:style-name="T7"><text:s text:c="4"/></text:span><text:span text:style-name="T28">switch</text:span><text:span text:style-name="T7"> </text:span>(<text:span text:style-name="T12">opType</text:span>)<text:span text:style-name="T7"> </text:span>{</text:p>
      <text:p text:style-name="КОД"><text:span text:style-name="T7"><text:s text:c="4"/></text:span><text:span text:style-name="T28">case</text:span><text:span text:style-name="T7"> </text:span><text:span text:style-name="T2">OperationType</text:span>::<text:span text:style-name="T2">Add</text:span>:</text:p>
      <text:p text:style-name="КОД"><text:span text:style-name="T7"><text:s text:c="4"/></text:span><text:span text:style-name="T28">case</text:span><text:span text:style-name="T7"> </text:span><text:span text:style-name="T2">OperationType</text:span>::<text:span text:style-name="T2">Multiply</text:span>:<text:span text:style-name="T7"> </text:span>{</text:p>
      <text:p text:style-name="КОД"><text:span text:style-name="T7"><text:s text:c="8"/></text:span><text:span text:style-name="T20">//</text:span><text:span text:style-name="T7"> </text:span><text:span text:style-name="T20">binaryop</text:span></text:p>
      <text:p text:style-name="КОД"><text:span text:style-name="T7"><text:s text:c="8"/></text:span><text:span text:style-name="T20">//</text:span><text:span text:style-name="T7"> </text:span><text:span text:style-name="T20">что</text:span><text:span text:style-name="T7"> </text:span><text:span text:style-name="T20">в</text:span><text:span text:style-name="T7"> </text:span><text:span text:style-name="T20">стеке</text:span><text:span text:style-name="T7"> </text:span><text:span text:style-name="T20">терминалов?</text:span></text:p>
      <text:p text:style-name="КОД"><text:span text:style-name="T7"><text:s text:c="8"/></text:span><text:span text:style-name="T28">auto</text:span><text:span text:style-name="T7"> </text:span><text:span text:style-name="T12">op2Type</text:span><text:span text:style-name="T7"> </text:span>=<text:span text:style-name="T7"> </text:span><text:span text:style-name="T42">_types</text:span>.<text:span text:style-name="T15">top</text:span>();</text:p>
      <text:p text:style-name="КОД"><text:span text:style-name="T7"><text:s text:c="8"/></text:span><text:span text:style-name="T42">_types</text:span>.<text:span text:style-name="T15">pop</text:span>();</text:p>
      <text:p text:style-name="КОД"><text:span text:style-name="T7"><text:s text:c="8"/></text:span><text:span text:style-name="T28">auto</text:span><text:span text:style-name="T7"> </text:span><text:span text:style-name="T12">op1Type</text:span><text:span text:style-name="T7"> </text:span>=<text:span text:style-name="T7"> </text:span><text:span text:style-name="T42">_types</text:span>.<text:span text:style-name="T15">top</text:span>();</text:p>
      <text:p text:style-name="КОД"><text:span text:style-name="T7"><text:s text:c="8"/></text:span><text:span text:style-name="T42">_types</text:span>.<text:span text:style-name="T15">pop</text:span>();</text:p>
      <text:p text:style-name="КОД"><text:span text:style-name="T7"><text:s text:c="8"/></text:span><text:span text:style-name="T20">//</text:span><text:span text:style-name="T7"> </text:span><text:span text:style-name="T20">здесь</text:span><text:span text:style-name="T7"> </text:span><text:span text:style-name="T20">проверка</text:span><text:span text:style-name="T7"> </text:span><text:span text:style-name="T20">типов</text:span><text:span text:style-name="T7"> </text:span><text:span text:style-name="T20">и</text:span><text:span text:style-name="T7"> </text:span><text:span text:style-name="T20">по</text:span><text:span text:style-name="T7"> </text:span><text:span text:style-name="T20">возможности</text:span><text:span text:style-name="T7"> </text:span><text:span text:style-name="T20">результирующий</text:span><text:span text:style-name="T7"> </text:span><text:span text:style-name="T20">тип</text:span></text:p>
      <text:p text:style-name="КОД"><text:span text:style-name="T7"><text:s text:c="8"/></text:span><text:span text:style-name="T20">//</text:span><text:span text:style-name="T7"> </text:span><text:span text:style-name="T20">если</text:span><text:span text:style-name="T7"> </text:span><text:span text:style-name="T20">нет,</text:span><text:span text:style-name="T7"> </text:span><text:span text:style-name="T20">то</text:span><text:span text:style-name="T7"> </text:span><text:span text:style-name="T20">это</text:span><text:span text:style-name="T7"> </text:span><text:span text:style-name="T20">отдаётся</text:span><text:span text:style-name="T7"> </text:span><text:span text:style-name="T20">на</text:span><text:span text:style-name="T7"> </text:span><text:span text:style-name="T20">время</text:span><text:span text:style-name="T7"> </text:span><text:span text:style-name="T20">выполнения</text:span></text:p>
      <text:p text:style-name="КОД"><text:span text:style-name="T7"><text:s text:c="8"/></text:span><text:span text:style-name="T28">void</text:span><text:span text:style-name="T7"> </text:span>*<text:span text:style-name="T12">op1ptr</text:span><text:span text:style-name="T7"> </text:span>=<text:span text:style-name="T7"> </text:span><text:span text:style-name="T28">nullptr</text:span>;</text:p>
      <text:p text:style-name="КОД"><text:span text:style-name="T7"><text:s text:c="8"/></text:span><text:span text:style-name="T28">void</text:span><text:span text:style-name="T7"> </text:span>*<text:span text:style-name="T12">op2ptr</text:span><text:span text:style-name="T7"> </text:span>=<text:span text:style-name="T7"> </text:span><text:span text:style-name="T28">nullptr</text:span>;</text:p>
      <text:p text:style-name="КОД"><text:span text:style-name="T7"><text:s text:c="8"/></text:span><text:span text:style-name="T2">IntType</text:span><text:span text:style-name="T7"> </text:span><text:span text:style-name="T12">iop1</text:span>,<text:span text:style-name="T7"> </text:span><text:span text:style-name="T12">iop2</text:span>;</text:p>
      <text:p text:style-name="КОД"><text:span text:style-name="T7"><text:s text:c="8"/></text:span><text:span text:style-name="T20">//</text:span><text:span text:style-name="T7"> </text:span><text:span text:style-name="T20">обратный</text:span><text:span text:style-name="T7"> </text:span><text:span text:style-name="T20">порядок</text:span></text:p>
      <text:p text:style-name="КОД"><text:span text:style-name="T7"><text:s text:c="8"/></text:span><text:span text:style-name="T28">switch</text:span><text:span text:style-name="T7"> </text:span>(<text:span text:style-name="T12">op2Type</text:span>)<text:span text:style-name="T7"> </text:span>{</text:p>
      <text:p text:style-name="КОД"><text:span text:style-name="T7"><text:s text:c="8"/></text:span><text:span text:style-name="T28">case</text:span><text:span text:style-name="T7"> </text:span><text:span text:style-name="T2">SymbolType</text:span>::<text:span text:style-name="T2">Integer</text:span>:</text:p>
      <text:p text:style-name="КОД"><text:span text:style-name="T7"><text:s text:c="12"/></text:span><text:span text:style-name="T20">//</text:span><text:span text:style-name="T7"> </text:span><text:span text:style-name="T20">нужно</text:span><text:span text:style-name="T7"> </text:span><text:span text:style-name="T20">временно</text:span><text:span text:style-name="T7"> </text:span><text:span text:style-name="T20">поместить</text:span><text:span text:style-name="T7"> </text:span><text:span text:style-name="T20">число</text:span><text:span text:style-name="T7"> </text:span><text:span text:style-name="T20">куда-нибудь</text:span></text:p>
      <text:p text:style-name="КОД"><text:span text:style-name="T7"><text:s text:c="12"/></text:span><text:span text:style-name="T12">iop2</text:span><text:span text:style-name="T7"> </text:span>=<text:span text:style-name="T7"> </text:span><text:span text:style-name="T42">_integers</text:span>.<text:span text:style-name="T15">top</text:span>();</text:p>
      <text:p text:style-name="КОД"><text:span text:style-name="T7"><text:s text:c="12"/></text:span><text:span text:style-name="T12">op2ptr</text:span><text:span text:style-name="T7"> </text:span>=<text:span text:style-name="T7"> </text:span>&amp;<text:span text:style-name="T12">iop2</text:span>;</text:p>
      <text:p text:style-name="КОД"><text:span text:style-name="T7"><text:s text:c="12"/></text:span><text:span text:style-name="T42">_integers</text:span>.<text:span text:style-name="T15">pop</text:span>();</text:p>
      <text:p text:style-name="КОД"><text:span text:style-name="T7"><text:s text:c="12"/></text:span><text:span text:style-name="T28">break</text:span>;</text:p>
      <text:p text:style-name="КОД"><text:span text:style-name="T7"><text:s text:c="8"/></text:span><text:span text:style-name="T28">case</text:span><text:span text:style-name="T7"> </text:span><text:span text:style-name="T2">SymbolType</text:span>::<text:span text:style-name="T2">Variable</text:span>:</text:p>
      <text:p text:style-name="КОД"><text:span text:style-name="T7"><text:s text:c="12"/></text:span><text:span text:style-name="T20">//</text:span><text:span text:style-name="T7"> </text:span><text:span text:style-name="T20">запись</text:span><text:span text:style-name="T7"> </text:span><text:span text:style-name="T20">в</text:span><text:span text:style-name="T7"> </text:span><text:span text:style-name="T20">таблице</text:span><text:span text:style-name="T7"> </text:span><text:span text:style-name="T20">символов</text:span></text:p>
      <text:p text:style-name="КОД"><text:span text:style-name="T7"><text:s text:c="12"/></text:span><text:span text:style-name="T12">op2ptr</text:span><text:span text:style-name="T7"> </text:span>=<text:span text:style-name="T7"> </text:span><text:span text:style-name="T42">_variables</text:span>.<text:span text:style-name="T15">top</text:span>().<text:span text:style-name="T15">get</text:span>();</text:p>
      <text:p text:style-name="КОД"><text:span text:style-name="T7"><text:s text:c="12"/></text:span><text:span text:style-name="T42">_variables</text:span>.<text:span text:style-name="T15">pop</text:span>();</text:p>
      <text:p text:style-name="КОД"><text:span text:style-name="T7"><text:s text:c="12"/></text:span><text:span text:style-name="T28">break</text:span>;</text:p>
      <text:p text:style-name="КОД"><text:span text:style-name="T7"><text:s text:c="8"/></text:span>}</text:p>
      <text:p text:style-name="КОД"><text:span text:style-name="T7"><text:s text:c="8"/></text:span><text:span text:style-name="T28">switch</text:span><text:span text:style-name="T7"> </text:span>(<text:span text:style-name="T12">op1Type</text:span>)<text:span text:style-name="T7"> </text:span>{</text:p>
      <text:p text:style-name="КОД"><text:span text:style-name="T7"><text:s text:c="8"/></text:span><text:span text:style-name="T28">case</text:span><text:span text:style-name="T7"> </text:span><text:span text:style-name="T2">SymbolType</text:span>::<text:span text:style-name="T2">Integer</text:span>:</text:p>
      <text:p text:style-name="КОД"><text:span text:style-name="T7"><text:s text:c="12"/></text:span><text:span text:style-name="T20">//</text:span><text:span text:style-name="T7"> </text:span><text:span text:style-name="T20">нужно</text:span><text:span text:style-name="T7"> </text:span><text:span text:style-name="T20">временно</text:span><text:span text:style-name="T7"> </text:span><text:span text:style-name="T20">поместить</text:span><text:span text:style-name="T7"> </text:span><text:span text:style-name="T20">число</text:span><text:span text:style-name="T7"> </text:span><text:span text:style-name="T20">куда-нибудь</text:span></text:p>
      <text:p text:style-name="КОД"><text:span text:style-name="T7"><text:s text:c="12"/></text:span><text:span text:style-name="T12">iop1</text:span><text:span text:style-name="T7"> </text:span>=<text:span text:style-name="T7"> </text:span><text:span text:style-name="T42">_integers</text:span>.<text:span text:style-name="T15">top</text:span>();</text:p>
      <text:p text:style-name="КОД"><text:span text:style-name="T7"><text:s text:c="12"/></text:span><text:span text:style-name="T12">op1ptr</text:span><text:span text:style-name="T7"> </text:span>=<text:span text:style-name="T7"> </text:span>&amp;<text:span text:style-name="T12">iop1</text:span>;</text:p>
      <text:p text:style-name="КОД"><text:soft-page-break/><text:span text:style-name="T7"><text:s text:c="12"/></text:span><text:span text:style-name="T42">_integers</text:span>.<text:span text:style-name="T15">pop</text:span>();</text:p>
      <text:p text:style-name="КОД"><text:span text:style-name="T7"><text:s text:c="12"/></text:span><text:span text:style-name="T28">break</text:span>;</text:p>
      <text:p text:style-name="КОД"><text:span text:style-name="T7"><text:s text:c="8"/></text:span><text:span text:style-name="T28">case</text:span><text:span text:style-name="T7"> </text:span><text:span text:style-name="T2">SymbolType</text:span>::<text:span text:style-name="T2">Variable</text:span>:</text:p>
      <text:p text:style-name="КОД"><text:span text:style-name="T7"><text:s text:c="12"/></text:span><text:span text:style-name="T20">//</text:span><text:span text:style-name="T7"> </text:span><text:span text:style-name="T20">запись</text:span><text:span text:style-name="T7"> </text:span><text:span text:style-name="T20">в</text:span><text:span text:style-name="T7"> </text:span><text:span text:style-name="T20">таблице</text:span><text:span text:style-name="T7"> </text:span><text:span text:style-name="T20">символов</text:span></text:p>
      <text:p text:style-name="КОД"><text:span text:style-name="T7"><text:s text:c="12"/></text:span><text:span text:style-name="T12">op1ptr</text:span><text:span text:style-name="T7"> </text:span>=<text:span text:style-name="T7"> </text:span><text:span text:style-name="T42">_variables</text:span>.<text:span text:style-name="T15">top</text:span>().<text:span text:style-name="T15">get</text:span>();</text:p>
      <text:p text:style-name="КОД"><text:span text:style-name="T7"><text:s text:c="12"/></text:span><text:span text:style-name="T42">_variables</text:span>.<text:span text:style-name="T15">pop</text:span>();</text:p>
      <text:p text:style-name="КОД"><text:span text:style-name="T7"><text:s text:c="12"/></text:span><text:span text:style-name="T28">break</text:span>;</text:p>
      <text:p text:style-name="КОД"><text:span text:style-name="T7"><text:s text:c="8"/></text:span>}</text:p>
      <text:p text:style-name="КОД"><text:span text:style-name="T7"><text:s text:c="8"/></text:span><text:span text:style-name="T42">_emitter</text:span><text:span text:style-name="T15">-&gt;binaryOp</text:span>(<text:span text:style-name="T12">opType</text:span>,<text:span text:style-name="T7"> </text:span><text:span text:style-name="T12">tmpVariable</text:span>,</text:p>
      <text:p text:style-name="КОД"><text:span text:style-name="T7"><text:s text:c="27"/></text:span><text:span text:style-name="T12">op1Type</text:span>,<text:span text:style-name="T7"> </text:span><text:span text:style-name="T14">op1ptr</text:span>,<text:span text:style-name="T7"> </text:span><text:span text:style-name="T12">op2Type</text:span>,<text:span text:style-name="T7"> </text:span><text:span text:style-name="T14">op2ptr</text:span>);</text:p>
      <text:p text:style-name="КОД"><text:span text:style-name="T7"><text:s text:c="8"/></text:span><text:span text:style-name="T28">break</text:span>;</text:p>
      <text:p text:style-name="КОД"><text:span text:style-name="T7"><text:s text:c="4"/></text:span>}</text:p>
      <text:p text:style-name="КОД"><text:span text:style-name="T7"><text:s text:c="4"/></text:span>}</text:p>
      <text:p text:style-name="КОД">}</text:p>
      <text:p text:style-name="КОД"/>
      <text:p text:style-name="Horizontal_20_Line"/>
      <text:p text:style-name="P140"><text:span text:style-name="T127">Это копипаст, но пусть сначала оно заработает, а потом будем его улучшать. </text:span>У нас в тестах есть одно выражение с умножением:</text:p>
      <text:p text:style-name="КОД">i = 3 + 2*3;</text:p>
      <text:p text:style-name="P139">Запустим, получим вывод:</text:p>
      <text:p text:style-name="ВЫВОД">_tmp_1 := 2 * 3</text:p>
      <text:p text:style-name="ВЫВОД">Tests OK</text:p>
      <text:p text:style-name="P139">Т.е. вторая его часть была правильно разобрана с нужным приоритетом.</text:p>
      <text:p text:style-name="P142">Давайте теперь поднимемся по цепочке вызовов выше и заставим вывести все имеющиеся действия. <text:span text:style-name="T112">Осталось сделать «+» и присваивание.</text:span></text:p>
      <text:p text:style-name="КОД"><text:span text:style-name="T28">void</text:span><text:span text:style-name="T7"> </text:span><text:span text:style-name="T2">Parser</text:span>::<text:span text:style-name="T16">SimpleExpression</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2">tmp</text:span>;</text:p>
      <text:p text:style-name="КОД"><text:span text:style-name="T7"><text:s text:c="4"/></text:span><text:span text:style-name="T15">Term</text:span>();</text:p>
      <text:p text:style-name="КОД"><text:span text:style-name="T7"><text:s text:c="4"/></text:span><text:span text:style-name="T28">do</text:span><text:span text:style-name="T7"> </text:span>{</text:p>
      <text:p text:style-name="КОД"><text:span text:style-name="T7"><text:s text:c="8"/></text:span><text:span text:style-name="T28">switch</text:span><text:span text:style-name="T7"> </text:span>(<text:span text:style-name="T15">lookahead</text:span>())<text:span text:style-name="T7"> </text:span>{</text:p>
      <text:p text:style-name="КОД"><text:span text:style-name="T7"><text:s text:c="8"/></text:span><text:span text:style-name="T28">case</text:span><text:span text:style-name="T7"> </text:span><text:span text:style-name="T2">Token</text:span>::<text:span text:style-name="T2">Plus</text:span>:</text:p>
      <text:p text:style-name="КОД"><text:span text:style-name="T7"><text:s text:c="12"/></text:span><text:span text:style-name="T15">next</text:span>();</text:p>
      <text:p text:style-name="КОД"><text:span text:style-name="T7"><text:s text:c="12"/></text:span><text:span text:style-name="T15">Term</text:span>();</text:p>
      <text:p text:style-name="КОД"><text:span text:style-name="T7"><text:s text:c="12"/></text:span><text:span text:style-name="T12">tmp</text:span><text:span text:style-name="T7"> </text:span><text:span text:style-name="T15">=</text:span><text:span text:style-name="T7"> </text:span><text:span text:style-name="T15">currentSymbolTable</text:span>()<text:span text:style-name="T15">-&gt;addTemp</text:span>();</text:p>
      <text:p text:style-name="КОД"><text:span text:style-name="T7"><text:s text:c="12"/></text:span><text:span text:style-name="T15">emitBinaryOp</text:span>(<text:span text:style-name="T2">OperationType</text:span>::<text:span text:style-name="T2">Add</text:span>,<text:span text:style-name="T7"> </text:span><text:span text:style-name="T14">tmp</text:span>);</text:p>
      <text:p text:style-name="КОД"><text:span text:style-name="T7"><text:s text:c="12"/></text:span><text:span text:style-name="T15">pushVariable</text:span>(<text:span text:style-name="T14">tmp</text:span>);</text:p>
      <text:p text:style-name="КОД"><text:span text:style-name="T7"><text:s text:c="12"/></text:span><text:span text:style-name="T28">continue</text:span>;</text:p>
      <text:p text:style-name="КОД"><text:span text:style-name="T7"><text:s text:c="8"/></text:span><text:span text:style-name="T28">case</text:span><text:span text:style-name="T7"> </text:span><text:span text:style-name="T2">Token</text:span>::<text:span text:style-name="T2">Minus</text:span>:</text:p>
      <text:p text:style-name="КОД"><text:span text:style-name="T7"><text:s text:c="12"/></text:span><text:span text:style-name="T15">next</text:span>();</text:p>
      <text:p text:style-name="КОД"><text:span text:style-name="T7"><text:s text:c="12"/></text:span><text:span text:style-name="T15">Term</text:span>();</text:p>
      <text:p text:style-name="КОД"><text:span text:style-name="T7"><text:s text:c="12"/></text:span><text:span text:style-name="T28">continue</text:span>;</text:p>
      <text:p text:style-name="КОД"><text:span text:style-name="T7"><text:s text:c="8"/></text:span><text:span text:style-name="T28">default</text:span>:</text:p>
      <text:p text:style-name="КОД"><text:span text:style-name="T7"><text:s text:c="12"/></text:span><text:span text:style-name="T28">break</text:span>;</text:p>
      <text:p text:style-name="КОД"><text:span text:style-name="T7"><text:s text:c="8"/></text:span>}</text:p>
      <text:p text:style-name="КОД"><text:span text:style-name="T7"><text:s text:c="4"/></text:span>}<text:span text:style-name="T7"> </text:span><text:span text:style-name="T28">while</text:span><text:span text:style-name="T7"> </text:span>(<text:span text:style-name="T28">false</text:span>);</text:p>
      <text:p text:style-name="КОД">}</text:p>
      <text:p text:style-name="Horizontal_20_Line"/>
      <text:p text:style-name="P144">Полный код класса ICodeEmitter:</text:p>
      <text:p text:style-name="КОД">/**</text:p>
      <text:p text:style-name="КОД"><text:span text:style-name="T7"><text:s/></text:span><text:span text:style-name="T26">*</text:span><text:span text:style-name="T7"> </text:span><text:span text:style-name="T27">@file</text:span><text:span text:style-name="T7"> </text:span><text:span text:style-name="T26">icodeemitter.h</text:span></text:p>
      <text:p text:style-name="КОД"><text:span text:style-name="T7"><text:s/></text:span><text:span text:style-name="T26">*</text:span><text:span text:style-name="T7"> </text:span><text:span text:style-name="T27">@brief</text:span><text:span text:style-name="T7"> </text:span><text:span text:style-name="T26">Генератор</text:span><text:span text:style-name="T7"> </text:span><text:span text:style-name="T26">промежуточного</text:span><text:span text:style-name="T7"> </text:span><text:span text:style-name="T26">кода</text:span></text:p>
      <text:p text:style-name="КОД"><text:span text:style-name="T7"><text:s/></text:span><text:span text:style-name="T26">*/</text:span></text:p>
      <text:p text:style-name="КОД">#<text:span text:style-name="T26">ifndef</text:span><text:span text:style-name="T7"> </text:span><text:span text:style-name="T26">ICODEEMITTER_H</text:span></text:p>
      <text:p text:style-name="КОД">#<text:span text:style-name="T26">define</text:span><text:span text:style-name="T7"> </text:span><text:span text:style-name="T26">ICODEEMITTER_H</text:span></text:p>
      <text:p text:style-name="КОД">#<text:span text:style-name="T26">include</text:span><text:span text:style-name="T7"> </text:span><text:span text:style-name="T20">"EScript_global.h"</text:span></text:p>
      <text:p text:style-name="КОД"><text:soft-page-break/>#<text:span text:style-name="T26">include</text:span><text:span text:style-name="T7"> </text:span><text:span text:style-name="T20">"symbol.h"</text:span></text:p>
      <text:p text:style-name="КОД"><text:span text:style-name="T28">namespace</text:span><text:span text:style-name="T7"> </text:span><text:span text:style-name="T3">escript</text:span><text:span text:style-name="T7"> </text:span>{</text:p>
      <text:p text:style-name="КОД"><text:span text:style-name="T28">enum</text:span><text:span text:style-name="T7"> </text:span><text:span text:style-name="T28">class</text:span><text:span text:style-name="T7"> </text:span><text:span text:style-name="T3">OperationType</text:span></text:p>
      <text:p text:style-name="КОД">{</text:p>
      <text:p text:style-name="КОД"><text:span text:style-name="T7"><text:s text:c="4"/></text:span><text:span text:style-name="T2">Multiply</text:span>,<text:span text:style-name="T7"> <text:s text:c="6"/></text:span><text:span text:style-name="T20">//</text:span><text:span text:style-name="T7"> </text:span><text:span text:style-name="T20">op1*op2</text:span></text:p>
      <text:p text:style-name="КОД"><text:span text:style-name="T7"><text:s text:c="4"/></text:span><text:span text:style-name="T2">Add</text:span>,<text:span text:style-name="T7"> <text:s text:c="11"/></text:span><text:span text:style-name="T20">//</text:span><text:span text:style-name="T7"> </text:span><text:span text:style-name="T20">op1+op2</text:span></text:p>
      <text:p text:style-name="КОД">};</text:p>
      <text:p text:style-name="КОД">/**</text:p>
      <text:p text:style-name="КОД"><text:span text:style-name="T7"><text:s/></text:span><text:span text:style-name="T26">*</text:span><text:span text:style-name="T7"> </text:span><text:span text:style-name="T27">@brief</text:span><text:span text:style-name="T7"> </text:span><text:span text:style-name="T26">Генератор</text:span><text:span text:style-name="T7"> </text:span><text:span text:style-name="T26">промежуточного</text:span><text:span text:style-name="T7"> </text:span><text:span text:style-name="T26">кода</text:span></text:p>
      <text:p text:style-name="КОД"><text:span text:style-name="T7"><text:s/></text:span><text:span text:style-name="T26">*</text:span><text:span text:style-name="T7"> </text:span><text:span text:style-name="T27">@details</text:span><text:span text:style-name="T7"> </text:span><text:span text:style-name="T26">(I</text:span><text:span text:style-name="T7"> </text:span><text:span text:style-name="T26">==</text:span><text:span text:style-name="T7"> </text:span><text:span text:style-name="T26">intermediate),</text:span><text:span text:style-name="T7"> </text:span><text:span text:style-name="T26">не</text:span><text:span text:style-name="T7"> </text:span><text:span text:style-name="T26">интерфейс.</text:span></text:p>
      <text:p text:style-name="КОД"><text:span text:style-name="T7"><text:s/></text:span><text:span text:style-name="T26">*/</text:span></text:p>
      <text:p text:style-name="КОД"><text:span text:style-name="T28">class</text:span><text:span text:style-name="T7"> </text:span><text:span text:style-name="T26">ESCRIPT_EXPORT</text:span><text:span text:style-name="T7"> </text:span><text:span text:style-name="T3">ICodeEmitter</text:span></text:p>
      <text:p text:style-name="КОД">{</text:p>
      <text:p text:style-name="КОД"><text:span text:style-name="T28">public</text:span>:</text:p>
      <text:p text:style-name="КОД"><text:span text:style-name="T7"><text:s text:c="4"/></text:span><text:span text:style-name="T28">void</text:span><text:span text:style-name="T7"> </text:span><text:span text:style-name="T16">binaryOp</text:span>(<text:span text:style-name="T2">OperationType</text:span><text:span text:style-name="T7"> </text:span><text:span text:style-name="T12">operationType</text:span>,</text:p>
      <text:p text:style-name="КОД"><text:span text:style-name="T7"><text:s text:c="18"/></text:span><text:span text:style-name="T2">std</text:span>::<text:span text:style-name="T2">shared_ptr</text:span>&lt;<text:span text:style-name="T2">Symbol</text:span>&gt;<text:span text:style-name="T7"> </text:span><text:span text:style-name="T12">resultVariable</text:span>,</text:p>
      <text:p text:style-name="КОД"><text:span text:style-name="T7"><text:s text:c="18"/></text:span><text:span text:style-name="T2">SymbolType</text:span><text:span text:style-name="T7"> </text:span><text:span text:style-name="T12">operand1Type</text:span>,<text:span text:style-name="T7"> </text:span><text:span text:style-name="T28">void</text:span><text:span text:style-name="T7"> </text:span>*<text:span text:style-name="T12">operand1</text:span>,</text:p>
      <text:p text:style-name="КОД"><text:span text:style-name="T7"><text:s text:c="18"/></text:span><text:span text:style-name="T2">SymbolType</text:span><text:span text:style-name="T7"> </text:span><text:span text:style-name="T12">operand2Type</text:span>,<text:span text:style-name="T7"> </text:span><text:span text:style-name="T28">void</text:span><text:span text:style-name="T7"> </text:span>*<text:span text:style-name="T12">operand2</text:span>);</text:p>
      <text:p text:style-name="КОД"><text:span text:style-name="T7"><text:s text:c="4"/></text:span><text:span text:style-name="T28">void</text:span><text:span text:style-name="T7"> </text:span><text:span text:style-name="T16">assign</text:span>(<text:span text:style-name="T2">Symbol</text:span><text:span text:style-name="T7"> </text:span>*<text:span text:style-name="T12">lvalue</text:span>,<text:span text:style-name="T7"> </text:span><text:span text:style-name="T2">SymbolType</text:span><text:span text:style-name="T7"> </text:span><text:span text:style-name="T12">rvalueType</text:span>,<text:span text:style-name="T7"> </text:span><text:span text:style-name="T28">void</text:span><text:span text:style-name="T7"> </text:span>*<text:span text:style-name="T12">rvalue</text:span>);</text:p>
      <text:p text:style-name="КОД"><text:span text:style-name="T28">private</text:span>:</text:p>
      <text:p text:style-name="КОД"><text:span text:style-name="T7"><text:s text:c="4"/></text:span><text:span text:style-name="T28">void</text:span><text:span text:style-name="T7"> </text:span><text:span text:style-name="T16">multiply</text:span>(<text:span text:style-name="T2">std</text:span>::<text:span text:style-name="T2">shared_ptr</text:span>&lt;<text:span text:style-name="T2">Symbol</text:span>&gt;<text:span text:style-name="T7"> </text:span><text:span text:style-name="T12">resultVariable</text:span>,</text:p>
      <text:p text:style-name="КОД"><text:span text:style-name="T7"><text:s text:c="18"/></text:span><text:span text:style-name="T2">SymbolType</text:span><text:span text:style-name="T7"> </text:span><text:span text:style-name="T12">operand1Type</text:span>,<text:span text:style-name="T7"> </text:span><text:span text:style-name="T28">void</text:span><text:span text:style-name="T7"> </text:span>*<text:span text:style-name="T12">operand1</text:span>,</text:p>
      <text:p text:style-name="КОД"><text:span text:style-name="T7"><text:s text:c="18"/></text:span><text:span text:style-name="T2">SymbolType</text:span><text:span text:style-name="T7"> </text:span><text:span text:style-name="T12">operand2Type</text:span>,<text:span text:style-name="T7"> </text:span><text:span text:style-name="T28">void</text:span><text:span text:style-name="T7"> </text:span>*<text:span text:style-name="T12">operand2</text:span>);</text:p>
      <text:p text:style-name="КОД"><text:span text:style-name="T7"><text:s text:c="4"/></text:span><text:span text:style-name="T28">void</text:span><text:span text:style-name="T7"> </text:span><text:span text:style-name="T16">add</text:span>(<text:span text:style-name="T2">std</text:span>::<text:span text:style-name="T2">shared_ptr</text:span>&lt;<text:span text:style-name="T2">Symbol</text:span>&gt;<text:span text:style-name="T7"> </text:span><text:span text:style-name="T12">resultVariable</text:span>,</text:p>
      <text:p text:style-name="КОД"><text:span text:style-name="T7"><text:s text:c="18"/></text:span><text:span text:style-name="T2">SymbolType</text:span><text:span text:style-name="T7"> </text:span><text:span text:style-name="T12">operand1Type</text:span>,<text:span text:style-name="T7"> </text:span><text:span text:style-name="T28">void</text:span><text:span text:style-name="T7"> </text:span>*<text:span text:style-name="T12">operand1</text:span>,</text:p>
      <text:p text:style-name="КОД"><text:span text:style-name="T7"><text:s text:c="18"/></text:span><text:span text:style-name="T2">SymbolType</text:span><text:span text:style-name="T7"> </text:span><text:span text:style-name="T12">operand2Type</text:span>,<text:span text:style-name="T7"> </text:span><text:span text:style-name="T28">void</text:span><text:span text:style-name="T7"> </text:span>*<text:span text:style-name="T12">operand2</text:span>);</text:p>
      <text:p text:style-name="КОД">};</text:p>
      <text:p text:style-name="КОД">}<text:span text:style-name="T7"> </text:span><text:span text:style-name="T20">//</text:span><text:span text:style-name="T7"> </text:span><text:span text:style-name="T20">namespace</text:span><text:span text:style-name="T7"> </text:span><text:span text:style-name="T20">escript</text:span></text:p>
      <text:p text:style-name="КОД">#<text:span text:style-name="T26">endif</text:span><text:span text:style-name="T7"> </text:span><text:span text:style-name="T20">//</text:span><text:span text:style-name="T7"> </text:span><text:span text:style-name="T20">ICODEEMITTER_H</text:span></text:p>
      <text:p text:style-name="Horizontal_20_Line"/>
      <text:p text:style-name="КОД">/**</text:p>
      <text:p text:style-name="КОД"><text:span text:style-name="T7"><text:s/></text:span><text:span text:style-name="T26">*</text:span><text:span text:style-name="T7"> </text:span><text:span text:style-name="T27">@file</text:span><text:span text:style-name="T7"> </text:span><text:span text:style-name="T26">icodeemitter.cpp</text:span></text:p>
      <text:p text:style-name="КОД"><text:span text:style-name="T7"><text:s/></text:span><text:span text:style-name="T26">*</text:span><text:span text:style-name="T7"> </text:span><text:span text:style-name="T27">@brief</text:span><text:span text:style-name="T7"> </text:span><text:span text:style-name="T26">Генератор</text:span><text:span text:style-name="T7"> </text:span><text:span text:style-name="T26">промежуточного</text:span><text:span text:style-name="T7"> </text:span><text:span text:style-name="T26">кода</text:span><text:span text:style-name="T7"> </text:span><text:span text:style-name="T26">-</text:span><text:span text:style-name="T7"> </text:span><text:span text:style-name="T26">реализация</text:span></text:p>
      <text:p text:style-name="КОД"><text:span text:style-name="T7"><text:s/></text:span><text:span text:style-name="T26">*/</text:span></text:p>
      <text:p text:style-name="КОД">#<text:span text:style-name="T26">include</text:span><text:span text:style-name="T7"> </text:span><text:span text:style-name="T20">"stdafx.h"</text:span></text:p>
      <text:p text:style-name="КОД"><text:span text:style-name="T26">#include</text:span><text:span text:style-name="T7"> </text:span><text:span text:style-name="T20">"icodeemitter.h"</text:span></text:p>
      <text:p text:style-name="КОД"><text:span text:style-name="T28">using</text:span><text:span text:style-name="T7"> </text:span><text:span text:style-name="T2">std</text:span>::<text:span text:style-name="T2">cout</text:span>;</text:p>
      <text:p text:style-name="КОД"><text:span text:style-name="T28">using</text:span><text:span text:style-name="T7"> </text:span><text:span text:style-name="T2">std</text:span>::<text:span text:style-name="T15">endl</text:span>;</text:p>
      <text:p text:style-name="КОД"><text:span text:style-name="T28">namespace</text:span><text:span text:style-name="T7"> </text:span><text:span text:style-name="T3">escript</text:span><text:span text:style-name="T7"> </text:span>{</text:p>
      <text:p text:style-name="КОД"><text:span text:style-name="T28">void</text:span><text:span text:style-name="T7"> </text:span><text:span text:style-name="T2">ICodeEmitter</text:span>::<text:span text:style-name="T16">multiply</text:span>(<text:span text:style-name="T2">std</text:span>::<text:span text:style-name="T2">shared_ptr</text:span>&lt;<text:span text:style-name="T2">Symbol</text:span>&gt;<text:span text:style-name="T7"> </text:span><text:span text:style-name="T12">resultVariable</text:span>,</text:p>
      <text:p text:style-name="КОД"><text:span text:style-name="T7"><text:s text:c="28"/></text:span><text:span text:style-name="T2">SymbolType</text:span><text:span text:style-name="T7"> </text:span><text:span text:style-name="T12">operand1Type</text:span>,<text:span text:style-name="T7"> </text:span><text:span text:style-name="T28">void</text:span><text:span text:style-name="T7"> </text:span>*<text:span text:style-name="T12">operand1</text:span>,</text:p>
      <text:p text:style-name="КОД"><text:span text:style-name="T7"><text:s text:c="28"/></text:span><text:span text:style-name="T2">SymbolType</text:span><text:span text:style-name="T7"> </text:span><text:span text:style-name="T12">operand2Type</text:span>,<text:span text:style-name="T7"> </text:span><text:span text:style-name="T28">void</text:span><text:span text:style-name="T7"> </text:span>*<text:span text:style-name="T12">operand2</text:span>)</text:p>
      <text:p text:style-name="КОД">{</text:p>
      <text:p text:style-name="КОД"><text:span text:style-name="T7"><text:s text:c="4"/></text:span><text:span text:style-name="T30">cout</text:span><text:span text:style-name="T7"> </text:span><text:span text:style-name="T15">&lt;&lt;</text:span><text:span text:style-name="T7"> </text:span><text:span text:style-name="T12">resultVariable</text:span><text:span text:style-name="T15">-&gt;utf8Name</text:span>()<text:span text:style-name="T7"> </text:span><text:span text:style-name="T15">&lt;&lt;</text:span><text:span text:style-name="T7"> </text:span><text:span text:style-name="T20">" := "</text:span>;</text:p>
      <text:p text:style-name="КОД"><text:span text:style-name="T7"><text:s text:c="4"/></text:span><text:span text:style-name="T20">//</text:span><text:span text:style-name="T7"> </text:span><text:span text:style-name="T20">приведение</text:span><text:span text:style-name="T7"> </text:span><text:span text:style-name="T20">типов:</text:span></text:p>
      <text:p text:style-name="КОД"><text:span text:style-name="T7"><text:s text:c="4"/></text:span><text:span text:style-name="T20">//</text:span><text:span text:style-name="T7"> </text:span><text:span text:style-name="T20">int+int-&gt;int</text:span></text:p>
      <text:p text:style-name="КОД"><text:span text:style-name="T7"><text:s text:c="4"/></text:span><text:span text:style-name="T20">//</text:span><text:span text:style-name="T7"> </text:span><text:span text:style-name="T20">real+real-&gt;real</text:span></text:p>
      <text:p text:style-name="КОД"><text:span text:style-name="T7"><text:s text:c="4"/></text:span><text:span text:style-name="T20">//</text:span><text:span text:style-name="T7"> </text:span><text:span text:style-name="T20">int+real-&gt;real</text:span></text:p>
      <text:p text:style-name="КОД"><text:span text:style-name="T7"><text:s text:c="4"/></text:span><text:span text:style-name="T20">//</text:span><text:span text:style-name="T7"> </text:span><text:span text:style-name="T20">string+любой-&gt;string</text:span></text:p>
      <text:p text:style-name="КОД"><text:span text:style-name="T7"><text:s text:c="4"/></text:span><text:span text:style-name="T28">if</text:span><text:span text:style-name="T7"> </text:span>(<text:span text:style-name="T12">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30">cout</text:span><text:span text:style-name="T7"> </text:span><text:span text:style-name="T15">&lt;&lt;</text:span><text:span text:style-name="T7"> </text:span>*(<text:span text:style-name="T2">IntType</text:span>*)<text:span text:style-name="T12">operand1</text:span>;</text:p>
      <text:p text:style-name="КОД"><text:span text:style-name="T7"><text:s text:c="4"/></text:span>}<text:span text:style-name="T7"> </text:span><text:span text:style-name="T28">else</text:span><text:span text:style-name="T7"> </text:span><text:span text:style-name="T28">if</text:span><text:span text:style-name="T7"> </text:span>(<text:span text:style-name="T12">operand1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30">cout</text:span><text:span text:style-name="T7"> </text:span><text:span text:style-name="T15">&lt;&lt;</text:span><text:span text:style-name="T7"> </text:span>((<text:span text:style-name="T2">Symbol</text:span>*)<text:span text:style-name="T12">operand1</text:span>)-&gt;<text:span text:style-name="T15">utf8Name</text:span>();</text:p>
      <text:p text:style-name="КОД"><text:span text:style-name="T7"><text:s text:c="4"/></text:span>}</text:p>
      <text:p text:style-name="КОД"><text:span text:style-name="T7"><text:s text:c="4"/></text:span><text:span text:style-name="T30">cout</text:span><text:span text:style-name="T7"> </text:span><text:span text:style-name="T15">&lt;&lt;</text:span><text:span text:style-name="T7"> </text:span><text:span text:style-name="T20">" * "</text:span>;</text:p>
      <text:p text:style-name="КОД"><text:span text:style-name="T7"><text:s text:c="4"/></text:span><text:span text:style-name="T28">if</text:span><text:span text:style-name="T7"> </text:span>(<text:span text:style-name="T12">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30">cout</text:span><text:span text:style-name="T7"> </text:span><text:span text:style-name="T15">&lt;&lt;</text:span><text:span text:style-name="T7"> </text:span>*(<text:span text:style-name="T2">IntType</text:span>*)<text:span text:style-name="T12">operand2</text:span>;</text:p>
      <text:p text:style-name="КОД"><text:span text:style-name="T7"><text:s text:c="4"/></text:span>}<text:span text:style-name="T7"> </text:span><text:span text:style-name="T28">else</text:span><text:span text:style-name="T7"> </text:span><text:span text:style-name="T28">if</text:span><text:span text:style-name="T7"> </text:span>(<text:span text:style-name="T12">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30">cout</text:span><text:span text:style-name="T7"> </text:span><text:span text:style-name="T15">&lt;&lt;</text:span><text:span text:style-name="T7"> </text:span>((<text:span text:style-name="T2">Symbol</text:span>*)<text:span text:style-name="T12">operand2</text:span>)-&gt;<text:span text:style-name="T15">utf8Name</text:span>();</text:p>
      <text:p text:style-name="КОД"><text:span text:style-name="T7"><text:s text:c="4"/></text:span>}</text:p>
      <text:p text:style-name="КОД"><text:span text:style-name="T7"><text:s text:c="4"/></text:span><text:span text:style-name="T30">cout</text:span><text:span text:style-name="T7"> </text:span><text:span text:style-name="T15">&lt;&lt;</text:span><text:span text:style-name="T7"> </text:span><text:span text:style-name="T15">endl</text:span>;</text:p>
      <text:p text:style-name="КОД">}</text:p>
      <text:p text:style-name="КОД"><text:span text:style-name="T28">void</text:span><text:span text:style-name="T7"> </text:span><text:span text:style-name="T2">ICodeEmitter</text:span>::<text:span text:style-name="T16">add</text:span>(<text:span text:style-name="T2">std</text:span>::<text:span text:style-name="T2">shared_ptr</text:span>&lt;<text:span text:style-name="T2">Symbol</text:span>&gt;<text:span text:style-name="T7"> </text:span><text:span text:style-name="T12">resultVariable</text:span>,</text:p>
      <text:p text:style-name="КОД"><text:soft-page-break/><text:span text:style-name="T7"><text:s text:c="28"/></text:span><text:span text:style-name="T2">SymbolType</text:span><text:span text:style-name="T7"> </text:span><text:span text:style-name="T12">operand1Type</text:span>,<text:span text:style-name="T7"> </text:span><text:span text:style-name="T28">void</text:span><text:span text:style-name="T7"> </text:span>*<text:span text:style-name="T12">operand1</text:span>,</text:p>
      <text:p text:style-name="КОД"><text:span text:style-name="T7"><text:s text:c="28"/></text:span><text:span text:style-name="T2">SymbolType</text:span><text:span text:style-name="T7"> </text:span><text:span text:style-name="T12">operand2Type</text:span>,<text:span text:style-name="T7"> </text:span><text:span text:style-name="T28">void</text:span><text:span text:style-name="T7"> </text:span>*<text:span text:style-name="T12">operand2</text:span>)</text:p>
      <text:p text:style-name="КОД">{</text:p>
      <text:p text:style-name="КОД"><text:span text:style-name="T7"><text:s text:c="4"/></text:span><text:span text:style-name="T30">cout</text:span><text:span text:style-name="T7"> </text:span><text:span text:style-name="T15">&lt;&lt;</text:span><text:span text:style-name="T7"> </text:span><text:span text:style-name="T12">resultVariable</text:span><text:span text:style-name="T15">-&gt;utf8Name</text:span>()<text:span text:style-name="T7"> </text:span><text:span text:style-name="T15">&lt;&lt;</text:span><text:span text:style-name="T7"> </text:span><text:span text:style-name="T20">" := "</text:span>;</text:p>
      <text:p text:style-name="КОД"><text:span text:style-name="T7"><text:s text:c="4"/></text:span><text:span text:style-name="T28">if</text:span><text:span text:style-name="T7"> </text:span>(<text:span text:style-name="T12">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30">cout</text:span><text:span text:style-name="T7"> </text:span><text:span text:style-name="T15">&lt;&lt;</text:span><text:span text:style-name="T7"> </text:span>*(<text:span text:style-name="T2">IntType</text:span>*)<text:span text:style-name="T12">operand1</text:span>;</text:p>
      <text:p text:style-name="КОД"><text:span text:style-name="T7"><text:s text:c="4"/></text:span>}<text:span text:style-name="T7"> </text:span><text:span text:style-name="T28">else</text:span><text:span text:style-name="T7"> </text:span><text:span text:style-name="T28">if</text:span><text:span text:style-name="T7"> </text:span>(<text:span text:style-name="T12">operand1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30">cout</text:span><text:span text:style-name="T7"> </text:span><text:span text:style-name="T15">&lt;&lt;</text:span><text:span text:style-name="T7"> </text:span>((<text:span text:style-name="T2">Symbol</text:span>*)<text:span text:style-name="T12">operand1</text:span>)-&gt;<text:span text:style-name="T15">utf8Name</text:span>();</text:p>
      <text:p text:style-name="КОД"><text:span text:style-name="T7"><text:s text:c="4"/></text:span>}</text:p>
      <text:p text:style-name="КОД"><text:span text:style-name="T7"><text:s text:c="4"/></text:span><text:span text:style-name="T30">cout</text:span><text:span text:style-name="T7"> </text:span><text:span text:style-name="T15">&lt;&lt;</text:span><text:span text:style-name="T7"> </text:span><text:span text:style-name="T20">" + "</text:span>;</text:p>
      <text:p text:style-name="КОД"><text:span text:style-name="T7"><text:s text:c="4"/></text:span><text:span text:style-name="T28">if</text:span><text:span text:style-name="T7"> </text:span>(<text:span text:style-name="T12">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30">cout</text:span><text:span text:style-name="T7"> </text:span><text:span text:style-name="T15">&lt;&lt;</text:span><text:span text:style-name="T7"> </text:span>*(<text:span text:style-name="T2">IntType</text:span>*)<text:span text:style-name="T12">operand2</text:span>;</text:p>
      <text:p text:style-name="КОД"><text:span text:style-name="T7"><text:s text:c="4"/></text:span>}<text:span text:style-name="T7"> </text:span><text:span text:style-name="T28">else</text:span><text:span text:style-name="T7"> </text:span><text:span text:style-name="T28">if</text:span><text:span text:style-name="T7"> </text:span>(<text:span text:style-name="T12">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30">cout</text:span><text:span text:style-name="T7"> </text:span><text:span text:style-name="T15">&lt;&lt;</text:span><text:span text:style-name="T7"> </text:span>((<text:span text:style-name="T2">Symbol</text:span>*)<text:span text:style-name="T12">operand2</text:span>)-&gt;<text:span text:style-name="T15">utf8Name</text:span>();</text:p>
      <text:p text:style-name="КОД"><text:span text:style-name="T7"><text:s text:c="4"/></text:span>}</text:p>
      <text:p text:style-name="КОД"><text:span text:style-name="T7"><text:s text:c="4"/></text:span><text:span text:style-name="T30">cout</text:span><text:span text:style-name="T7"> </text:span><text:span text:style-name="T15">&lt;&lt;</text:span><text:span text:style-name="T7"> </text:span><text:span text:style-name="T15">endl</text:span>;</text:p>
      <text:p text:style-name="КОД">}</text:p>
      <text:p text:style-name="КОД"><text:span text:style-name="T28">void</text:span><text:span text:style-name="T7"> </text:span><text:span text:style-name="T2">ICodeEmitter</text:span>::<text:span text:style-name="T16">binaryOp</text:span>(<text:span text:style-name="T2">OperationType</text:span><text:span text:style-name="T7"> </text:span><text:span text:style-name="T12">operationType</text:span>,</text:p>
      <text:p text:style-name="КОД"><text:span text:style-name="T7"><text:s text:c="28"/></text:span><text:span text:style-name="T2">std</text:span>::<text:span text:style-name="T2">shared_ptr</text:span>&lt;<text:span text:style-name="T2">Symbol</text:span>&gt;<text:span text:style-name="T7"> </text:span><text:span text:style-name="T12">resultVariable</text:span>,</text:p>
      <text:p text:style-name="КОД"><text:span text:style-name="T7"><text:s text:c="28"/></text:span><text:span text:style-name="T2">SymbolType</text:span><text:span text:style-name="T7"> </text:span><text:span text:style-name="T12">operand1Type</text:span>,<text:span text:style-name="T7"> </text:span><text:span text:style-name="T28">void</text:span><text:span text:style-name="T7"> </text:span>*<text:span text:style-name="T12">operand1</text:span>,</text:p>
      <text:p text:style-name="КОД"><text:span text:style-name="T7"><text:s text:c="28"/></text:span><text:span text:style-name="T2">SymbolType</text:span><text:span text:style-name="T7"> </text:span><text:span text:style-name="T12">operand2Type</text:span>,<text:span text:style-name="T7"> </text:span><text:span text:style-name="T28">void</text:span><text:span text:style-name="T7"> </text:span>*<text:span text:style-name="T12">operand2</text:span>)</text:p>
      <text:p text:style-name="КОД">{</text:p>
      <text:p text:style-name="КОД"><text:span text:style-name="T7"><text:s text:c="4"/></text:span><text:span text:style-name="T28">switch</text:span><text:span text:style-name="T7"> </text:span>(<text:span text:style-name="T12">operationType</text:span>)<text:span text:style-name="T7"> </text:span>{</text:p>
      <text:p text:style-name="КОД"><text:span text:style-name="T7"><text:s text:c="4"/></text:span><text:span text:style-name="T28">case</text:span><text:span text:style-name="T7"> </text:span><text:span text:style-name="T2">OperationType</text:span>::<text:span text:style-name="T2">Multiply</text:span>:</text:p>
      <text:p text:style-name="КОД"><text:span text:style-name="T7"><text:s text:c="8"/></text:span><text:span text:style-name="T15">multiply</text:span>(<text:span text:style-name="T12">resultVariable</text:span>,<text:span text:style-name="T7"> </text:span><text:span text:style-name="T12">operand1Type</text:span>,<text:span text:style-name="T7"> </text:span><text:span text:style-name="T14">operand1</text:span>,<text:span text:style-name="T7"> </text:span><text:span text:style-name="T12">operand2Type</text:span>,<text:span text:style-name="T7"> </text:span><text:span text:style-name="T14">operand2</text:span>);</text:p>
      <text:p text:style-name="КОД"><text:span text:style-name="T7"><text:s text:c="8"/></text:span><text:span text:style-name="T28">break</text:span>;</text:p>
      <text:p text:style-name="КОД"><text:span text:style-name="T7"><text:s text:c="4"/></text:span><text:span text:style-name="T28">case</text:span><text:span text:style-name="T7"> </text:span><text:span text:style-name="T2">OperationType</text:span>::<text:span text:style-name="T2">Add</text:span>:</text:p>
      <text:p text:style-name="КОД"><text:span text:style-name="T7"><text:s text:c="8"/></text:span><text:span text:style-name="T15">add</text:span>(<text:span text:style-name="T12">resultVariable</text:span>,<text:span text:style-name="T7"> </text:span><text:span text:style-name="T12">operand1Type</text:span>,<text:span text:style-name="T7"> </text:span><text:span text:style-name="T14">operand1</text:span>,<text:span text:style-name="T7"> </text:span><text:span text:style-name="T12">operand2Type</text:span>,<text:span text:style-name="T7"> </text:span><text:span text:style-name="T14">operand2</text:span>);</text:p>
      <text:p text:style-name="КОД"><text:span text:style-name="T7"><text:s text:c="8"/></text:span><text:span text:style-name="T28">break</text:span>;</text:p>
      <text:p text:style-name="КОД"><text:span text:style-name="T7"><text:s text:c="4"/></text:span>}</text:p>
      <text:p text:style-name="КОД">}</text:p>
      <text:p text:style-name="КОД"><text:span text:style-name="T28">void</text:span><text:span text:style-name="T7"> </text:span><text:span text:style-name="T2">ICodeEmitter</text:span>::<text:span text:style-name="T16">assign</text:span>(<text:span text:style-name="T2">Symbol</text:span><text:span text:style-name="T7"> </text:span>*<text:span text:style-name="T12">lvalue</text:span>,<text:span text:style-name="T7"> </text:span><text:span text:style-name="T2">SymbolType</text:span><text:span text:style-name="T7"> </text:span><text:span text:style-name="T12">rvalueType</text:span>,<text:span text:style-name="T7"> </text:span><text:span text:style-name="T28">void</text:span><text:span text:style-name="T7"> </text:span>*<text:span text:style-name="T12">rvalue</text:span>)</text:p>
      <text:p text:style-name="КОД">{</text:p>
      <text:p text:style-name="КОД"><text:span text:style-name="T7"><text:s text:c="4"/></text:span><text:span text:style-name="T30">cout</text:span><text:span text:style-name="T7"> </text:span><text:span text:style-name="T15">&lt;&lt;</text:span><text:span text:style-name="T7"> </text:span><text:span text:style-name="T12">lvalue</text:span>-&gt;<text:span text:style-name="T15">utf8Name</text:span>()<text:span text:style-name="T7"> </text:span><text:span text:style-name="T15">&lt;&lt;</text:span><text:span text:style-name="T7"> </text:span><text:span text:style-name="T20">" := "</text:span>;</text:p>
      <text:p text:style-name="КОД"><text:span text:style-name="T7"><text:s text:c="4"/></text:span><text:span text:style-name="T28">switch</text:span><text:span text:style-name="T7"> </text:span>(<text:span text:style-name="T12">rvalueType</text:span>)<text:span text:style-name="T7"> </text:span>{</text:p>
      <text:p text:style-name="КОД"><text:span text:style-name="T7"><text:s text:c="4"/></text:span><text:span text:style-name="T28">case</text:span><text:span text:style-name="T7"> </text:span><text:span text:style-name="T2">SymbolType</text:span>::<text:span text:style-name="T2">Integer</text:span>:</text:p>
      <text:p text:style-name="КОД"><text:span text:style-name="T7"><text:s text:c="8"/></text:span><text:span text:style-name="T30">cout</text:span><text:span text:style-name="T7"> </text:span><text:span text:style-name="T15">&lt;&lt;</text:span><text:span text:style-name="T7"> </text:span>*(<text:span text:style-name="T2">IntType</text:span>*)<text:span text:style-name="T12">rvalue</text:span>;</text:p>
      <text:p text:style-name="КОД"><text:span text:style-name="T7"><text:s text:c="8"/></text:span><text:span text:style-name="T28">break</text:span>;</text:p>
      <text:p text:style-name="КОД"><text:span text:style-name="T7"><text:s text:c="4"/></text:span><text:span text:style-name="T28">case</text:span><text:span text:style-name="T7"> </text:span><text:span text:style-name="T2">SymbolType</text:span>::<text:span text:style-name="T2">Variable</text:span>:</text:p>
      <text:p text:style-name="КОД"><text:span text:style-name="T7"><text:s text:c="8"/></text:span><text:span text:style-name="T30">cout</text:span><text:span text:style-name="T7"> </text:span><text:span text:style-name="T15">&lt;&lt;</text:span><text:span text:style-name="T7"> </text:span>((<text:span text:style-name="T2">Symbol</text:span>*)<text:span text:style-name="T12">rvalue</text:span>)-&gt;<text:span text:style-name="T15">utf8Name</text:span>();</text:p>
      <text:p text:style-name="КОД"><text:span text:style-name="T7"><text:s text:c="8"/></text:span><text:span text:style-name="T28">break</text:span>;</text:p>
      <text:p text:style-name="КОД"><text:span text:style-name="T7"><text:s text:c="4"/></text:span>}</text:p>
      <text:p text:style-name="КОД"><text:span text:style-name="T7"><text:s text:c="4"/></text:span><text:span text:style-name="T30">cout</text:span><text:span text:style-name="T7"> </text:span><text:span text:style-name="T15">&lt;&lt;</text:span><text:span text:style-name="T7"> </text:span><text:span text:style-name="T15">endl</text:span>;</text:p>
      <text:p text:style-name="КОД">}</text:p>
      <text:p text:style-name="КОД">}<text:span text:style-name="T7"> </text:span><text:span text:style-name="T20">//</text:span><text:span text:style-name="T7"> </text:span><text:span text:style-name="T20">namespace</text:span><text:span text:style-name="T7"> </text:span><text:span text:style-name="T20">escript</text:span></text:p>
      <text:p text:style-name="Horizontal_20_Line"/>
      <text:p text:style-name="P144">Изменения в классе Parser:</text:p>
      <text:p text:style-name="КОД"><text:span text:style-name="T28">void</text:span><text:span text:style-name="T7"> </text:span><text:span text:style-name="T2">Parser</text:span>::<text:span text:style-name="T16">AssignStatement</text:span>()</text:p>
      <text:p text:style-name="КОД">{</text:p>
      <text:p text:style-name="КОД"><text:span text:style-name="T7"><text:s text:c="4"/></text:span><text:span text:style-name="T15">Variable</text:span>();</text:p>
      <text:p text:style-name="КОД"><text:span text:style-name="T7"><text:s text:c="4"/></text:span><text:span text:style-name="T42">_types</text:span>.<text:span text:style-name="T15">pop</text:span>();<text:span text:style-name="T7"> </text:span><text:span text:style-name="T20">//</text:span><text:span text:style-name="T7"> </text:span><text:span text:style-name="T20">пока</text:span><text:span text:style-name="T7"> </text:span><text:span text:style-name="T20">всегда</text:span><text:span text:style-name="T7"> </text:span><text:span text:style-name="T20">SymbolType::Variable</text:span></text:p>
      <text:p text:style-name="КОД"><text:span text:style-name="T7"><text:s text:c="4"/></text:span><text:span text:style-name="T28">auto</text:span><text:span text:style-name="T7"> </text:span><text:span text:style-name="T12">lvalue</text:span><text:span text:style-name="T7"> </text:span>=<text:span text:style-name="T7"> </text:span><text:span text:style-name="T42">_variables</text:span>.<text:span text:style-name="T15">top</text:span>();</text:p>
      <text:p text:style-name="КОД"><text:span text:style-name="T7"><text:s text:c="4"/></text:span><text:span text:style-name="T42">_variables</text:span>.<text:span text:style-name="T15">pop</text:span>();</text:p>
      <text:p text:style-name="КОД"><text:span text:style-name="T7"><text:s text:c="4"/></text:span><text:span text:style-name="T15">match</text:span>(<text:span text:style-name="T2">Token</text:span>::<text:span text:style-name="T2">Assign</text:span>);</text:p>
      <text:p text:style-name="КОД"><text:span text:style-name="T7"><text:s text:c="4"/></text:span><text:span text:style-name="T15">Expression</text:span>();</text:p>
      <text:p text:style-name="КОД"><text:span text:style-name="T7"><text:s text:c="4"/></text:span><text:span text:style-name="T20">//</text:span><text:span text:style-name="T7"> </text:span><text:span text:style-name="T20">после</text:span><text:span text:style-name="T7"> </text:span><text:span text:style-name="T20">Expression</text:span><text:span text:style-name="T7"> </text:span><text:span text:style-name="T20">всегда</text:span><text:span text:style-name="T7"> </text:span><text:span text:style-name="T20">что-то</text:span><text:span text:style-name="T7"> </text:span><text:span text:style-name="T20">есть</text:span><text:span text:style-name="T7"> </text:span><text:span text:style-name="T20">в</text:span><text:span text:style-name="T7"> </text:span><text:span text:style-name="T20">стеке</text:span></text:p>
      <text:p text:style-name="КОД"><text:span text:style-name="T7"><text:s text:c="4"/></text:span><text:span text:style-name="T28">void</text:span><text:span text:style-name="T7"> </text:span>*<text:span text:style-name="T12">rvalue</text:span><text:span text:style-name="T7"> </text:span>=<text:span text:style-name="T7"> </text:span><text:span text:style-name="T28">nullptr</text:span>;</text:p>
      <text:p text:style-name="КОД"><text:span text:style-name="T7"><text:s text:c="4"/></text:span><text:span text:style-name="T28">auto</text:span><text:span text:style-name="T7"> </text:span><text:span text:style-name="T12">rvalueType</text:span><text:span text:style-name="T7"> </text:span>=<text:span text:style-name="T7"> </text:span><text:span text:style-name="T42">_types</text:span>.<text:span text:style-name="T15">top</text:span>();</text:p>
      <text:p text:style-name="КОД"><text:span text:style-name="T7"><text:s text:c="4"/></text:span><text:span text:style-name="T42">_types</text:span>.<text:span text:style-name="T15">pop</text:span>();</text:p>
      <text:p text:style-name="КОД"><text:span text:style-name="T7"><text:s text:c="4"/></text:span><text:span text:style-name="T2">IntType</text:span><text:span text:style-name="T7"> </text:span><text:span text:style-name="T12">irvalue</text:span>;</text:p>
      <text:p text:style-name="КОД"><text:span text:style-name="T7"><text:s text:c="4"/></text:span><text:span text:style-name="T28">switch</text:span><text:span text:style-name="T7"> </text:span>(<text:span text:style-name="T12">rvalueType</text:span>)<text:span text:style-name="T7"> </text:span>{</text:p>
      <text:p text:style-name="КОД"><text:soft-page-break/><text:span text:style-name="T7"><text:s text:c="4"/></text:span><text:span text:style-name="T28">case</text:span><text:span text:style-name="T7"> </text:span><text:span text:style-name="T2">SymbolType</text:span>::<text:span text:style-name="T2">Variable</text:span>:</text:p>
      <text:p text:style-name="КОД"><text:span text:style-name="T7"><text:s text:c="8"/></text:span><text:span text:style-name="T12">rvalue</text:span><text:span text:style-name="T7"> </text:span>=<text:span text:style-name="T7"> </text:span><text:span text:style-name="T42">_variables</text:span>.<text:span text:style-name="T15">top</text:span>().<text:span text:style-name="T15">get</text:span>();</text:p>
      <text:p text:style-name="КОД"><text:span text:style-name="T7"><text:s text:c="8"/></text:span><text:span text:style-name="T42">_variables</text:span>.<text:span text:style-name="T15">pop</text:span>();</text:p>
      <text:p text:style-name="КОД"><text:span text:style-name="T7"><text:s text:c="8"/></text:span><text:span text:style-name="T28">break</text:span>;</text:p>
      <text:p text:style-name="КОД"><text:span text:style-name="T7"><text:s text:c="4"/></text:span><text:span text:style-name="T28">case</text:span><text:span text:style-name="T7"> </text:span><text:span text:style-name="T2">SymbolType</text:span>::<text:span text:style-name="T2">Integer</text:span>:</text:p>
      <text:p text:style-name="КОД"><text:span text:style-name="T7"><text:s text:c="8"/></text:span><text:span text:style-name="T12">irvalue</text:span><text:span text:style-name="T7"> </text:span>=<text:span text:style-name="T7"> </text:span><text:span text:style-name="T42">_integers</text:span>.<text:span text:style-name="T15">top</text:span>();</text:p>
      <text:p text:style-name="КОД"><text:span text:style-name="T7"><text:s text:c="8"/></text:span><text:span text:style-name="T12">rvalue</text:span><text:span text:style-name="T7"> </text:span>=<text:span text:style-name="T7"> </text:span>&amp;<text:span text:style-name="T12">irvalue</text:span>;</text:p>
      <text:p text:style-name="КОД"><text:span text:style-name="T7"><text:s text:c="8"/></text:span><text:span text:style-name="T42">_integers</text:span>.<text:span text:style-name="T15">pop</text:span>();</text:p>
      <text:p text:style-name="КОД"><text:span text:style-name="T7"><text:s text:c="8"/></text:span><text:span text:style-name="T28">break</text:span>;</text:p>
      <text:p text:style-name="КОД"><text:span text:style-name="T7"><text:s text:c="4"/></text:span>}</text:p>
      <text:p text:style-name="КОД"><text:span text:style-name="T7"><text:s text:c="4"/></text:span><text:span text:style-name="T15">emitAssign</text:span>(<text:span text:style-name="T14">lvalue</text:span>,<text:span text:style-name="T7"> </text:span><text:span text:style-name="T12">rvalueType</text:span>,<text:span text:style-name="T7"> </text:span><text:span text:style-name="T14">rvalue</text:span>);</text:p>
      <text:p text:style-name="КОД">}</text:p>
      <text:p text:style-name="Horizontal_20_Line"/>
      <text:p text:style-name="P145">У нас есть несколько выражений в тестах:</text:p>
      <text:p text:style-name="КОД"><text:span text:style-name="T20">i</text:span><text:span text:style-name="T7"> </text:span><text:span text:style-name="T20">=</text:span><text:span text:style-name="T7"> </text:span><text:span text:style-name="T20">3</text:span><text:span text:style-name="T7"> </text:span><text:span text:style-name="T20">+</text:span><text:span text:style-name="T7"> </text:span><text:span text:style-name="T20">2;</text:span></text:p>
      <text:p text:style-name="КОД"><text:span text:style-name="T20">i</text:span><text:span text:style-name="T7"> </text:span><text:span text:style-name="T20">=</text:span><text:span text:style-name="T7"> </text:span><text:span text:style-name="T20">3</text:span><text:span text:style-name="T7"> </text:span><text:span text:style-name="T20">+</text:span><text:span text:style-name="T7"> </text:span><text:span text:style-name="T20">2*3;</text:span></text:p>
      <text:p text:style-name="КОД"><text:span text:style-name="T20">x</text:span><text:span text:style-name="T7"> </text:span><text:span text:style-name="T20">=</text:span><text:span text:style-name="T7"> </text:span><text:span text:style-name="T20">10;</text:span></text:p>
      <text:p text:style-name="P145">вот результат запуска:</text:p>
      <text:p text:style-name="ВЫВОД">_tmp_1 := 3 + 2</text:p>
      <text:p text:style-name="ВЫВОД">i := _tmp_1</text:p>
      <text:p text:style-name="ВЫВОД"/>
      <text:p text:style-name="ВЫВОД">_tmp_2 := 2 * 3</text:p>
      <text:p text:style-name="ВЫВОД">_tmp_3 := 3 + _tmp_2</text:p>
      <text:p text:style-name="ВЫВОД">i := _tmp_3</text:p>
      <text:p text:style-name="ВЫВОД"/>
      <text:p text:style-name="ВЫВОД">x := 10</text:p>
      <text:p text:style-name="Horizontal_20_Line"/>
      <text:p text:style-name="P146">Хотя код очень и очень сырой, результат впечатляет, и, главное, он правильный. Транслятор работает!</text:p>
      <text:p text:style-name="P146">Полный код этой стадии: EScriptEngine-6.zip</text:p>
      <text:h text:style-name="P195" text:outline-level="2">Инструкции трёхадресного кода</text:h>
      <text:p text:style-name="P147">Сначала исправим определение инструкции трёхадресного кода.</text:p>
      <text:p text:style-name="P147">В случае, если в качестве операнда используется переменная, то мы имеем дело с указателем на запись в таблице символов. Если же мы имеем число, то оно хранится во временной переменной. Поэтому во время выполнения оно должно стать доступным, <text:span text:style-name="T115">а при генерации — где-то сохраниться</text:span>. <text:span text:style-name="T115">Лучшее место — в самой инструкции. Тогда инструкция примет вид:</text:span></text:p>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table-row table:style-name="TableLine94349012994896">
          <table:table-cell table:style-name="Таблица4.A1" office:value-type="string">
            <text:p text:style-name="P183">Операция</text:p>
          </table:table-cell>
          <table:table-cell table:style-name="Таблица4.A1" office:value-type="string">
            <text:p text:style-name="P183">lvalue</text:p>
          </table:table-cell>
          <table:table-cell table:style-name="Таблица4.A1" office:value-type="string">
            <text:p text:style-name="КОД">Тип операнда 1</text:p>
          </table:table-cell>
          <table:table-cell table:style-name="Таблица4.A1" office:value-type="string">
            <text:p text:style-name="КОД">Операнд 1</text:p>
          </table:table-cell>
          <table:table-cell table:style-name="Таблица4.A1" office:value-type="string">
            <text:p text:style-name="КОД">Тип операнда 2</text:p>
          </table:table-cell>
          <table:table-cell table:style-name="Таблица4.F1" office:value-type="string">
            <text:p text:style-name="КОД">Операнд 2</text:p>
          </table:table-cell>
        </table:table-row>
      </table:table>
      <text:p text:style-name="P148">В общем, Операнд 1 и Операнд 2 — разновидность класса variant&lt;&gt;, мы можем хранить там простое объединение для IntType, RealType и указател<text:span text:style-name="T116">я</text:span> на таблицу символов.</text:p>
      <text:p text:style-name="P149"><text:span text:style-name="T116">Добавим </text:span><text:span text:style-name="T117">структуру</text:span><text:span text:style-name="T116"> OpCode, котор</text:span><text:span text:style-name="T117">ая</text:span><text:span text:style-name="T116"> будет представлять инструкцию, </text:span><text:span text:style-name="T117">все её члены будут открыты. </text:span>Также перенесём перечисление OperationType в файл «<text:span text:style-name="T117">opcode.h».</text:span></text:p>
      <text:p text:style-name="КОД">/**</text:p>
      <text:p text:style-name="КОД"><text:span text:style-name="T7"><text:s/></text:span><text:span text:style-name="T26">*</text:span><text:span text:style-name="T7"> </text:span><text:span text:style-name="T27">@file</text:span><text:span text:style-name="T7"> </text:span><text:span text:style-name="T26">opcode.h</text:span></text:p>
      <text:p text:style-name="КОД"><text:span text:style-name="T7"><text:s/></text:span><text:span text:style-name="T26">*</text:span><text:span text:style-name="T7"> </text:span><text:span text:style-name="T27">@brief</text:span><text:span text:style-name="T7"> </text:span><text:span text:style-name="T26">Инструкция</text:span><text:span text:style-name="T7"> </text:span><text:span text:style-name="T26">трёхадресного</text:span><text:span text:style-name="T7"> </text:span><text:span text:style-name="T26">кода</text:span></text:p>
      <text:p text:style-name="КОД"><text:span text:style-name="T7"><text:s/></text:span><text:span text:style-name="T26">*/</text:span></text:p>
      <text:p text:style-name="КОД">#<text:span text:style-name="T26">ifndef</text:span><text:span text:style-name="T7"> </text:span><text:span text:style-name="T26">ESCRIPT_OPCODE_H</text:span></text:p>
      <text:p text:style-name="КОД">#<text:span text:style-name="T26">define</text:span><text:span text:style-name="T7"> </text:span><text:span text:style-name="T26">ESCRIPT_OPCODE_H</text:span></text:p>
      <text:p text:style-name="КОД">#<text:span text:style-name="T26">include</text:span><text:span text:style-name="T7"> </text:span><text:span text:style-name="T20">"EScript_global.h"</text:span></text:p>
      <text:p text:style-name="КОД">#<text:span text:style-name="T26">include</text:span><text:span text:style-name="T7"> </text:span><text:span text:style-name="T20">"types.h"</text:span></text:p>
      <text:p text:style-name="КОД"><text:soft-page-break/><text:span text:style-name="T28">namespace</text:span><text:span text:style-name="T7"> </text:span><text:span text:style-name="T3">escript</text:span><text:span text:style-name="T7"> </text:span>{</text:p>
      <text:p text:style-name="КОД"><text:span text:style-name="T28">class</text:span><text:span text:style-name="T7"> </text:span><text:span text:style-name="T3">Symbol</text:span>;</text:p>
      <text:p text:style-name="КОД"><text:span text:style-name="T28">enum</text:span><text:span text:style-name="T7"> </text:span><text:span text:style-name="T28">class</text:span><text:span text:style-name="T7"> </text:span><text:span text:style-name="T3">OperationType</text:span></text:p>
      <text:p text:style-name="КОД">{</text:p>
      <text:p text:style-name="КОД"><text:span text:style-name="T7"><text:s text:c="4"/></text:span><text:span text:style-name="T2">None</text:span>,</text:p>
      <text:p text:style-name="КОД"><text:span text:style-name="T7"><text:s text:c="4"/></text:span><text:span text:style-name="T2">Multiply</text:span>,<text:span text:style-name="T7"> <text:s text:c="6"/></text:span><text:span text:style-name="T20">//</text:span><text:span text:style-name="T7"> </text:span><text:span text:style-name="T20">op1*op2</text:span></text:p>
      <text:p text:style-name="КОД"><text:span text:style-name="T7"><text:s text:c="4"/></text:span><text:span text:style-name="T2">Add</text:span>,<text:span text:style-name="T7"> <text:s text:c="11"/></text:span><text:span text:style-name="T20">//</text:span><text:span text:style-name="T7"> </text:span><text:span text:style-name="T20">op1+op2</text:span></text:p>
      <text:p text:style-name="КОД">};</text:p>
      <text:p text:style-name="КОД"><text:span text:style-name="T28">union</text:span><text:span text:style-name="T7"> </text:span><text:span text:style-name="T3">OperandRecord</text:span></text:p>
      <text:p text:style-name="КОД">{</text:p>
      <text:p text:style-name="КОД"><text:span text:style-name="T7"><text:s text:c="4"/></text:span><text:span text:style-name="T2">IntType</text:span><text:span text:style-name="T7"> </text:span><text:span text:style-name="T42">intValue</text:span>;</text:p>
      <text:p text:style-name="КОД"><text:span text:style-name="T7"><text:s text:c="4"/></text:span><text:span text:style-name="T2">RealType</text:span><text:span text:style-name="T7"> </text:span><text:span text:style-name="T42">realValue</text:span>;</text:p>
      <text:p text:style-name="КОД"><text:span text:style-name="T7"><text:s text:c="4"/></text:span><text:span text:style-name="T2">Symbol</text:span><text:span text:style-name="T7"> </text:span>*<text:span text:style-name="T42">variable</text:span>;</text:p>
      <text:p text:style-name="КОД">};</text:p>
      <text:p text:style-name="КОД">/**</text:p>
      <text:p text:style-name="КОД"><text:span text:style-name="T7"><text:s/></text:span><text:span text:style-name="T26">*</text:span><text:span text:style-name="T7"> </text:span><text:span text:style-name="T27">@brief</text:span><text:span text:style-name="T7"> </text:span><text:span text:style-name="T26">Инструкция</text:span><text:span text:style-name="T7"> </text:span><text:span text:style-name="T26">трёхадресного</text:span><text:span text:style-name="T7"> </text:span><text:span text:style-name="T26">кода</text:span></text:p>
      <text:p text:style-name="КОД"><text:span text:style-name="T7"><text:s/></text:span><text:span text:style-name="T26">*/</text:span></text:p>
      <text:p text:style-name="КОД"><text:span text:style-name="T28">struct</text:span><text:span text:style-name="T7"> </text:span><text:span text:style-name="T26">ESCRIPT_EXPORT</text:span><text:span text:style-name="T7"> </text:span><text:span text:style-name="T3">OpCode</text:span></text:p>
      <text:p text:style-name="КОД">{</text:p>
      <text:p text:style-name="КОД"><text:span text:style-name="T28">public</text:span>:</text:p>
      <text:p text:style-name="КОД"><text:span text:style-name="T7"><text:s text:c="4"/></text:span><text:span text:style-name="T2">OperationType</text:span><text:span text:style-name="T7"> </text:span><text:span text:style-name="T42">operation</text:span><text:span text:style-name="T7"> </text:span>=<text:span text:style-name="T7"> </text:span><text:span text:style-name="T2">OperationType</text:span>::<text:span text:style-name="T2">None</text:span>;</text:p>
      <text:p text:style-name="КОД"><text:span text:style-name="T7"><text:s text:c="4"/></text:span><text:span text:style-name="T2">Symbol</text:span><text:span text:style-name="T7"> </text:span>*<text:span text:style-name="T42">lvalue</text:span><text:span text:style-name="T7"> </text:span>=<text:span text:style-name="T7"> </text:span><text:span text:style-name="T28">nullptr</text:span>;</text:p>
      <text:p text:style-name="КОД"><text:span text:style-name="T7"><text:s text:c="4"/></text:span><text:span text:style-name="T2">SymbolType</text:span><text:span text:style-name="T7"> </text:span><text:span text:style-name="T42">operandType1</text:span>;</text:p>
      <text:p text:style-name="КОД"><text:span text:style-name="T7"><text:s text:c="4"/></text:span><text:span text:style-name="T2">SymbolType</text:span><text:span text:style-name="T7"> </text:span><text:span text:style-name="T42">operandType2</text:span>;</text:p>
      <text:p text:style-name="КОД"><text:span text:style-name="T7"><text:s text:c="4"/></text:span><text:span text:style-name="T2">OperandRecord</text:span><text:span text:style-name="T7"> </text:span><text:span text:style-name="T42">operand1</text:span>;</text:p>
      <text:p text:style-name="КОД"><text:span text:style-name="T7"><text:s text:c="4"/></text:span><text:span text:style-name="T2">OperandRecord</text:span><text:span text:style-name="T7"> </text:span><text:span text:style-name="T42">operand2</text:span>;</text:p>
      <text:p text:style-name="КОД">};</text:p>
      <text:p text:style-name="КОД">}<text:span text:style-name="T7"> </text:span><text:span text:style-name="T20">//</text:span><text:span text:style-name="T7"> </text:span><text:span text:style-name="T20">namespace</text:span><text:span text:style-name="T7"> </text:span><text:span text:style-name="T20">escript</text:span></text:p>
      <text:p text:style-name="КОД">#<text:span text:style-name="T26">endif</text:span><text:span text:style-name="T7"> </text:span><text:span text:style-name="T20">//</text:span><text:span text:style-name="T7"> </text:span><text:span text:style-name="T20">ESCRIPT_OPCODE_H</text:span></text:p>
      <text:p text:style-name="Horizontal_20_Line"/>
      <text:p text:style-name="Text_20_body">В таком виде sizeof (OpCode) == 64 байта.</text:p>
      <text:p text:style-name="P150">Напишем тест, убедимся, что класс работает, и ничего не пропу<text:span text:style-name="T127">щено</text:span>:</text:p>
      <text:p text:style-name="КОД"><text:span text:style-name="T28">void</text:span><text:span text:style-name="T7"> </text:span><text:span text:style-name="T2">OpCode_Test</text:span>::<text:span text:style-name="T16">test_opCodeWork</text:span>()</text:p>
      <text:p text:style-name="КОД">{</text:p>
      <text:p text:style-name="КОД"><text:span text:style-name="T7"><text:s text:c="4"/></text:span><text:span text:style-name="T2">OpCode</text:span><text:span text:style-name="T7"> </text:span><text:span text:style-name="T12">code1</text:span>;</text:p>
      <text:p text:style-name="КОД"><text:span text:style-name="T7"><text:s text:c="4"/></text:span><text:span text:style-name="T12">code1</text:span>.<text:span text:style-name="T42">operandType1</text:span><text:span text:style-name="T7"> </text:span>=<text:span text:style-name="T7"> </text:span><text:span text:style-name="T2">SymbolType</text:span>::<text:span text:style-name="T2">Integer</text:span>;</text:p>
      <text:p text:style-name="КОД"><text:span text:style-name="T7"><text:s text:c="4"/></text:span><text:span text:style-name="T12">code1</text:span>.<text:span text:style-name="T42">operand1</text:span>.<text:span text:style-name="T42">intValue</text:span><text:span text:style-name="T7"> </text:span>=<text:span text:style-name="T7"> </text:span><text:span text:style-name="T26">15</text:span>;</text:p>
      <text:p text:style-name="КОД"><text:span text:style-name="T7"><text:s text:c="4"/></text:span><text:span text:style-name="T12">code1</text:span>.<text:span text:style-name="T42">operandType2</text:span><text:span text:style-name="T7"> </text:span>=<text:span text:style-name="T7"> </text:span><text:span text:style-name="T2">SymbolType</text:span>::<text:span text:style-name="T2">Real</text:span>;</text:p>
      <text:p text:style-name="КОД"><text:span text:style-name="T7"><text:s text:c="4"/></text:span><text:span text:style-name="T12">code1</text:span>.<text:span text:style-name="T42">operand2</text:span>.<text:span text:style-name="T42">realValue</text:span><text:span text:style-name="T7"> </text:span>=<text:span text:style-name="T7"> </text:span><text:span text:style-name="T26">16</text:span>;</text:p>
      <text:p text:style-name="КОД"><text:span text:style-name="T7"><text:s text:c="4"/></text:span><text:span text:style-name="T26">assert</text:span>(<text:span text:style-name="T12">code1</text:span>.<text:span text:style-name="T42">operand1</text:span>.<text:span text:style-name="T42">intValue</text:span><text:span text:style-name="T7"> </text:span>==<text:span text:style-name="T7"> </text:span><text:span text:style-name="T26">15</text:span>);</text:p>
      <text:p text:style-name="КОД"><text:span text:style-name="T7"><text:s text:c="4"/></text:span><text:span text:style-name="T26">assert</text:span>(<text:span text:style-name="T12">code1</text:span>.<text:span text:style-name="T42">operand2</text:span>.<text:span text:style-name="T42">realValue</text:span><text:span text:style-name="T7"> </text:span>==<text:span text:style-name="T7"> </text:span><text:span text:style-name="T26">16</text:span>);</text:p>
      <text:p text:style-name="КОД">}</text:p>
      <text:p text:style-name="Horizontal_20_Line"/>
      <text:p text:style-name="Text_20_body">Мы сделали вывод на экран в методах ICodeEmitter, <text:span text:style-name="T127">но </text:span><text:span text:style-name="T118">очевидно, </text:span><text:span text:style-name="T127">преобразование инструкции в строку — </text:span><text:span text:style-name="T118">это задача класса OpCode.</text:span></text:p>
      <text:p text:style-name="P150">Добавим метод toString() <text:span text:style-name="T119">и служебные методы, облегчающие установку значений</text:span>:</text:p>
      <text:p text:style-name="КОД"><text:span text:style-name="T2">std</text:span>::<text:span text:style-name="T2">string</text:span><text:span text:style-name="T7"> </text:span><text:span text:style-name="T2">OpCode</text:span>::<text:span text:style-name="T16">toString</text:span>()<text:span text:style-name="T7"> </text:span><text:span text:style-name="T28">const</text:span></text:p>
      <text:p text:style-name="КОД">{</text:p>
      <text:p text:style-name="КОД"><text:span text:style-name="T7"><text:s text:c="4"/></text:span><text:span text:style-name="T2">std</text:span>::<text:span text:style-name="T2">string</text:span><text:span text:style-name="T7"> </text:span><text:span text:style-name="T12">op</text:span>;</text:p>
      <text:p text:style-name="КОД"><text:span text:style-name="T7"><text:s text:c="4"/></text:span><text:span text:style-name="T28">int</text:span><text:span text:style-name="T7"> </text:span><text:span text:style-name="T12">numberOfOperands</text:span><text:span text:style-name="T7"> </text:span>=<text:span text:style-name="T7"> </text:span><text:span text:style-name="T26">0</text:span>;</text:p>
      <text:p text:style-name="КОД"><text:span text:style-name="T7"><text:s text:c="4"/></text:span><text:span text:style-name="T2">std</text:span>::<text:span text:style-name="T2">string</text:span><text:span text:style-name="T7"> </text:span><text:span text:style-name="T12">opSign</text:span>;</text:p>
      <text:p text:style-name="КОД"><text:span text:style-name="T7"><text:s text:c="4"/></text:span><text:span text:style-name="T2">std</text:span>::<text:span text:style-name="T2">string</text:span><text:span text:style-name="T7"> </text:span><text:span text:style-name="T12">assign</text:span><text:span text:style-name="T7"> </text:span>=<text:span text:style-name="T7"> </text:span><text:span text:style-name="T20">":="</text:span>;</text:p>
      <text:p text:style-name="КОД"><text:span text:style-name="T7"><text:s text:c="4"/></text:span><text:span text:style-name="T28">switch</text:span><text:span text:style-name="T7"> </text:span>(<text:span text:style-name="T42">operation</text:span>)<text:span text:style-name="T7"> </text:span>{</text:p>
      <text:p text:style-name="КОД"><text:span text:style-name="T7"><text:s text:c="4"/></text:span><text:span text:style-name="T28">case</text:span><text:span text:style-name="T7"> </text:span><text:span text:style-name="T2">OperationType</text:span>::<text:span text:style-name="T2">None</text:span>:</text:p>
      <text:p text:style-name="КОД"><text:span text:style-name="T7"><text:s text:c="8"/></text:span><text:span text:style-name="T12">op</text:span><text:span text:style-name="T7"> </text:span><text:span text:style-name="T15">=</text:span><text:span text:style-name="T7"> </text:span><text:span text:style-name="T20">"NONE"</text:span>;</text:p>
      <text:p text:style-name="КОД"><text:span text:style-name="T7"><text:s text:c="8"/></text:span><text:span text:style-name="T28">break</text:span>;</text:p>
      <text:p text:style-name="КОД"><text:span text:style-name="T7"><text:s text:c="4"/></text:span><text:span text:style-name="T28">case</text:span><text:span text:style-name="T7"> </text:span><text:span text:style-name="T2">OperationType</text:span>::<text:span text:style-name="T2">Add</text:span>:</text:p>
      <text:p text:style-name="КОД"><text:soft-page-break/><text:span text:style-name="T7"><text:s text:c="8"/></text:span><text:span text:style-name="T12">op</text:span><text:span text:style-name="T7"> </text:span><text:span text:style-name="T15">=</text:span><text:span text:style-name="T7"> </text:span><text:span text:style-name="T20">"+"</text:span>;</text:p>
      <text:p text:style-name="КОД"><text:span text:style-name="T7"><text:s text:c="8"/></text:span><text:span text:style-name="T12">opSign</text:span><text:span text:style-name="T7"> </text:span><text:span text:style-name="T15">=</text:span><text:span text:style-name="T7"> </text:span><text:span text:style-name="T12">assign</text:span>;</text:p>
      <text:p text:style-name="КОД"><text:span text:style-name="T7"><text:s text:c="8"/></text:span><text:span text:style-name="T12">numberOfOperands</text:span><text:span text:style-name="T7"> </text:span>=<text:span text:style-name="T7"> </text:span><text:span text:style-name="T26">2</text:span>;</text:p>
      <text:p text:style-name="КОД"><text:span text:style-name="T7"><text:s text:c="8"/></text:span><text:span text:style-name="T28">break</text:span>;</text:p>
      <text:p text:style-name="КОД"><text:span text:style-name="T7"><text:s text:c="4"/></text:span><text:span text:style-name="T28">case</text:span><text:span text:style-name="T7"> </text:span><text:span text:style-name="T2">OperationType</text:span>::<text:span text:style-name="T2">Multiply</text:span>:</text:p>
      <text:p text:style-name="КОД"><text:span text:style-name="T7"><text:s text:c="8"/></text:span><text:span text:style-name="T12">op</text:span><text:span text:style-name="T7"> </text:span><text:span text:style-name="T15">=</text:span><text:span text:style-name="T7"> </text:span><text:span text:style-name="T20">"*"</text:span>;</text:p>
      <text:p text:style-name="КОД"><text:span text:style-name="T7"><text:s text:c="8"/></text:span><text:span text:style-name="T12">numberOfOperands</text:span><text:span text:style-name="T7"> </text:span>=<text:span text:style-name="T7"> </text:span><text:span text:style-name="T26">2</text:span>;</text:p>
      <text:p text:style-name="КОД"><text:span text:style-name="T7"><text:s text:c="8"/></text:span><text:span text:style-name="T12">opSign</text:span><text:span text:style-name="T7"> </text:span><text:span text:style-name="T15">=</text:span><text:span text:style-name="T7"> </text:span><text:span text:style-name="T12">assign</text:span>;</text:p>
      <text:p text:style-name="КОД"><text:span text:style-name="T7"><text:s text:c="8"/></text:span><text:span text:style-name="T28">break</text:span>;</text:p>
      <text:p text:style-name="КОД"><text:span text:style-name="T7"><text:s text:c="4"/></text:span><text:span text:style-name="T28">case</text:span><text:span text:style-name="T7"> </text:span><text:span text:style-name="T2">OperationType</text:span>::<text:span text:style-name="T2">Assign</text:span>:</text:p>
      <text:p text:style-name="КОД"><text:span text:style-name="T7"><text:s text:c="8"/></text:span><text:span text:style-name="T12">numberOfOperands</text:span><text:span text:style-name="T7"> </text:span>=<text:span text:style-name="T7"> </text:span><text:span text:style-name="T26">1</text:span>;</text:p>
      <text:p text:style-name="КОД"><text:span text:style-name="T7"><text:s text:c="8"/></text:span><text:span text:style-name="T12">opSign</text:span><text:span text:style-name="T7"> </text:span><text:span text:style-name="T15">=</text:span><text:span text:style-name="T7"> </text:span><text:span text:style-name="T12">assign</text:span>;</text:p>
      <text:p text:style-name="КОД"><text:span text:style-name="T7"><text:s text:c="8"/></text:span><text:span text:style-name="T28">break</text:span>;</text:p>
      <text:p text:style-name="КОД"><text:span text:style-name="T7"><text:s text:c="4"/></text:span>}</text:p>
      <text:p text:style-name="КОД"><text:span text:style-name="T7"><text:s text:c="4"/></text:span><text:span text:style-name="T2">std</text:span>::<text:span text:style-name="T2">string</text:span><text:span text:style-name="T7"> </text:span><text:span text:style-name="T12">result</text:span>;</text:p>
      <text:p text:style-name="КОД"><text:span text:style-name="T7"><text:s text:c="4"/></text:span><text:span text:style-name="T28">if</text:span><text:span text:style-name="T7"> </text:span>(<text:span text:style-name="T42">lvalue</text:span>)</text:p>
      <text:p text:style-name="КОД"><text:span text:style-name="T7"><text:s text:c="8"/></text:span><text:span text:style-name="T12">result</text:span>.<text:span text:style-name="T15">append</text:span>(<text:span text:style-name="T42">lvalue</text:span>-&gt;<text:span text:style-name="T15">utf8Name</text:span>());</text:p>
      <text:p text:style-name="КОД"><text:span text:style-name="T7"><text:s text:c="4"/></text:span><text:span text:style-name="T28">if</text:span><text:span text:style-name="T7"> </text:span>(<text:span text:style-name="T12">opSign</text:span>.<text:span text:style-name="T15">length</text:span>())<text:span text:style-name="T7"> </text:span>{</text:p>
      <text:p text:style-name="КОД"><text:span text:style-name="T7"><text:s text:c="8"/></text:span><text:span text:style-name="T12">result</text:span>.<text:span text:style-name="T15">append</text:span>(<text:span text:style-name="T20">" "</text:span>).<text:span text:style-name="T15">append</text:span>(<text:span text:style-name="T12">opSign</text:span>).<text:span text:style-name="T15">append</text:span>(<text:span text:style-name="T20">" "</text:span>);</text:p>
      <text:p text:style-name="КОД"><text:span text:style-name="T7"><text:s text:c="4"/></text:span>}</text:p>
      <text:p text:style-name="КОД"><text:span text:style-name="T7"><text:s text:c="4"/></text:span><text:span text:style-name="T28">if</text:span><text:span text:style-name="T7"> </text:span>(<text:span text:style-name="T12">numberOfOperands</text:span><text:span text:style-name="T7"> </text:span>&gt;<text:span text:style-name="T7"> </text:span><text:span text:style-name="T26">0</text:span>)<text:span text:style-name="T7"> </text:span>{</text:p>
      <text:p text:style-name="КОД"><text:span text:style-name="T7"><text:s text:c="8"/></text:span><text:span text:style-name="T12">result</text:span>.<text:span text:style-name="T15">append</text:span>(<text:span text:style-name="T15">operandToString</text:span>(<text:span text:style-name="T42">operand1Type</text:span>,<text:span text:style-name="T7"> </text:span><text:span text:style-name="T42">operand1</text:span>));</text:p>
      <text:p text:style-name="КОД"><text:span text:style-name="T7"><text:s text:c="8"/></text:span><text:span text:style-name="T28">if</text:span><text:span text:style-name="T7"> </text:span>(<text:span text:style-name="T12">numberOfOperands</text:span><text:span text:style-name="T7"> </text:span>&gt;<text:span text:style-name="T7"> </text:span><text:span text:style-name="T26">1</text:span>)<text:span text:style-name="T7"> </text:span>{</text:p>
      <text:p text:style-name="КОД"><text:span text:style-name="T7"><text:s text:c="12"/></text:span><text:span text:style-name="T12">result</text:span>.<text:span text:style-name="T15">push_back</text:span>(<text:span text:style-name="T20">' '</text:span>);</text:p>
      <text:p text:style-name="КОД"><text:span text:style-name="T7"><text:s text:c="12"/></text:span><text:span text:style-name="T12">result</text:span>.<text:span text:style-name="T15">append</text:span>(<text:span text:style-name="T12">op</text:span>);</text:p>
      <text:p text:style-name="КОД"><text:span text:style-name="T7"><text:s text:c="12"/></text:span><text:span text:style-name="T12">result</text:span>.<text:span text:style-name="T15">push_back</text:span>(<text:span text:style-name="T20">' '</text:span>);</text:p>
      <text:p text:style-name="КОД"><text:span text:style-name="T7"><text:s text:c="12"/></text:span><text:span text:style-name="T12">result</text:span>.<text:span text:style-name="T15">append</text:span>(<text:span text:style-name="T15">operandToString</text:span>(<text:span text:style-name="T42">operand2Type</text:span>,<text:span text:style-name="T7"> </text:span><text:span text:style-name="T42">operand2</text:span>));</text:p>
      <text:p text:style-name="КОД"><text:span text:style-name="T7"><text:s text:c="8"/></text:span>}</text:p>
      <text:p text:style-name="КОД"><text:span text:style-name="T7"><text:s text:c="4"/></text:span>}</text:p>
      <text:p text:style-name="КОД"><text:span text:style-name="T7"><text:s text:c="4"/></text:span><text:span text:style-name="T28">return</text:span><text:span text:style-name="T7"> </text:span><text:span text:style-name="T12">result</text:span>;</text:p>
      <text:p text:style-name="КОД">}</text:p>
      <text:p text:style-name="КОД"><text:span text:style-name="T28">void</text:span><text:span text:style-name="T7"> </text:span><text:span text:style-name="T2">OpCode</text:span>::<text:span text:style-name="T16">setOperand1</text:span>(<text:span text:style-name="T2">SymbolType</text:span><text:span text:style-name="T7"> </text:span><text:span text:style-name="T12">operandType</text:span>,<text:span text:style-name="T7"> </text:span><text:span text:style-name="T28">void</text:span><text:span text:style-name="T7"> </text:span>*<text:span text:style-name="T12">value</text:span>)</text:p>
      <text:p text:style-name="КОД">{</text:p>
      <text:p text:style-name="КОД"><text:span text:style-name="T7"><text:s text:c="4"/></text:span><text:span text:style-name="T15">setOperand</text:span>(<text:span text:style-name="T43">operand1Type</text:span>,<text:span text:style-name="T7"> </text:span><text:span text:style-name="T43">operand1</text:span>,<text:span text:style-name="T7"> </text:span><text:span text:style-name="T12">operandType</text:span>,<text:span text:style-name="T7"> </text:span><text:span text:style-name="T14">value</text:span>);</text:p>
      <text:p text:style-name="КОД">}</text:p>
      <text:p text:style-name="КОД"><text:span text:style-name="T28">void</text:span><text:span text:style-name="T7"> </text:span><text:span text:style-name="T2">OpCode</text:span>::<text:span text:style-name="T16">setOperand2</text:span>(<text:span text:style-name="T2">SymbolType</text:span><text:span text:style-name="T7"> </text:span><text:span text:style-name="T12">operandType</text:span>,<text:span text:style-name="T7"> </text:span><text:span text:style-name="T28">void</text:span><text:span text:style-name="T7"> </text:span>*<text:span text:style-name="T12">value</text:span>)</text:p>
      <text:p text:style-name="КОД">{</text:p>
      <text:p text:style-name="КОД"><text:span text:style-name="T7"><text:s text:c="4"/></text:span><text:span text:style-name="T15">setOperand</text:span>(<text:span text:style-name="T43">operand2Type</text:span>,<text:span text:style-name="T7"> </text:span><text:span text:style-name="T43">operand2</text:span>,<text:span text:style-name="T7"> </text:span><text:span text:style-name="T12">operandType</text:span>,<text:span text:style-name="T7"> </text:span><text:span text:style-name="T14">value</text:span>);</text:p>
      <text:p text:style-name="КОД">}</text:p>
      <text:p text:style-name="КОД"><text:span text:style-name="T28">void</text:span><text:span text:style-name="T7"> </text:span><text:span text:style-name="T2">OpCode</text:span>::<text:span text:style-name="T16">setOperand</text:span>(<text:span text:style-name="T2">SymbolType</text:span><text:span text:style-name="T7"> </text:span>&amp;<text:span text:style-name="T12">operandType</text:span>,<text:span text:style-name="T7"> </text:span><text:span text:style-name="T2">OperandRecord</text:span><text:span text:style-name="T7"> </text:span>&amp;<text:span text:style-name="T12">op</text:span>,</text:p>
      <text:p text:style-name="КОД"><text:span text:style-name="T7"><text:s text:c="24"/></text:span><text:span text:style-name="T2">SymbolType</text:span><text:span text:style-name="T7"> </text:span><text:span text:style-name="T12">newOperandType</text:span>,<text:span text:style-name="T7"> </text:span><text:span text:style-name="T28">void</text:span><text:span text:style-name="T7"> </text:span>*<text:span text:style-name="T12">value</text:span>)</text:p>
      <text:p text:style-name="КОД">{</text:p>
      <text:p text:style-name="КОД"><text:span text:style-name="T7"><text:s text:c="4"/></text:span><text:span text:style-name="T12">operandType</text:span><text:span text:style-name="T7"> </text:span>=<text:span text:style-name="T7"> </text:span><text:span text:style-name="T12">newOperandType</text:span>;</text:p>
      <text:p text:style-name="КОД"><text:span text:style-name="T7"><text:s text:c="4"/></text:span><text:span text:style-name="T28">switch</text:span><text:span text:style-name="T7"> </text:span>(<text:span text:style-name="T12">operandType</text:span>)<text:span text:style-name="T7"> </text:span>{</text:p>
      <text:p text:style-name="КОД"><text:span text:style-name="T7"><text:s text:c="4"/></text:span><text:span text:style-name="T28">case</text:span><text:span text:style-name="T7"> </text:span><text:span text:style-name="T2">SymbolType</text:span>::<text:span text:style-name="T2">Integer</text:span>:</text:p>
      <text:p text:style-name="КОД"><text:span text:style-name="T7"><text:s text:c="8"/></text:span><text:span text:style-name="T12">op</text:span>.<text:span text:style-name="T42">intValue</text:span><text:span text:style-name="T7"> </text:span>=<text:span text:style-name="T7"> </text:span>*(<text:span text:style-name="T2">IntType</text:span>*)<text:span text:style-name="T12">value</text:span>;</text:p>
      <text:p text:style-name="КОД"><text:span text:style-name="T7"><text:s text:c="8"/></text:span><text:span text:style-name="T28">break</text:span>;</text:p>
      <text:p text:style-name="КОД"><text:span text:style-name="T7"><text:s text:c="4"/></text:span><text:span text:style-name="T28">case</text:span><text:span text:style-name="T7"> </text:span><text:span text:style-name="T2">SymbolType</text:span>::<text:span text:style-name="T2">Real</text:span>:</text:p>
      <text:p text:style-name="КОД"><text:span text:style-name="T7"><text:s text:c="8"/></text:span><text:span text:style-name="T12">op</text:span>.<text:span text:style-name="T42">realValue</text:span><text:span text:style-name="T7"> </text:span>=<text:span text:style-name="T7"> </text:span>*(<text:span text:style-name="T2">RealType</text:span>*)<text:span text:style-name="T12">value</text:span>;</text:p>
      <text:p text:style-name="КОД"><text:span text:style-name="T7"><text:s text:c="8"/></text:span><text:span text:style-name="T28">break</text:span>;</text:p>
      <text:p text:style-name="КОД"><text:span text:style-name="T7"><text:s text:c="4"/></text:span><text:span text:style-name="T28">case</text:span><text:span text:style-name="T7"> </text:span><text:span text:style-name="T2">SymbolType</text:span>::<text:span text:style-name="T2">Variable</text:span>:</text:p>
      <text:p text:style-name="КОД"><text:span text:style-name="T7"><text:s text:c="8"/></text:span><text:span text:style-name="T12">op</text:span>.<text:span text:style-name="T42">variable</text:span><text:span text:style-name="T7"> </text:span>=<text:span text:style-name="T7"> </text:span>(<text:span text:style-name="T2">Symbol</text:span>*)<text:span text:style-name="T12">value</text:span>;</text:p>
      <text:p text:style-name="КОД"><text:span text:style-name="T7"><text:s text:c="8"/></text:span><text:span text:style-name="T28">break</text:span>;</text:p>
      <text:p text:style-name="КОД"><text:span text:style-name="T7"><text:s text:c="4"/></text:span><text:span text:style-name="T28">default</text:span>:</text:p>
      <text:p text:style-name="КОД"><text:span text:style-name="T7"><text:s text:c="8"/></text:span><text:span text:style-name="T28">throw</text:span><text:span text:style-name="T7"> </text:span><text:span text:style-name="T2">std</text:span>::<text:span text:style-name="T2">domain_error</text:span>(<text:span text:style-name="T20">"Unsupported SymbolType"</text:span>);</text:p>
      <text:p text:style-name="КОД"><text:span text:style-name="T7"><text:s text:c="4"/></text:span>}</text:p>
      <text:p text:style-name="КОД">}</text:p>
      <text:p text:style-name="КОД"><text:span text:style-name="T2">std</text:span>::<text:span text:style-name="T2">string</text:span><text:span text:style-name="T7"> </text:span><text:span text:style-name="T2">OpCode</text:span>::<text:span text:style-name="T16">operandToString</text:span>(<text:span text:style-name="T2">SymbolType</text:span><text:span text:style-name="T7"> </text:span><text:span text:style-name="T12">operandType</text:span>,<text:span text:style-name="T7"> </text:span><text:span text:style-name="T2">OperandRecord</text:span><text:span text:style-name="T7"> </text:span><text:span text:style-name="T12">op</text:span>)<text:span text:style-name="T7"> </text:span><text:span text:style-name="T28">const</text:span></text:p>
      <text:p text:style-name="КОД">{</text:p>
      <text:p text:style-name="КОД"><text:span text:style-name="T7"><text:s text:c="4"/></text:span><text:span text:style-name="T2">std</text:span>::<text:span text:style-name="T2">string</text:span><text:span text:style-name="T7"> </text:span><text:span text:style-name="T12">opStr</text:span>;</text:p>
      <text:p text:style-name="КОД"><text:span text:style-name="T7"><text:s text:c="4"/></text:span><text:span text:style-name="T28">switch</text:span><text:span text:style-name="T7"> </text:span>(<text:span text:style-name="T12">operandType</text:span>)<text:span text:style-name="T7"> </text:span>{</text:p>
      <text:p text:style-name="КОД"><text:span text:style-name="T7"><text:s text:c="4"/></text:span><text:span text:style-name="T28">case</text:span><text:span text:style-name="T7"> </text:span><text:span text:style-name="T2">SymbolType</text:span>::<text:span text:style-name="T2">Integer</text:span>:</text:p>
      <text:p text:style-name="КОД"><text:span text:style-name="T7"><text:s text:c="8"/></text:span><text:span text:style-name="T12">opStr</text:span><text:span text:style-name="T7"> </text:span><text:span text:style-name="T15">=</text:span><text:span text:style-name="T7"> </text:span><text:span text:style-name="T2">std</text:span>::<text:span text:style-name="T15">to_string</text:span>(<text:span text:style-name="T12">op</text:span>.<text:span text:style-name="T42">intValue</text:span>);</text:p>
      <text:p text:style-name="КОД"><text:soft-page-break/><text:span text:style-name="T7"><text:s text:c="8"/></text:span><text:span text:style-name="T28">break</text:span>;</text:p>
      <text:p text:style-name="КОД"><text:span text:style-name="T7"><text:s text:c="4"/></text:span><text:span text:style-name="T28">case</text:span><text:span text:style-name="T7"> </text:span><text:span text:style-name="T2">SymbolType</text:span>::<text:span text:style-name="T2">Real</text:span>:</text:p>
      <text:p text:style-name="КОД"><text:span text:style-name="T7"><text:s text:c="8"/></text:span><text:span text:style-name="T12">opStr</text:span><text:span text:style-name="T7"> </text:span><text:span text:style-name="T15">=</text:span><text:span text:style-name="T7"> </text:span><text:span text:style-name="T2">std</text:span>::<text:span text:style-name="T15">to_string</text:span>(<text:span text:style-name="T12">op</text:span>.<text:span text:style-name="T42">realValue</text:span>);</text:p>
      <text:p text:style-name="КОД"><text:span text:style-name="T7"><text:s text:c="8"/></text:span><text:span text:style-name="T28">break</text:span>;</text:p>
      <text:p text:style-name="КОД"><text:span text:style-name="T7"><text:s text:c="4"/></text:span><text:span text:style-name="T28">case</text:span><text:span text:style-name="T7"> </text:span><text:span text:style-name="T2">SymbolType</text:span>::<text:span text:style-name="T2">Variable</text:span>:</text:p>
      <text:p text:style-name="КОД"><text:span text:style-name="T7"><text:s text:c="8"/></text:span><text:span text:style-name="T12">opStr</text:span><text:span text:style-name="T7"> </text:span><text:span text:style-name="T15">=</text:span><text:span text:style-name="T7"> </text:span><text:span text:style-name="T12">op</text:span>.<text:span text:style-name="T42">variable</text:span>-&gt;<text:span text:style-name="T15">utf8Name</text:span>();</text:p>
      <text:p text:style-name="КОД"><text:span text:style-name="T7"><text:s text:c="8"/></text:span><text:span text:style-name="T28">break</text:span>;</text:p>
      <text:p text:style-name="КОД"><text:span text:style-name="T7"><text:s text:c="4"/></text:span><text:span text:style-name="T28">default</text:span>:</text:p>
      <text:p text:style-name="КОД"><text:span text:style-name="T7"><text:s text:c="8"/></text:span><text:span text:style-name="T28">throw</text:span><text:span text:style-name="T7"> </text:span><text:span text:style-name="T2">std</text:span>::<text:span text:style-name="T2">domain_error</text:span>(<text:span text:style-name="T20">"Unsupported SymbolType"</text:span>);</text:p>
      <text:p text:style-name="КОД"><text:span text:style-name="T7"><text:s text:c="4"/></text:span>}</text:p>
      <text:p text:style-name="КОД"><text:span text:style-name="T7"><text:s text:c="4"/></text:span><text:span text:style-name="T28">return</text:span><text:span text:style-name="T7"> </text:span><text:span text:style-name="T12">opStr</text:span>;</text:p>
      <text:p text:style-name="КОД">}</text:p>
      <text:p text:style-name="Horizontal_20_Line"/>
      <text:p text:style-name="P151">Отлично. Теперь мы можем выкинуть два метода из ICodeEmitter и значительно упростить <text:span text:style-name="T121">оставшиеся</text:span> два:</text:p>
      <text:p text:style-name="КОД"><text:span text:style-name="T28">class</text:span><text:span text:style-name="T7"> </text:span><text:span text:style-name="T26">ESCRIPT_EXPORT</text:span><text:span text:style-name="T7"> </text:span><text:span text:style-name="T3">ICodeEmitter</text:span></text:p>
      <text:p text:style-name="КОД">{</text:p>
      <text:p text:style-name="КОД"><text:span text:style-name="T28">public</text:span>:</text:p>
      <text:p text:style-name="КОД"><text:span text:style-name="T7"><text:s text:c="4"/></text:span><text:span text:style-name="T28">void</text:span><text:span text:style-name="T7"> </text:span><text:span text:style-name="T16">binaryOp</text:span>(<text:span text:style-name="T2">OperationType</text:span><text:span text:style-name="T7"> </text:span><text:span text:style-name="T12">operationType</text:span>,</text:p>
      <text:p text:style-name="КОД"><text:span text:style-name="T7"><text:s text:c="18"/></text:span><text:span text:style-name="T2">Symbol</text:span><text:span text:style-name="T7"> </text:span>*<text:span text:style-name="T12">resultVariable</text:span>,</text:p>
      <text:p text:style-name="КОД"><text:span text:style-name="T7"><text:s text:c="18"/></text:span><text:span text:style-name="T2">SymbolType</text:span><text:span text:style-name="T7"> </text:span><text:span text:style-name="T12">operand1Type</text:span>,<text:span text:style-name="T7"> </text:span><text:span text:style-name="T28">void</text:span><text:span text:style-name="T7"> </text:span>*<text:span text:style-name="T12">operand1</text:span>,</text:p>
      <text:p text:style-name="КОД"><text:span text:style-name="T7"><text:s text:c="18"/></text:span><text:span text:style-name="T2">SymbolType</text:span><text:span text:style-name="T7"> </text:span><text:span text:style-name="T12">operand2Type</text:span>,<text:span text:style-name="T7"> </text:span><text:span text:style-name="T28">void</text:span><text:span text:style-name="T7"> </text:span>*<text:span text:style-name="T12">operand2</text:span>);</text:p>
      <text:p text:style-name="КОД"><text:span text:style-name="T7"><text:s text:c="4"/></text:span><text:span text:style-name="T28">void</text:span><text:span text:style-name="T7"> </text:span><text:span text:style-name="T16">assign</text:span>(<text:span text:style-name="T2">Symbol</text:span><text:span text:style-name="T7"> </text:span>*<text:span text:style-name="T12">lvalue</text:span>,<text:span text:style-name="T7"> </text:span><text:span text:style-name="T2">SymbolType</text:span><text:span text:style-name="T7"> </text:span><text:span text:style-name="T12">rvalueType</text:span>,<text:span text:style-name="T7"> </text:span><text:span text:style-name="T28">void</text:span><text:span text:style-name="T7"> </text:span>*<text:span text:style-name="T12">rvalue</text:span>);</text:p>
      <text:p text:style-name="КОД">};</text:p>
      <text:p text:style-name="Horizontal_20_Line"/>
      <text:p text:style-name="КОД"><text:span text:style-name="T28">void</text:span><text:span text:style-name="T7"> </text:span>ICodeEmitter::binaryOp(OperationType<text:span text:style-name="T7"> </text:span>operationType,</text:p>
      <text:p text:style-name="P184"><text:span text:style-name="T7"><text:s text:c="28"/></text:span><text:span text:style-name="T2">Symbol</text:span><text:span text:style-name="T7"> </text:span><text:span text:style-name="T12">*resultVariable</text:span>,</text:p>
      <text:p text:style-name="КОД"><text:span text:style-name="T7"><text:s text:c="28"/></text:span><text:span text:style-name="T2">SymbolType</text:span><text:span text:style-name="T7"> </text:span><text:span text:style-name="T12">operand1Type</text:span>,<text:span text:style-name="T7"> </text:span><text:span text:style-name="T28">void</text:span><text:span text:style-name="T7"> </text:span>*<text:span text:style-name="T12">operand1</text:span>,</text:p>
      <text:p text:style-name="КОД"><text:span text:style-name="T7"><text:s text:c="28"/></text:span><text:span text:style-name="T2">SymbolType</text:span><text:span text:style-name="T7"> </text:span><text:span text:style-name="T12">operand2Type</text:span>,<text:span text:style-name="T7"> </text:span><text:span text:style-name="T28">void</text:span><text:span text:style-name="T7"> </text:span>*<text:span text:style-name="T12">operand2</text:span>)</text:p>
      <text:p text:style-name="КОД">{</text:p>
      <text:p text:style-name="КОД"><text:span text:style-name="T7"><text:s text:c="4"/></text:span><text:span text:style-name="T28">switch</text:span><text:span text:style-name="T7"> </text:span>(<text:span text:style-name="T12">operationType</text:span>)<text:span text:style-name="T7"> </text:span>{</text:p>
      <text:p text:style-name="КОД"><text:span text:style-name="T7"><text:s text:c="4"/></text:span><text:span text:style-name="T28">case</text:span><text:span text:style-name="T7"> </text:span><text:span text:style-name="T2">OperationType</text:span>::<text:span text:style-name="T2">Multiply</text:span>:</text:p>
      <text:p text:style-name="КОД"><text:span text:style-name="T7"><text:s text:c="4"/></text:span><text:span text:style-name="T28">case</text:span><text:span text:style-name="T7"> </text:span><text:span text:style-name="T2">OperationType</text:span>::<text:span text:style-name="T2">Add</text:span>:</text:p>
      <text:p text:style-name="КОД"><text:span text:style-name="T7"><text:s text:c="8"/></text:span><text:span text:style-name="T28">break</text:span>;</text:p>
      <text:p text:style-name="КОД"><text:span text:style-name="T7"><text:s text:c="4"/></text:span><text:span text:style-name="T28">default</text:span>:</text:p>
      <text:p text:style-name="КОД"><text:span text:style-name="T7"><text:s text:c="8"/></text:span><text:span text:style-name="T28">throw</text:span><text:span text:style-name="T7"> </text:span><text:span text:style-name="T2">std</text:span>::<text:span text:style-name="T2">domain_error</text:span>(<text:span text:style-name="T20">"Invalid binary operation"</text:span>);</text:p>
      <text:p text:style-name="КОД"><text:span text:style-name="T7"><text:s text:c="4"/></text:span>}</text:p>
      <text:p text:style-name="КОД"><text:span text:style-name="T7"><text:s text:c="4"/></text:span><text:span text:style-name="T2">OpCode</text:span><text:span text:style-name="T7"> </text:span><text:span text:style-name="T12">code</text:span>;</text:p>
      <text:p text:style-name="КОД"><text:span text:style-name="T7"><text:s text:c="4"/></text:span><text:span text:style-name="T12">code</text:span>.<text:span text:style-name="T42">lvalue</text:span><text:span text:style-name="T7"> </text:span>=<text:span text:style-name="T7"> </text:span><text:span text:style-name="T12">resultVariable</text:span>;</text:p>
      <text:p text:style-name="КОД"><text:span text:style-name="T7"><text:s text:c="4"/></text:span><text:span text:style-name="T12">code</text:span>.<text:span text:style-name="T15">setOperand1</text:span>(<text:span text:style-name="T12">operand1Type</text:span>,<text:span text:style-name="T7"> </text:span><text:span text:style-name="T14">operand1</text:span>);</text:p>
      <text:p text:style-name="КОД"><text:span text:style-name="T7"><text:s text:c="4"/></text:span><text:span text:style-name="T12">code</text:span>.<text:span text:style-name="T15">setOperand2</text:span>(<text:span text:style-name="T12">operand2Type</text:span>,<text:span text:style-name="T7"> </text:span><text:span text:style-name="T14">operand2</text:span>);</text:p>
      <text:p text:style-name="КОД"><text:span text:style-name="T7"><text:s text:c="4"/></text:span><text:span text:style-name="T12">code</text:span>.<text:span text:style-name="T42">operation</text:span><text:span text:style-name="T7"> </text:span>=<text:span text:style-name="T7"> </text:span><text:span text:style-name="T12">operationType</text:span>;</text:p>
      <text:p text:style-name="КОД"><text:span text:style-name="T7"><text:s text:c="4"/></text:span><text:span text:style-name="T30">cout</text:span><text:span text:style-name="T7"> </text:span><text:span text:style-name="T15">&lt;&lt;</text:span><text:span text:style-name="T7"> </text:span><text:span text:style-name="T12">code</text:span>.<text:span text:style-name="T15">toString</text:span>()<text:span text:style-name="T7"> </text:span><text:span text:style-name="T15">&lt;&lt;</text:span><text:span text:style-name="T7"> </text:span><text:span text:style-name="T15">endl</text:span>;</text:p>
      <text:p text:style-name="КОД">}</text:p>
      <text:p text:style-name="КОД"><text:span text:style-name="T28">void</text:span><text:span text:style-name="T7"> </text:span><text:span text:style-name="T2">ICodeEmitter</text:span>::<text:span text:style-name="T16">assign</text:span>(<text:span text:style-name="T2">Symbol</text:span><text:span text:style-name="T7"> </text:span>*<text:span text:style-name="T12">lvalue</text:span>,<text:span text:style-name="T7"> </text:span><text:span text:style-name="T2">SymbolType</text:span><text:span text:style-name="T7"> </text:span><text:span text:style-name="T12">rvalueType</text:span>,<text:span text:style-name="T7"> </text:span><text:span text:style-name="T28">void</text:span><text:span text:style-name="T7"> </text:span>*<text:span text:style-name="T12">rvalue</text:span>)</text:p>
      <text:p text:style-name="КОД">{</text:p>
      <text:p text:style-name="КОД"><text:span text:style-name="T7"><text:s text:c="4"/></text:span><text:span text:style-name="T2">OpCode</text:span><text:span text:style-name="T7"> </text:span><text:span text:style-name="T12">code</text:span>;</text:p>
      <text:p text:style-name="КОД"><text:span text:style-name="T7"><text:s text:c="4"/></text:span><text:span text:style-name="T12">code</text:span>.<text:span text:style-name="T42">lvalue</text:span><text:span text:style-name="T7"> </text:span>=<text:span text:style-name="T7"> </text:span><text:span text:style-name="T12">lvalue</text:span>;</text:p>
      <text:p text:style-name="КОД"><text:span text:style-name="T7"><text:s text:c="4"/></text:span><text:span text:style-name="T12">code</text:span>.<text:span text:style-name="T42">operation</text:span><text:span text:style-name="T7"> </text:span>=<text:span text:style-name="T7"> </text:span><text:span text:style-name="T2">OperationType</text:span>::<text:span text:style-name="T2">Assign</text:span>;</text:p>
      <text:p text:style-name="КОД"><text:span text:style-name="T7"><text:s text:c="4"/></text:span><text:span text:style-name="T12">code</text:span>.<text:span text:style-name="T15">setOperand1</text:span>(<text:span text:style-name="T12">rvalueType</text:span>,<text:span text:style-name="T7"> </text:span><text:span text:style-name="T14">rvalue</text:span>);</text:p>
      <text:p text:style-name="КОД"><text:span text:style-name="T7"><text:s text:c="4"/></text:span><text:span text:style-name="T30">cout</text:span><text:span text:style-name="T7"> </text:span><text:span text:style-name="T15">&lt;&lt;</text:span><text:span text:style-name="T7"> </text:span><text:span text:style-name="T12">code</text:span>.<text:span text:style-name="T15">toString</text:span>()<text:span text:style-name="T7"> </text:span><text:span text:style-name="T15">&lt;&lt;</text:span><text:span text:style-name="T7"> </text:span><text:span text:style-name="T15">endl</text:span>;</text:p>
      <text:p text:style-name="КОД">}</text:p>
      <text:p text:style-name="Horizontal_20_Line"/>
      <text:p text:style-name="P152">Результат тот же, а код намного красивее.</text:p>
      <text:p text:style-name="P153">Допишем немного тестов:</text:p>
      <text:p text:style-name="КОД"><text:span text:style-name="T28">void</text:span><text:span text:style-name="T7"> </text:span><text:span text:style-name="T2">OpCode_Test</text:span>::<text:span text:style-name="T16">test_opCodeWork</text:span>()</text:p>
      <text:p text:style-name="КОД">{</text:p>
      <text:p text:style-name="КОД"><text:span text:style-name="T7"><text:s text:c="4"/></text:span><text:span text:style-name="T2">OpCode</text:span><text:span text:style-name="T7"> </text:span><text:span text:style-name="T12">code1</text:span>;</text:p>
      <text:p text:style-name="КОД"><text:soft-page-break/><text:span text:style-name="T7"><text:s text:c="4"/></text:span><text:span text:style-name="T12">code1</text:span>.<text:span text:style-name="T42">operand1Type</text:span><text:span text:style-name="T7"> </text:span>=<text:span text:style-name="T7"> </text:span><text:span text:style-name="T2">SymbolType</text:span>::<text:span text:style-name="T2">Integer</text:span>;</text:p>
      <text:p text:style-name="КОД"><text:span text:style-name="T7"><text:s text:c="4"/></text:span><text:span text:style-name="T12">code1</text:span>.<text:span text:style-name="T42">operand1</text:span>.<text:span text:style-name="T42">intValue</text:span><text:span text:style-name="T7"> </text:span>=<text:span text:style-name="T7"> </text:span><text:span text:style-name="T26">15</text:span>;</text:p>
      <text:p text:style-name="КОД"><text:span text:style-name="T7"><text:s text:c="4"/></text:span><text:span text:style-name="T12">code1</text:span>.<text:span text:style-name="T42">operand2Type</text:span><text:span text:style-name="T7"> </text:span>=<text:span text:style-name="T7"> </text:span><text:span text:style-name="T2">SymbolType</text:span>::<text:span text:style-name="T2">Real</text:span>;</text:p>
      <text:p text:style-name="КОД"><text:span text:style-name="T7"><text:s text:c="4"/></text:span><text:span text:style-name="T12">code1</text:span>.<text:span text:style-name="T42">operand2</text:span>.<text:span text:style-name="T42">realValue</text:span><text:span text:style-name="T7"> </text:span>=<text:span text:style-name="T7"> </text:span><text:span text:style-name="T26">16</text:span>;</text:p>
      <text:p text:style-name="КОД"><text:span text:style-name="T7"><text:s text:c="4"/></text:span><text:span text:style-name="T26">assert</text:span>(<text:span text:style-name="T12">code1</text:span>.<text:span text:style-name="T42">operand1</text:span>.<text:span text:style-name="T42">intValue</text:span><text:span text:style-name="T7"> </text:span>==<text:span text:style-name="T7"> </text:span><text:span text:style-name="T26">15</text:span>);</text:p>
      <text:p text:style-name="КОД"><text:span text:style-name="T7"><text:s text:c="4"/></text:span><text:span text:style-name="T26">assert</text:span>(<text:span text:style-name="T12">code1</text:span>.<text:span text:style-name="T42">operand1Type</text:span><text:span text:style-name="T7"> </text:span>==<text:span text:style-name="T7"> </text:span><text:span text:style-name="T2">SymbolType</text:span>::<text:span text:style-name="T2">Integer</text:span>);</text:p>
      <text:p text:style-name="КОД"><text:span text:style-name="T7"><text:s text:c="4"/></text:span><text:span text:style-name="T26">assert</text:span>(<text:span text:style-name="T12">code1</text:span>.<text:span text:style-name="T42">operand2</text:span>.<text:span text:style-name="T42">realValue</text:span><text:span text:style-name="T7"> </text:span>==<text:span text:style-name="T7"> </text:span><text:span text:style-name="T26">16</text:span>);</text:p>
      <text:p text:style-name="КОД"><text:span text:style-name="T7"><text:s text:c="4"/></text:span><text:span text:style-name="T26">assert</text:span>(<text:span text:style-name="T12">code1</text:span>.<text:span text:style-name="T42">operand2Type</text:span><text:span text:style-name="T7"> </text:span>==<text:span text:style-name="T7"> </text:span><text:span text:style-name="T2">SymbolType</text:span>::<text:span text:style-name="T2">Real</text:span>);</text:p>
      <text:p text:style-name="КОД"><text:span text:style-name="T7"><text:s text:c="4"/></text:span><text:span text:style-name="T2">IntType</text:span><text:span text:style-name="T7"> </text:span><text:span text:style-name="T12">i1</text:span><text:span text:style-name="T7"> </text:span>=<text:span text:style-name="T7"> </text:span><text:span text:style-name="T26">5678</text:span>;</text:p>
      <text:p text:style-name="КОД"><text:span text:style-name="T7"><text:s text:c="4"/></text:span><text:span text:style-name="T2">IntType</text:span><text:span text:style-name="T7"> </text:span><text:span text:style-name="T12">i2</text:span><text:span text:style-name="T7"> </text:span>=<text:span text:style-name="T7"> </text:span><text:span text:style-name="T26">654123</text:span>;</text:p>
      <text:p text:style-name="КОД"><text:span text:style-name="T7"><text:s text:c="4"/></text:span><text:span text:style-name="T12">code1</text:span>.<text:span text:style-name="T15">setOperand1</text:span>(<text:span text:style-name="T2">SymbolType</text:span>::<text:span text:style-name="T2">Integer</text:span>,<text:span text:style-name="T7"> </text:span><text:span text:style-name="T120">&amp;</text:span><text:span text:style-name="T14">i1</text:span>);</text:p>
      <text:p text:style-name="КОД"><text:span text:style-name="T7"><text:s text:c="4"/></text:span><text:span text:style-name="T12">code1</text:span>.<text:span text:style-name="T15">setOperand2</text:span>(<text:span text:style-name="T2">SymbolType</text:span>::<text:span text:style-name="T2">Integer</text:span>,<text:span text:style-name="T7"> </text:span><text:span text:style-name="T120">&amp;</text:span><text:span text:style-name="T14">i2</text:span>);</text:p>
      <text:p text:style-name="КОД"><text:span text:style-name="T7"><text:s text:c="4"/></text:span><text:span text:style-name="T26">assert</text:span>(<text:span text:style-name="T12">code1</text:span>.<text:span text:style-name="T42">operand1</text:span>.<text:span text:style-name="T42">intValue</text:span><text:span text:style-name="T7"> </text:span>==<text:span text:style-name="T7"> </text:span><text:span text:style-name="T12">i1</text:span>);</text:p>
      <text:p text:style-name="КОД"><text:span text:style-name="T7"><text:s text:c="4"/></text:span><text:span text:style-name="T26">assert</text:span>(<text:span text:style-name="T12">code1</text:span>.<text:span text:style-name="T42">operand1Type</text:span><text:span text:style-name="T7"> </text:span>==<text:span text:style-name="T7"> </text:span><text:span text:style-name="T2">SymbolType</text:span>::<text:span text:style-name="T2">Integer</text:span>);</text:p>
      <text:p text:style-name="КОД"><text:span text:style-name="T7"><text:s text:c="4"/></text:span><text:span text:style-name="T26">assert</text:span>(<text:span text:style-name="T12">code1</text:span>.<text:span text:style-name="T42">operand2</text:span>.<text:span text:style-name="T42">intValue</text:span><text:span text:style-name="T7"> </text:span>==<text:span text:style-name="T7"> </text:span><text:span text:style-name="T12">i2</text:span>);</text:p>
      <text:p text:style-name="КОД"><text:span text:style-name="T7"><text:s text:c="4"/></text:span><text:span text:style-name="T26">assert</text:span>(<text:span text:style-name="T12">code1</text:span>.<text:span text:style-name="T42">operand2Type</text:span><text:span text:style-name="T7"> </text:span>==<text:span text:style-name="T7"> </text:span><text:span text:style-name="T2">SymbolType</text:span>::<text:span text:style-name="T2">Integer</text:span>);</text:p>
      <text:p text:style-name="КОД">}</text:p>
      <text:p text:style-name="Horizontal_20_Line"/>
      <text:p text:style-name="P153">Тесты проходят, <text:span text:style-name="T124">э</text:span>тап завершён. <text:span text:style-name="T123">Код: EScriptEngine-7.zip</text:span></text:p>
      <text:p text:style-name="P155">01.08.2023</text:p>
      <text:h text:style-name="P196" text:outline-level="2">Рефакторинг</text:h>
      <text:p text:style-name="P141"><text:span text:style-name="T122">Мы поправили часть кода, однако в pa</text:span><text:span text:style-name="T125">r</text:span><text:span text:style-name="T122">ser.cpp н</text:span><text:span text:style-name="T114">аши ф</text:span>ункции выглядят очень непривлекательно. Давайте займёмся их доработкой. </text:p>
      <text:p text:style-name="P157"><text:span text:style-name="T128">Сначала сократим мет</text:span>од AssignStatement(), здесь можно оставить только извлечение lvalue, остальное перенести в emitAssign():</text:p>
      <text:p text:style-name="КОД"><text:span text:style-name="T28">void</text:span><text:span text:style-name="T7"> </text:span><text:span text:style-name="T2">Parser</text:span>::<text:span text:style-name="T16">AssignStatement</text:span>()</text:p>
      <text:p text:style-name="КОД">{</text:p>
      <text:p text:style-name="КОД"><text:span text:style-name="T7"><text:s text:c="4"/></text:span><text:span text:style-name="T15">Variable</text:span>();</text:p>
      <text:p text:style-name="КОД"><text:span text:style-name="T7"><text:s text:c="4"/></text:span><text:span text:style-name="T42">_types</text:span>.<text:span text:style-name="T15">pop</text:span>();<text:span text:style-name="T7"> </text:span><text:span text:style-name="T20">//</text:span><text:span text:style-name="T7"> </text:span><text:span text:style-name="T20">пока</text:span><text:span text:style-name="T7"> </text:span><text:span text:style-name="T20">всегда</text:span><text:span text:style-name="T7"> </text:span><text:span text:style-name="T20">SymbolType::Variable</text:span></text:p>
      <text:p text:style-name="КОД"><text:span text:style-name="T7"><text:s text:c="4"/></text:span><text:span text:style-name="T28">auto</text:span><text:span text:style-name="T7"> </text:span><text:span text:style-name="T12">lvalue</text:span><text:span text:style-name="T7"> </text:span>=<text:span text:style-name="T7"> </text:span><text:span text:style-name="T42">_variables</text:span>.<text:span text:style-name="T15">top</text:span>();</text:p>
      <text:p text:style-name="КОД"><text:span text:style-name="T7"><text:s text:c="4"/></text:span><text:span text:style-name="T42">_variables</text:span>.<text:span text:style-name="T15">pop</text:span>();</text:p>
      <text:p text:style-name="КОД"><text:span text:style-name="T7"><text:s text:c="4"/></text:span><text:span text:style-name="T15">match</text:span>(<text:span text:style-name="T2">Token</text:span>::<text:span text:style-name="T2">Assign</text:span>);</text:p>
      <text:p text:style-name="КОД"><text:span text:style-name="T7"><text:s text:c="4"/></text:span><text:span text:style-name="T15">Expression</text:span>();</text:p>
      <text:p text:style-name="КОД"><text:span text:style-name="T7"><text:s text:c="4"/></text:span><text:span text:style-name="T15">emitAssign</text:span>(<text:span text:style-name="T14">lvalue</text:span>);</text:p>
      <text:p text:style-name="КОД">}</text:p>
      <text:p text:style-name="Horizontal_20_Line"/>
      <text:p text:style-name="P156">Затем вынесем отдельный метод извлечение из стека числа/переменной:</text:p>
      <text:p text:style-name="КОД"><text:span text:style-name="T2">std</text:span>::<text:span text:style-name="T2">pair</text:span>&lt;<text:span text:style-name="T2">SymbolType</text:span>,<text:span text:style-name="T7"> </text:span><text:span text:style-name="T2">OperandRecord</text:span>&gt;<text:span text:style-name="T7"> </text:span><text:span text:style-name="T2">Parser</text:span>::<text:span text:style-name="T16">popStackValue</text:span>()</text:p>
      <text:p text:style-name="КОД">{</text:p>
      <text:p text:style-name="КОД"><text:span text:style-name="T7"><text:s text:c="4"/></text:span><text:span text:style-name="T2">std</text:span>::<text:span text:style-name="T2">pair</text:span>&lt;<text:span text:style-name="T2">SymbolType</text:span>,<text:span text:style-name="T7"> </text:span><text:span text:style-name="T2">OperandRecord</text:span>&gt;<text:span text:style-name="T7"> </text:span><text:span text:style-name="T12">rec</text:span>;</text:p>
      <text:p text:style-name="КОД"><text:span text:style-name="T7"><text:s text:c="4"/></text:span><text:span text:style-name="T28">auto</text:span><text:span text:style-name="T7"> </text:span><text:span text:style-name="T12">valueType</text:span><text:span text:style-name="T7"> </text:span>=<text:span text:style-name="T7"> </text:span><text:span text:style-name="T42">_types</text:span>.<text:span text:style-name="T15">top</text:span>();</text:p>
      <text:p text:style-name="КОД"><text:span text:style-name="T7"><text:s text:c="4"/></text:span><text:span text:style-name="T12">rec</text:span>.<text:span text:style-name="T42">first</text:span><text:span text:style-name="T7"> </text:span>=<text:span text:style-name="T7"> </text:span><text:span text:style-name="T12">valueType</text:span>;</text:p>
      <text:p text:style-name="КОД"><text:span text:style-name="T7"><text:s text:c="4"/></text:span><text:span text:style-name="T42">_types</text:span>.<text:span text:style-name="T15">pop</text:span>();</text:p>
      <text:p text:style-name="КОД"><text:span text:style-name="T7"><text:s text:c="4"/></text:span><text:span text:style-name="T28">switch</text:span><text:span text:style-name="T7"> </text:span>(<text:span text:style-name="T12">valueType</text:span>)<text:span text:style-name="T7"> </text:span>{</text:p>
      <text:p text:style-name="КОД"><text:span text:style-name="T7"><text:s text:c="4"/></text:span><text:span text:style-name="T28">case</text:span><text:span text:style-name="T7"> </text:span><text:span text:style-name="T2">SymbolType</text:span>::<text:span text:style-name="T2">Variable</text:span>:</text:p>
      <text:p text:style-name="КОД"><text:span text:style-name="T7"><text:s text:c="8"/></text:span><text:span text:style-name="T12">rec</text:span>.<text:span text:style-name="T42">second</text:span>.<text:span text:style-name="T42">variable</text:span><text:span text:style-name="T7"> </text:span>=<text:span text:style-name="T7"> </text:span><text:span text:style-name="T42">_variables</text:span>.<text:span text:style-name="T15">top</text:span>().<text:span text:style-name="T15">get</text:span>();</text:p>
      <text:p text:style-name="КОД"><text:span text:style-name="T7"><text:s text:c="8"/></text:span><text:span text:style-name="T42">_variables</text:span>.<text:span text:style-name="T15">pop</text:span>();</text:p>
      <text:p text:style-name="КОД"><text:span text:style-name="T7"><text:s text:c="8"/></text:span><text:span text:style-name="T28">break</text:span>;</text:p>
      <text:p text:style-name="КОД"><text:span text:style-name="T7"><text:s text:c="4"/></text:span><text:span text:style-name="T28">case</text:span><text:span text:style-name="T7"> </text:span><text:span text:style-name="T2">SymbolType</text:span>::<text:span text:style-name="T2">Integer</text:span>:</text:p>
      <text:p text:style-name="КОД"><text:span text:style-name="T7"><text:s text:c="8"/></text:span><text:span text:style-name="T12">rec</text:span>.<text:span text:style-name="T42">second</text:span>.<text:span text:style-name="T42">intValue</text:span><text:span text:style-name="T7"> </text:span>=<text:span text:style-name="T7"> </text:span><text:span text:style-name="T42">_integers</text:span>.<text:span text:style-name="T15">top</text:span>();</text:p>
      <text:p text:style-name="КОД"><text:span text:style-name="T7"><text:s text:c="8"/></text:span><text:span text:style-name="T42">_integers</text:span>.<text:span text:style-name="T15">pop</text:span>();</text:p>
      <text:p text:style-name="КОД"><text:span text:style-name="T7"><text:s text:c="8"/></text:span><text:span text:style-name="T28">break</text:span>;</text:p>
      <text:p text:style-name="КОД"><text:span text:style-name="T7"><text:s text:c="4"/></text:span><text:span text:style-name="T28">case</text:span><text:span text:style-name="T7"> </text:span><text:span text:style-name="T2">SymbolType</text:span>::<text:span text:style-name="T2">Real</text:span>:</text:p>
      <text:p text:style-name="КОД"><text:span text:style-name="T7"><text:s text:c="8"/></text:span><text:span text:style-name="T12">rec</text:span>.<text:span text:style-name="T42">second</text:span>.<text:span text:style-name="T42">realValue</text:span><text:span text:style-name="T7"> </text:span>=<text:span text:style-name="T7"> </text:span><text:span text:style-name="T42">_integers</text:span>.<text:span text:style-name="T15">top</text:span>();</text:p>
      <text:p text:style-name="КОД"><text:soft-page-break/><text:span text:style-name="T7"><text:s text:c="8"/></text:span><text:span text:style-name="T42">_reals</text:span>.<text:span text:style-name="T15">pop</text:span>();</text:p>
      <text:p text:style-name="КОД"><text:span text:style-name="T7"><text:s text:c="8"/></text:span><text:span text:style-name="T28">break</text:span>;</text:p>
      <text:p text:style-name="КОД"><text:span text:style-name="T7"><text:s text:c="4"/></text:span><text:span text:style-name="T28">default</text:span>:</text:p>
      <text:p text:style-name="КОД"><text:span text:style-name="T7"><text:s text:c="8"/></text:span><text:span text:style-name="T28">throw</text:span><text:span text:style-name="T7"> </text:span><text:span text:style-name="T2">std</text:span>::<text:span text:style-name="T2">domain_error</text:span>(<text:span text:style-name="T20">"Unsupported SymbolType"</text:span>);</text:p>
      <text:p text:style-name="КОД"><text:span text:style-name="T7"><text:s text:c="4"/></text:span>}</text:p>
      <text:p text:style-name="КОД"><text:span text:style-name="T7"><text:s text:c="4"/></text:span><text:span text:style-name="T28">return</text:span><text:span text:style-name="T7"> </text:span><text:span text:style-name="T12">rec</text:span>;</text:p>
      <text:p text:style-name="КОД">}</text:p>
      <text:p text:style-name="Horizontal_20_Line"/>
      <text:p text:style-name="Text_20_body">Метод вернёт пару: тип значения в стеке+значение в виде объединения OperandRecord. <text:span text:style-name="T128">Тогда код emitAssign тоже сократится:</text:span></text:p>
      <text:p text:style-name="КОД"><text:span text:style-name="T28">void</text:span><text:span text:style-name="T7"> </text:span>Parser::emitAssign(std::shared_ptr&lt;Symbol&gt;<text:span text:style-name="T7"> </text:span>&amp;lvalue)</text:p>
      <text:p text:style-name="КОД">{</text:p>
      <text:p text:style-name="КОД"><text:span text:style-name="T7"><text:s text:c="4"/></text:span><text:span text:style-name="T20">//</text:span><text:span text:style-name="T7"> </text:span><text:span text:style-name="T20">после</text:span><text:span text:style-name="T7"> </text:span><text:span text:style-name="T20">Expression</text:span><text:span text:style-name="T7"> </text:span><text:span text:style-name="T20">всегда</text:span><text:span text:style-name="T7"> </text:span><text:span text:style-name="T20">что-то</text:span><text:span text:style-name="T7"> </text:span><text:span text:style-name="T20">есть</text:span><text:span text:style-name="T7"> </text:span><text:span text:style-name="T20">в</text:span><text:span text:style-name="T7"> </text:span><text:span text:style-name="T20">стеке</text:span></text:p>
      <text:p text:style-name="КОД"><text:span text:style-name="T7"><text:s text:c="4"/></text:span><text:span text:style-name="T28">auto</text:span><text:span text:style-name="T7"> </text:span><text:span text:style-name="T12">rec</text:span><text:span text:style-name="T7"> </text:span>=<text:span text:style-name="T7"> </text:span><text:span text:style-name="T15">popStackValue</text:span>();</text:p>
      <text:p text:style-name="КОД"><text:span text:style-name="T7"><text:s text:c="4"/></text:span><text:span text:style-name="T42">_emitter</text:span><text:span text:style-name="T15">-&gt;assign</text:span>(<text:span text:style-name="T14">lvalue</text:span><text:span text:style-name="T120">.</text:span><text:span text:style-name="T17">get</text:span><text:span text:style-name="T120">()</text:span>,<text:span text:style-name="T7"> </text:span><text:span text:style-name="T12">rec</text:span>.<text:span text:style-name="T42">first</text:span>,<text:span text:style-name="T7"> </text:span><text:span text:style-name="T12">rec</text:span>.<text:span text:style-name="T42">second</text:span>);</text:p>
      <text:p text:style-name="КОД">}</text:p>
      <text:p text:style-name="Horizontal_20_Line"/>
      <text:p text:style-name="P158"><text:span text:style-name="T129">Подобный срам наблюдается в </text:span>emitBinaryOp<text:span text:style-name="T129">(), исправим и его:</text:span></text:p>
      <text:p text:style-name="КОД"><text:span text:style-name="T28">void</text:span><text:span text:style-name="T7"> </text:span><text:span text:style-name="T2">Parser</text:span>::<text:span text:style-name="T16">emitBinaryOp</text:span>(<text:span text:style-name="T2">OperationType</text:span><text:span text:style-name="T7"> </text:span><text:span text:style-name="T12">opType</text:span>,<text:span text:style-name="T7"> </text:span><text:span text:style-name="T2">std</text:span>::<text:span text:style-name="T2">shared_ptr</text:span>&lt;<text:span text:style-name="T2">Symbol</text:span>&gt;<text:span text:style-name="T7"> </text:span>&amp;<text:span text:style-name="T12">tmpVariable</text:span>)</text:p>
      <text:p text:style-name="КОД">{</text:p>
      <text:p text:style-name="КОД"><text:span text:style-name="T7"><text:s text:c="4"/></text:span><text:span text:style-name="T28">switch</text:span><text:span text:style-name="T7"> </text:span>(<text:span text:style-name="T12">opType</text:span>)<text:span text:style-name="T7"> </text:span>{</text:p>
      <text:p text:style-name="КОД"><text:span text:style-name="T7"><text:s text:c="4"/></text:span><text:span text:style-name="T28">case</text:span><text:span text:style-name="T7"> </text:span><text:span text:style-name="T2">OperationType</text:span>::<text:span text:style-name="T2">Add</text:span>:</text:p>
      <text:p text:style-name="КОД"><text:span text:style-name="T7"><text:s text:c="4"/></text:span><text:span text:style-name="T28">case</text:span><text:span text:style-name="T7"> </text:span><text:span text:style-name="T2">OperationType</text:span>::<text:span text:style-name="T2">Multiply</text:span>:<text:span text:style-name="T7"> </text:span>{</text:p>
      <text:p text:style-name="КОД"><text:span text:style-name="T7"><text:s text:c="8"/></text:span><text:span text:style-name="T28">auto</text:span><text:span text:style-name="T7"> </text:span><text:span text:style-name="T12">opRecord2</text:span><text:span text:style-name="T7"> </text:span>=<text:span text:style-name="T7"> </text:span><text:span text:style-name="T15">popStackValue</text:span>();</text:p>
      <text:p text:style-name="КОД"><text:span text:style-name="T7"><text:s text:c="8"/></text:span><text:span text:style-name="T28">auto</text:span><text:span text:style-name="T7"> </text:span><text:span text:style-name="T12">opRecord1</text:span><text:span text:style-name="T7"> </text:span>=<text:span text:style-name="T7"> </text:span><text:span text:style-name="T15">popStackValue</text:span>();</text:p>
      <text:p text:style-name="КОД"><text:span text:style-name="T7"><text:s text:c="8"/></text:span><text:span text:style-name="T42">_emitter</text:span><text:span text:style-name="T15">-&gt;binaryOp</text:span>(<text:span text:style-name="T12">opType</text:span>,<text:span text:style-name="T7"> </text:span><text:span text:style-name="T14">tmpVariable</text:span><text:span text:style-name="T120">.</text:span><text:span text:style-name="T17">get</text:span><text:span text:style-name="T120">()</text:span>,</text:p>
      <text:p text:style-name="КОД"><text:span text:style-name="T7"><text:s text:c="27"/></text:span><text:span text:style-name="T12">opRecord1</text:span>.<text:span text:style-name="T42">first</text:span>,<text:span text:style-name="T7"> </text:span><text:span text:style-name="T12">opRecord1</text:span>.<text:span text:style-name="T42">second</text:span>,</text:p>
      <text:p text:style-name="КОД"><text:span text:style-name="T7"><text:s text:c="27"/></text:span><text:span text:style-name="T12">opRecord2</text:span>.<text:span text:style-name="T42">first</text:span>,<text:span text:style-name="T7"> </text:span><text:span text:style-name="T12">opRecord2</text:span>.<text:span text:style-name="T42">second</text:span>);</text:p>
      <text:p text:style-name="КОД"><text:span text:style-name="T7"><text:s text:c="8"/></text:span><text:span text:style-name="T28">break</text:span>;</text:p>
      <text:p text:style-name="КОД"><text:span text:style-name="T7"><text:s text:c="4"/></text:span>}</text:p>
      <text:p text:style-name="КОД"><text:span text:style-name="T7"><text:s text:c="4"/></text:span><text:span text:style-name="T28">default</text:span>:</text:p>
      <text:p text:style-name="КОД"><text:span text:style-name="T7"><text:s text:c="8"/></text:span><text:span text:style-name="T28">throw</text:span><text:span text:style-name="T7"> </text:span><text:span text:style-name="T2">std</text:span>::<text:span text:style-name="T2">domain_error</text:span>(<text:span text:style-name="T20">"Invalid binary operation"</text:span>);</text:p>
      <text:p text:style-name="КОД"><text:span text:style-name="T7"><text:s text:c="4"/></text:span>}</text:p>
      <text:p text:style-name="КОД">}</text:p>
      <text:p text:style-name="Horizontal_20_Line"/>
      <text:p text:style-name="P159">И добавили вторую версию метода</text:p>
      <text:p text:style-name="КОД"><text:span text:style-name="T28">void</text:span><text:span text:style-name="T7"> </text:span><text:span text:style-name="T2">ICodeEmitter</text:span>::<text:span text:style-name="T16">binaryOp</text:span>(<text:span text:style-name="T2">OperationType</text:span><text:span text:style-name="T7"> </text:span><text:span text:style-name="T12">operationType</text:span>,</text:p>
      <text:p text:style-name="КОД"><text:span text:style-name="T7"><text:s text:c="28"/></text:span><text:span text:style-name="T2">Symbol</text:span><text:span text:style-name="T7"> </text:span>*<text:span text:style-name="T12">resultVariable</text:span>,</text:p>
      <text:p text:style-name="КОД"><text:span text:style-name="T7"><text:s text:c="28"/></text:span><text:span text:style-name="T2">SymbolType</text:span><text:span text:style-name="T7"> </text:span><text:span text:style-name="T12">operand1Type</text:span>,</text:p>
      <text:p text:style-name="КОД"><text:span text:style-name="T7"><text:s text:c="28"/></text:span><text:span text:style-name="T28">const</text:span><text:span text:style-name="T7"> </text:span><text:span text:style-name="T2">OperandRecord</text:span><text:span text:style-name="T7"> </text:span>&amp;<text:span text:style-name="T12">operand1</text:span>,</text:p>
      <text:p text:style-name="КОД"><text:span text:style-name="T7"><text:s text:c="28"/></text:span><text:span text:style-name="T2">SymbolType</text:span><text:span text:style-name="T7"> </text:span><text:span text:style-name="T12">operand2Type</text:span>,</text:p>
      <text:p text:style-name="КОД"><text:span text:style-name="T7"><text:s text:c="28"/></text:span><text:span text:style-name="T28">const</text:span><text:span text:style-name="T7"> </text:span><text:span text:style-name="T2">OperandRecord</text:span><text:span text:style-name="T7"> </text:span>&amp;<text:span text:style-name="T12">operand2</text:span>)</text:p>
      <text:p text:style-name="КОД">{</text:p>
      <text:p text:style-name="КОД"><text:span text:style-name="T7"><text:s text:c="4"/></text:span><text:span text:style-name="T28">switch</text:span><text:span text:style-name="T7"> </text:span>(<text:span text:style-name="T12">operationType</text:span>)<text:span text:style-name="T7"> </text:span>{</text:p>
      <text:p text:style-name="КОД"><text:span text:style-name="T7"><text:s text:c="4"/></text:span><text:span text:style-name="T28">case</text:span><text:span text:style-name="T7"> </text:span><text:span text:style-name="T2">OperationType</text:span>::<text:span text:style-name="T2">Multiply</text:span>:</text:p>
      <text:p text:style-name="КОД"><text:span text:style-name="T7"><text:s text:c="4"/></text:span><text:span text:style-name="T28">case</text:span><text:span text:style-name="T7"> </text:span><text:span text:style-name="T2">OperationType</text:span>::<text:span text:style-name="T2">Add</text:span>:</text:p>
      <text:p text:style-name="КОД"><text:span text:style-name="T7"><text:s text:c="8"/></text:span><text:span text:style-name="T28">break</text:span>;</text:p>
      <text:p text:style-name="КОД"><text:span text:style-name="T7"><text:s text:c="4"/></text:span><text:span text:style-name="T28">default</text:span>:</text:p>
      <text:p text:style-name="КОД"><text:span text:style-name="T7"><text:s text:c="8"/></text:span><text:span text:style-name="T28">throw</text:span><text:span text:style-name="T7"> </text:span><text:span text:style-name="T2">std</text:span>::<text:span text:style-name="T2">domain_error</text:span>(<text:span text:style-name="T20">"Invalid binary operation"</text:span>);</text:p>
      <text:p text:style-name="КОД"><text:span text:style-name="T7"><text:s text:c="4"/></text:span>}</text:p>
      <text:p text:style-name="КОД"><text:span text:style-name="T7"><text:s text:c="4"/></text:span><text:span text:style-name="T2">OpCode</text:span><text:span text:style-name="T7"> </text:span><text:span text:style-name="T12">code</text:span>;</text:p>
      <text:p text:style-name="КОД"><text:span text:style-name="T7"><text:s text:c="4"/></text:span><text:span text:style-name="T12">code</text:span>.<text:span text:style-name="T42">lvalue</text:span><text:span text:style-name="T7"> </text:span>=<text:span text:style-name="T7"> </text:span><text:span text:style-name="T12">resultVariable</text:span>;</text:p>
      <text:p text:style-name="КОД"><text:span text:style-name="T7"><text:s text:c="4"/></text:span><text:span text:style-name="T12">code</text:span>.<text:span text:style-name="T42">operand1Type</text:span><text:span text:style-name="T7"> </text:span>=<text:span text:style-name="T7"> </text:span><text:span text:style-name="T12">operand1Type</text:span>;</text:p>
      <text:p text:style-name="КОД"><text:span text:style-name="T7"><text:s text:c="4"/></text:span><text:span text:style-name="T12">code</text:span>.<text:span text:style-name="T42">operand1</text:span><text:span text:style-name="T7"> </text:span><text:span text:style-name="T15">=</text:span><text:span text:style-name="T7"> </text:span><text:span text:style-name="T12">operand1</text:span>;</text:p>
      <text:p text:style-name="КОД"><text:span text:style-name="T7"><text:s text:c="4"/></text:span><text:span text:style-name="T12">code</text:span>.<text:span text:style-name="T42">operand2Type</text:span><text:span text:style-name="T7"> </text:span>=<text:span text:style-name="T7"> </text:span><text:span text:style-name="T12">operand2Type</text:span>;</text:p>
      <text:p text:style-name="КОД"><text:span text:style-name="T7"><text:s text:c="4"/></text:span><text:span text:style-name="T12">code</text:span>.<text:span text:style-name="T42">operand2</text:span><text:span text:style-name="T7"> </text:span><text:span text:style-name="T15">=</text:span><text:span text:style-name="T7"> </text:span><text:span text:style-name="T12">operand2</text:span>;</text:p>
      <text:p text:style-name="КОД"><text:span text:style-name="T7"><text:s text:c="4"/></text:span><text:span text:style-name="T12">code</text:span>.<text:span text:style-name="T42">operation</text:span><text:span text:style-name="T7"> </text:span>=<text:span text:style-name="T7"> </text:span><text:span text:style-name="T12">operationType</text:span>;</text:p>
      <text:p text:style-name="КОД"><text:soft-page-break/><text:span text:style-name="T7"><text:s text:c="4"/></text:span><text:span text:style-name="T30">cout</text:span><text:span text:style-name="T7"> </text:span><text:span text:style-name="T15">&lt;&lt;</text:span><text:span text:style-name="T7"> </text:span><text:span text:style-name="T12">code</text:span>.<text:span text:style-name="T15">toString</text:span>()<text:span text:style-name="T7"> </text:span><text:span text:style-name="T15">&lt;&lt;</text:span><text:span text:style-name="T7"> </text:span><text:span text:style-name="T15">endl</text:span>;</text:p>
      <text:p text:style-name="КОД">}</text:p>
      <text:p text:style-name="Horizontal_20_Line"/>
      <text:p text:style-name="P159">Со временем мы одну из них можем убрать, пока оставим обе.</text:p>
      <text:p text:style-name="P160">Код в parser.cpp стал значительно приятнее.</text:p>
      <text:h text:style-name="Heading_20_2" text:outline-level="2"><text:span text:style-name="T132">Результат о</text:span>ператор<text:span text:style-name="T132">а</text:span> <text:span text:style-name="T132">присваивания</text:span> как rvalue</text:h>
      <text:p text:style-name="P202">У нас не предусмотрена такая вещь:</text:p>
      <text:p text:style-name="P202">x = y = z = 123;</text:p>
      <text:p text:style-name="P202">т. е. нельзя присвоить результат присваивания. Реализуем это. Изменим грамматику:</text:p>
      <text:p text:style-name="КОД"><text:span text:style-name="T12">Expression</text:span><text:span text:style-name="T7"> </text:span>:<text:span text:style-name="T7"> </text:span><text:span text:style-name="T12">SimpleExpression</text:span></text:p>
      <text:p text:style-name="КОД"><text:span text:style-name="T7"><text:s text:c="11"/></text:span>|<text:span text:style-name="T7"> </text:span><text:span text:style-name="T12">AssignStatement</text:span></text:p>
      <text:p text:style-name="КОД"><text:span text:style-name="T7"><text:s text:c="11"/></text:span>;</text:p>
      <text:p text:style-name="P203"><text:span text:style-name="T130">Чтобы определить, в какую ветку нам зайти, нужно заглянуть по входному потоку вперёд. Если у нас сначала будет lvalue, а затем один из операторов присваивания, то мы входим в </text:span>ветку AssignStatement, иначе — в SimpleExpression. <text:span text:style-name="T130">Добавим функцию </text:span><text:span text:style-name="T131">проверки</text:span><text:span text:style-name="T130"> в Lexer:</text:span></text:p>
      <text:p text:style-name="КОД"><text:span text:style-name="T28">bool</text:span><text:span text:style-name="T7"> </text:span>Lexer::isAssignOp(Token<text:span text:style-name="T7"> </text:span>t)</text:p>
      <text:p text:style-name="КОД">{</text:p>
      <text:p text:style-name="КОД"><text:span text:style-name="T7"><text:s text:c="4"/></text:span><text:span text:style-name="T28">switch</text:span><text:span text:style-name="T7"> </text:span>(<text:span text:style-name="T12">t</text:span>)<text:span text:style-name="T7"> </text:span>{</text:p>
      <text:p text:style-name="P214"><text:span text:style-name="T7"><text:s text:c="4"/></text:span><text:span text:style-name="T28">case</text:span><text:span text:style-name="T7"> </text:span><text:span text:style-name="T2">Token</text:span>::<text:span text:style-name="T2">Assign</text:span>:<text:span text:style-name="T7"> <text:s text:c="12"/></text:span><text:span text:style-name="T20">//</text:span><text:span text:style-name="T7"> </text:span><text:span text:style-name="T20">=</text:span></text:p>
      <text:p text:style-name="P214"><text:span text:style-name="T7"><text:s text:c="4"/></text:span><text:span text:style-name="T28">case</text:span><text:span text:style-name="T7"> </text:span><text:span text:style-name="T2">Token</text:span>::<text:span text:style-name="T2">PlusAssign</text:span>:<text:span text:style-name="T7"> <text:s text:c="8"/></text:span><text:span text:style-name="T20">//</text:span><text:span text:style-name="T7"> </text:span><text:span text:style-name="T20">+=</text:span></text:p>
      <text:p text:style-name="КОД"><text:span text:style-name="T7"><text:s text:c="4"/></text:span><text:span text:style-name="T28">case</text:span><text:span text:style-name="T7"> </text:span><text:span text:style-name="T2">Token</text:span>::<text:span text:style-name="T2">MinusAssign</text:span>:<text:span text:style-name="T7"> <text:s text:c="7"/></text:span><text:span text:style-name="T20">//</text:span><text:span text:style-name="T7"> </text:span><text:span text:style-name="T20">-=</text:span></text:p>
      <text:p text:style-name="КОД"><text:span text:style-name="T7"><text:s text:c="4"/></text:span><text:span text:style-name="T28">case</text:span><text:span text:style-name="T7"> </text:span><text:span text:style-name="T2">Token</text:span>::<text:span text:style-name="T2">MulAssign</text:span>:<text:span text:style-name="T7"> <text:s text:c="9"/></text:span><text:span text:style-name="T20">//</text:span><text:span text:style-name="T7"> </text:span><text:span text:style-name="T20">*=</text:span></text:p>
      <text:p text:style-name="КОД"><text:span text:style-name="T7"><text:s text:c="4"/></text:span><text:span text:style-name="T28">case</text:span><text:span text:style-name="T7"> </text:span><text:span text:style-name="T2">Token</text:span>::<text:span text:style-name="T2">SlashAssign</text:span>:<text:span text:style-name="T7"> <text:s text:c="7"/></text:span><text:span text:style-name="T20">//</text:span><text:span text:style-name="T7"> </text:span><text:span text:style-name="T20">/=</text:span></text:p>
      <text:p text:style-name="КОД"><text:span text:style-name="T7"><text:s text:c="4"/></text:span><text:span text:style-name="T28">case</text:span><text:span text:style-name="T7"> </text:span><text:span text:style-name="T2">Token</text:span>::<text:span text:style-name="T2">PercentAssign</text:span>:<text:span text:style-name="T7"> <text:s text:c="5"/></text:span><text:span text:style-name="T20">//</text:span><text:span text:style-name="T7"> </text:span><text:span text:style-name="T20">%=</text:span></text:p>
      <text:p text:style-name="КОД"><text:span text:style-name="T7"><text:s text:c="4"/></text:span><text:span text:style-name="T28">case</text:span><text:span text:style-name="T7"> </text:span><text:span text:style-name="T2">Token</text:span>::<text:span text:style-name="T2">RShiftAssign</text:span>:<text:span text:style-name="T7"> <text:s text:c="6"/></text:span><text:span text:style-name="T20">//</text:span><text:span text:style-name="T7"> </text:span><text:span text:style-name="T20">&gt;&gt;=</text:span></text:p>
      <text:p text:style-name="КОД"><text:span text:style-name="T7"><text:s text:c="4"/></text:span><text:span text:style-name="T28">case</text:span><text:span text:style-name="T7"> </text:span><text:span text:style-name="T2">Token</text:span>::<text:span text:style-name="T2">RShiftZeroAssign</text:span>:<text:span text:style-name="T7"> <text:s text:c="2"/></text:span><text:span text:style-name="T20">//</text:span><text:span text:style-name="T7"> </text:span><text:span text:style-name="T20">&gt;&gt;&gt;=</text:span></text:p>
      <text:p text:style-name="КОД"><text:span text:style-name="T7"><text:s text:c="4"/></text:span><text:span text:style-name="T28">case</text:span><text:span text:style-name="T7"> </text:span><text:span text:style-name="T2">Token</text:span>::<text:span text:style-name="T2">BitAndAssign</text:span>:<text:span text:style-name="T7"> <text:s text:c="6"/></text:span><text:span text:style-name="T20">//</text:span><text:span text:style-name="T7"> </text:span><text:span text:style-name="T20">&amp;=</text:span></text:p>
      <text:p text:style-name="P215"><text:span text:style-name="T7"><text:s text:c="4"/></text:span><text:span text:style-name="T28">case</text:span><text:span text:style-name="T7"> </text:span><text:span text:style-name="T2">Token</text:span>::<text:span text:style-name="T2">BitOrAssign</text:span>:<text:span text:style-name="T7"> <text:s text:c="7"/></text:span><text:span text:style-name="T20">//</text:span><text:span text:style-name="T7"> </text:span><text:span text:style-name="T20">|=</text:span></text:p>
      <text:p text:style-name="P215"><text:span text:style-name="T7"><text:s text:c="4"/></text:span><text:span text:style-name="T28">case</text:span><text:span text:style-name="T7"> </text:span><text:span text:style-name="T2">Token</text:span>::<text:span text:style-name="T2">XorAssign</text:span>:<text:span text:style-name="T7"> <text:s text:c="9"/></text:span><text:span text:style-name="T20">//</text:span><text:span text:style-name="T7"> </text:span><text:span text:style-name="T20">^=</text:span></text:p>
      <text:p text:style-name="P215"><text:span text:style-name="T7"><text:s text:c="4"/></text:span><text:span text:style-name="T28">case</text:span><text:span text:style-name="T7"> </text:span><text:span text:style-name="T2">Token</text:span>::<text:span text:style-name="T2">BitNotAssign</text:span>:<text:span text:style-name="T7"> <text:s text:c="6"/></text:span><text:span text:style-name="T20">//</text:span><text:span text:style-name="T7"> </text:span><text:span text:style-name="T20">~=</text:span></text:p>
      <text:p text:style-name="КОД"><text:span text:style-name="T7"><text:s text:c="8"/></text:span><text:span text:style-name="T28">return</text:span><text:span text:style-name="T7"> </text:span><text:span text:style-name="T28">true</text:span>;</text:p>
      <text:p text:style-name="КОД"><text:span text:style-name="T7"><text:s text:c="4"/></text:span><text:span text:style-name="T28">default</text:span>:</text:p>
      <text:p text:style-name="КОД"><text:span text:style-name="T7"><text:s text:c="8"/></text:span><text:span text:style-name="T28">break</text:span>;</text:p>
      <text:p text:style-name="КОД"><text:span text:style-name="T7"><text:s text:c="4"/></text:span>}</text:p>
      <text:p text:style-name="КОД"><text:span text:style-name="T7"><text:s text:c="4"/></text:span><text:span text:style-name="T28">return</text:span><text:span text:style-name="T7"> </text:span><text:span text:style-name="T28">false</text:span>;</text:p>
      <text:p text:style-name="КОД">}</text:p>
      <text:p text:style-name="Horizontal_20_Line"/>
      <text:p text:style-name="P204">Сейчас мы вынуждены прочитать несколько лишних токенов из потока, чтобы определиться, куда нам идти. Пока это идентификатор и оператор присваивания. Однако в качестве lvalue может быть что-нибудь этакое:</text:p>
      <text:p text:style-name="КОД">dom.element.property.value = 123;</text:p>
      <text:p text:style-name="P205">и мы считаем уже 8 лексем, и их все надо как-то хранить.</text:p>
      <text:p text:style-name="P206">Пока у нас идентификатор только из одного слова. Возможно, для таких случаев проще будет добавить в лексический анализатор извлечение подобных строк, чтобы не усложнять синтаксический анализ.</text:p>
      <text:p text:style-name="P207"><text:soft-page-break/>Обработка зависит от того, где мы встретили идентификатор. Если мы в левой части присваивания, то мы устанавливаем запись в таблице символов, если его ещё нет, а если в правой — тогда он обязан существовать.</text:p>
      <text:p text:style-name="P208">Пока реализуем самую простую схему: возврат лексем обратно. Сделаем очередь, куда будем помещать лексему, если мы хотим откатиться назад. Как только очередь опустеет, мы читаем из лексического анализатора. Для этого мы уже сделали абстракцию: lookahead() и tokenText().</text:p>
      <text:p text:style-name="КОД"><text:span text:style-name="T7"><text:s text:c="4"/></text:span><text:span text:style-name="T20">//</text:span><text:span text:style-name="T7"> </text:span><text:span text:style-name="T20">типы</text:span><text:span text:style-name="T7"> </text:span><text:span text:style-name="T20">лексем</text:span><text:span text:style-name="T7"> </text:span><text:span text:style-name="T20">для</text:span><text:span text:style-name="T7"> </text:span><text:span text:style-name="T20">возврата</text:span></text:p>
      <text:p text:style-name="КОД"><text:span text:style-name="T7"><text:s text:c="4"/></text:span><text:span text:style-name="T2">std</text:span>::<text:span text:style-name="T2">deque</text:span>&lt;<text:span text:style-name="T2">Token</text:span>&gt;<text:span text:style-name="T7"> </text:span><text:span text:style-name="T42">_tokensQueue</text:span>;</text:p>
      <text:p text:style-name="КОД"><text:span text:style-name="T7"><text:s text:c="4"/></text:span><text:span text:style-name="T20">//</text:span><text:span text:style-name="T7"> </text:span><text:span text:style-name="T20">тексты</text:span><text:span text:style-name="T7"> </text:span><text:span text:style-name="T20">лексем</text:span><text:span text:style-name="T7"> </text:span><text:span text:style-name="T20">для</text:span><text:span text:style-name="T7"> </text:span><text:span text:style-name="T20">возврата</text:span></text:p>
      <text:p text:style-name="КОД"><text:span text:style-name="T7"><text:s text:c="4"/></text:span><text:span text:style-name="T2">std</text:span>::<text:span text:style-name="T2">deque</text:span>&lt;<text:span text:style-name="T2">std</text:span>::<text:span text:style-name="T2">u32string</text:span>&gt;<text:span text:style-name="T7"> </text:span><text:span text:style-name="T42">_tokenTextsQueue</text:span>;</text:p>
      <text:p text:style-name="Horizontal_20_Line"/>
      <text:p text:style-name="КОД"><text:span text:style-name="T28">void</text:span><text:span text:style-name="T7"> </text:span><text:span text:style-name="T2">Parser</text:span>::<text:span text:style-name="T16">next</text:span>()</text:p>
      <text:p text:style-name="КОД">{</text:p>
      <text:p text:style-name="КОД"><text:span text:style-name="T7"><text:s text:c="4"/></text:span><text:span text:style-name="T28">if</text:span><text:span text:style-name="T7"> </text:span>(!<text:span text:style-name="T42">_tokensQueue</text:span>.<text:span text:style-name="T15">empty</text:span>())<text:span text:style-name="T7"> </text:span>{</text:p>
      <text:p text:style-name="КОД"><text:span text:style-name="T7"><text:s text:c="8"/></text:span><text:span text:style-name="T42">_tokensQueue</text:span>.<text:span text:style-name="T15">pop_front</text:span>();</text:p>
      <text:p text:style-name="КОД"><text:span text:style-name="T7"><text:s text:c="8"/></text:span><text:span text:style-name="T42">_tokenTextsQueue</text:span>.<text:span text:style-name="T15">pop_front</text:span>();</text:p>
      <text:p text:style-name="КОД"><text:span text:style-name="T7"><text:s text:c="8"/></text:span><text:span text:style-name="T28">return</text:span>;</text:p>
      <text:p text:style-name="КОД"><text:span text:style-name="T7"><text:s text:c="4"/></text:span>}</text:p>
      <text:p text:style-name="КОД"><text:span text:style-name="T7"><text:s text:c="4"/></text:span><text:span text:style-name="T42">_lexer</text:span><text:span text:style-name="T15">-&gt;next</text:span>();</text:p>
      <text:p text:style-name="КОД">}</text:p>
      <text:p text:style-name="КОД"><text:span text:style-name="T2">Token</text:span><text:span text:style-name="T7"> </text:span><text:span text:style-name="T2">Parser</text:span>::<text:span text:style-name="T16">lookahead</text:span>()</text:p>
      <text:p text:style-name="КОД">{</text:p>
      <text:p text:style-name="КОД"><text:span text:style-name="T7"><text:s text:c="4"/></text:span><text:span text:style-name="T28">if</text:span><text:span text:style-name="T7"> </text:span>(!<text:span text:style-name="T42">_tokensQueue</text:span>.<text:span text:style-name="T15">empty</text:span>())<text:span text:style-name="T7"> </text:span>{</text:p>
      <text:p text:style-name="КОД"><text:span text:style-name="T7"><text:s text:c="8"/></text:span><text:span text:style-name="T28">return</text:span><text:span text:style-name="T7"> </text:span><text:span text:style-name="T42">_tokensQueue</text:span>.<text:span text:style-name="T15">front</text:span>();</text:p>
      <text:p text:style-name="КОД"><text:span text:style-name="T7"><text:s text:c="4"/></text:span>}</text:p>
      <text:p text:style-name="КОД"><text:span text:style-name="T7"><text:s text:c="4"/></text:span><text:span text:style-name="T28">return</text:span><text:span text:style-name="T7"> </text:span><text:span text:style-name="T42">_lexer</text:span><text:span text:style-name="T15">-&gt;currentToken</text:span>();</text:p>
      <text:p text:style-name="КОД">}</text:p>
      <text:p text:style-name="КОД"><text:span text:style-name="T28">const</text:span><text:span text:style-name="T7"> </text:span><text:span text:style-name="T2">u32string</text:span><text:span text:style-name="T7"> </text:span>&amp;<text:span text:style-name="T2">Parser</text:span>::<text:span text:style-name="T16">tokenText</text:span>()<text:span text:style-name="T7"> </text:span><text:span text:style-name="T28">const</text:span></text:p>
      <text:p text:style-name="КОД">{</text:p>
      <text:p text:style-name="КОД"><text:span text:style-name="T7"><text:s text:c="4"/></text:span><text:span text:style-name="T28">if</text:span><text:span text:style-name="T7"> </text:span>(!<text:span text:style-name="T42">_tokenTextsQueue</text:span>.<text:span text:style-name="T15">empty</text:span>())<text:span text:style-name="T7"> </text:span>{</text:p>
      <text:p text:style-name="КОД"><text:span text:style-name="T7"><text:s text:c="8"/></text:span><text:span text:style-name="T28">return</text:span><text:span text:style-name="T7"> </text:span><text:span text:style-name="T42">_tokenTextsQueue</text:span>.<text:span text:style-name="T15">front</text:span>();</text:p>
      <text:p text:style-name="КОД"><text:span text:style-name="T7"><text:s text:c="4"/></text:span>}</text:p>
      <text:p text:style-name="КОД"><text:span text:style-name="T7"><text:s text:c="4"/></text:span><text:span text:style-name="T28">return</text:span><text:span text:style-name="T7"> </text:span><text:span text:style-name="T42">_lexer</text:span><text:span text:style-name="T15">-&gt;tokenText</text:span>();</text:p>
      <text:p text:style-name="КОД">}</text:p>
      <text:p text:style-name="КОД"><text:span text:style-name="T28">void</text:span><text:span text:style-name="T7"> </text:span><text:span text:style-name="T2">Parser</text:span>::<text:span text:style-name="T16">pushBack</text:span>(<text:span text:style-name="T2">Token</text:span><text:span text:style-name="T7"> </text:span><text:span text:style-name="T12">t</text:span>,<text:span text:style-name="T7"> </text:span><text:span text:style-name="T28">const</text:span><text:span text:style-name="T7"> </text:span><text:span text:style-name="T2">std</text:span>::<text:span text:style-name="T2">u32string</text:span><text:span text:style-name="T7"> </text:span>&amp;<text:span text:style-name="T12">str</text:span>)</text:p>
      <text:p text:style-name="КОД">{</text:p>
      <text:p text:style-name="КОД"><text:span text:style-name="T7"><text:s text:c="4"/></text:span><text:span text:style-name="T42">_tokensQueue</text:span>.<text:span text:style-name="T15">push_back</text:span>(<text:span text:style-name="T12">t</text:span>);</text:p>
      <text:p text:style-name="КОД"><text:span text:style-name="T7"><text:s text:c="4"/></text:span><text:span text:style-name="T42">_tokenTextsQueue</text:span>.<text:span text:style-name="T15">push_back</text:span>(<text:span text:style-name="T12">str</text:span>);</text:p>
      <text:p text:style-name="КОД">}</text:p>
      <text:p text:style-name="КОД"><text:span text:style-name="T28">void</text:span><text:span text:style-name="T7"> </text:span>Parser::pushBack(Token<text:span text:style-name="T7"> </text:span>t,<text:span text:style-name="T7"> </text:span>std::u32string<text:span text:style-name="T7"> </text:span>&amp;&amp;str)</text:p>
      <text:p text:style-name="КОД">{</text:p>
      <text:p text:style-name="КОД"><text:span text:style-name="T7"><text:s text:c="4"/></text:span><text:span text:style-name="T42">_tokensQueue</text:span>.<text:span text:style-name="T15">push_back</text:span>(<text:span text:style-name="T12">t</text:span>);</text:p>
      <text:p text:style-name="КОД"><text:span text:style-name="T7"><text:s text:c="4"/></text:span><text:span text:style-name="T42">_tokenTextsQueue</text:span>.<text:span text:style-name="T15">push_back</text:span>(<text:span text:style-name="T2">std</text:span>::<text:span text:style-name="T15">move</text:span>(<text:span text:style-name="T14">str</text:span>));</text:p>
      <text:p text:style-name="КОД">}</text:p>
      <text:p text:style-name="Horizontal_20_Line"/>
      <text:p text:style-name="P209">Напишем тест:</text:p>
      <text:p text:style-name="КОД"><text:span text:style-name="T28">void</text:span><text:span text:style-name="T7"> </text:span><text:span text:style-name="T2">SimpleExpression_Test</text:span>::<text:span text:style-name="T16">test_simpleAssign</text:span>()</text:p>
      <text:p text:style-name="КОД">{</text:p>
      <text:p text:style-name="КОД"><text:s text:c="4"/>...</text:p>
      <text:p text:style-name="КОД"><text:span text:style-name="T7"><text:s text:c="4"/></text:span><text:span text:style-name="T28">const</text:span><text:span text:style-name="T7"> </text:span><text:span text:style-name="T2">u32string</text:span><text:span text:style-name="T7"> </text:span><text:span text:style-name="T12">code3</text:span><text:span text:style-name="T7"> </text:span>=<text:span text:style-name="T7"> </text:span><text:span text:style-name="T20">U"x</text:span><text:span text:style-name="T7"> </text:span><text:span text:style-name="T20">=</text:span><text:span text:style-name="T7"> </text:span><text:span text:style-name="T20">y</text:span><text:span text:style-name="T7"> </text:span><text:span text:style-name="T20">=</text:span><text:span text:style-name="T7"> </text:span><text:span text:style-name="T20">4;"</text:span>;</text:p>
      <text:p text:style-name="КОД"><text:span text:style-name="T7"><text:s text:c="4"/></text:span><text:span text:style-name="T12">engine</text:span>.<text:span text:style-name="T15">eval</text:span>(<text:span text:style-name="T12">code3</text:span>);</text:p>
      <text:p text:style-name="КОД">}</text:p>
      <text:p text:style-name="Horizontal_20_Line"/>
      <text:p text:style-name="P209">Должно получиться нечто вроде:</text:p>
      <text:p text:style-name="ВЫВОД"><text:soft-page-break/>y := 4</text:p>
      <text:p text:style-name="ВЫВОД">x := y</text:p>
      <text:p text:style-name="P211">Что мы должны сделать для этого? Правило AssignStatement само является выражением, а выражения в нашем трансляторе заносят в стек результат вычислений — временную или пользовательскую переменную.</text:p>
      <text:p text:style-name="P211">Если AssignStatement используется в списке выражений <text:span text:style-name="T134">через точку с запятой</text:span>, то мы просто вынем из стека ненужный результат. Если же AssignStatement сам является частью другого выражения, необязательно присваивания, то мы извлечём из стека и используем в вычислениях это значение.</text:p>
      <text:p text:style-name="КОД"><text:span text:style-name="T28">void</text:span><text:span text:style-name="T7"> </text:span>Parser::AssignStatement()</text:p>
      <text:p text:style-name="КОД">{</text:p>
      <text:p text:style-name="КОД"><text:span text:style-name="T7"><text:s text:c="4"/></text:span><text:span text:style-name="T15">Variable</text:span>();</text:p>
      <text:p text:style-name="КОД"><text:span text:style-name="T7"><text:s text:c="4"/></text:span><text:span text:style-name="T28">auto</text:span><text:span text:style-name="T7"> </text:span><text:span text:style-name="T12">lvalueSymbol</text:span><text:span text:style-name="T7"> </text:span>=<text:span text:style-name="T7"> </text:span><text:span text:style-name="T42">_variables</text:span>.<text:span text:style-name="T15">top</text:span>();</text:p>
      <text:p text:style-name="КОД"><text:span text:style-name="T7"><text:s text:c="4"/></text:span><text:span text:style-name="T28">auto</text:span><text:span text:style-name="T7"> </text:span><text:span text:style-name="T12">top</text:span><text:span text:style-name="T7"> </text:span>=<text:span text:style-name="T7"> </text:span><text:span text:style-name="T15">popStackValue</text:span>();<text:span text:style-name="T7"> </text:span><text:span text:style-name="T20">//</text:span><text:span text:style-name="T7"> </text:span><text:span text:style-name="T20">пока</text:span><text:span text:style-name="T7"> </text:span><text:span text:style-name="T20">всегда</text:span><text:span text:style-name="T7"> </text:span><text:span text:style-name="T20">SymbolType::Variable</text:span></text:p>
      <text:p text:style-name="КОД"><text:span text:style-name="T7"><text:s text:c="4"/></text:span><text:span text:style-name="T28">auto</text:span><text:span text:style-name="T7"> </text:span><text:span text:style-name="T12">lvalue</text:span><text:span text:style-name="T7"> </text:span>=<text:span text:style-name="T7"> </text:span><text:span text:style-name="T12">top</text:span>.<text:span text:style-name="T42">second</text:span>.<text:span text:style-name="T42">variable</text:span>;</text:p>
      <text:p text:style-name="КОД"><text:span text:style-name="T7"><text:s text:c="4"/></text:span><text:span text:style-name="T15">match</text:span>(<text:span text:style-name="T2">Token</text:span>::<text:span text:style-name="T2">Assign</text:span>);</text:p>
      <text:p text:style-name="КОД"><text:span text:style-name="T7"><text:s text:c="4"/></text:span><text:span text:style-name="T15">Expression</text:span>();</text:p>
      <text:p text:style-name="КОД"><text:span text:style-name="T7"><text:s text:c="4"/></text:span><text:span text:style-name="T15">emitAssign</text:span>(<text:span text:style-name="T14">lvalue</text:span>);</text:p>
      <text:p text:style-name="КОД"><text:span text:style-name="T7"><text:s text:c="4"/></text:span><text:span text:style-name="T20">//</text:span><text:span text:style-name="T7"> </text:span><text:span text:style-name="T20">поскольку</text:span><text:span text:style-name="T7"> </text:span><text:span text:style-name="T20">присваивание</text:span><text:span text:style-name="T7"> </text:span><text:span text:style-name="T20">само</text:span><text:span text:style-name="T7"> </text:span><text:span text:style-name="T20">является</text:span><text:span text:style-name="T7"> </text:span><text:span text:style-name="T20">выражением,</text:span><text:span text:style-name="T7"> </text:span><text:span text:style-name="T20">нужно</text:span><text:span text:style-name="T7"> </text:span><text:span text:style-name="T25">по</text:span><text:span text:style-name="T20">местить</text:span><text:span text:style-name="T7"> </text:span><text:span text:style-name="T20">в</text:span><text:span text:style-name="T7"> </text:span><text:span text:style-name="T20">стек</text:span></text:p>
      <text:p text:style-name="КОД"><text:span text:style-name="T7"><text:s text:c="4"/></text:span><text:span text:style-name="T20">//</text:span><text:span text:style-name="T7"> </text:span><text:span text:style-name="T20">результат</text:span><text:span text:style-name="T7"> </text:span><text:span text:style-name="T20">вычислений</text:span></text:p>
      <text:p text:style-name="КОД"><text:span text:style-name="T7"><text:s text:c="4"/></text:span><text:span text:style-name="T15">pushVariable</text:span>(<text:span text:style-name="T14">lvalueSymbol</text:span>);</text:p>
      <text:p text:style-name="КОД">}</text:p>
      <text:p text:style-name="Horizontal_20_Line"/>
      <text:p text:style-name="КОД"><text:span text:style-name="T28">void</text:span><text:span text:style-name="T7"> </text:span><text:span text:style-name="T2">Parser</text:span>::<text:span text:style-name="T16">Expression</text:span>()</text:p>
      <text:p text:style-name="КОД">{</text:p>
      <text:p text:style-name="КОД"><text:span text:style-name="T7"><text:s text:c="4"/></text:span><text:span text:style-name="T28">if</text:span><text:span text:style-name="T7"> </text:span>(<text:span text:style-name="T15">lookahead</text:span>()<text:span text:style-name="T7"> </text:span>==<text:span text:style-name="T7"> </text:span><text:span text:style-name="T2">Token</text:span>::<text:span text:style-name="T2">Identifier</text:span>)<text:span text:style-name="T7"> </text:span>{</text:p>
      <text:p text:style-name="КОД"><text:span text:style-name="T7"><text:s text:c="8"/></text:span><text:span text:style-name="T20">//</text:span><text:span text:style-name="T7"> </text:span><text:span text:style-name="T20">проверяем</text:span><text:span text:style-name="T7"> </text:span><text:span text:style-name="T20">наличие</text:span><text:span text:style-name="T7"> </text:span><text:span text:style-name="T20">идентификатора</text:span></text:p>
      <text:p text:style-name="КОД"><text:span text:style-name="T7"><text:s text:c="8"/></text:span><text:span text:style-name="T28">auto</text:span><text:span text:style-name="T7"> </text:span><text:span text:style-name="T12">tokenText0</text:span><text:span text:style-name="T7"> </text:span>=<text:span text:style-name="T7"> </text:span><text:span text:style-name="T15">tokenText</text:span>();</text:p>
      <text:p text:style-name="КОД"><text:span text:style-name="T7"><text:s text:c="8"/></text:span><text:span text:style-name="T28">auto</text:span><text:span text:style-name="T7"> </text:span><text:span text:style-name="T12">token0</text:span><text:span text:style-name="T7"> </text:span>=<text:span text:style-name="T7"> </text:span><text:span text:style-name="T15">lookahead</text:span>();</text:p>
      <text:p text:style-name="КОД"><text:span text:style-name="T7"><text:s text:c="8"/></text:span><text:span text:style-name="T15">next</text:span>();</text:p>
      <text:p text:style-name="КОД"><text:span text:style-name="T7"><text:s text:c="8"/></text:span><text:span text:style-name="T20">//</text:span><text:span text:style-name="T7"> </text:span><text:span text:style-name="T20">если</text:span><text:span text:style-name="T7"> </text:span><text:span text:style-name="T20">знак</text:span><text:span text:style-name="T7"> </text:span><text:span text:style-name="T20">присваивания,</text:span><text:span text:style-name="T7"> </text:span><text:span text:style-name="T20">то</text:span><text:span text:style-name="T7"> </text:span><text:span text:style-name="T20">в</text:span><text:span text:style-name="T7"> </text:span><text:span text:style-name="T20">ветку</text:span><text:span text:style-name="T7"> </text:span><text:span text:style-name="T20">AssignStatement</text:span></text:p>
      <text:p text:style-name="КОД"><text:span text:style-name="T7"><text:s text:c="8"/></text:span><text:span text:style-name="T28">if</text:span><text:span text:style-name="T7"> </text:span>(<text:span text:style-name="T2">Lexer</text:span>::<text:span text:style-name="T15">isAssignOp</text:span>(<text:span text:style-name="T15">lookahead</text:span>()))<text:span text:style-name="T7"> </text:span>{</text:p>
      <text:p text:style-name="КОД"><text:span text:style-name="T7"><text:s text:c="12"/></text:span><text:span text:style-name="T20">//</text:span><text:span text:style-name="T7"> </text:span><text:span text:style-name="T20">перейти</text:span><text:span text:style-name="T7"> </text:span><text:span text:style-name="T20">в</text:span><text:span text:style-name="T7"> </text:span><text:span text:style-name="T20">ветку</text:span><text:span text:style-name="T7"> </text:span><text:span text:style-name="T20">присваивания</text:span></text:p>
      <text:p text:style-name="КОД"><text:span text:style-name="T7"><text:s text:c="12"/></text:span><text:span text:style-name="T15">pushBack</text:span>(<text:span text:style-name="T12">token0</text:span>,<text:span text:style-name="T7"> </text:span><text:span text:style-name="T2">std</text:span>::<text:span text:style-name="T15">move</text:span>(<text:span text:style-name="T14">tokenText0</text:span>));</text:p>
      <text:p text:style-name="КОД"><text:span text:style-name="T7"><text:s text:c="12"/></text:span><text:span text:style-name="T15">AssignStatement</text:span>();</text:p>
      <text:p text:style-name="КОД"><text:span text:style-name="T7"><text:s text:c="12"/></text:span><text:span text:style-name="T28">return</text:span>;</text:p>
      <text:p text:style-name="КОД"><text:span text:style-name="T7"><text:s text:c="8"/></text:span>}</text:p>
      <text:p text:style-name="КОД"><text:span text:style-name="T7"><text:s text:c="8"/></text:span><text:span text:style-name="T20">//</text:span><text:span text:style-name="T7"> </text:span><text:span text:style-name="T20">вернуть</text:span><text:span text:style-name="T7"> </text:span><text:span text:style-name="T20">идентификатор</text:span><text:span text:style-name="T7"> </text:span><text:span text:style-name="T20">(прямой</text:span><text:span text:style-name="T7"> </text:span><text:span text:style-name="T20">порядок,</text:span><text:span text:style-name="T7"> </text:span><text:span text:style-name="T20">это</text:span><text:span text:style-name="T7"> </text:span><text:span text:style-name="T20">очередь)</text:span></text:p>
      <text:p text:style-name="КОД"><text:span text:style-name="T7"><text:s text:c="8"/></text:span><text:span text:style-name="T15">pushBack</text:span>(<text:span text:style-name="T12">token0</text:span>,<text:span text:style-name="T7"> </text:span><text:span text:style-name="T2">std</text:span>::<text:span text:style-name="T15">move</text:span>(<text:span text:style-name="T14">tokenText0</text:span>));</text:p>
      <text:p text:style-name="КОД"><text:span text:style-name="T7"><text:s text:c="8"/></text:span><text:span text:style-name="T20">//</text:span><text:span text:style-name="T7"> </text:span><text:span text:style-name="T20">перейти</text:span><text:span text:style-name="T7"> </text:span><text:span text:style-name="T20">в</text:span><text:span text:style-name="T7"> </text:span><text:span text:style-name="T20">SimpleExpression</text:span></text:p>
      <text:p text:style-name="КОД"><text:span text:style-name="T7"><text:s text:c="4"/></text:span>}</text:p>
      <text:p text:style-name="КОД"><text:span text:style-name="T7"><text:s text:c="4"/></text:span><text:span text:style-name="T15">SimpleExpression</text:span>();</text:p>
      <text:p text:style-name="КОД">}</text:p>
      <text:p text:style-name="Horizontal_20_Line"/>
      <text:p text:style-name="КОД"><text:span text:style-name="T28">void</text:span><text:span text:style-name="T7"> </text:span>Parser::Statement()</text:p>
      <text:p text:style-name="КОД">{</text:p>
      <text:p text:style-name="КОД"><text:span text:style-name="T7"><text:s text:c="4"/></text:span><text:span text:style-name="T15">AssignStatement</text:span>();</text:p>
      <text:p text:style-name="КОД"><text:span text:style-name="T7"><text:s text:c="4"/></text:span><text:span text:style-name="T20">//</text:span><text:span text:style-name="T7"> </text:span><text:span text:style-name="T20">после</text:span><text:span text:style-name="T7"> </text:span><text:span text:style-name="T20">AssignStatement</text:span><text:span text:style-name="T7"> </text:span><text:span text:style-name="T20">всегда</text:span><text:span text:style-name="T7"> </text:span><text:span text:style-name="T20">есть</text:span><text:span text:style-name="T7"> </text:span><text:span text:style-name="T20">что-то,</text:span><text:span text:style-name="T7"> </text:span><text:span text:style-name="T20">т.к.</text:span><text:span text:style-name="T7"> </text:span><text:span text:style-name="T20">это</text:span><text:span text:style-name="T7"> </text:span><text:span text:style-name="T20">выражение,</text:span></text:p>
      <text:p text:style-name="КОД"><text:span text:style-name="T7"><text:s text:c="4"/></text:span><text:span text:style-name="T20">//</text:span><text:span text:style-name="T7"> </text:span><text:span text:style-name="T20">поэтому</text:span><text:span text:style-name="T7"> </text:span><text:span text:style-name="T20">вытаскиваем</text:span><text:span text:style-name="T7"> </text:span><text:span text:style-name="T20">из</text:span><text:span text:style-name="T7"> </text:span><text:span text:style-name="T20">стека</text:span><text:span text:style-name="T7"> </text:span><text:span text:style-name="T20">его</text:span><text:span text:style-name="T7"> </text:span><text:span text:style-name="T20">результат</text:span></text:p>
      <text:p text:style-name="КОД"><text:span text:style-name="T7"><text:s text:c="4"/></text:span><text:span text:style-name="T15">popStackValue</text:span>();</text:p>
      <text:p text:style-name="КОД">}</text:p>
      <text:p text:style-name="Horizontal_20_Line"/>
      <text:p text:style-name="КОД"><text:span text:style-name="T28">void</text:span><text:span text:style-name="T7"> </text:span><text:span text:style-name="T2">Parser</text:span>::<text:span text:style-name="T16">Factor</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2">symbol</text:span>;</text:p>
      <text:p text:style-name="КОД"><text:span text:style-name="T7"><text:s text:c="4"/></text:span><text:span text:style-name="T28">switch</text:span><text:span text:style-name="T7"> </text:span>(<text:span text:style-name="T15">lookahead</text:span>())<text:span text:style-name="T7"> </text:span>{</text:p>
      <text:p text:style-name="КОД"><text:span text:style-name="T7"><text:s text:c="4"/></text:span><text:span text:style-name="T28">case</text:span><text:span text:style-name="T7"> </text:span><text:span text:style-name="T2">Token</text:span>::<text:span text:style-name="T2">Identifier</text:span>:</text:p>
      <text:p text:style-name="КОД"><text:soft-page-break/><text:span text:style-name="T7"><text:s text:c="8"/></text:span><text:span text:style-name="T20">//</text:span><text:span text:style-name="T7"> </text:span><text:span text:style-name="T20">это</text:span><text:span text:style-name="T7"> </text:span><text:span text:style-name="T20">правая</text:span><text:span text:style-name="T7"> </text:span><text:span text:style-name="T20">часть,</text:span><text:span text:style-name="T7"> </text:span><text:span text:style-name="T20">здесь</text:span><text:span text:style-name="T7"> </text:span><text:span text:style-name="T20">-</text:span><text:span text:style-name="T7"> </text:span><text:span text:style-name="T20">только</text:span><text:span text:style-name="T7"> </text:span><text:span text:style-name="T20">ранее</text:span><text:span text:style-name="T7"> </text:span><text:span text:style-name="T20">объявленный</text:span><text:span text:style-name="T7"> </text:span><text:span text:style-name="T20">id</text:span></text:p>
      <text:p text:style-name="КОД"><text:span text:style-name="T7"><text:s text:c="8"/></text:span><text:span text:style-name="T12">symbol</text:span><text:span text:style-name="T7"> </text:span><text:span text:style-name="T15">=</text:span><text:span text:style-name="T7"> </text:span><text:span text:style-name="T15">currentSymbolTable</text:span>()<text:span text:style-name="T15">-&gt;find</text:span>(<text:span text:style-name="T15">tokenText</text:span>());</text:p>
      <text:p text:style-name="КОД"><text:span text:style-name="T7"><text:s text:c="8"/></text:span><text:span text:style-name="T28">if</text:span><text:span text:style-name="T7"> </text:span>(!<text:span text:style-name="T12">symbol</text:span>)</text:p>
      <text:p text:style-name="КОД"><text:span text:style-name="T7"><text:s text:c="12"/></text:span><text:span text:style-name="T15">undeclaredIdentifier</text:span>();</text:p>
      <text:p text:style-name="КОД"><text:span text:style-name="T7"><text:s text:c="8"/></text:span><text:span text:style-name="T15">pushVariable</text:span>(<text:span text:style-name="T14">symbol</text:span>);</text:p>
      <text:p text:style-name="КОД"><text:span text:style-name="T7"><text:s text:c="8"/></text:span><text:span text:style-name="T15">next</text:span>();</text:p>
      <text:p text:style-name="КОД"><text:span text:style-name="T7"><text:s text:c="8"/></text:span><text:span text:style-name="T28">break</text:span>;</text:p>
      <text:p text:style-name="КОД"><text:span text:style-name="T7"><text:s text:c="4"/></text:span><text:span text:style-name="T28">case</text:span><text:span text:style-name="T7"> </text:span><text:span text:style-name="T2">Token</text:span>::<text:span text:style-name="T2">IntegerNumber</text:span>:</text:p>
      <text:p text:style-name="КОД"><text:span text:style-name="T7"><text:s text:c="8"/></text:span><text:span text:style-name="T15">pushInt</text:span>(<text:span text:style-name="T42">_lexer</text:span><text:span text:style-name="T15">-&gt;lastIntegerNumber</text:span>());</text:p>
      <text:p text:style-name="КОД"><text:span text:style-name="T7"><text:s text:c="8"/></text:span><text:span text:style-name="T15">next</text:span>();</text:p>
      <text:p text:style-name="КОД"><text:span text:style-name="T7"><text:s text:c="8"/></text:span><text:span text:style-name="T28">break</text:span>;</text:p>
      <text:p text:style-name="КОД"><text:span text:style-name="T7"><text:s text:c="4"/></text:span><text:span text:style-name="T28">default</text:span>:<text:span text:style-name="T7"> </text:span><text:span text:style-name="T20">//</text:span><text:span text:style-name="T7"> </text:span><text:span text:style-name="T20">ошибка,</text:span><text:span text:style-name="T7"> </text:span><text:span text:style-name="T20">нужен</text:span><text:span text:style-name="T7"> </text:span><text:span text:style-name="T20">терминал</text:span><text:span text:style-name="T7"> </text:span><text:span text:style-name="T20">в</text:span><text:span text:style-name="T7"> </text:span><text:span text:style-name="T20">виде</text:span><text:span text:style-name="T7"> </text:span><text:span text:style-name="T20">числа,</text:span><text:span text:style-name="T7"> </text:span><text:span text:style-name="T20">идентификатора</text:span><text:span text:style-name="T7"> </text:span><text:span text:style-name="T20">и</text:span><text:span text:style-name="T7"> </text:span><text:span text:style-name="T20">т.п.</text:span></text:p>
      <text:p text:style-name="КОД"><text:span text:style-name="T7"><text:s text:c="8"/></text:span><text:span text:style-name="T15">expected</text:span>(<text:span text:style-name="T2">Token</text:span>::<text:span text:style-name="T2">Identifier</text:span>);</text:p>
      <text:p text:style-name="КОД"><text:span text:style-name="T7"><text:s text:c="4"/></text:span>}</text:p>
      <text:p text:style-name="КОД">}</text:p>
      <text:p text:style-name="Horizontal_20_Line"/>
      <text:p text:style-name="P210">Запустим, тест работает:</text:p>
      <text:p text:style-name="P213">y := 4</text:p>
      <text:p text:style-name="P213">x := y</text:p>
      <text:p text:style-name="P211">Сначала инициализируется «y», затем «x». <text:span text:style-name="T133">Всё верно, зафиксируем этот этап.</text:span></text:p>
      <text:p text:style-name="P212">Код: </text:p>
      <text:p text:style-name="P209"/>
      <text:p text:style-name="P209"/>
      <text:p text:style-name="P209"/>
      <text:p text:style-name="Text_20_body"/>
      <text:p text:style-name="Text_20_body"/>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Courier New" svg:font-family="'Courier New'" style:font-adornments="Обычный"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КОД" style:family="paragraph" style:parent-style-name="Standard">
      <style:text-properties style:font-name="Courier New" fo:font-family="'Courier New'" style:font-style-name="Обычный" style:font-family-generic="modern" style:font-pitch="fixed" fo:font-size="10pt" fo:language="zxx" fo:country="none"/>
    </style:style>
    <style:style style:name="ВЫВОД" style:family="paragraph" style:parent-style-name="Text_20_body">
      <style:paragraph-properties fo:margin-top="0cm" fo:margin-bottom="0cm" style:contextual-spacing="false" fo:line-height="100%"/>
      <style:text-properties style:font-name="Courier New" fo:font-family="'Courier New'" style:font-style-name="Обычный" style:font-family-generic="modern" style:font-pitch="fixed" fo:font-size="10pt" fo:language="zxx" fo:country="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27T20:21:30.449954959</meta:creation-date>
    <meta:generator>LibreOffice/7.0.4.2$Linux_X86_64 LibreOffice_project/00$Build-2</meta:generator>
    <dc:date>2023-08-01T11:01:37.128118192</dc:date>
    <meta:editing-duration>P1DT8H42M5S</meta:editing-duration>
    <meta:editing-cycles>235</meta:editing-cycles>
    <meta:document-statistic meta:table-count="4" meta:image-count="3" meta:object-count="0" meta:page-count="61" meta:paragraph-count="2733" meta:word-count="11908" meta:character-count="99452" meta:non-whitespace-character-count="77639"/>
  </office:meta>
</office:document-meta>
</file>